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3.3055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028in" svg:height="5.5843in" svg:x="10.0079in" svg:y="1.631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_h1/n_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_h1/n_h</text:p>
          </table:table-cell>
          <table:table-cell table:number-columns-repeated="2"/>
          <table:table-cell office:value-type="string" calcext:value-type="string">
            <text:p>Pressure_Initial</text:p>
          </table:table-cell>
          <table:table-cell office:value-type="string" calcext:value-type="string">
            <text:p>Pressure_Calc</text:p>
          </table:table-cell>
          <table:table-cell/>
        </table:table-row>
        <table:table-row table:style-name="ro1">
          <table:table-cell/>
          <table:table-cell office:value-type="float" office:value="1212.34549175263" calcext:value-type="float">
            <text:p>1212.3454917526</text:p>
          </table:table-cell>
          <table:table-cell office:value-type="float" office:value="2.24887920120339E-026" calcext:value-type="float">
            <text:p>2.24887920120339E-026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.37768751743912883551770104309468420E-0341</text:p>
          </table:table-cell>
          <table:table-cell table:style-name="ce1" table:number-columns-repeated="2"/>
          <table:table-cell office:value-type="float" office:value="100" calcext:value-type="float">
            <text:p>100</text:p>
          </table:table-cell>
          <table:table-cell office:value-type="float" office:value="100.049205173762" calcext:value-type="float">
            <text:p>100.0492051738</text:p>
          </table:table-cell>
          <table:table-cell office:value-type="float" office:value="0.0000000000134355831940884" calcext:value-type="float">
            <text:p>1.34355831940884E-011</text:p>
          </table:table-cell>
        </table:table-row>
        <table:table-row table:style-name="ro1">
          <table:table-cell/>
          <table:table-cell office:value-type="float" office:value="1333.58004092789" calcext:value-type="float">
            <text:p>1333.5800409279</text:p>
          </table:table-cell>
          <table:table-cell office:value-type="float" office:value="8.9642819252587E-024" calcext:value-type="float">
            <text:p>8.9642819252587E-024</text:p>
          </table:table-cell>
          <table:table-cell office:value-type="float" office:value="200" calcext:value-type="float">
            <text:p>200</text:p>
          </table:table-cell>
          <table:table-cell office:value-type="float" office:value="4.98021150813695E-170" calcext:value-type="float">
            <text:p>4.98021150813695E-17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10.054125691138" calcext:value-type="float">
            <text:p>110.0541256911</text:p>
          </table:table-cell>
          <table:table-cell office:value-type="float" office:value="0.00000000535557247884313" calcext:value-type="float">
            <text:p>5.35557247884313E-009</text:p>
          </table:table-cell>
        </table:table-row>
        <table:table-row table:style-name="ro1">
          <table:table-cell/>
          <table:table-cell office:value-type="float" office:value="1454.81459010315" calcext:value-type="float">
            <text:p>1454.8145901032</text:p>
          </table:table-cell>
          <table:table-cell office:value-type="float" office:value="1.32468000567706E-021" calcext:value-type="float">
            <text:p>1.32468000567706E-021</text:p>
          </table:table-cell>
          <table:table-cell office:value-type="float" office:value="300" calcext:value-type="float">
            <text:p>300</text:p>
          </table:table-cell>
          <table:table-cell office:value-type="float" office:value="8.71146250875445E-113" calcext:value-type="float">
            <text:p>8.71146250875445E-11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20.059046208515" calcext:value-type="float">
            <text:p>120.0590462085</text:p>
          </table:table-cell>
          <table:table-cell office:value-type="float" office:value="0.000000791409712549073" calcext:value-type="float">
            <text:p>7.91409712549073E-007</text:p>
          </table:table-cell>
        </table:table-row>
        <table:table-row table:style-name="ro1">
          <table:table-cell/>
          <table:table-cell office:value-type="float" office:value="1576.04913927842" calcext:value-type="float">
            <text:p>1576.0491392784</text:p>
          </table:table-cell>
          <table:table-cell office:value-type="float" office:value="9.12037959653802E-020" calcext:value-type="float">
            <text:p>9.12037959653802E-020</text:p>
          </table:table-cell>
          <table:table-cell office:value-type="float" office:value="400" calcext:value-type="float">
            <text:p>400</text:p>
          </table:table-cell>
          <table:table-cell office:value-type="float" office:value="3.88313557782932E-084" calcext:value-type="float">
            <text:p>3.88313557782932E-08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30.063966725891" calcext:value-type="float">
            <text:p>130.0639667259</text:p>
          </table:table-cell>
          <table:table-cell office:value-type="float" office:value="0.0000544883063373888" calcext:value-type="float">
            <text:p>5.44883063373888E-005</text:p>
          </table:table-cell>
        </table:table-row>
        <table:table-row table:style-name="ro1">
          <table:table-cell/>
          <table:table-cell office:value-type="float" office:value="1697.28368845368" calcext:value-type="float">
            <text:p>1697.2836884537</text:p>
          </table:table-cell>
          <table:table-cell office:value-type="float" office:value="3.44467991371496E-018" calcext:value-type="float">
            <text:p>3.44467991371496E-018</text:p>
          </table:table-cell>
          <table:table-cell office:value-type="float" office:value="500" calcext:value-type="float">
            <text:p>500</text:p>
          </table:table-cell>
          <table:table-cell office:value-type="float" office:value="6.23874817549378E-067" calcext:value-type="float">
            <text:p>6.23874817549378E-067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40.068887243267" calcext:value-type="float">
            <text:p>140.0688872433</text:p>
          </table:table-cell>
          <table:table-cell office:value-type="float" office:value="0.00205797107879147" calcext:value-type="float">
            <text:p>0.0020579711</text:p>
          </table:table-cell>
        </table:table-row>
        <table:table-row table:style-name="ro1">
          <table:table-cell/>
          <table:table-cell office:value-type="float" office:value="1818.51823762894" calcext:value-type="float">
            <text:p>1818.518237629</text:p>
          </table:table-cell>
          <table:table-cell office:value-type="float" office:value="8.04548834129177E-017" calcext:value-type="float">
            <text:p>8.04548834129177E-017</text:p>
          </table:table-cell>
          <table:table-cell office:value-type="float" office:value="600" calcext:value-type="float">
            <text:p>600</text:p>
          </table:table-cell>
          <table:table-cell office:value-type="float" office:value="1.89076873894639E-055" calcext:value-type="float">
            <text:p>1.89076873894639E-0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50.073807760643" calcext:value-type="float">
            <text:p>150.0738077606</text:p>
          </table:table-cell>
          <table:table-cell office:value-type="float" office:value="0.0480665337153951" calcext:value-type="float">
            <text:p>0.0480665337</text:p>
          </table:table-cell>
        </table:table-row>
        <table:table-row table:style-name="ro1">
          <table:table-cell/>
          <table:table-cell office:value-type="float" office:value="1939.7527868042" calcext:value-type="float">
            <text:p>1939.7527868042</text:p>
          </table:table-cell>
          <table:table-cell office:value-type="float" office:value="1.27134576954015E-015" calcext:value-type="float">
            <text:p>1.27134576954015E-015</text:p>
          </table:table-cell>
          <table:table-cell office:value-type="float" office:value="700" calcext:value-type="float">
            <text:p>700</text:p>
          </table:table-cell>
          <table:table-cell office:value-type="float" office:value="3.05865606787252E-047" calcext:value-type="float">
            <text:p>3.05865606787252E-04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60.07872827802" calcext:value-type="float">
            <text:p>160.078728278</text:p>
          </table:table-cell>
          <table:table-cell office:value-type="float" office:value="0.759545992775808" calcext:value-type="float">
            <text:p>0.7595459928</text:p>
          </table:table-cell>
        </table:table-row>
        <table:table-row table:style-name="ro1">
          <table:table-cell/>
          <table:table-cell office:value-type="float" office:value="2060.98733597944" calcext:value-type="float">
            <text:p>2060.9873359794</text:p>
          </table:table-cell>
          <table:table-cell office:value-type="float" office:value="0.0000000000000145595644451616" calcext:value-type="float">
            <text:p>1.45595644451616E-014</text:p>
          </table:table-cell>
          <table:table-cell office:value-type="float" office:value="800" calcext:value-type="float">
            <text:p>800</text:p>
          </table:table-cell>
          <table:table-cell office:value-type="float" office:value="4.44668330170907E-041" calcext:value-type="float">
            <text:p>4.44668330170907E-041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70.083648795396" calcext:value-type="float">
            <text:p>170.0836487954</text:p>
          </table:table-cell>
          <table:table-cell office:value-type="float" office:value="8.69838803560384" calcext:value-type="float">
            <text:p>8.6983880356</text:p>
          </table:table-cell>
        </table:table-row>
        <table:table-row table:style-name="ro1">
          <table:table-cell/>
          <table:table-cell office:value-type="float" office:value="2182.22188515445" calcext:value-type="float">
            <text:p>2182.2218851545</text:p>
          </table:table-cell>
          <table:table-cell office:value-type="float" office:value="0.000000000000127480656183493" calcext:value-type="float">
            <text:p>1.27480656183493E-013</text:p>
          </table:table-cell>
          <table:table-cell office:value-type="float" office:value="900" calcext:value-type="float">
            <text:p>900</text:p>
          </table:table-cell>
          <table:table-cell office:value-type="float" office:value="2.79017742007832E-036" calcext:value-type="float">
            <text:p>2.79017742007832E-03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80.088569312772" calcext:value-type="float">
            <text:p>180.0885693128</text:p>
          </table:table-cell>
          <table:table-cell office:value-type="float" office:value="76.1613589949064" calcext:value-type="float">
            <text:p>76.1613589949</text:p>
          </table:table-cell>
        </table:table-row>
        <table:table-row table:style-name="ro1">
          <table:table-cell/>
          <table:table-cell office:value-type="float" office:value="2303.45643432794" calcext:value-type="float">
            <text:p>2303.456434328</text:p>
          </table:table-cell>
          <table:table-cell office:value-type="float" office:value="0.000000000000890233730109049" calcext:value-type="float">
            <text:p>8.90233730109049E-013</text:p>
          </table:table-cell>
          <table:table-cell office:value-type="float" office:value="1000" calcext:value-type="float">
            <text:p>1000</text:p>
          </table:table-cell>
          <table:table-cell office:value-type="float" office:value="1.93791593119019E-032" calcext:value-type="float">
            <text:p>1.93791593119019E-03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90.093489830148" calcext:value-type="float">
            <text:p>190.0934898301</text:p>
          </table:table-cell>
          <table:table-cell office:value-type="float" office:value="531.856461505955" calcext:value-type="float">
            <text:p>531.856461506</text:p>
          </table:table-cell>
        </table:table-row>
        <table:table-row table:style-name="ro1">
          <table:table-cell/>
          <table:table-cell office:value-type="float" office:value="2424.69098349282" calcext:value-type="float">
            <text:p>2424.6909834928</text:p>
          </table:table-cell>
          <table:table-cell office:value-type="float" office:value="0.0000000000051287954790245" calcext:value-type="float">
            <text:p>5.1287954790245E-012</text:p>
          </table:table-cell>
          <table:table-cell office:value-type="float" office:value="1100" calcext:value-type="float">
            <text:p>1100</text:p>
          </table:table-cell>
          <table:table-cell office:value-type="float" office:value="2.7133921399815E-029" calcext:value-type="float">
            <text:p>2.7133921399815E-02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0.098410347524" calcext:value-type="float">
            <text:p>200.0984103475</text:p>
          </table:table-cell>
          <table:table-cell office:value-type="float" office:value="3064.12004286511" calcext:value-type="float">
            <text:p>3064.1200428651</text:p>
          </table:table-cell>
        </table:table-row>
        <table:table-row table:style-name="ro1">
          <table:table-cell/>
          <table:table-cell office:value-type="float" office:value="2545.92553261673" calcext:value-type="float">
            <text:p>2545.9255326167</text:p>
          </table:table-cell>
          <table:table-cell office:value-type="float" office:value="0.0000000000250537601201944" calcext:value-type="float">
            <text:p>2.50537601201944E-011</text:p>
          </table:table-cell>
          <table:table-cell office:value-type="float" office:value="1200" calcext:value-type="float">
            <text:p>1200</text:p>
          </table:table-cell>
          <table:table-cell office:value-type="float" office:value="1.14234778621883E-026" calcext:value-type="float">
            <text:p>1.14234778621883E-02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210.103330864901" calcext:value-type="float">
            <text:p>210.1033308649</text:p>
          </table:table-cell>
          <table:table-cell office:value-type="float" office:value="14967.9839735048" calcext:value-type="float">
            <text:p>14967.9839735048</text:p>
          </table:table-cell>
        </table:table-row>
        <table:table-row table:style-name="ro1">
          <table:table-cell/>
          <table:table-cell office:value-type="float" office:value="2667.16008157273" calcext:value-type="float">
            <text:p>2667.1600815727</text:p>
          </table:table-cell>
          <table:table-cell office:value-type="float" office:value="0.000000000106123686008373" calcext:value-type="float">
            <text:p>1.06123686008373E-010</text:p>
          </table:table-cell>
          <table:table-cell office:value-type="float" office:value="1300" calcext:value-type="float">
            <text:p>1300</text:p>
          </table:table-cell>
          <table:table-cell office:value-type="float" office:value="1.90738413718126E-024" calcext:value-type="float">
            <text:p>1.90738413718126E-02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220.108251382277" calcext:value-type="float">
            <text:p>220.1082513823</text:p>
          </table:table-cell>
          <table:table-cell office:value-type="float" office:value="63401.9653641618" calcext:value-type="float">
            <text:p>63401.9653641618</text:p>
          </table:table-cell>
        </table:table-row>
        <table:table-row table:style-name="ro1">
          <table:table-cell/>
          <table:table-cell office:value-type="float" office:value="2788.39462992383" calcext:value-type="float">
            <text:p>2788.3946299238</text:p>
          </table:table-cell>
          <table:table-cell office:value-type="float" office:value="0.000000000397081087653173" calcext:value-type="float">
            <text:p>3.97081087653173E-010</text:p>
          </table:table-cell>
          <table:table-cell office:value-type="float" office:value="1400" calcext:value-type="float">
            <text:p>1400</text:p>
          </table:table-cell>
          <table:table-cell office:value-type="float" office:value="1.53939297209907E-022" calcext:value-type="float">
            <text:p>1.53939297209907E-02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30.113171899653" calcext:value-type="float">
            <text:p>230.1131718997</text:p>
          </table:table-cell>
          <table:table-cell office:value-type="float" office:value="237229.99372792" calcext:value-type="float">
            <text:p>237229.99372792</text:p>
          </table:table-cell>
        </table:table-row>
        <table:table-row table:style-name="ro1">
          <table:table-cell/>
          <table:table-cell office:value-type="float" office:value="2909.62917632821" calcext:value-type="float">
            <text:p>2909.6291763282</text:p>
          </table:table-cell>
          <table:table-cell office:value-type="float" office:value="0.00000000133284841129853" calcext:value-type="float">
            <text:p>1.33284841129853E-009</text:p>
          </table:table-cell>
          <table:table-cell office:value-type="float" office:value="1500" calcext:value-type="float">
            <text:p>1500</text:p>
          </table:table-cell>
          <table:table-cell office:value-type="float" office:value="6.94317716047701E-021" calcext:value-type="float">
            <text:p>6.94317716047701E-021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40.118092417029" calcext:value-type="float">
            <text:p>240.118092417</text:p>
          </table:table-cell>
          <table:table-cell office:value-type="float" office:value="796289.800960737" calcext:value-type="float">
            <text:p>796289.800960737</text:p>
          </table:table-cell>
        </table:table-row>
        <table:table-row table:style-name="ro1">
          <table:table-cell/>
          <table:table-cell office:value-type="float" office:value="3030.86371705848" calcext:value-type="float">
            <text:p>3030.8637170585</text:p>
          </table:table-cell>
          <table:table-cell office:value-type="float" office:value="0.00000000406586724181301" calcext:value-type="float">
            <text:p>4.06586724181301E-009</text:p>
          </table:table-cell>
          <table:table-cell office:value-type="float" office:value="1600" calcext:value-type="float">
            <text:p>1600</text:p>
          </table:table-cell>
          <table:table-cell office:value-type="float" office:value="1.95141328252482E-019" calcext:value-type="float">
            <text:p>1.95141328252482E-01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0.123012934405" calcext:value-type="float">
            <text:p>250.1230129344</text:p>
          </table:table-cell>
          <table:table-cell office:value-type="float" office:value="2429089.90195053" calcext:value-type="float">
            <text:p>2429089.90195053</text:p>
          </table:table-cell>
        </table:table-row>
        <table:table-row table:style-name="ro1">
          <table:table-cell/>
          <table:table-cell office:value-type="float" office:value="3152.09824263428" calcext:value-type="float">
            <text:p>3152.0982426343</text:p>
          </table:table-cell>
          <table:table-cell office:value-type="float" office:value="0.0000000113963925826917" calcext:value-type="float">
            <text:p>1.13963925826917E-008</text:p>
          </table:table-cell>
          <table:table-cell office:value-type="float" office:value="1700" calcext:value-type="float">
            <text:p>1700</text:p>
          </table:table-cell>
          <table:table-cell office:value-type="float" office:value="3.71443208709542E-018" calcext:value-type="float">
            <text:p>3.71443208709542E-01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260.127933451782" calcext:value-type="float">
            <text:p>260.1279334518</text:p>
          </table:table-cell>
          <table:table-cell office:value-type="float" office:value="6808599.61599146" calcext:value-type="float">
            <text:p>6808599.61599146</text:p>
          </table:table-cell>
        </table:table-row>
        <table:table-row table:style-name="ro1">
          <table:table-cell/>
          <table:table-cell office:value-type="float" office:value="3273.33273075277" calcext:value-type="float">
            <text:p>3273.3327307528</text:p>
          </table:table-cell>
          <table:table-cell office:value-type="float" office:value="0.0000000296270891833745" calcext:value-type="float">
            <text:p>2.96270891833745E-008</text:p>
          </table:table-cell>
          <table:table-cell office:value-type="float" office:value="1800" calcext:value-type="float">
            <text:p>1800</text:p>
          </table:table-cell>
          <table:table-cell office:value-type="float" office:value="5.10892190679089E-017" calcext:value-type="float">
            <text:p>5.10892190679089E-017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270.132853969158" calcext:value-type="float">
            <text:p>270.1328539692</text:p>
          </table:table-cell>
          <table:table-cell office:value-type="float" office:value="17700249.1422794" calcext:value-type="float">
            <text:p>17700249.1422794</text:p>
          </table:table-cell>
        </table:table-row>
        <table:table-row table:style-name="ro1">
          <table:table-cell/>
          <table:table-cell office:value-type="float" office:value="3394.56713245828" calcext:value-type="float">
            <text:p>3394.5671324583</text:p>
          </table:table-cell>
          <table:table-cell office:value-type="float" office:value="0.0000000720118554192673" calcext:value-type="float">
            <text:p>0.000000072</text:p>
          </table:table-cell>
          <table:table-cell office:value-type="float" office:value="1900" calcext:value-type="float">
            <text:p>1900</text:p>
          </table:table-cell>
          <table:table-cell office:value-type="float" office:value="5.3442097773697E-016" calcext:value-type="float">
            <text:p>5.3442097773697E-01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80.137774486534" calcext:value-type="float">
            <text:p>280.1377744865</text:p>
          </table:table-cell>
          <table:table-cell office:value-type="float" office:value="43022376.3876913" calcext:value-type="float">
            <text:p>43022376.3876913</text:p>
          </table:table-cell>
        </table:table-row>
        <table:table-row table:style-name="ro1">
          <table:table-cell/>
          <table:table-cell office:value-type="float" office:value="3515.80134672996" calcext:value-type="float">
            <text:p>3515.80134673</text:p>
          </table:table-cell>
          <table:table-cell office:value-type="float" office:value="0.000000164785381080084" calcext:value-type="float">
            <text:p>1.64785381080084E-007</text:p>
          </table:table-cell>
          <table:table-cell office:value-type="float" office:value="2000" calcext:value-type="float">
            <text:p>2000</text:p>
          </table:table-cell>
          <table:table-cell office:value-type="float" office:value="4.42934875332666E-015" calcext:value-type="float">
            <text:p>4.42934875332666E-015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290.14269500391" calcext:value-type="float">
            <text:p>290.1426950039</text:p>
          </table:table-cell>
          <table:table-cell office:value-type="float" office:value="98448493.6090076" calcext:value-type="float">
            <text:p>98448493.6090076</text:p>
          </table:table-cell>
        </table:table-row>
        <table:table-row table:style-name="ro1">
          <table:table-cell/>
          <table:table-cell office:value-type="float" office:value="3637.03517632507" calcext:value-type="float">
            <text:p>3637.0351763251</text:p>
          </table:table-cell>
          <table:table-cell office:value-type="float" office:value="0.00000035714056846573" calcext:value-type="float">
            <text:p>3.5714056846573E-007</text:p>
          </table:table-cell>
          <table:table-cell office:value-type="float" office:value="2100" calcext:value-type="float">
            <text:p>2100</text:p>
          </table:table-cell>
          <table:table-cell office:value-type="float" office:value="0.0000000000000300676869343673" calcext:value-type="float">
            <text:p>3.00676869343673E-01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00.147615521287" calcext:value-type="float">
            <text:p>300.1476155213</text:p>
          </table:table-cell>
          <table:table-cell office:value-type="float" office:value="213368144.319965" calcext:value-type="float">
            <text:p>213368144.319965</text:p>
          </table:table-cell>
        </table:table-row>
        <table:table-row table:style-name="ro1">
          <table:table-cell/>
          <table:table-cell office:value-type="float" office:value="3758.26825479099" calcext:value-type="float">
            <text:p>3758.268254791</text:p>
          </table:table-cell>
          <table:table-cell office:value-type="float" office:value="0.000000736946371031303" calcext:value-type="float">
            <text:p>7.36946371031303E-007</text:p>
          </table:table-cell>
          <table:table-cell office:value-type="float" office:value="2200" calcext:value-type="float">
            <text:p>2200</text:p>
          </table:table-cell>
          <table:table-cell office:value-type="float" office:value="0.000000000000171771451201844" calcext:value-type="float">
            <text:p>1.71771451201844E-013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10.152536038663" calcext:value-type="float">
            <text:p>310.1525360387</text:p>
          </table:table-cell>
          <table:table-cell office:value-type="float" office:value="440277284.44793" calcext:value-type="float">
            <text:p>440277284.44793</text:p>
          </table:table-cell>
        </table:table-row>
        <table:table-row table:style-name="ro1">
          <table:table-cell/>
          <table:table-cell office:value-type="float" office:value="3879.49993111235" calcext:value-type="float">
            <text:p>3879.4999311124</text:p>
          </table:table-cell>
          <table:table-cell office:value-type="float" office:value="0.00000145443901420641" calcext:value-type="float">
            <text:p>1.45443901420641E-006</text:p>
          </table:table-cell>
          <table:table-cell office:value-type="float" office:value="2300" calcext:value-type="float">
            <text:p>2300</text:p>
          </table:table-cell>
          <table:table-cell office:value-type="float" office:value="0.000000000000844564283830774" calcext:value-type="float">
            <text:p>8.44564283830774E-01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20.157456556039" calcext:value-type="float">
            <text:p>320.157456556</text:p>
          </table:table-cell>
          <table:table-cell office:value-type="float" office:value="868932238.140733" calcext:value-type="float">
            <text:p>868932238.140733</text:p>
          </table:table-cell>
        </table:table-row>
        <table:table-row table:style-name="ro1">
          <table:table-cell/>
          <table:table-cell office:value-type="float" office:value="4000.72909462724" calcext:value-type="float">
            <text:p>4000.7290946272</text:p>
          </table:table-cell>
          <table:table-cell office:value-type="float" office:value="0.00000275653666533338" calcext:value-type="float">
            <text:p>2.75653666533338E-006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000000364136673029777" calcext:value-type="float">
            <text:p>3.64136673029777E-012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30.162377073415" calcext:value-type="float">
            <text:p>330.1623770734</text:p>
          </table:table-cell>
          <table:table-cell office:value-type="float" office:value="1646850469.99516" calcext:value-type="float">
            <text:p>1646850469.99516</text:p>
          </table:table-cell>
        </table:table-row>
        <table:table-row table:style-name="ro1">
          <table:table-cell/>
          <table:table-cell office:value-type="float" office:value="4121.95391883887" calcext:value-type="float">
            <text:p>4121.9539188389</text:p>
          </table:table-cell>
          <table:table-cell office:value-type="float" office:value="0.0000050347773109711" calcext:value-type="float">
            <text:p>5.0347773109711E-006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139852064351278" calcext:value-type="float">
            <text:p>1.39852064351278E-011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40.167297590792" calcext:value-type="float">
            <text:p>340.1672975908</text:p>
          </table:table-cell>
          <table:table-cell office:value-type="float" office:value="3007950333.17322" calcext:value-type="float">
            <text:p>3007950333.17322</text:p>
          </table:table-cell>
        </table:table-row>
        <table:table-row table:style-name="ro1">
          <table:table-cell/>
          <table:table-cell office:value-type="float" office:value="4243.17149885524" calcext:value-type="float">
            <text:p>4243.1714988552</text:p>
          </table:table-cell>
          <table:table-cell office:value-type="float" office:value="0.00000889011414387876" calcext:value-type="float">
            <text:p>8.89011414387876E-006</text:p>
          </table:table-cell>
          <table:table-cell office:value-type="float" office:value="2600" calcext:value-type="float">
            <text:p>2600</text:p>
          </table:table-cell>
          <table:table-cell office:value-type="float" office:value="0.0000000000484864353972595" calcext:value-type="float">
            <text:p>4.84864353972595E-011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50.172218108168" calcext:value-type="float">
            <text:p>350.1722181082</text:p>
          </table:table-cell>
          <table:table-cell office:value-type="float" office:value="5311262077.62113" calcext:value-type="float">
            <text:p>5311262077.62113</text:p>
          </table:table-cell>
        </table:table-row>
        <table:table-row table:style-name="ro1">
          <table:table-cell/>
          <table:table-cell office:value-type="float" office:value="4364.37735377597" calcext:value-type="float">
            <text:p>4364.377353776</text:p>
          </table:table-cell>
          <table:table-cell office:value-type="float" office:value="0.0000152178714409274" calcext:value-type="float">
            <text:p>1.52178714409274E-005</text:p>
          </table:table-cell>
          <table:table-cell office:value-type="float" office:value="2700" calcext:value-type="float">
            <text:p>2700</text:p>
          </table:table-cell>
          <table:table-cell office:value-type="float" office:value="0.000000000153475604166463" calcext:value-type="float">
            <text:p>1.53475604166463E-01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60.177138625544" calcext:value-type="float">
            <text:p>360.1771386255</text:p>
          </table:table-cell>
          <table:table-cell office:value-type="float" office:value="9091683433.77947" calcext:value-type="float">
            <text:p>9091683433.77947</text:p>
          </table:table-cell>
        </table:table-row>
        <table:table-row table:style-name="ro1">
          <table:table-cell/>
          <table:table-cell office:value-type="float" office:value="4485.56476287596" calcext:value-type="float">
            <text:p>4485.564762876</text:p>
          </table:table-cell>
          <table:table-cell office:value-type="float" office:value="0.0000253160114210979" calcext:value-type="float">
            <text:p>0.000025316</text:p>
          </table:table-cell>
          <table:table-cell office:value-type="float" office:value="2800" calcext:value-type="float">
            <text:p>2800</text:p>
          </table:table-cell>
          <table:table-cell office:value-type="float" office:value="0.000000000447863002275664" calcext:value-type="float">
            <text:p>4.47863002275664E-01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370.18205914292" calcext:value-type="float">
            <text:p>370.1820591429</text:p>
          </table:table-cell>
          <table:table-cell office:value-type="float" office:value="15124661983.1178" calcext:value-type="float">
            <text:p>15124661983.1178</text:p>
          </table:table-cell>
        </table:table-row>
        <table:table-row table:style-name="ro1">
          <table:table-cell/>
          <table:table-cell office:value-type="float" office:value="4606.72390349444" calcext:value-type="float">
            <text:p>4606.7239034944</text:p>
          </table:table-cell>
          <table:table-cell office:value-type="float" office:value="0.0000410194249762028" calcext:value-type="float">
            <text:p>4.10194249762028E-005</text:p>
          </table:table-cell>
          <table:table-cell office:value-type="float" office:value="2900" calcext:value-type="float">
            <text:p>2900</text:p>
          </table:table-cell>
          <table:table-cell office:value-type="float" office:value="0.00000000121499909855323" calcext:value-type="float">
            <text:p>1.21499909855323E-00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80.186979660296" calcext:value-type="float">
            <text:p>380.1869796603</text:p>
          </table:table-cell>
          <table:table-cell office:value-type="float" office:value="24506425091.5092" calcext:value-type="float">
            <text:p>24506425091.5092</text:p>
          </table:table-cell>
        </table:table-row>
        <table:table-row table:style-name="ro1">
          <table:table-cell/>
          <table:table-cell office:value-type="float" office:value="4727.84075988054" calcext:value-type="float">
            <text:p>4727.8407598805</text:p>
          </table:table-cell>
          <table:table-cell office:value-type="float" office:value="0.0000648621580720257" calcext:value-type="float">
            <text:p>6.48621580720257E-00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308663877214468" calcext:value-type="float">
            <text:p>3.08663877214468E-009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390.191900177673" calcext:value-type="float">
            <text:p>390.1919001777</text:p>
          </table:table-cell>
          <table:table-cell office:value-type="float" office:value="38750899579.5989" calcext:value-type="float">
            <text:p>38750899579.5989</text:p>
          </table:table-cell>
        </table:table-row>
        <table:table-row table:style-name="ro1">
          <table:table-cell/>
          <table:table-cell office:value-type="float" office:value="4848.89577685096" calcext:value-type="float">
            <text:p>4848.895776851</text:p>
          </table:table-cell>
          <table:table-cell office:value-type="float" office:value="0.000100268222277492" calcext:value-type="float">
            <text:p>0.0001002682</text:p>
          </table:table-cell>
          <table:table-cell office:value-type="float" office:value="3100" calcext:value-type="float">
            <text:p>3100</text:p>
          </table:table-cell>
          <table:table-cell office:value-type="float" office:value="0.00000000738962807853449" calcext:value-type="float">
            <text:p>7.38962807853449E-00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0.196820695049" calcext:value-type="float">
            <text:p>400.196820695</text:p>
          </table:table-cell>
          <table:table-cell office:value-type="float" office:value="59903708541.202" calcext:value-type="float">
            <text:p>59903708541.202</text:p>
          </table:table-cell>
        </table:table-row>
        <table:table-row table:style-name="ro1">
          <table:table-cell/>
          <table:table-cell office:value-type="float" office:value="4969.86224123515" calcext:value-type="float">
            <text:p>4969.8622412352</text:p>
          </table:table-cell>
          <table:table-cell office:value-type="float" office:value="0.000151769790391973" calcext:value-type="float">
            <text:p>0.0001517698</text:p>
          </table:table-cell>
          <table:table-cell office:value-type="float" office:value="3200" calcext:value-type="float">
            <text:p>3200</text:p>
          </table:table-cell>
          <table:table-cell office:value-type="float" office:value="0.0000000167645547789879" calcext:value-type="float">
            <text:p>1.67645547789879E-008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10.201741212425" calcext:value-type="float">
            <text:p>410.2017412124</text:p>
          </table:table-cell>
          <table:table-cell office:value-type="float" office:value="90672528967.7435" calcext:value-type="float">
            <text:p>90672528967.7435</text:p>
          </table:table-cell>
        </table:table-row>
        <table:table-row table:style-name="ro1">
          <table:table-cell/>
          <table:table-cell office:value-type="float" office:value="5090.70438925437" calcext:value-type="float">
            <text:p>5090.7043892544</text:p>
          </table:table-cell>
          <table:table-cell office:value-type="float" office:value="0.000225249006617969" calcext:value-type="float">
            <text:p>0.000225249</text:p>
          </table:table-cell>
          <table:table-cell office:value-type="float" office:value="3300" calcext:value-type="float">
            <text:p>3300</text:p>
          </table:table-cell>
          <table:table-cell office:value-type="float" office:value="0.000000036216629498555" calcext:value-type="float">
            <text:p>3.6216629498555E-008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20.206661729801" calcext:value-type="float">
            <text:p>420.2066617298</text:p>
          </table:table-cell>
          <table:table-cell office:value-type="float" office:value="134571557519.944" calcext:value-type="float">
            <text:p>134571557519.944</text:p>
          </table:table-cell>
        </table:table-row>
        <table:table-row table:style-name="ro1">
          <table:table-cell/>
          <table:table-cell office:value-type="float" office:value="5211.37526094133" calcext:value-type="float">
            <text:p>5211.3752609413</text:p>
          </table:table-cell>
          <table:table-cell office:value-type="float" office:value="0.000328196207206551" calcext:value-type="float">
            <text:p>0.0003281962</text:p>
          </table:table-cell>
          <table:table-cell office:value-type="float" office:value="3400" calcext:value-type="float">
            <text:p>3400</text:p>
          </table:table-cell>
          <table:table-cell office:value-type="float" office:value="0.0000000748233192496789" calcext:value-type="float">
            <text:p>7.48233192496789E-008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30.211582247178" calcext:value-type="float">
            <text:p>430.2115822472</text:p>
          </table:table-cell>
          <table:table-cell office:value-type="float" office:value="196075780484.266" calcext:value-type="float">
            <text:p>196075780484.266</text:p>
          </table:table-cell>
        </table:table-row>
        <table:table-row table:style-name="ro1">
          <table:table-cell/>
          <table:table-cell office:value-type="float" office:value="5331.81435514324" calcext:value-type="float">
            <text:p>5331.8143551433</text:p>
          </table:table-cell>
          <table:table-cell office:value-type="float" office:value="0.00046997295881157" calcext:value-type="float">
            <text:p>0.000469973</text:p>
          </table:table-cell>
          <table:table-cell office:value-type="float" office:value="3500" calcext:value-type="float">
            <text:p>3500</text:p>
          </table:table-cell>
          <table:table-cell office:value-type="float" office:value="0.000000148399451590806" calcext:value-type="float">
            <text:p>1.48399451590806E-007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40.216502764554" calcext:value-type="float">
            <text:p>440.2165027646</text:p>
          </table:table-cell>
          <table:table-cell office:value-type="float" office:value="280778121995.43" calcext:value-type="float">
            <text:p>280778121995.43</text:p>
          </table:table-cell>
        </table:table-row>
        <table:table-row table:style-name="ro1">
          <table:table-cell/>
          <table:table-cell office:value-type="float" office:value="5451.94518168676" calcext:value-type="float">
            <text:p>5451.9451816868</text:p>
          </table:table-cell>
          <table:table-cell office:value-type="float" office:value="0.000662063003162583" calcext:value-type="float">
            <text:p>0.000662063</text:p>
          </table:table-cell>
          <table:table-cell office:value-type="float" office:value="3600" calcext:value-type="float">
            <text:p>3600</text:p>
          </table:table-cell>
          <table:table-cell office:value-type="float" office:value="0.000000283507250930115" calcext:value-type="float">
            <text:p>2.83507250930115E-007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450.22142328193" calcext:value-type="float">
            <text:p>450.2214232819</text:p>
          </table:table-cell>
          <table:table-cell office:value-type="float" office:value="395539367074.896" calcext:value-type="float">
            <text:p>395539367074.896</text:p>
          </table:table-cell>
        </table:table-row>
        <table:table-row table:style-name="ro1">
          <table:table-cell/>
          <table:table-cell office:value-type="float" office:value="5571.67286062426" calcext:value-type="float">
            <text:p>5571.6728606243</text:p>
          </table:table-cell>
          <table:table-cell office:value-type="float" office:value="0.000918288199221083" calcext:value-type="float">
            <text:p>0.0009182882</text:p>
          </table:table-cell>
          <table:table-cell office:value-type="float" office:value="3700" calcext:value-type="float">
            <text:p>3700</text:p>
          </table:table-cell>
          <table:table-cell office:value-type="float" office:value="0.000000523292199015098" calcext:value-type="float">
            <text:p>5.23292199015098E-0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460.226343799306" calcext:value-type="float">
            <text:p>460.2263437993</text:p>
          </table:table-cell>
          <table:table-cell office:value-type="float" office:value="548617172953.64" calcext:value-type="float">
            <text:p>548617172953.64</text:p>
          </table:table-cell>
        </table:table-row>
        <table:table-row table:style-name="ro1">
          <table:table-cell/>
          <table:table-cell office:value-type="float" office:value="5690.88197921996" calcext:value-type="float">
            <text:p>5690.88197922</text:p>
          </table:table-cell>
          <table:table-cell office:value-type="float" office:value="0.00125496048652374" calcext:value-type="float">
            <text:p>0.0012549605</text:p>
          </table:table-cell>
          <table:table-cell office:value-type="float" office:value="3800" calcext:value-type="float">
            <text:p>3800</text:p>
          </table:table-cell>
          <table:table-cell office:value-type="float" office:value="0.000000935721012127569" calcext:value-type="float">
            <text:p>9.35721012127569E-007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470.231264316682" calcext:value-type="float">
            <text:p>470.2312643167</text:p>
          </table:table-cell>
          <table:table-cell office:value-type="float" office:value="749756857236.297" calcext:value-type="float">
            <text:p>749756857236.297</text:p>
          </table:table-cell>
        </table:table-row>
        <table:table-row table:style-name="ro1">
          <table:table-cell/>
          <table:table-cell office:value-type="float" office:value="5809.43497856517" calcext:value-type="float">
            <text:p>5809.4349785652</text:p>
          </table:table-cell>
          <table:table-cell office:value-type="float" office:value="0.00169093584551485" calcext:value-type="float">
            <text:p>0.0016909358</text:p>
          </table:table-cell>
          <table:table-cell office:value-type="float" office:value="3900" calcext:value-type="float">
            <text:p>3900</text:p>
          </table:table-cell>
          <table:table-cell office:value-type="float" office:value="0.00000162489344845868" calcext:value-type="float">
            <text:p>1.62489344845868E-006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80.236184834059" calcext:value-type="float">
            <text:p>480.2361848341</text:p>
          </table:table-cell>
          <table:table-cell office:value-type="float" office:value="1010223635672.56" calcext:value-type="float">
            <text:p>1010223635672.56</text:p>
          </table:table-cell>
        </table:table-row>
        <table:table-row table:style-name="ro1">
          <table:table-cell/>
          <table:table-cell office:value-type="float" office:value="5927.17139142715" calcext:value-type="float">
            <text:p>5927.1713914272</text:p>
          </table:table-cell>
          <table:table-cell office:value-type="float" office:value="0.0022475338202637" calcext:value-type="float">
            <text:p>0.0022475338</text:p>
          </table:table-cell>
          <table:table-cell office:value-type="float" office:value="4000" calcext:value-type="float">
            <text:p>4000</text:p>
          </table:table-cell>
          <table:table-cell office:value-type="float" office:value="0.00000274617376404119" calcext:value-type="float">
            <text:p>2.74617376404119E-006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490.241105351435" calcext:value-type="float">
            <text:p>490.2411053514</text:p>
          </table:table-cell>
          <table:table-cell office:value-type="float" office:value="1342754542241.38" calcext:value-type="float">
            <text:p>1342754542241.38</text:p>
          </table:table-cell>
        </table:table-row>
        <table:table-row table:style-name="ro1">
          <table:table-cell/>
          <table:table-cell office:value-type="float" office:value="6043.90827401871" calcext:value-type="float">
            <text:p>6043.9082740187</text:p>
          </table:table-cell>
          <table:table-cell office:value-type="float" office:value="0.00294828841480477" calcext:value-type="float">
            <text:p>0.0029482884</text:p>
          </table:table-cell>
          <table:table-cell office:value-type="float" office:value="4100" calcext:value-type="float">
            <text:p>4100</text:p>
          </table:table-cell>
          <table:table-cell office:value-type="float" office:value="0.000004526" calcext:value-type="float">
            <text:p>0.00000452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0.246025868811" calcext:value-type="float">
            <text:p>500.2460258688</text:p>
          </table:table-cell>
          <table:table-cell office:value-type="float" office:value="1761409605997.5" calcext:value-type="float">
            <text:p>1761409605997.5</text:p>
          </table:table-cell>
        </table:table-row>
        <table:table-row table:style-name="ro1">
          <table:table-cell/>
          <table:table-cell office:value-type="float" office:value="6159.44214675944" calcext:value-type="float">
            <text:p>6159.4421467595</text:p>
          </table:table-cell>
          <table:table-cell office:value-type="float" office:value="0.00381850508837619" calcext:value-type="float">
            <text:p>0.0038185051</text:p>
          </table:table-cell>
          <table:table-cell office:value-type="float" office:value="4200" calcext:value-type="float">
            <text:p>4200</text:p>
          </table:table-cell>
          <table:table-cell office:value-type="float" office:value="0.00000728707250481482" calcext:value-type="float">
            <text:p>7.28707250481482E-006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510.250946386187" calcext:value-type="float">
            <text:p>510.2509463862</text:p>
          </table:table-cell>
          <table:table-cell office:value-type="float" office:value="2281307184684.48" calcext:value-type="float">
            <text:p>2281307184684.48</text:p>
          </table:table-cell>
        </table:table-row>
        <table:table-row table:style-name="ro1">
          <table:table-cell/>
          <table:table-cell office:value-type="float" office:value="6273.5526649553" calcext:value-type="float">
            <text:p>6273.5526649553</text:p>
          </table:table-cell>
          <table:table-cell office:value-type="float" office:value="0.00488461543162713" calcext:value-type="float">
            <text:p>0.0048846154</text:p>
          </table:table-cell>
          <table:table-cell office:value-type="float" office:value="4300" calcext:value-type="float">
            <text:p>4300</text:p>
          </table:table-cell>
          <table:table-cell office:value-type="float" office:value="0.0000114803029880024" calcext:value-type="float">
            <text:p>1.14803029880024E-005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520.255866903564" calcext:value-type="float">
            <text:p>520.2558669036</text:p>
          </table:table-cell>
          <table:table-cell office:value-type="float" office:value="2918238425951.75" calcext:value-type="float">
            <text:p>2918238425951.75</text:p>
          </table:table-cell>
        </table:table-row>
        <table:table-row table:style-name="ro1">
          <table:table-cell/>
          <table:table-cell office:value-type="float" office:value="6386.00807205689" calcext:value-type="float">
            <text:p>6386.0080720569</text:p>
          </table:table-cell>
          <table:table-cell office:value-type="float" office:value="0.00617334550586345" calcext:value-type="float">
            <text:p>0.0061733455</text:p>
          </table:table-cell>
          <table:table-cell office:value-type="float" office:value="4400" calcext:value-type="float">
            <text:p>4400</text:p>
          </table:table-cell>
          <table:table-cell office:value-type="float" office:value="0.0000177236246470716" calcext:value-type="float">
            <text:p>1.77236246470716E-005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530.26078742094" calcext:value-type="float">
            <text:p>530.2607874209</text:p>
          </table:table-cell>
          <table:table-cell office:value-type="float" office:value="3688170404417.31" calcext:value-type="float">
            <text:p>3688170404417.31</text:p>
          </table:table-cell>
        </table:table-row>
        <table:table-row table:style-name="ro1">
          <table:table-cell/>
          <table:table-cell office:value-type="float" office:value="6496.5722570423" calcext:value-type="float">
            <text:p>6496.5722570423</text:p>
          </table:table-cell>
          <table:table-cell office:value-type="float" office:value="0.00771074290254922" calcext:value-type="float">
            <text:p>0.0077107429</text:p>
          </table:table-cell>
          <table:table-cell office:value-type="float" office:value="4500" calcext:value-type="float">
            <text:p>4500</text:p>
          </table:table-cell>
          <table:table-cell office:value-type="float" office:value="0.0000268493280818624" calcext:value-type="float">
            <text:p>2.68493280818624E-005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540.265707938316" calcext:value-type="float">
            <text:p>540.2657079383</text:p>
          </table:table-cell>
          <table:table-cell office:value-type="float" office:value="4606664853318.5" calcext:value-type="float">
            <text:p>4606664853318.5</text:p>
          </table:table-cell>
        </table:table-row>
        <table:table-row table:style-name="ro1">
          <table:table-cell/>
          <table:table-cell office:value-type="float" office:value="6605.01297864383" calcext:value-type="float">
            <text:p>6605.0129786438</text:p>
          </table:table-cell>
          <table:table-cell office:value-type="float" office:value="0.00952113587042995" calcext:value-type="float">
            <text:p>0.0095211359</text:p>
          </table:table-cell>
          <table:table-cell office:value-type="float" office:value="4600" calcext:value-type="float">
            <text:p>4600</text:p>
          </table:table-cell>
          <table:table-cell office:value-type="float" office:value="0.0000399602354593507" calcext:value-type="float">
            <text:p>3.99602354593507E-005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550.270628455692" calcext:value-type="float">
            <text:p>550.2706284557</text:p>
          </table:table-cell>
          <table:table-cell office:value-type="float" office:value="5688256311007.21" calcext:value-type="float">
            <text:p>5688256311007.21</text:p>
          </table:table-cell>
        </table:table-row>
        <table:table-row table:style-name="ro1">
          <table:table-cell/>
          <table:table-cell office:value-type="float" office:value="6711.11058809265" calcext:value-type="float">
            <text:p>6711.1105880927</text:p>
          </table:table-cell>
          <table:table-cell office:value-type="float" office:value="0.0116261183149776" calcext:value-type="float">
            <text:p>0.0116261183</text:p>
          </table:table-cell>
          <table:table-cell office:value-type="float" office:value="4700" calcext:value-type="float">
            <text:p>4700</text:p>
          </table:table-cell>
          <table:table-cell office:value-type="float" office:value="0.0000584956168836951" calcext:value-type="float">
            <text:p>5.84956168836951E-005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560.275548973068" calcext:value-type="float">
            <text:p>560.2755489731</text:p>
          </table:table-cell>
          <table:table-cell office:value-type="float" office:value="6945845724466.24" calcext:value-type="float">
            <text:p>6945845724466.24</text:p>
          </table:table-cell>
        </table:table-row>
        <table:table-row table:style-name="ro1">
          <table:table-cell/>
          <table:table-cell office:value-type="float" office:value="6814.6664404141" calcext:value-type="float">
            <text:p>6814.6664404141</text:p>
          </table:table-cell>
          <table:table-cell office:value-type="float" office:value="0.0140436605977241" calcext:value-type="float">
            <text:p>0.0140436606</text:p>
          </table:table-cell>
          <table:table-cell office:value-type="float" office:value="4800" calcext:value-type="float">
            <text:p>4800</text:p>
          </table:table-cell>
          <table:table-cell office:value-type="float" office:value="0.0000843073813782395" calcext:value-type="float">
            <text:p>8.43073813782395E-005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570.280469490445" calcext:value-type="float">
            <text:p>570.2804694904</text:p>
          </table:table-cell>
          <table:table-cell office:value-type="float" office:value="8390169210035.69" calcext:value-type="float">
            <text:p>8390169210035.69</text:p>
          </table:table-cell>
        </table:table-row>
        <table:table-row table:style-name="ro1">
          <table:table-cell/>
          <table:table-cell office:value-type="float" office:value="6915.51017834875" calcext:value-type="float">
            <text:p>6915.5101783488</text:p>
          </table:table-cell>
          <table:table-cell office:value-type="float" office:value="0.0167874344513245" calcext:value-type="float">
            <text:p>0.0167874345</text:p>
          </table:table-cell>
          <table:table-cell office:value-type="float" office:value="4900" calcext:value-type="float">
            <text:p>4900</text:p>
          </table:table-cell>
          <table:table-cell office:value-type="float" office:value="0.000119747" calcext:value-type="float">
            <text:p>0.000119747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580.285390007821" calcext:value-type="float">
            <text:p>580.2853900078</text:p>
          </table:table-cell>
          <table:table-cell office:value-type="float" office:value="10029394734291.7" calcext:value-type="float">
            <text:p>10029394734291.7</text:p>
          </table:table-cell>
        </table:table-row>
        <table:table-row table:style-name="ro1">
          <table:table-cell/>
          <table:table-cell office:value-type="float" office:value="7013.50521413119" calcext:value-type="float">
            <text:p>7013.5052141312</text:p>
          </table:table-cell>
          <table:table-cell office:value-type="float" office:value="0.019866412436477" calcext:value-type="float">
            <text:p>0.0198664124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7637" calcext:value-type="float">
            <text:p>0.0001677637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590.290310525197" calcext:value-type="float">
            <text:p>590.2903105252</text:p>
          </table:table-cell>
          <table:table-cell office:value-type="float" office:value="11868882815739" calcext:value-type="float">
            <text:p>11868882815739</text:p>
          </table:table-cell>
        </table:table-row>
        <table:table-row table:style-name="ro1">
          <table:table-cell/>
          <table:table-cell office:value-type="float" office:value="7108.5519920459" calcext:value-type="float">
            <text:p>7108.5519920459</text:p>
          </table:table-cell>
          <table:table-cell office:value-type="float" office:value="0.0232847644154639" calcext:value-type="float">
            <text:p>0.0232847644</text:p>
          </table:table-cell>
          <table:table-cell office:value-type="float" office:value="5100" calcext:value-type="float">
            <text:p>5100</text:p>
          </table:table-cell>
          <table:table-cell office:value-type="float" office:value="0.000232013" calcext:value-type="float">
            <text:p>0.00023201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600.295231042573" calcext:value-type="float">
            <text:p>600.2952310426</text:p>
          </table:table-cell>
          <table:table-cell office:value-type="float" office:value="13911124674518.3" calcext:value-type="float">
            <text:p>13911124674518.3</text:p>
          </table:table-cell>
        </table:table-row>
        <table:table-row table:style-name="ro1">
          <table:table-cell/>
          <table:table-cell office:value-type="float" office:value="7200.58892628938" calcext:value-type="float">
            <text:p>7200.5889262894</text:p>
          </table:table-cell>
          <table:table-cell office:value-type="float" office:value="0.0270420343939832" calcext:value-type="float">
            <text:p>0.0270420344</text:p>
          </table:table-cell>
          <table:table-cell office:value-type="float" office:value="5200" calcext:value-type="float">
            <text:p>5200</text:p>
          </table:table-cell>
          <table:table-cell office:value-type="float" office:value="0.0003169777" calcext:value-type="float">
            <text:p>0.0003169777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610.30015155995" calcext:value-type="float">
            <text:p>610.30015156</text:p>
          </table:table-cell>
          <table:table-cell office:value-type="float" office:value="16155847883841.1" calcext:value-type="float">
            <text:p>16155847883841.1</text:p>
          </table:table-cell>
        </table:table-row>
        <table:table-row table:style-name="ro1">
          <table:table-cell/>
          <table:table-cell office:value-type="float" office:value="7289.59120219651" calcext:value-type="float">
            <text:p>7289.5912021965</text:p>
          </table:table-cell>
          <table:table-cell office:value-type="float" office:value="0.0311335492450379" calcext:value-type="float">
            <text:p>0.0311335492</text:p>
          </table:table-cell>
          <table:table-cell office:value-type="float" office:value="5300" calcext:value-type="float">
            <text:p>5300</text:p>
          </table:table-cell>
          <table:table-cell office:value-type="float" office:value="0.0004280978" calcext:value-type="float">
            <text:p>0.0004280978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620.305072077326" calcext:value-type="float">
            <text:p>620.3050720773</text:p>
          </table:table-cell>
          <table:table-cell office:value-type="float" office:value="18600260555796.8" calcext:value-type="float">
            <text:p>18600260555796.8</text:p>
          </table:table-cell>
        </table:table-row>
        <table:table-row table:style-name="ro1">
          <table:table-cell/>
          <table:table-cell office:value-type="float" office:value="7375.5678470139" calcext:value-type="float">
            <text:p>7375.5678470139</text:p>
          </table:table-cell>
          <table:table-cell office:value-type="float" office:value="0.0355509916614511" calcext:value-type="float">
            <text:p>0.0355509917</text:p>
          </table:table-cell>
          <table:table-cell office:value-type="float" office:value="5400" calcext:value-type="float">
            <text:p>5400</text:p>
          </table:table-cell>
          <table:table-cell office:value-type="float" office:value="0.000571912" calcext:value-type="float">
            <text:p>0.000571912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630.309992594702" calcext:value-type="float">
            <text:p>630.3099925947</text:p>
          </table:table-cell>
          <table:table-cell office:value-type="float" office:value="21239393643027.8" calcext:value-type="float">
            <text:p>21239393643027.8</text:p>
          </table:table-cell>
        </table:table-row>
        <table:table-row table:style-name="ro1">
          <table:table-cell/>
          <table:table-cell office:value-type="float" office:value="7458.55759129788" calcext:value-type="float">
            <text:p>7458.5575912979</text:p>
          </table:table-cell>
          <table:table-cell office:value-type="float" office:value="0.0402830644184452" calcext:value-type="float">
            <text:p>0.0402830644</text:p>
          </table:table-cell>
          <table:table-cell office:value-type="float" office:value="5500" calcext:value-type="float">
            <text:p>5500</text:p>
          </table:table-cell>
          <table:table-cell office:value-type="float" office:value="0.000756208" calcext:value-type="float">
            <text:p>0.000756208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640.314913112078" calcext:value-type="float">
            <text:p>640.3149131121</text:p>
          </table:table-cell>
          <table:table-cell office:value-type="float" office:value="24066497792199.2" calcext:value-type="float">
            <text:p>24066497792199.2</text:p>
          </table:table-cell>
        </table:table-row>
        <table:table-row table:style-name="ro1">
          <table:table-cell/>
          <table:table-cell office:value-type="float" office:value="7538.62405660515" calcext:value-type="float">
            <text:p>7538.6240566052</text:p>
          </table:table-cell>
          <table:table-cell office:value-type="float" office:value="0.045316179348089" calcext:value-type="float">
            <text:p>0.0453161793</text:p>
          </table:table-cell>
          <table:table-cell office:value-type="float" office:value="5600" calcext:value-type="float">
            <text:p>5600</text:p>
          </table:table-cell>
          <table:table-cell office:value-type="float" office:value="0.00099018" calcext:value-type="float">
            <text:p>0.00099018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650.319833629454" calcext:value-type="float">
            <text:p>650.3198336295</text:p>
          </table:table-cell>
          <table:table-cell office:value-type="float" office:value="27073454961194.8" calcext:value-type="float">
            <text:p>27073454961194.8</text:p>
          </table:table-cell>
        </table:table-row>
        <table:table-row table:style-name="ro1">
          <table:table-cell/>
          <table:table-cell office:value-type="float" office:value="7615.85074383567" calcext:value-type="float">
            <text:p>7615.8507438357</text:p>
          </table:table-cell>
          <table:table-cell office:value-type="float" office:value="0.0506351180849762" calcext:value-type="float">
            <text:p>0.0506351181</text:p>
          </table:table-cell>
          <table:table-cell office:value-type="float" office:value="5700" calcext:value-type="float">
            <text:p>5700</text:p>
          </table:table-cell>
          <table:table-cell office:value-type="float" office:value="0.0012845953" calcext:value-type="float">
            <text:p>0.0012845953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660.324754146831" calcext:value-type="float">
            <text:p>660.3247541468</text:p>
          </table:table-cell>
          <table:table-cell office:value-type="float" office:value="30251173171469" calcext:value-type="float">
            <text:p>30251173171469</text:p>
          </table:table-cell>
        </table:table-row>
        <table:table-row table:style-name="ro1">
          <table:table-cell/>
          <table:table-cell office:value-type="float" office:value="7690.33619218895" calcext:value-type="float">
            <text:p>7690.336192189</text:p>
          </table:table-cell>
          <table:table-cell office:value-type="float" office:value="0.0562236281676248" calcext:value-type="float">
            <text:p>0.0562236282</text:p>
          </table:table-cell>
          <table:table-cell office:value-type="float" office:value="5800" calcext:value-type="float">
            <text:p>5800</text:p>
          </table:table-cell>
          <table:table-cell office:value-type="float" office:value="0.0016519647" calcext:value-type="float">
            <text:p>0.0016519647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670.329674664207" calcext:value-type="float">
            <text:p>670.3296746642</text:p>
          </table:table-cell>
          <table:table-cell office:value-type="float" office:value="33589942639666.7" calcext:value-type="float">
            <text:p>33589942639666.7</text:p>
          </table:table-cell>
        </table:table-row>
        <table:table-row table:style-name="ro1">
          <table:table-cell/>
          <table:table-cell office:value-type="float" office:value="7762.18956146512" calcext:value-type="float">
            <text:p>7762.1895614651</text:p>
          </table:table-cell>
          <table:table-cell office:value-type="float" office:value="0.0620649339516799" calcext:value-type="float">
            <text:p>0.062064934</text:p>
          </table:table-cell>
          <table:table-cell office:value-type="float" office:value="5900" calcext:value-type="float">
            <text:p>5900</text:p>
          </table:table-cell>
          <table:table-cell office:value-type="float" office:value="0.0021067142" calcext:value-type="float">
            <text:p>0.0021067142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680.334595181583" calcext:value-type="float">
            <text:p>680.3345951816</text:p>
          </table:table-cell>
          <table:table-cell office:value-type="float" office:value="37079741014865.6" calcext:value-type="float">
            <text:p>37079741014865.6</text:p>
          </table:table-cell>
        </table:table-row>
        <table:table-row table:style-name="ro1">
          <table:table-cell/>
          <table:table-cell office:value-type="float" office:value="7831.52678208416" calcext:value-type="float">
            <text:p>7831.5267820842</text:p>
          </table:table-cell>
          <table:table-cell office:value-type="float" office:value="0.0681421548898741" calcext:value-type="float">
            <text:p>0.0681421549</text:p>
          </table:table-cell>
          <table:table-cell office:value-type="float" office:value="6000" calcext:value-type="float">
            <text:p>6000</text:p>
          </table:table-cell>
          <table:table-cell office:value-type="float" office:value="0.0026653627" calcext:value-type="float">
            <text:p>0.0026653627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690.339515698959" calcext:value-type="float">
            <text:p>690.339515699</text:p>
          </table:table-cell>
          <table:table-cell office:value-type="float" office:value="40710483273510.3" calcext:value-type="float">
            <text:p>40710483273510.3</text:p>
          </table:table-cell>
        </table:table-row>
        <table:table-row table:style-name="ro1">
          <table:table-cell/>
          <table:table-cell office:value-type="float" office:value="7898.46732956161" calcext:value-type="float">
            <text:p>7898.4673295616</text:p>
          </table:table-cell>
          <table:table-cell office:value-type="float" office:value="0.0744386332404339" calcext:value-type="float">
            <text:p>0.0744386332</text:p>
          </table:table-cell>
          <table:table-cell office:value-type="float" office:value="6100" calcext:value-type="float">
            <text:p>6100</text:p>
          </table:table-cell>
          <table:table-cell office:value-type="float" office:value="0.0033466942" calcext:value-type="float">
            <text:p>0.0033466942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700.344436216335" calcext:value-type="float">
            <text:p>700.3444362163</text:p>
          </table:table-cell>
          <table:table-cell office:value-type="float" office:value="44472217503764" calcext:value-type="float">
            <text:p>44472217503764</text:p>
          </table:table-cell>
        </table:table-row>
        <table:table-row table:style-name="ro1">
          <table:table-cell/>
          <table:table-cell office:value-type="float" office:value="7963.13161698036" calcext:value-type="float">
            <text:p>7963.1316169804</text:p>
          </table:table-cell>
          <table:table-cell office:value-type="float" office:value="0.0809381792822488" calcext:value-type="float">
            <text:p>0.0809381793</text:p>
          </table:table-cell>
          <table:table-cell office:value-type="float" office:value="6200" calcext:value-type="float">
            <text:p>6200</text:p>
          </table:table-cell>
          <table:table-cell office:value-type="float" office:value="0.0041719263" calcext:value-type="float">
            <text:p>0.0041719263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710.349356733712" calcext:value-type="float">
            <text:p>710.3493567337</text:p>
          </table:table-cell>
          <table:table-cell office:value-type="float" office:value="48355271405542.4" calcext:value-type="float">
            <text:p>48355271405542.4</text:p>
          </table:table-cell>
        </table:table-row>
        <table:table-row table:style-name="ro1">
          <table:table-cell/>
          <table:table-cell office:value-type="float" office:value="8025.63895862484" calcext:value-type="float">
            <text:p>8025.6389586249</text:p>
          </table:table-cell>
          <table:table-cell office:value-type="float" office:value="0.087625245244595" calcext:value-type="float">
            <text:p>0.0876252452</text:p>
          </table:table-cell>
          <table:table-cell office:value-type="float" office:value="6300" calcext:value-type="float">
            <text:p>6300</text:p>
          </table:table-cell>
          <table:table-cell office:value-type="float" office:value="0.00516487" calcext:value-type="float">
            <text:p>0.00516487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720.354277251088" calcext:value-type="float">
            <text:p>720.3542772511</text:p>
          </table:table-cell>
          <table:table-cell office:value-type="float" office:value="52350356202154.9" calcext:value-type="float">
            <text:p>52350356202154.9</text:p>
          </table:table-cell>
        </table:table-row>
        <table:table-row table:style-name="ro1">
          <table:table-cell/>
          <table:table-cell office:value-type="float" office:value="8086.10603613011" calcext:value-type="float">
            <text:p>8086.1060361301</text:p>
          </table:table-cell>
          <table:table-cell office:value-type="float" office:value="0.0944850401726514" calcext:value-type="float">
            <text:p>0.0944850402</text:p>
          </table:table-cell>
          <table:table-cell office:value-type="float" office:value="6400" calcext:value-type="float">
            <text:p>6400</text:p>
          </table:table-cell>
          <table:table-cell office:value-type="float" office:value="0.0063520796" calcext:value-type="float">
            <text:p>0.0063520796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730.359197768464" calcext:value-type="float">
            <text:p>730.3591977685</text:p>
          </table:table-cell>
          <table:table-cell office:value-type="float" office:value="56448635264941.8" calcext:value-type="float">
            <text:p>56448635264941.8</text:p>
          </table:table-cell>
        </table:table-row>
        <table:table-row table:style-name="ro1">
          <table:table-cell/>
          <table:table-cell office:value-type="float" office:value="8144.64579025153" calcext:value-type="float">
            <text:p>8144.6457902515</text:p>
          </table:table-cell>
          <table:table-cell office:value-type="float" office:value="0.101503597579089" calcext:value-type="float">
            <text:p>0.1015035976</text:p>
          </table:table-cell>
          <table:table-cell office:value-type="float" office:value="6500" calcext:value-type="float">
            <text:p>6500</text:p>
          </table:table-cell>
          <table:table-cell office:value-type="float" office:value="0.0077629846" calcext:value-type="float">
            <text:p>0.0077629846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740.36411828584" calcext:value-type="float">
            <text:p>740.3641182858</text:p>
          </table:table-cell>
          <table:table-cell office:value-type="float" office:value="60641764530676.5" calcext:value-type="float">
            <text:p>60641764530676.5</text:p>
          </table:table-cell>
        </table:table-row>
        <table:table-row table:style-name="ro1">
          <table:table-cell/>
          <table:table-cell office:value-type="float" office:value="8201.36666209675" calcext:value-type="float">
            <text:p>8201.3666620968</text:p>
          </table:table-cell>
          <table:table-cell office:value-type="float" office:value="0.108667806570194" calcext:value-type="float">
            <text:p>0.1086678066</text:p>
          </table:table-cell>
          <table:table-cell office:value-type="float" office:value="6600" calcext:value-type="float">
            <text:p>6600</text:p>
          </table:table-cell>
          <table:table-cell office:value-type="float" office:value="0.0094300014" calcext:value-type="float">
            <text:p>0.0094300014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750.369038803217" calcext:value-type="float">
            <text:p>750.3690388032</text:p>
          </table:table-cell>
          <table:table-cell office:value-type="float" office:value="64921911097389.1" calcext:value-type="float">
            <text:p>64921911097389.1</text:p>
          </table:table-cell>
        </table:table-row>
        <table:table-row table:style-name="ro1">
          <table:table-cell/>
          <table:table-cell office:value-type="float" office:value="8256.37211369975" calcext:value-type="float">
            <text:p>8256.3721136998</text:p>
          </table:table-cell>
          <table:table-cell office:value-type="float" office:value="0.115965415612933" calcext:value-type="float">
            <text:p>0.1159654156</text:p>
          </table:table-cell>
          <table:table-cell office:value-type="float" office:value="6700" calcext:value-type="float">
            <text:p>6700</text:p>
          </table:table-cell>
          <table:table-cell office:value-type="float" office:value="0.0113886174" calcext:value-type="float">
            <text:p>0.0113886174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760.373959320593" calcext:value-type="float">
            <text:p>760.3739593206</text:p>
          </table:table-cell>
          <table:table-cell office:value-type="float" office:value="69281755474943.6" calcext:value-type="float">
            <text:p>69281755474943.6</text:p>
          </table:table-cell>
        </table:table-row>
        <table:table-row table:style-name="ro1">
          <table:table-cell/>
          <table:table-cell office:value-type="float" office:value="8309.76036647967" calcext:value-type="float">
            <text:p>8309.7603664797</text:p>
          </table:table-cell>
          <table:table-cell office:value-type="float" office:value="0.123385016510401" calcext:value-type="float">
            <text:p>0.1233850165</text:p>
          </table:table-cell>
          <table:table-cell office:value-type="float" office:value="6800" calcext:value-type="float">
            <text:p>6800</text:p>
          </table:table-cell>
          <table:table-cell office:value-type="float" office:value="0.013677446" calcext:value-type="float">
            <text:p>0.013677446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770.378879837969" calcext:value-type="float">
            <text:p>770.378879838</text:p>
          </table:table-cell>
          <table:table-cell office:value-type="float" office:value="73714482011412.1" calcext:value-type="float">
            <text:p>73714482011412.1</text:p>
          </table:table-cell>
        </table:table-row>
        <table:table-row table:style-name="ro1">
          <table:table-cell/>
          <table:table-cell office:value-type="float" office:value="8361.62430562321" calcext:value-type="float">
            <text:p>8361.6243056232</text:p>
          </table:table-cell>
          <table:table-cell office:value-type="float" office:value="0.130916014644561" calcext:value-type="float">
            <text:p>0.1309160146</text:p>
          </table:table-cell>
          <table:table-cell office:value-type="float" office:value="6900" calcext:value-type="float">
            <text:p>6900</text:p>
          </table:table-cell>
          <table:table-cell office:value-type="float" office:value="0.0163382384" calcext:value-type="float">
            <text:p>0.016338238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780.383800355345" calcext:value-type="float">
            <text:p>780.3838003553</text:p>
          </table:table-cell>
          <table:table-cell office:value-type="float" office:value="78213761115060.1" calcext:value-type="float">
            <text:p>78213761115060.1</text:p>
          </table:table-cell>
        </table:table-row>
        <table:table-row table:style-name="ro1">
          <table:table-cell/>
          <table:table-cell office:value-type="float" office:value="8412.05150766616" calcext:value-type="float">
            <text:p>8412.0515076662</text:p>
          </table:table-cell>
          <table:table-cell office:value-type="float" office:value="0.138548590212205" calcext:value-type="float">
            <text:p>0.1385485902</text:p>
          </table:table-cell>
          <table:table-cell office:value-type="float" office:value="7000" calcext:value-type="float">
            <text:p>7000</text:p>
          </table:table-cell>
          <table:table-cell office:value-type="float" office:value="0.0194158553" calcext:value-type="float">
            <text:p>0.0194158553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790.388720872722" calcext:value-type="float">
            <text:p>790.3887208727</text:p>
          </table:table-cell>
          <table:table-cell office:value-type="float" office:value="82773726095365.5" calcext:value-type="float">
            <text:p>82773726095365.5</text:p>
          </table:table-cell>
        </table:table-row>
        <table:table-row table:style-name="ro1">
          <table:table-cell/>
          <table:table-cell office:value-type="float" office:value="8461.12435693065" calcext:value-type="float">
            <text:p>8461.1243569307</text:p>
          </table:table-cell>
          <table:table-cell office:value-type="float" office:value="0.146273654053625" calcext:value-type="float">
            <text:p>0.1462736541</text:p>
          </table:table-cell>
          <table:table-cell office:value-type="float" office:value="7100" calcext:value-type="float">
            <text:p>7100</text:p>
          </table:table-cell>
          <table:table-cell office:value-type="float" office:value="0.0229581841" calcext:value-type="float">
            <text:p>0.022958184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800.393641390098" calcext:value-type="float">
            <text:p>800.3936413901</text:p>
          </table:table-cell>
          <table:table-cell office:value-type="float" office:value="87388946773537.5" calcext:value-type="float">
            <text:p>87388946773537.5</text:p>
          </table:table-cell>
        </table:table-row>
        <table:table-row table:style-name="ro1">
          <table:table-cell/>
          <table:table-cell office:value-type="float" office:value="8508.92022374188" calcext:value-type="float">
            <text:p>8508.9202237419</text:p>
          </table:table-cell>
          <table:table-cell office:value-type="float" office:value="0.154082800752578" calcext:value-type="float">
            <text:p>0.1540828008</text:p>
          </table:table-cell>
          <table:table-cell office:value-type="float" office:value="7200" calcext:value-type="float">
            <text:p>7200</text:p>
          </table:table-cell>
          <table:table-cell office:value-type="float" office:value="0.0270159856" calcext:value-type="float">
            <text:p>0.0270159856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810.398561907474" calcext:value-type="float">
            <text:p>810.3985619075</text:p>
          </table:table-cell>
          <table:table-cell office:value-type="float" office:value="92054401462810" calcext:value-type="float">
            <text:p>92054401462810</text:p>
          </table:table-cell>
        </table:table-row>
        <table:table-row table:style-name="ro1">
          <table:table-cell/>
          <table:table-cell office:value-type="float" office:value="8555.51168344598" calcext:value-type="float">
            <text:p>8555.511683446</text:p>
          </table:table-cell>
          <table:table-cell office:value-type="float" office:value="0.161968260952386" calcext:value-type="float">
            <text:p>0.161968261</text:p>
          </table:table-cell>
          <table:table-cell office:value-type="float" office:value="7300" calcext:value-type="float">
            <text:p>7300</text:p>
          </table:table-cell>
          <table:table-cell office:value-type="float" office:value="0.0316427004" calcext:value-type="float">
            <text:p>0.0316427004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820.40348242485" calcext:value-type="float">
            <text:p>820.4034824249</text:p>
          </table:table-cell>
          <table:table-cell office:value-type="float" office:value="96765448480431" calcext:value-type="float">
            <text:p>96765448480431</text:p>
          </table:table-cell>
        </table:table-row>
        <table:table-row table:style-name="ro1">
          <table:table-cell/>
          <table:table-cell office:value-type="float" office:value="8600.96676024395" calcext:value-type="float">
            <text:p>8600.966760244</text:p>
          </table:table-cell>
          <table:table-cell office:value-type="float" office:value="0.169922854260793" calcext:value-type="float">
            <text:p>0.1699228543</text:p>
          </table:table-cell>
          <table:table-cell office:value-type="float" office:value="7400" calcext:value-type="float">
            <text:p>7400</text:p>
          </table:table-cell>
          <table:table-cell office:value-type="float" office:value="0.0368941339" calcext:value-type="float">
            <text:p>0.0368941339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830.408402942226" calcext:value-type="float">
            <text:p>830.4084029422</text:p>
          </table:table-cell>
          <table:table-cell office:value-type="float" office:value="101517798011391" calcext:value-type="float">
            <text:p>101517798011391</text:p>
          </table:table-cell>
        </table:table-row>
        <table:table-row table:style-name="ro1">
          <table:table-cell/>
          <table:table-cell office:value-type="float" office:value="8645.34918386734" calcext:value-type="float">
            <text:p>8645.3491838673</text:p>
          </table:table-cell>
          <table:table-cell office:value-type="float" office:value="0.177939943678086" calcext:value-type="float">
            <text:p>0.1779399437</text:p>
          </table:table-cell>
          <table:table-cell office:value-type="float" office:value="7500" calcext:value-type="float">
            <text:p>7500</text:p>
          </table:table-cell>
          <table:table-cell office:value-type="float" office:value="0.0428280933" calcext:value-type="float">
            <text:p>0.0428280933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840.413323459603" calcext:value-type="float">
            <text:p>840.4133234596</text:p>
          </table:table-cell>
          <table:table-cell office:value-type="float" office:value="106307484882204" calcext:value-type="float">
            <text:p>106307484882204</text:p>
          </table:table-cell>
        </table:table-row>
        <table:table-row table:style-name="ro1">
          <table:table-cell/>
          <table:table-cell office:value-type="float" office:value="8688.71865029093" calcext:value-type="float">
            <text:p>8688.7186502909</text:p>
          </table:table-cell>
          <table:table-cell office:value-type="float" office:value="0.186013392153317" calcext:value-type="float">
            <text:p>0.1860133922</text:p>
          </table:table-cell>
          <table:table-cell office:value-type="float" office:value="7600" calcext:value-type="float">
            <text:p>7600</text:p>
          </table:table-cell>
          <table:table-cell office:value-type="float" office:value="0.049503952" calcext:value-type="float">
            <text:p>0.049503952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850.418243976979" calcext:value-type="float">
            <text:p>850.418243977</text:p>
          </table:table-cell>
          <table:table-cell office:value-type="float" office:value="111130842606092" calcext:value-type="float">
            <text:p>111130842606092</text:p>
          </table:table-cell>
        </table:table-row>
        <table:table-row table:style-name="ro1">
          <table:table-cell/>
          <table:table-cell office:value-type="float" office:value="8731.13108014949" calcext:value-type="float">
            <text:p>8731.1310801495</text:p>
          </table:table-cell>
          <table:table-cell office:value-type="float" office:value="0.194137521629567" calcext:value-type="float">
            <text:p>0.1941375216</text:p>
          </table:table-cell>
          <table:table-cell office:value-type="float" office:value="7700" calcext:value-type="float">
            <text:p>7700</text:p>
          </table:table-cell>
          <table:table-cell office:value-type="float" office:value="0.0569820028" calcext:value-type="float">
            <text:p>0.0569820028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860.423164494355" calcext:value-type="float">
            <text:p>860.4231644944</text:p>
          </table:table-cell>
          <table:table-cell office:value-type="float" office:value="115984478915205" calcext:value-type="float">
            <text:p>115984478915205</text:p>
          </table:table-cell>
        </table:table-row>
        <table:table-row table:style-name="ro1">
          <table:table-cell/>
          <table:table-cell office:value-type="float" office:value="8772.63887042878" calcext:value-type="float">
            <text:p>8772.6388704288</text:p>
          </table:table-cell>
          <table:table-cell office:value-type="float" office:value="0.202307074761911" calcext:value-type="float">
            <text:p>0.2023070748</text:p>
          </table:table-cell>
          <table:table-cell office:value-type="float" office:value="7800" calcext:value-type="float">
            <text:p>7800</text:p>
          </table:table-cell>
          <table:table-cell office:value-type="float" office:value="0.0653228598" calcext:value-type="float">
            <text:p>0.0653228598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870.428085011731" calcext:value-type="float">
            <text:p>870.4280850117</text:p>
          </table:table-cell>
          <table:table-cell office:value-type="float" office:value="120865252889610" calcext:value-type="float">
            <text:p>120865252889610</text:p>
          </table:table-cell>
        </table:table-row>
        <table:table-row table:style-name="ro1">
          <table:table-cell/>
          <table:table-cell office:value-type="float" office:value="8813.29113644972" calcext:value-type="float">
            <text:p>8813.2911364497</text:p>
          </table:table-cell>
          <table:table-cell office:value-type="float" office:value="0.210517179365619" calcext:value-type="float">
            <text:p>0.2105171794</text:p>
          </table:table-cell>
          <table:table-cell office:value-type="float" office:value="7900" calcext:value-type="float">
            <text:p>7900</text:p>
          </table:table-cell>
          <table:table-cell office:value-type="float" office:value="0.0745865876" calcext:value-type="float">
            <text:p>0.074586587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880.433005529108" calcext:value-type="float">
            <text:p>880.4330055291</text:p>
          </table:table-cell>
          <table:table-cell office:value-type="float" office:value="125770253717411" calcext:value-type="float">
            <text:p>125770253717411</text:p>
          </table:table-cell>
        </table:table-row>
        <table:table-row table:style-name="ro1">
          <table:table-cell/>
          <table:table-cell office:value-type="float" office:value="8853.13394225412" calcext:value-type="float">
            <text:p>8853.1339422541</text:p>
          </table:table-cell>
          <table:table-cell office:value-type="float" office:value="0.218763315564517" calcext:value-type="float">
            <text:p>0.2187633156</text:p>
          </table:table-cell>
          <table:table-cell office:value-type="float" office:value="8000" calcext:value-type="float">
            <text:p>8000</text:p>
          </table:table-cell>
          <table:table-cell office:value-type="float" office:value="0.0848319572" calcext:value-type="float">
            <text:p>0.0848319572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890.437926046484" calcext:value-type="float">
            <text:p>890.4379260465</text:p>
          </table:table-cell>
          <table:table-cell office:value-type="float" office:value="130696781068048" calcext:value-type="float">
            <text:p>130696781068048</text:p>
          </table:table-cell>
        </table:table-row>
        <table:table-row table:style-name="ro1">
          <table:table-cell/>
          <table:table-cell office:value-type="float" office:value="8892.21051830913" calcext:value-type="float">
            <text:p>8892.2105183091</text:p>
          </table:table-cell>
          <table:table-cell office:value-type="float" office:value="0.227041285550718" calcext:value-type="float">
            <text:p>0.2270412856</text:p>
          </table:table-cell>
          <table:table-cell office:value-type="float" office:value="8100" calcext:value-type="float">
            <text:p>8100</text:p>
          </table:table-cell>
          <table:table-cell office:value-type="float" office:value="0.0961153085" calcext:value-type="float">
            <text:p>0.0961153085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900.44284656386" calcext:value-type="float">
            <text:p>900.4428465639</text:p>
          </table:table-cell>
          <table:table-cell office:value-type="float" office:value="135642327025708" calcext:value-type="float">
            <text:p>135642327025708</text:p>
          </table:table-cell>
        </table:table-row>
        <table:table-row table:style-name="ro1">
          <table:table-cell/>
          <table:table-cell office:value-type="float" office:value="8930.56146603978" calcext:value-type="float">
            <text:p>8930.5614660398</text:p>
          </table:table-cell>
          <table:table-cell office:value-type="float" office:value="0.235347185829422" calcext:value-type="float">
            <text:p>0.2353471858</text:p>
          </table:table-cell>
          <table:table-cell office:value-type="float" office:value="8200" calcext:value-type="float">
            <text:p>8200</text:p>
          </table:table-cell>
          <table:table-cell office:value-type="float" office:value="0.1084891648" calcext:value-type="float">
            <text:p>0.1084891648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910.447767081236" calcext:value-type="float">
            <text:p>910.4477670812</text:p>
          </table:table-cell>
          <table:table-cell office:value-type="float" office:value="140604559507409" calcext:value-type="float">
            <text:p>140604559507409</text:p>
          </table:table-cell>
        </table:table-row>
        <table:table-row table:style-name="ro1">
          <table:table-cell/>
          <table:table-cell office:value-type="float" office:value="8968.22494912434" calcext:value-type="float">
            <text:p>8968.2249491243</text:p>
          </table:table-cell>
          <table:table-cell office:value-type="float" office:value="0.243677381800422" calcext:value-type="float">
            <text:p>0.2436773818</text:p>
          </table:table-cell>
          <table:table-cell office:value-type="float" office:value="8300" calcext:value-type="float">
            <text:p>8300</text:p>
          </table:table-cell>
          <table:table-cell office:value-type="float" office:value="0.1220015954" calcext:value-type="float">
            <text:p>0.1220015954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920.452687598612" calcext:value-type="float">
            <text:p>920.4526875986</text:p>
          </table:table-cell>
          <table:table-cell office:value-type="float" office:value="145581307077111" calcext:value-type="float">
            <text:p>145581307077111</text:p>
          </table:table-cell>
        </table:table-row>
        <table:table-row table:style-name="ro1">
          <table:table-cell/>
          <table:table-cell office:value-type="float" office:value="9005.23687178662" calcext:value-type="float">
            <text:p>9005.2368717866</text:p>
          </table:table-cell>
          <table:table-cell office:value-type="float" office:value="0.252028484516981" calcext:value-type="float">
            <text:p>0.2520284845</text:p>
          </table:table-cell>
          <table:table-cell office:value-type="float" office:value="8400" calcext:value-type="float">
            <text:p>8400</text:p>
          </table:table-cell>
          <table:table-cell office:value-type="float" office:value="0.1366943517" calcext:value-type="float">
            <text:p>0.1366943517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930.457608115989" calcext:value-type="float">
            <text:p>930.457608116</text:p>
          </table:table-cell>
          <table:table-cell office:value-type="float" office:value="150570545060667" calcext:value-type="float">
            <text:p>150570545060667</text:p>
          </table:table-cell>
        </table:table-row>
        <table:table-row table:style-name="ro1">
          <table:table-cell/>
          <table:table-cell office:value-type="float" office:value="9041.63104452272" calcext:value-type="float">
            <text:p>9041.6310445227</text:p>
          </table:table-cell>
          <table:table-cell office:value-type="float" office:value="0.260397329459517" calcext:value-type="float">
            <text:p>0.2603973295</text:p>
          </table:table-cell>
          <table:table-cell office:value-type="float" office:value="8500" calcext:value-type="float">
            <text:p>8500</text:p>
          </table:table-cell>
          <table:table-cell office:value-type="float" office:value="0.1526015933" calcext:value-type="float">
            <text:p>0.1526015933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940.462528633365" calcext:value-type="float">
            <text:p>940.4625286334</text:p>
          </table:table-cell>
          <table:table-cell office:value-type="float" office:value="155570382864480" calcext:value-type="float">
            <text:p>155570382864480</text:p>
          </table:table-cell>
        </table:table-row>
        <table:table-row table:style-name="ro1">
          <table:table-cell/>
          <table:table-cell office:value-type="float" office:value="9077.43933783261" calcext:value-type="float">
            <text:p>9077.4393378326</text:p>
          </table:table-cell>
          <table:table-cell office:value-type="float" office:value="0.26878095716362" calcext:value-type="float">
            <text:p>0.2687809572</text:p>
          </table:table-cell>
          <table:table-cell office:value-type="float" office:value="8600" calcext:value-type="float">
            <text:p>8600</text:p>
          </table:table-cell>
          <table:table-cell office:value-type="float" office:value="0.1697484517" calcext:value-type="float">
            <text:p>0.1697484517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950.467449150741" calcext:value-type="float">
            <text:p>950.4674491507</text:p>
          </table:table-cell>
          <table:table-cell office:value-type="float" office:value="160579052402020" calcext:value-type="float">
            <text:p>160579052402020</text:p>
          </table:table-cell>
        </table:table-row>
        <table:table-row table:style-name="ro1">
          <table:table-cell/>
          <table:table-cell office:value-type="float" office:value="9112.69182460636" calcext:value-type="float">
            <text:p>9112.6918246064</text:p>
          </table:table-cell>
          <table:table-cell office:value-type="float" office:value="0.277176595547603" calcext:value-type="float">
            <text:p>0.2771765955</text:p>
          </table:table-cell>
          <table:table-cell office:value-type="float" office:value="8700" calcext:value-type="float">
            <text:p>8700</text:p>
          </table:table-cell>
          <table:table-cell office:value-type="float" office:value="0.1881495244" calcext:value-type="float">
            <text:p>0.1881495244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960.472369668117" calcext:value-type="float">
            <text:p>960.4723696681</text:p>
          </table:table-cell>
          <table:table-cell office:value-type="float" office:value="165594897535681" calcext:value-type="float">
            <text:p>165594897535681</text:p>
          </table:table-cell>
        </table:table-row>
        <table:table-row table:style-name="ro1">
          <table:table-cell/>
          <table:table-cell office:value-type="float" office:value="9147.4169118565" calcext:value-type="float">
            <text:p>9147.4169118565</text:p>
          </table:table-cell>
          <table:table-cell office:value-type="float" office:value="0.285581643792576" calcext:value-type="float">
            <text:p>0.2855816438</text:p>
          </table:table-cell>
          <table:table-cell office:value-type="float" office:value="8800" calcext:value-type="float">
            <text:p>8800</text:p>
          </table:table-cell>
          <table:table-cell office:value-type="float" office:value="0.2078073312" calcext:value-type="float">
            <text:p>0.2078073312</text:p>
          </table:table-cell>
          <table:table-cell table:number-columns-repeated="2"/>
          <table:table-cell office:value-type="float" office:value="970" calcext:value-type="float">
            <text:p>970</text:p>
          </table:table-cell>
          <table:table-cell office:value-type="float" office:value="970.477290185493" calcext:value-type="float">
            <text:p>970.4772901855</text:p>
          </table:table-cell>
          <table:table-cell office:value-type="float" office:value="170616364446187" calcext:value-type="float">
            <text:p>170616364446187</text:p>
          </table:table-cell>
        </table:table-row>
        <table:table-row table:style-name="ro1">
          <table:table-cell/>
          <table:table-cell office:value-type="float" office:value="9181.64146250137" calcext:value-type="float">
            <text:p>9181.6414625014</text:p>
          </table:table-cell>
          <table:table-cell office:value-type="float" office:value="0.293993657637226" calcext:value-type="float">
            <text:p>0.2939936576</text:p>
          </table:table-cell>
          <table:table-cell office:value-type="float" office:value="8900" calcext:value-type="float">
            <text:p>8900</text:p>
          </table:table-cell>
          <table:table-cell office:value-type="float" office:value="0.2287106986" calcext:value-type="float">
            <text:p>0.2287106986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980.48221070287" calcext:value-type="float">
            <text:p>980.4822107029</text:p>
          </table:table-cell>
          <table:table-cell office:value-type="float" office:value="175641992847176" calcext:value-type="float">
            <text:p>175641992847176</text:p>
          </table:table-cell>
        </table:table-row>
        <table:table-row table:style-name="ro1">
          <table:table-cell/>
          <table:table-cell office:value-type="float" office:value="9215.39090789846" calcext:value-type="float">
            <text:p>9215.3909078985</text:p>
          </table:table-cell>
          <table:table-cell office:value-type="float" office:value="0.302410335959159" calcext:value-type="float">
            <text:p>0.302410336</text:p>
          </table:table-cell>
          <table:table-cell office:value-type="float" office:value="9000" calcext:value-type="float">
            <text:p>9000</text:p>
          </table:table-cell>
          <table:table-cell office:value-type="float" office:value="0.2508337307" calcext:value-type="float">
            <text:p>0.2508337307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990.487131220246" calcext:value-type="float">
            <text:p>990.4871312202</text:p>
          </table:table-cell>
          <table:table-cell office:value-type="float" office:value="180670407968437" calcext:value-type="float">
            <text:p>180670407968437</text:p>
          </table:table-cell>
        </table:table-row>
        <table:table-row table:style-name="ro1">
          <table:table-cell/>
          <table:table-cell office:value-type="float" office:value="9248.68935180744" calcext:value-type="float">
            <text:p>9248.6893518074</text:p>
          </table:table-cell>
          <table:table-cell office:value-type="float" office:value="0.310829508524582" calcext:value-type="float">
            <text:p>0.3108295085</text:p>
          </table:table-cell>
          <table:table-cell office:value-type="float" office:value="9100" calcext:value-type="float">
            <text:p>9100</text:p>
          </table:table-cell>
          <table:table-cell office:value-type="float" office:value="0.2741342429" calcext:value-type="float">
            <text:p>0.274134242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0.49205173762" calcext:value-type="float">
            <text:p>1000.4920517376</text:p>
          </table:table-cell>
          <table:table-cell office:value-type="float" office:value="185700313237142" calcext:value-type="float">
            <text:p>185700313237142</text:p>
          </table:table-cell>
        </table:table-row>
        <table:table-row table:style-name="ro1">
          <table:table-cell/>
          <table:table-cell office:value-type="float" office:value="9281.55966643417" calcext:value-type="float">
            <text:p>9281.5596664342</text:p>
          </table:table-cell>
          <table:table-cell office:value-type="float" office:value="0.319249124797768" calcext:value-type="float">
            <text:p>0.3192491248</text:p>
          </table:table-cell>
          <table:table-cell office:value-type="float" office:value="9200" calcext:value-type="float">
            <text:p>9200</text:p>
          </table:table-cell>
          <table:table-cell office:value-type="float" office:value="0.2985536111" calcext:value-type="float">
            <text:p>0.2985536111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1010.496972255" calcext:value-type="float">
            <text:p>1010.496972255</text:p>
          </table:table-cell>
          <table:table-cell office:value-type="float" office:value="190730483592230" calcext:value-type="float">
            <text:p>190730483592230</text:p>
          </table:table-cell>
        </table:table-row>
        <table:table-row table:style-name="ro1">
          <table:table-cell/>
          <table:table-cell office:value-type="float" office:value="9314.02358117342" calcext:value-type="float">
            <text:p>9314.0235811734</text:p>
          </table:table-cell>
          <table:table-cell office:value-type="float" office:value="0.327667243711111" calcext:value-type="float">
            <text:p>0.3276672437</text:p>
          </table:table-cell>
          <table:table-cell office:value-type="float" office:value="9300" calcext:value-type="float">
            <text:p>9300</text:p>
          </table:table-cell>
          <table:table-cell office:value-type="float" office:value="0.3240147033" calcext:value-type="float">
            <text:p>0.3240147033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0.50189277237" calcext:value-type="float">
            <text:p>1020.5018927724</text:p>
          </table:table-cell>
          <table:table-cell office:value-type="float" office:value="195759759372691" calcext:value-type="float">
            <text:p>195759759372691</text:p>
          </table:table-cell>
        </table:table-row>
        <table:table-row table:style-name="ro1">
          <table:table-cell/>
          <table:table-cell office:value-type="float" office:value="9346.10176463094" calcext:value-type="float">
            <text:p>9346.1017646309</text:p>
          </table:table-cell>
          <table:table-cell office:value-type="float" office:value="0.336082024305367" calcext:value-type="float">
            <text:p>0.3360820243</text:p>
          </table:table-cell>
          <table:table-cell office:value-type="float" office:value="9400" calcext:value-type="float">
            <text:p>9400</text:p>
          </table:table-cell>
          <table:table-cell office:value-type="float" office:value="0.3504229235" calcext:value-type="float">
            <text:p>0.3504229235</text:p>
          </table:table-cell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30.50681328975" calcext:value-type="float">
            <text:p>1030.5068132898</text:p>
          </table:table-cell>
          <table:table-cell office:value-type="float" office:value="200787040725715" calcext:value-type="float">
            <text:p>200787040725715</text:p>
          </table:table-cell>
        </table:table-row>
        <table:table-row table:style-name="ro1">
          <table:table-cell/>
          <table:table-cell office:value-type="float" office:value="9377.81390046758" calcext:value-type="float">
            <text:p>9377.8139004676</text:p>
          </table:table-cell>
          <table:table-cell office:value-type="float" office:value="0.344491717157948" calcext:value-type="float">
            <text:p>0.3444917172</text:p>
          </table:table-cell>
          <table:table-cell office:value-type="float" office:value="9500" calcext:value-type="float">
            <text:p>9500</text:p>
          </table:table-cell>
          <table:table-cell office:value-type="float" office:value="0.3776661175" calcext:value-type="float">
            <text:p>0.3776661175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1040.51173380713" calcext:value-type="float">
            <text:p>1040.5117338071</text:p>
          </table:table-cell>
          <table:table-cell office:value-type="float" office:value="205811282485660" calcext:value-type="float">
            <text:p>205811282485660</text:p>
          </table:table-cell>
        </table:table-row>
        <table:table-row table:style-name="ro1">
          <table:table-cell/>
          <table:table-cell office:value-type="float" office:value="9409.17875757003" calcext:value-type="float">
            <text:p>9409.17875757</text:p>
          </table:table-cell>
          <table:table-cell office:value-type="float" office:value="0.352894656524741" calcext:value-type="float">
            <text:p>0.3528946565</text:p>
          </table:table-cell>
          <table:table-cell office:value-type="float" office:value="9600" calcext:value-type="float">
            <text:p>9600</text:p>
          </table:table-cell>
          <table:table-cell office:value-type="float" office:value="0.4056147717" calcext:value-type="float">
            <text:p>0.4056147717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1050.5166543245" calcext:value-type="float">
            <text:p>1050.5166543245</text:p>
          </table:table-cell>
          <table:table-cell office:value-type="float" office:value="210831489479305" calcext:value-type="float">
            <text:p>210831489479305</text:p>
          </table:table-cell>
        </table:table-row>
        <table:table-row table:style-name="ro1">
          <table:table-cell/>
          <table:table-cell office:value-type="float" office:value="9440.21425501512" calcext:value-type="float">
            <text:p>9440.2142550151</text:p>
          </table:table-cell>
          <table:table-cell office:value-type="float" office:value="0.361289253128003" calcext:value-type="float">
            <text:p>0.3612892531</text:p>
          </table:table-cell>
          <table:table-cell office:value-type="float" office:value="9700" calcext:value-type="float">
            <text:p>9700</text:p>
          </table:table-cell>
          <table:table-cell office:value-type="float" office:value="0.4341242395" calcext:value-type="float">
            <text:p>0.4341242395</text:p>
          </table:table-cell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1060.52157484188" calcext:value-type="float">
            <text:p>1060.5215748419</text:p>
          </table:table-cell>
          <table:table-cell office:value-type="float" office:value="215846712217084" calcext:value-type="float">
            <text:p>215846712217084</text:p>
          </table:table-cell>
        </table:table-row>
        <table:table-row table:style-name="ro1">
          <table:table-cell/>
          <table:table-cell office:value-type="float" office:value="9470.93752225919" calcext:value-type="float">
            <text:p>9470.9375222592</text:p>
          </table:table-cell>
          <table:table-cell office:value-type="float" office:value="0.369673987529248" calcext:value-type="float">
            <text:p>0.3696739875</text:p>
          </table:table-cell>
          <table:table-cell office:value-type="float" office:value="9800" calcext:value-type="float">
            <text:p>9800</text:p>
          </table:table-cell>
          <table:table-cell office:value-type="float" office:value="0.4630353036" calcext:value-type="float">
            <text:p>0.4630353036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1070.52649535926" calcext:value-type="float">
            <text:p>1070.5264953593</text:p>
          </table:table-cell>
          <table:table-cell office:value-type="float" office:value="220856042933824" calcext:value-type="float">
            <text:p>220856042933824</text:p>
          </table:table-cell>
        </table:table-row>
        <table:table-row table:style-name="ro1">
          <table:table-cell/>
          <table:table-cell office:value-type="float" office:value="9501.36495494947" calcext:value-type="float">
            <text:p>9501.3649549495</text:p>
          </table:table-cell>
          <table:table-cell office:value-type="float" office:value="0.378047404031962" calcext:value-type="float">
            <text:p>0.378047404</text:p>
          </table:table-cell>
          <table:table-cell office:value-type="float" office:value="9900" calcext:value-type="float">
            <text:p>9900</text:p>
          </table:table-cell>
          <table:table-cell office:value-type="float" office:value="0.4921786435" calcext:value-type="float">
            <text:p>0.4921786435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1080.53141587663" calcext:value-type="float">
            <text:p>1080.5314158766</text:p>
          </table:table-cell>
          <table:table-cell office:value-type="float" office:value="225858611946013" calcext:value-type="float">
            <text:p>225858611946013</text:p>
          </table:table-cell>
        </table:table-row>
        <table:table-row table:style-name="ro1">
          <table:table-cell/>
          <table:table-cell office:value-type="float" office:value="9531.5122667226" calcext:value-type="float">
            <text:p>9531.5122667226</text:p>
          </table:table-cell>
          <table:table-cell office:value-type="float" office:value="0.386408105064261" calcext:value-type="float">
            <text:p>0.3864081051</text:p>
          </table:table-cell>
          <table:table-cell office:value-type="float" office:value="10000" calcext:value-type="float">
            <text:p>10000</text:p>
          </table:table-cell>
          <table:table-cell office:value-type="float" office:value="0.5213755149" calcext:value-type="float">
            <text:p>0.5213755149</text:p>
          </table:table-cell>
          <table:table-cell table:number-columns-repeated="2"/>
          <table:table-cell office:value-type="float" office:value="1090" calcext:value-type="float">
            <text:p>1090</text:p>
          </table:table-cell>
          <table:table-cell office:value-type="float" office:value="1090.53633639401" calcext:value-type="float">
            <text:p>1090.536336394</text:p>
          </table:table-cell>
          <table:table-cell office:value-type="float" office:value="230853584295806" calcext:value-type="float">
            <text:p>230853584295806</text:p>
          </table:table-cell>
        </table:table-row>
        <table:table-row table:style-name="ro1">
          <table:table-cell/>
          <table:table-cell office:value-type="float" office:value="9561.39453732524" calcext:value-type="float">
            <text:p>9561.3945373252</text:p>
          </table:table-cell>
          <table:table-cell office:value-type="float" office:value="0.39475474599645" calcext:value-type="float">
            <text:p>0.394754746</text:p>
          </table:table-cell>
          <table:table-cell office:value-type="float" office:value="10100" calcext:value-type="float">
            <text:p>10100</text:p>
          </table:table-cell>
          <table:table-cell office:value-type="float" office:value="0.5504443109" calcext:value-type="float">
            <text:p>0.5504443109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100.54125691138" calcext:value-type="float">
            <text:p>1100.5412569114</text:p>
          </table:table-cell>
          <table:table-cell office:value-type="float" office:value="235840156654855" calcext:value-type="float">
            <text:p>235840156654855</text:p>
          </table:table-cell>
        </table:table-row>
        <table:table-row table:style-name="ro1">
          <table:table-cell/>
          <table:table-cell office:value-type="float" office:value="9591.02625736388" calcext:value-type="float">
            <text:p>9591.0262573639</text:p>
          </table:table-cell>
          <table:table-cell office:value-type="float" office:value="0.403086030352802" calcext:value-type="float">
            <text:p>0.4030860304</text:p>
          </table:table-cell>
          <table:table-cell office:value-type="float" office:value="10200" calcext:value-type="float">
            <text:p>10200</text:p>
          </table:table-cell>
          <table:table-cell office:value-type="float" office:value="0.5792016519" calcext:value-type="float">
            <text:p>0.5792016519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office:value-type="float" office:value="1110.54617742876" calcext:value-type="float">
            <text:p>1110.5461774288</text:p>
          </table:table-cell>
          <table:table-cell office:value-type="float" office:value="240817554463660" calcext:value-type="float">
            <text:p>240817554463660</text:p>
          </table:table-cell>
        </table:table-row>
        <table:table-row table:style-name="ro1">
          <table:table-cell/>
          <table:table-cell office:value-type="float" office:value="9620.42136996523" calcext:value-type="float">
            <text:p>9620.4213699652</text:p>
          </table:table-cell>
          <table:table-cell office:value-type="float" office:value="0.411400705380798" calcext:value-type="float">
            <text:p>0.4114007054</text:p>
          </table:table-cell>
          <table:table-cell office:value-type="float" office:value="10300" calcext:value-type="float">
            <text:p>10300</text:p>
          </table:table-cell>
          <table:table-cell office:value-type="float" office:value="0.6074684382" calcext:value-type="float">
            <text:p>0.6074684382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1120.55109794614" calcext:value-type="float">
            <text:p>1120.5510979461</text:p>
          </table:table-cell>
          <table:table-cell office:value-type="float" office:value="245785029284481" calcext:value-type="float">
            <text:p>245785029284481</text:p>
          </table:table-cell>
        </table:table-row>
        <table:table-row table:style-name="ro1">
          <table:table-cell/>
          <table:table-cell office:value-type="float" office:value="9649.59330960466" calcext:value-type="float">
            <text:p>9649.5933096047</text:p>
          </table:table-cell>
          <table:table-cell office:value-type="float" office:value="0.419697557944642" calcext:value-type="float">
            <text:p>0.4196975579</text:p>
          </table:table-cell>
          <table:table-cell office:value-type="float" office:value="10400" calcext:value-type="float">
            <text:p>10400</text:p>
          </table:table-cell>
          <table:table-cell office:value-type="float" office:value="0.6350742792" calcext:value-type="float">
            <text:p>0.6350742792</text:p>
          </table:table-cell>
          <table:table-cell table:number-columns-repeated="2"/>
          <table:table-cell office:value-type="float" office:value="1130" calcext:value-type="float">
            <text:p>1130</text:p>
          </table:table-cell>
          <table:table-cell office:value-type="float" office:value="1130.55601846351" calcext:value-type="float">
            <text:p>1130.5560184635</text:p>
          </table:table-cell>
          <table:table-cell office:value-type="float" office:value="250741856347978" calcext:value-type="float">
            <text:p>250741856347978</text:p>
          </table:table-cell>
        </table:table-row>
        <table:table-row table:style-name="ro1">
          <table:table-cell/>
          <table:table-cell office:value-type="float" office:value="9678.55503833831" calcext:value-type="float">
            <text:p>9678.5550383383</text:p>
          </table:table-cell>
          <table:table-cell office:value-type="float" office:value="0.427975410713045" calcext:value-type="float">
            <text:p>0.4279754107</text:p>
          </table:table-cell>
          <table:table-cell office:value-type="float" office:value="10500" calcext:value-type="float">
            <text:p>10500</text:p>
          </table:table-cell>
          <table:table-cell office:value-type="float" office:value="0.6618609247" calcext:value-type="float">
            <text:p>0.6618609247</text:p>
          </table:table-cell>
          <table:table-cell table:number-columns-repeated="2"/>
          <table:table-cell office:value-type="float" office:value="1140" calcext:value-type="float">
            <text:p>1140</text:p>
          </table:table-cell>
          <table:table-cell office:value-type="float" office:value="1140.56093898089" calcext:value-type="float">
            <text:p>1140.5609389809</text:p>
          </table:table-cell>
          <table:table-cell office:value-type="float" office:value="255687332275666" calcext:value-type="float">
            <text:p>255687332275666</text:p>
          </table:table-cell>
        </table:table-row>
        <table:table-row table:style-name="ro1">
          <table:table-cell/>
          <table:table-cell office:value-type="float" office:value="9707.31907965456" calcext:value-type="float">
            <text:p>9707.3190796546</text:p>
          </table:table-cell>
          <table:table-cell office:value-type="float" office:value="0.436233118614181" calcext:value-type="float">
            <text:p>0.4362331186</text:p>
          </table:table-cell>
          <table:table-cell office:value-type="float" office:value="10600" calcext:value-type="float">
            <text:p>10600</text:p>
          </table:table-cell>
          <table:table-cell office:value-type="float" office:value="0.6876856733" calcext:value-type="float">
            <text:p>0.6876856733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1150.56585949827" calcext:value-type="float">
            <text:p>1150.5658594983</text:p>
          </table:table-cell>
          <table:table-cell office:value-type="float" office:value="260620772961979" calcext:value-type="float">
            <text:p>260620772961979</text:p>
          </table:table-cell>
        </table:table-row>
        <table:table-row table:style-name="ro1">
          <table:table-cell/>
          <table:table-cell office:value-type="float" office:value="9735.89755014206" calcext:value-type="float">
            <text:p>9735.8975501421</text:p>
          </table:table-cell>
          <table:table-cell office:value-type="float" office:value="0.444469565533306" calcext:value-type="float">
            <text:p>0.4444695655</text:p>
          </table:table-cell>
          <table:table-cell office:value-type="float" office:value="10700" calcext:value-type="float">
            <text:p>10700</text:p>
          </table:table-cell>
          <table:table-cell office:value-type="float" office:value="0.7124254497" calcext:value-type="float">
            <text:p>0.7124254497</text:p>
          </table:table-cell>
          <table:table-cell table:number-columns-repeated="2"/>
          <table:table-cell office:value-type="float" office:value="1160" calcext:value-type="float">
            <text:p>1160</text:p>
          </table:table-cell>
          <table:table-cell office:value-type="float" office:value="1160.57078001564" calcext:value-type="float">
            <text:p>1160.5707800157</text:p>
          </table:table-cell>
          <table:table-cell office:value-type="float" office:value="265541511601314" calcext:value-type="float">
            <text:p>265541511601314</text:p>
          </table:table-cell>
        </table:table-row>
        <table:table-row table:style-name="ro1">
          <table:table-cell/>
          <table:table-cell office:value-type="float" office:value="9764.30218915464" calcext:value-type="float">
            <text:p>9764.3021891547</text:p>
          </table:table-cell>
          <table:table-cell office:value-type="float" office:value="0.452683661230868" calcext:value-type="float">
            <text:p>0.4526836612</text:p>
          </table:table-cell>
          <table:table-cell office:value-type="float" office:value="10800" calcext:value-type="float">
            <text:p>10800</text:p>
          </table:table-cell>
          <table:table-cell office:value-type="float" office:value="0.7359793012" calcext:value-type="float">
            <text:p>0.7359793012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0.57570053302" calcext:value-type="float">
            <text:p>1170.575700533</text:p>
          </table:table-cell>
          <table:table-cell office:value-type="float" office:value="270448896846806" calcext:value-type="float">
            <text:p>270448896846806</text:p>
          </table:table-cell>
        </table:table-row>
        <table:table-row table:style-name="ro1">
          <table:table-cell/>
          <table:table-cell office:value-type="float" office:value="9792.54438663835" calcext:value-type="float">
            <text:p>9792.5443866384</text:p>
          </table:table-cell>
          <table:table-cell office:value-type="float" office:value="0.460874338461074" calcext:value-type="float">
            <text:p>0.4608743385</text:p>
          </table:table-cell>
          <table:table-cell office:value-type="float" office:value="10900" calcext:value-type="float">
            <text:p>10900</text:p>
          </table:table-cell>
          <table:table-cell office:value-type="float" office:value="0.7582692723" calcext:value-type="float">
            <text:p>0.7582692723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1180.58062105039" calcext:value-type="float">
            <text:p>1180.5806210504</text:p>
          </table:table-cell>
          <table:table-cell office:value-type="float" office:value="275342291088857" calcext:value-type="float">
            <text:p>275342291088857</text:p>
          </table:table-cell>
        </table:table-row>
        <table:table-row table:style-name="ro1">
          <table:table-cell/>
          <table:table-cell office:value-type="float" office:value="9820.63520927145" calcext:value-type="float">
            <text:p>9820.6352092715</text:p>
          </table:table-cell>
          <table:table-cell office:value-type="float" office:value="0.469040550272771" calcext:value-type="float">
            <text:p>0.4690405503</text:p>
          </table:table-cell>
          <table:table-cell office:value-type="float" office:value="11000" calcext:value-type="float">
            <text:p>11000</text:p>
          </table:table-cell>
          <table:table-cell office:value-type="float" office:value="0.7792401745" calcext:value-type="float">
            <text:p>0.7792401745</text:p>
          </table:table-cell>
          <table:table-cell table:number-columns-repeated="2"/>
          <table:table-cell office:value-type="float" office:value="1190" calcext:value-type="float">
            <text:p>1190</text:p>
          </table:table-cell>
          <table:table-cell office:value-type="float" office:value="1190.58554156777" calcext:value-type="float">
            <text:p>1190.5855415678</text:p>
          </table:table-cell>
          <table:table-cell office:value-type="float" office:value="280221068842588" calcext:value-type="float">
            <text:p>280221068842588</text:p>
          </table:table-cell>
        </table:table-row>
        <table:table-row table:style-name="ro1">
          <table:table-cell/>
          <table:table-cell office:value-type="float" office:value="9848.58542505569" calcext:value-type="float">
            <text:p>9848.5854250557</text:p>
          </table:table-cell>
          <table:table-cell office:value-type="float" office:value="0.477181267476214" calcext:value-type="float">
            <text:p>0.4771812675</text:p>
          </table:table-cell>
          <table:table-cell office:value-type="float" office:value="11100" calcext:value-type="float">
            <text:p>11100</text:p>
          </table:table-cell>
          <table:table-cell office:value-type="float" office:value="0.7988611755" calcext:value-type="float">
            <text:p>0.798861175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200.59046208515" calcext:value-type="float">
            <text:p>1200.5904620852</text:p>
          </table:table-cell>
          <table:table-cell office:value-type="float" office:value="285084615234403" calcext:value-type="float">
            <text:p>285084615234403</text:p>
          </table:table-cell>
        </table:table-row>
        <table:table-row table:style-name="ro1">
          <table:table-cell/>
          <table:table-cell office:value-type="float" office:value="9876.40552648534" calcext:value-type="float">
            <text:p>9876.4055264854</text:p>
          </table:table-cell>
          <table:table-cell office:value-type="float" office:value="0.485295476260896" calcext:value-type="float">
            <text:p>0.4852954763</text:p>
          </table:table-cell>
          <table:table-cell office:value-type="float" office:value="11200" calcext:value-type="float">
            <text:p>11200</text:p>
          </table:table-cell>
          <table:table-cell office:value-type="float" office:value="0.8171228874" calcext:value-type="float">
            <text:p>0.8171228874</text:p>
          </table:table-cell>
          <table:table-cell table:number-columns-repeated="2"/>
          <table:table-cell office:value-type="float" office:value="1210" calcext:value-type="float">
            <text:p>1210</text:p>
          </table:table-cell>
          <table:table-cell office:value-type="float" office:value="1210.59538260252" calcext:value-type="float">
            <text:p>1210.5953826025</text:p>
          </table:table-cell>
          <table:table-cell office:value-type="float" office:value="289932324578794" calcext:value-type="float">
            <text:p>289932324578794</text:p>
          </table:table-cell>
        </table:table-row>
        <table:table-row table:style-name="ro1">
          <table:table-cell/>
          <table:table-cell office:value-type="float" office:value="9904.10575240973" calcext:value-type="float">
            <text:p>9904.1057524097</text:p>
          </table:table-cell>
          <table:table-cell office:value-type="float" office:value="0.49338217595096" calcext:value-type="float">
            <text:p>0.493382176</text:p>
          </table:table-cell>
          <table:table-cell office:value-type="float" office:value="11300" calcext:value-type="float">
            <text:p>11300</text:p>
          </table:table-cell>
          <table:table-cell office:value-type="float" office:value="0.8340360589" calcext:value-type="float">
            <text:p>0.8340360589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1220.6003031199" calcext:value-type="float">
            <text:p>1220.6003031199</text:p>
          </table:table-cell>
          <table:table-cell office:value-type="float" office:value="294763599037347" calcext:value-type="float">
            <text:p>294763599037347</text:p>
          </table:table-cell>
        </table:table-row>
        <table:table-row table:style-name="ro1">
          <table:table-cell/>
          <table:table-cell office:value-type="float" office:value="9931.69610869525" calcext:value-type="float">
            <text:p>9931.6961086953</text:p>
          </table:table-cell>
          <table:table-cell office:value-type="float" office:value="0.501440376886072" calcext:value-type="float">
            <text:p>0.5014403769</text:p>
          </table:table-cell>
          <table:table-cell office:value-type="float" office:value="11400" calcext:value-type="float">
            <text:p>11400</text:p>
          </table:table-cell>
          <table:table-cell office:value-type="float" office:value="0.8496294097" calcext:value-type="float">
            <text:p>0.8496294097</text:p>
          </table:table-cell>
          <table:table-cell table:number-columns-repeated="2"/>
          <table:table-cell office:value-type="float" office:value="1230" calcext:value-type="float">
            <text:p>1230</text:p>
          </table:table-cell>
          <table:table-cell office:value-type="float" office:value="1230.60522363728" calcext:value-type="float">
            <text:p>1230.6052236373</text:p>
          </table:table-cell>
          <table:table-cell office:value-type="float" office:value="299577847352705" calcext:value-type="float">
            <text:p>299577847352705</text:p>
          </table:table-cell>
        </table:table-row>
        <table:table-row table:style-name="ro1">
          <table:table-cell/>
          <table:table-cell office:value-type="float" office:value="9959.186387784" calcext:value-type="float">
            <text:p>9959.186387784</text:p>
          </table:table-cell>
          <table:table-cell office:value-type="float" office:value="0.50946909841674" calcext:value-type="float">
            <text:p>0.5094690984</text:p>
          </table:table-cell>
          <table:table-cell office:value-type="float" office:value="11500" calcext:value-type="float">
            <text:p>11500</text:p>
          </table:table-cell>
          <table:table-cell office:value-type="float" office:value="0.8639457542" calcext:value-type="float">
            <text:p>0.8639457542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office:value-type="float" office:value="1240.61014415465" calcext:value-type="float">
            <text:p>1240.6101441547</text:p>
          </table:table-cell>
          <table:table-cell office:value-type="float" office:value="304374483650900" calcext:value-type="float">
            <text:p>304374483650900</text:p>
          </table:table-cell>
        </table:table-row>
        <table:table-row table:style-name="ro1">
          <table:table-cell/>
          <table:table-cell office:value-type="float" office:value="9986.58618723773" calcext:value-type="float">
            <text:p>9986.5861872377</text:p>
          </table:table-cell>
          <table:table-cell office:value-type="float" office:value="0.517467367004171" calcext:value-type="float">
            <text:p>0.517467367</text:p>
          </table:table-cell>
          <table:table-cell office:value-type="float" office:value="11600" calcext:value-type="float">
            <text:p>11600</text:p>
          </table:table-cell>
          <table:table-cell office:value-type="float" office:value="0.8770400617" calcext:value-type="float">
            <text:p>0.8770400617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250.61506467203" calcext:value-type="float">
            <text:p>1250.615064672</text:p>
          </table:table-cell>
          <table:table-cell office:value-type="float" office:value="309152926306138" calcext:value-type="float">
            <text:p>309152926306138</text:p>
          </table:table-cell>
        </table:table-row>
        <table:table-row table:style-name="ro1">
          <table:table-cell/>
          <table:table-cell office:value-type="float" office:value="10013.9049273484" calcext:value-type="float">
            <text:p>10013.9049273484</text:p>
          </table:table-cell>
          <table:table-cell office:value-type="float" office:value="0.525434214415695" calcext:value-type="float">
            <text:p>0.5254342144</text:p>
          </table:table-cell>
          <table:table-cell office:value-type="float" office:value="11700" calcext:value-type="float">
            <text:p>11700</text:p>
          </table:table-cell>
          <table:table-cell office:value-type="float" office:value="0.8889759074" calcext:value-type="float">
            <text:p>0.8889759074</text:p>
          </table:table-cell>
          <table:table-cell table:number-columns-repeated="2"/>
          <table:table-cell office:value-type="float" office:value="1260" calcext:value-type="float">
            <text:p>1260</text:p>
          </table:table-cell>
          <table:table-cell office:value-type="float" office:value="1260.6199851894" calcext:value-type="float">
            <text:p>1260.6199851894</text:p>
          </table:table-cell>
          <table:table-cell office:value-type="float" office:value="313912596862692" calcext:value-type="float">
            <text:p>313912596862692</text:p>
          </table:table-cell>
        </table:table-row>
        <table:table-row table:style-name="ro1">
          <table:table-cell/>
          <table:table-cell office:value-type="float" office:value="10041.1518678895" calcext:value-type="float">
            <text:p>10041.1518678895</text:p>
          </table:table-cell>
          <table:table-cell office:value-type="float" office:value="0.533368676007733" calcext:value-type="float">
            <text:p>0.533368676</text:p>
          </table:table-cell>
          <table:table-cell office:value-type="float" office:value="11800" calcext:value-type="float">
            <text:p>11800</text:p>
          </table:table-cell>
          <table:table-cell office:value-type="float" office:value="0.8998231727" calcext:value-type="float">
            <text:p>0.8998231727</text:p>
          </table:table-cell>
          <table:table-cell table:number-columns-repeated="2"/>
          <table:table-cell office:value-type="float" office:value="1270" calcext:value-type="float">
            <text:p>1270</text:p>
          </table:table-cell>
          <table:table-cell office:value-type="float" office:value="1270.62490570678" calcext:value-type="float">
            <text:p>1270.6249057068</text:p>
          </table:table-cell>
          <table:table-cell office:value-type="float" office:value="318652919009079" calcext:value-type="float">
            <text:p>318652919009079</text:p>
          </table:table-cell>
        </table:table-row>
        <table:table-row table:style-name="ro1">
          <table:table-cell/>
          <table:table-cell office:value-type="float" office:value="10068.3361240769" calcext:value-type="float">
            <text:p>10068.3361240769</text:p>
          </table:table-cell>
          <table:table-cell office:value-type="float" office:value="0.541269789089046" calcext:value-type="float">
            <text:p>0.5412697891</text:p>
          </table:table-cell>
          <table:table-cell office:value-type="float" office:value="11900" calcext:value-type="float">
            <text:p>11900</text:p>
          </table:table-cell>
          <table:table-cell office:value-type="float" office:value="0.9096552422" calcext:value-type="float">
            <text:p>0.9096552422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1280.62982622416" calcext:value-type="float">
            <text:p>1280.6298262242</text:p>
          </table:table-cell>
          <table:table-cell office:value-type="float" office:value="323373317600212" calcext:value-type="float">
            <text:p>323373317600212</text:p>
          </table:table-cell>
        </table:table-row>
        <table:table-row table:style-name="ro1">
          <table:table-cell/>
          <table:table-cell office:value-type="float" office:value="10095.4666817992" calcext:value-type="float">
            <text:p>10095.4666817992</text:p>
          </table:table-cell>
          <table:table-cell office:value-type="float" office:value="0.549136591357831" calcext:value-type="float">
            <text:p>0.549136591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185467748" calcext:value-type="float">
            <text:p>0.9185467748</text:p>
          </table:table-cell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1290.63474674153" calcext:value-type="float">
            <text:p>1290.6347467415</text:p>
          </table:table-cell>
          <table:table-cell office:value-type="float" office:value="328073217723666" calcext:value-type="float">
            <text:p>328073217723666</text:p>
          </table:table-cell>
        </table:table-row>
        <table:table-row table:style-name="ro1">
          <table:table-cell/>
          <table:table-cell office:value-type="float" office:value="10122.5524121765" calcext:value-type="float">
            <text:p>10122.5524121765</text:p>
          </table:table-cell>
          <table:table-cell office:value-type="float" office:value="0.556968119406901" calcext:value-type="float">
            <text:p>0.5569681194</text:p>
          </table:table-cell>
          <table:table-cell office:value-type="float" office:value="12100" calcext:value-type="float">
            <text:p>12100</text:p>
          </table:table-cell>
          <table:table-cell office:value-type="float" office:value="0.9265724235" calcext:value-type="float">
            <text:p>0.9265724235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300.63966725891" calcext:value-type="float">
            <text:p>1300.6396672589</text:p>
          </table:table-cell>
          <table:table-cell office:value-type="float" office:value="332752043806624" calcext:value-type="float">
            <text:p>332752043806624</text:p>
          </table:table-cell>
        </table:table-row>
        <table:table-row table:style-name="ro1">
          <table:table-cell/>
          <table:table-cell office:value-type="float" office:value="10149.6020854973" calcext:value-type="float">
            <text:p>10149.6020854973</text:p>
          </table:table-cell>
          <table:table-cell office:value-type="float" office:value="0.564763407291877" calcext:value-type="float">
            <text:p>0.5647634073</text:p>
          </table:table-cell>
          <table:table-cell office:value-type="float" office:value="12200" calcext:value-type="float">
            <text:p>12200</text:p>
          </table:table-cell>
          <table:table-cell office:value-type="float" office:value="0.933804887" calcext:value-type="float">
            <text:p>0.933804887</text:p>
          </table:table-cell>
          <table:table-cell table:number-columns-repeated="2"/>
          <table:table-cell office:value-type="float" office:value="1310" calcext:value-type="float">
            <text:p>1310</text:p>
          </table:table-cell>
          <table:table-cell office:value-type="float" office:value="1310.64458777629" calcext:value-type="float">
            <text:p>1310.6445877763</text:p>
          </table:table-cell>
          <table:table-cell office:value-type="float" office:value="337409218760459" calcext:value-type="float">
            <text:p>337409218760459</text:p>
          </table:table-cell>
        </table:table-row>
        <table:table-row table:style-name="ro1">
          <table:table-cell/>
          <table:table-cell office:value-type="float" office:value="10176.6243845803" calcext:value-type="float">
            <text:p>10176.6243845803</text:p>
          </table:table-cell>
          <table:table-cell office:value-type="float" office:value="0.572521485157941" calcext:value-type="float">
            <text:p>0.5725214852</text:p>
          </table:table-cell>
          <table:table-cell office:value-type="float" office:value="12300" calcext:value-type="float">
            <text:p>12300</text:p>
          </table:table-cell>
          <table:table-cell office:value-type="float" office:value="0.9403141719" calcext:value-type="float">
            <text:p>0.9403141719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1320.64950829366" calcext:value-type="float">
            <text:p>1320.6495082937</text:p>
          </table:table-cell>
          <table:table-cell office:value-type="float" office:value="342044163160316" calcext:value-type="float">
            <text:p>342044163160316</text:p>
          </table:table-cell>
        </table:table-row>
        <table:table-row table:style-name="ro1">
          <table:table-cell/>
          <table:table-cell office:value-type="float" office:value="10203.6279176034" calcext:value-type="float">
            <text:p>10203.6279176034</text:p>
          </table:table-cell>
          <table:table-cell office:value-type="float" office:value="0.580241377921307" calcext:value-type="float">
            <text:p>0.5802413779</text:p>
          </table:table-cell>
          <table:table-cell office:value-type="float" office:value="12400" calcext:value-type="float">
            <text:p>12400</text:p>
          </table:table-cell>
          <table:table-cell office:value-type="float" office:value="0.9461666022" calcext:value-type="float">
            <text:p>0.946166602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1330.65442881104" calcext:value-type="float">
            <text:p>1330.654428811</text:p>
          </table:table-cell>
          <table:table-cell office:value-type="float" office:value="346656294457371" calcext:value-type="float">
            <text:p>346656294457371</text:p>
          </table:table-cell>
        </table:table-row>
        <table:table-row table:style-name="ro1">
          <table:table-cell/>
          <table:table-cell office:value-type="float" office:value="10230.6212304374" calcext:value-type="float">
            <text:p>10230.6212304374</text:p>
          </table:table-cell>
          <table:table-cell office:value-type="float" office:value="0.587922104002148" calcext:value-type="float">
            <text:p>0.587922104</text:p>
          </table:table-cell>
          <table:table-cell office:value-type="float" office:value="12500" calcext:value-type="float">
            <text:p>12500</text:p>
          </table:table-cell>
          <table:table-cell office:value-type="float" office:value="0.951424421" calcext:value-type="float">
            <text:p>0.951424421</text:p>
          </table:table-cell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1340.65934932841" calcext:value-type="float">
            <text:p>1340.6593493284</text:p>
          </table:table-cell>
          <table:table-cell office:value-type="float" office:value="351245026221839" calcext:value-type="float">
            <text:p>351245026221839</text:p>
          </table:table-cell>
        </table:table-row>
        <table:table-row table:style-name="ro1">
          <table:table-cell/>
          <table:table-cell office:value-type="float" office:value="10257.6128185176" calcext:value-type="float">
            <text:p>10257.6128185176</text:p>
          </table:table-cell>
          <table:table-cell office:value-type="float" office:value="0.595562674106251" calcext:value-type="float">
            <text:p>0.5955626741</text:p>
          </table:table-cell>
          <table:table-cell office:value-type="float" office:value="12600" calcext:value-type="float">
            <text:p>12600</text:p>
          </table:table-cell>
          <table:table-cell office:value-type="float" office:value="0.9561455627" calcext:value-type="float">
            <text:p>0.9561455627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1350.66426984579" calcext:value-type="float">
            <text:p>1350.6642698458</text:p>
          </table:table-cell>
          <table:table-cell office:value-type="float" office:value="355809767415097" calcext:value-type="float">
            <text:p>355809767415097</text:p>
          </table:table-cell>
        </table:table-row>
        <table:table-row table:style-name="ro1">
          <table:table-cell/>
          <table:table-cell office:value-type="float" office:value="10284.6111382836" calcext:value-type="float">
            <text:p>10284.6111382836</text:p>
          </table:table-cell>
          <table:table-cell office:value-type="float" office:value="0.603162090053257" calcext:value-type="float">
            <text:p>0.6031620901</text:p>
          </table:table-cell>
          <table:table-cell office:value-type="float" office:value="12700" calcext:value-type="float">
            <text:p>12700</text:p>
          </table:table-cell>
          <table:table-cell office:value-type="float" office:value="0.9603833806" calcext:value-type="float">
            <text:p>0.9603833806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float" office:value="1360.66919036317" calcext:value-type="float">
            <text:p>1360.6691903632</text:p>
          </table:table-cell>
          <table:table-cell office:value-type="float" office:value="360349921689628" calcext:value-type="float">
            <text:p>360349921689628</text:p>
          </table:table-cell>
        </table:table-row>
        <table:table-row table:style-name="ro1">
          <table:table-cell/>
          <table:table-cell office:value-type="float" office:value="10311.6246182127" calcext:value-type="float">
            <text:p>10311.6246182127</text:p>
          </table:table-cell>
          <table:table-cell office:value-type="float" office:value="0.610719343649831" calcext:value-type="float">
            <text:p>0.6107193436</text:p>
          </table:table-cell>
          <table:table-cell office:value-type="float" office:value="12800" calcext:value-type="float">
            <text:p>12800</text:p>
          </table:table-cell>
          <table:table-cell office:value-type="float" office:value="0.9641868494" calcext:value-type="float">
            <text:p>0.9641868494</text:p>
          </table:table-cell>
          <table:table-cell table:number-columns-repeated="2"/>
          <table:table-cell office:value-type="float" office:value="1370" calcext:value-type="float">
            <text:p>1370</text:p>
          </table:table-cell>
          <table:table-cell office:value-type="float" office:value="1370.67411088054" calcext:value-type="float">
            <text:p>1370.6741108806</text:p>
          </table:table-cell>
          <table:table-cell office:value-type="float" office:value="364864886715818" calcext:value-type="float">
            <text:p>364864886715818</text:p>
          </table:table-cell>
        </table:table-row>
        <table:table-row table:style-name="ro1">
          <table:table-cell/>
          <table:table-cell office:value-type="float" office:value="10338.6616694687" calcext:value-type="float">
            <text:p>10338.6616694687</text:p>
          </table:table-cell>
          <table:table-cell office:value-type="float" office:value="0.61823341560668" calcext:value-type="float">
            <text:p>0.6182334156</text:p>
          </table:table-cell>
          <table:table-cell office:value-type="float" office:value="12900" calcext:value-type="float">
            <text:p>12900</text:p>
          </table:table-cell>
          <table:table-cell office:value-type="float" office:value="0.9676005293" calcext:value-type="float">
            <text:p>0.9676005293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office:value-type="float" office:value="1380.67903139792" calcext:value-type="float">
            <text:p>1380.6790313979</text:p>
          </table:table-cell>
          <table:table-cell office:value-type="float" office:value="369354053534942" calcext:value-type="float">
            <text:p>369354053534942</text:p>
          </table:table-cell>
        </table:table-row>
        <table:table-row table:style-name="ro1">
          <table:table-cell/>
          <table:table-cell office:value-type="float" office:value="10365.7306961853" calcext:value-type="float">
            <text:p>10365.7306961853</text:p>
          </table:table-cell>
          <table:table-cell office:value-type="float" office:value="0.62570327449884" calcext:value-type="float">
            <text:p>0.6257032745</text:p>
          </table:table-cell>
          <table:table-cell office:value-type="float" office:value="13000" calcext:value-type="float">
            <text:p>13000</text:p>
          </table:table-cell>
          <table:table-cell office:value-type="float" office:value="0.9706648662" calcext:value-type="float">
            <text:p>0.9706648662</text:p>
          </table:table-cell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0.68395191529" calcext:value-type="float">
            <text:p>1390.6839519153</text:p>
          </table:table-cell>
          <table:table-cell office:value-type="float" office:value="373816805938006" calcext:value-type="float">
            <text:p>373816805938006</text:p>
          </table:table-cell>
        </table:table-row>
        <table:table-row table:style-name="ro1">
          <table:table-cell/>
          <table:table-cell office:value-type="float" office:value="10392.8401053975" calcext:value-type="float">
            <text:p>10392.8401053975</text:p>
          </table:table-cell>
          <table:table-cell office:value-type="float" office:value="0.633127875769202" calcext:value-type="float">
            <text:p>0.6331278758</text:p>
          </table:table-cell>
          <table:table-cell office:value-type="float" office:value="13100" calcext:value-type="float">
            <text:p>13100</text:p>
          </table:table-cell>
          <table:table-cell office:value-type="float" office:value="0.9734164867" calcext:value-type="float">
            <text:p>0.9734164867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1400.68887243267" calcext:value-type="float">
            <text:p>1400.6888724327</text:p>
          </table:table-cell>
          <table:table-cell office:value-type="float" office:value="378252519870418" calcext:value-type="float">
            <text:p>378252519870418</text:p>
          </table:table-cell>
        </table:table-row>
        <table:table-row table:style-name="ro1">
          <table:table-cell/>
          <table:table-cell office:value-type="float" office:value="10419.9983166343" calcext:value-type="float">
            <text:p>10419.9983166343</text:p>
          </table:table-cell>
          <table:table-cell office:value-type="float" office:value="0.6405061607758" calcext:value-type="float">
            <text:p>0.6405061608</text:p>
          </table:table-cell>
          <table:table-cell office:value-type="float" office:value="13200" calcext:value-type="float">
            <text:p>13200</text:p>
          </table:table-cell>
          <table:table-cell office:value-type="float" office:value="0.9758882571" calcext:value-type="float">
            <text:p>0.9758882571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1410.69379295005" calcext:value-type="float">
            <text:p>1410.6937929501</text:p>
          </table:table-cell>
          <table:table-cell office:value-type="float" office:value="382660562862803" calcext:value-type="float">
            <text:p>382660562862803</text:p>
          </table:table-cell>
        </table:table-row>
        <table:table-row table:style-name="ro1">
          <table:table-cell/>
          <table:table-cell office:value-type="float" office:value="10447.2137711776" calcext:value-type="float">
            <text:p>10447.2137711776</text:p>
          </table:table-cell>
          <table:table-cell office:value-type="float" office:value="0.647837055883929" calcext:value-type="float">
            <text:p>0.6478370559</text:p>
          </table:table-cell>
          <table:table-cell office:value-type="float" office:value="13300" calcext:value-type="float">
            <text:p>13300</text:p>
          </table:table-cell>
          <table:table-cell office:value-type="float" office:value="0.9781097754" calcext:value-type="float">
            <text:p>0.9781097754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office:value-type="float" office:value="1420.69871346742" calcext:value-type="float">
            <text:p>1420.6987134674</text:p>
          </table:table-cell>
          <table:table-cell office:value-type="float" office:value="387040293488605" calcext:value-type="float">
            <text:p>387040293488605</text:p>
          </table:table-cell>
        </table:table-row>
        <table:table-row table:style-name="ro1">
          <table:table-cell/>
          <table:table-cell office:value-type="float" office:value="10474.4949409928" calcext:value-type="float">
            <text:p>10474.4949409928</text:p>
          </table:table-cell>
          <table:table-cell office:value-type="float" office:value="0.655119471604744" calcext:value-type="float">
            <text:p>0.6551194716</text:p>
          </table:table-cell>
          <table:table-cell office:value-type="float" office:value="13400" calcext:value-type="float">
            <text:p>13400</text:p>
          </table:table-cell>
          <table:table-cell office:value-type="float" office:value="0.9801075284" calcext:value-type="float">
            <text:p>0.9801075284</text:p>
          </table:table-cell>
          <table:table-cell table:number-columns-repeated="2"/>
          <table:table-cell office:value-type="float" office:value="1430" calcext:value-type="float">
            <text:p>1430</text:p>
          </table:table-cell>
          <table:table-cell office:value-type="float" office:value="1430.7036339848" calcext:value-type="float">
            <text:p>1430.7036339848</text:p>
          </table:table-cell>
          <table:table-cell office:value-type="float" office:value="391391060849457" calcext:value-type="float">
            <text:p>391391060849457</text:p>
          </table:table-cell>
        </table:table-row>
        <table:table-row table:style-name="ro1">
          <table:table-cell/>
          <table:table-cell office:value-type="float" office:value="10501.8503373306" calcext:value-type="float">
            <text:p>10501.8503373306</text:p>
          </table:table-cell>
          <table:table-cell office:value-type="float" office:value="0.662352301782602" calcext:value-type="float">
            <text:p>0.6623523018</text:p>
          </table:table-cell>
          <table:table-cell office:value-type="float" office:value="13500" calcext:value-type="float">
            <text:p>13500</text:p>
          </table:table-cell>
          <table:table-cell office:value-type="float" office:value="0.9819052547" calcext:value-type="float">
            <text:p>0.9819052547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1440.70855450218" calcext:value-type="float">
            <text:p>1440.7085545022</text:p>
          </table:table-cell>
          <table:table-cell office:value-type="float" office:value="395712204089668" calcext:value-type="float">
            <text:p>395712204089668</text:p>
          </table:table-cell>
        </table:table-row>
        <table:table-row table:style-name="ro1">
          <table:table-cell/>
          <table:table-cell office:value-type="float" office:value="10529.2885189951" calcext:value-type="float">
            <text:p>10529.2885189951</text:p>
          </table:table-cell>
          <table:table-cell office:value-type="float" office:value="0.669534422833996" calcext:value-type="float">
            <text:p>0.6695344228</text:p>
          </table:table-cell>
          <table:table-cell office:value-type="float" office:value="13600" calcext:value-type="float">
            <text:p>13600</text:p>
          </table:table-cell>
          <table:table-cell office:value-type="float" office:value="0.9835241334" calcext:value-type="float">
            <text:p>0.9835241334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1450.71347501955" calcext:value-type="float">
            <text:p>1450.7134750196</text:p>
          </table:table-cell>
          <table:table-cell office:value-type="float" office:value="400003051941540" calcext:value-type="float">
            <text:p>400003051941540</text:p>
          </table:table-cell>
        </table:table-row>
        <table:table-row table:style-name="ro1">
          <table:table-cell/>
          <table:table-cell office:value-type="float" office:value="10556.8181002717" calcext:value-type="float">
            <text:p>10556.8181002717</text:p>
          </table:table-cell>
          <table:table-cell office:value-type="float" office:value="0.676664693041626" calcext:value-type="float">
            <text:p>0.676664693</text:p>
          </table:table-cell>
          <table:table-cell office:value-type="float" office:value="13700" calcext:value-type="float">
            <text:p>13700</text:p>
          </table:table-cell>
          <table:table-cell office:value-type="float" office:value="0.9849830761" calcext:value-type="float">
            <text:p>0.9849830761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1460.71839553693" calcext:value-type="float">
            <text:p>1460.7183955369</text:p>
          </table:table-cell>
          <table:table-cell office:value-type="float" office:value="404262922303616" calcext:value-type="float">
            <text:p>404262922303616</text:p>
          </table:table-cell>
        </table:table-row>
        <table:table-row table:style-name="ro1">
          <table:table-cell/>
          <table:table-cell office:value-type="float" office:value="10584.4477585006" calcext:value-type="float">
            <text:p>10584.4477585006</text:p>
          </table:table-cell>
          <table:table-cell office:value-type="float" office:value="0.683741951907778" calcext:value-type="float">
            <text:p>0.6837419519</text:p>
          </table:table-cell>
          <table:table-cell office:value-type="float" office:value="13800" calcext:value-type="float">
            <text:p>13800</text:p>
          </table:table-cell>
          <table:table-cell office:value-type="float" office:value="0.9862989629" calcext:value-type="float">
            <text:p>0.9862989629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office:value-type="float" office:value="1470.7233160543" calcext:value-type="float">
            <text:p>1470.7233160543</text:p>
          </table:table-cell>
          <table:table-cell office:value-type="float" office:value="408491121854370" calcext:value-type="float">
            <text:p>408491121854370</text:p>
          </table:table-cell>
        </table:table-row>
        <table:table-row table:style-name="ro1">
          <table:table-cell/>
          <table:table-cell office:value-type="float" office:value="10612.1862412801" calcext:value-type="float">
            <text:p>10612.1862412801</text:p>
          </table:table-cell>
          <table:table-cell office:value-type="float" office:value="0.690765019571927" calcext:value-type="float">
            <text:p>0.6907650196</text:p>
          </table:table-cell>
          <table:table-cell office:value-type="float" office:value="13900" calcext:value-type="float">
            <text:p>13900</text:p>
          </table:table-cell>
          <table:table-cell office:value-type="float" office:value="0.9874868181" calcext:value-type="float">
            <text:p>0.9874868181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1480.72823657168" calcext:value-type="float">
            <text:p>1480.7282365717</text:p>
          </table:table-cell>
          <table:table-cell office:value-type="float" office:value="412686945704263" calcext:value-type="float">
            <text:p>412686945704263</text:p>
          </table:table-cell>
        </table:table-row>
        <table:table-row table:style-name="ro1">
          <table:table-cell/>
          <table:table-cell office:value-type="float" office:value="10640.042373279" calcext:value-type="float">
            <text:p>10640.042373279</text:p>
          </table:table-cell>
          <table:table-cell office:value-type="float" office:value="0.697732696298209" calcext:value-type="float">
            <text:p>0.6977326963</text:p>
          </table:table-cell>
          <table:table-cell office:value-type="float" office:value="14000" calcext:value-type="float">
            <text:p>14000</text:p>
          </table:table-cell>
          <table:table-cell office:value-type="float" office:value="0.988560054" calcext:value-type="float">
            <text:p>0.988560054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490.73315708906" calcext:value-type="float">
            <text:p>1490.7331570891</text:p>
          </table:table-cell>
          <table:table-cell office:value-type="float" office:value="416849677089541" calcext:value-type="float">
            <text:p>416849677089541</text:p>
          </table:table-cell>
        </table:table-row>
        <table:table-row table:style-name="ro1">
          <table:table-cell/>
          <table:table-cell office:value-type="float" office:value="10668.0250626297" calcext:value-type="float">
            <text:p>10668.0250626297</text:p>
          </table:table-cell>
          <table:table-cell office:value-type="float" office:value="0.704643762039185" calcext:value-type="float">
            <text:p>0.704643762</text:p>
          </table:table-cell>
          <table:table-cell office:value-type="float" office:value="14100" calcext:value-type="float">
            <text:p>14100</text:p>
          </table:table-cell>
          <table:table-cell office:value-type="float" office:value="0.989530599" calcext:value-type="float">
            <text:p>0.989530599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500.73807760643" calcext:value-type="float">
            <text:p>1500.7380776064</text:p>
          </table:table-cell>
          <table:table-cell office:value-type="float" office:value="420978587111609" calcext:value-type="float">
            <text:p>420978587111609</text:p>
          </table:table-cell>
        </table:table-row>
        <table:table-row table:style-name="ro1">
          <table:table-cell/>
          <table:table-cell office:value-type="float" office:value="10696.143306873" calcext:value-type="float">
            <text:p>10696.143306873</text:p>
          </table:table-cell>
          <table:table-cell office:value-type="float" office:value="0.711496976083112" calcext:value-type="float">
            <text:p>0.7114969761</text:p>
          </table:table-cell>
          <table:table-cell office:value-type="float" office:value="14200" calcext:value-type="float">
            <text:p>14200</text:p>
          </table:table-cell>
          <table:table-cell office:value-type="float" office:value="0.9904090838" calcext:value-type="float">
            <text:p>0.9904090838</text:p>
          </table:table-cell>
          <table:table-cell table:number-columns-repeated="2"/>
          <table:table-cell office:value-type="float" office:value="1510" calcext:value-type="float">
            <text:p>1510</text:p>
          </table:table-cell>
          <table:table-cell office:value-type="float" office:value="1510.74299812381" calcext:value-type="float">
            <text:p>1510.7429981238</text:p>
          </table:table-cell>
          <table:table-cell office:value-type="float" office:value="425072934526304" calcext:value-type="float">
            <text:p>425072934526304</text:p>
          </table:table-cell>
        </table:table-row>
        <table:table-row table:style-name="ro1">
          <table:table-cell/>
          <table:table-cell office:value-type="float" office:value="10724.4061984161" calcext:value-type="float">
            <text:p>10724.4061984161</text:p>
          </table:table-cell>
          <table:table-cell office:value-type="float" office:value="0.718291076792817" calcext:value-type="float">
            <text:p>0.7182910768</text:p>
          </table:table-cell>
          <table:table-cell office:value-type="float" office:value="14300" calcext:value-type="float">
            <text:p>14300</text:p>
          </table:table-cell>
          <table:table-cell office:value-type="float" office:value="0.9912049945" calcext:value-type="float">
            <text:p>0.9912049945</text:p>
          </table:table-cell>
          <table:table-cell table:number-columns-repeated="2"/>
          <table:table-cell office:value-type="float" office:value="1520" calcext:value-type="float">
            <text:p>1520</text:p>
          </table:table-cell>
          <table:table-cell office:value-type="float" office:value="1520.74791864119" calcext:value-type="float">
            <text:p>1520.7479186412</text:p>
          </table:table-cell>
          <table:table-cell office:value-type="float" office:value="429131965587883" calcext:value-type="float">
            <text:p>429131965587883</text:p>
          </table:table-cell>
        </table:table-row>
        <table:table-row table:style-name="ro1">
          <table:table-cell/>
          <table:table-cell office:value-type="float" office:value="10752.8229294633" calcext:value-type="float">
            <text:p>10752.8229294633</text:p>
          </table:table-cell>
          <table:table-cell office:value-type="float" office:value="0.725024781445098" calcext:value-type="float">
            <text:p>0.7250247814</text:p>
          </table:table-cell>
          <table:table-cell office:value-type="float" office:value="14400" calcext:value-type="float">
            <text:p>14400</text:p>
          </table:table-cell>
          <table:table-cell office:value-type="float" office:value="0.9919267709" calcext:value-type="float">
            <text:p>0.9919267709</text:p>
          </table:table-cell>
          <table:table-cell table:number-columns-repeated="2"/>
          <table:table-cell office:value-type="float" office:value="1530" calcext:value-type="float">
            <text:p>1530</text:p>
          </table:table-cell>
          <table:table-cell office:value-type="float" office:value="1530.75283915856" calcext:value-type="float">
            <text:p>1530.7528391586</text:p>
          </table:table-cell>
          <table:table-cell office:value-type="float" office:value="433154913953084" calcext:value-type="float">
            <text:p>433154913953084</text:p>
          </table:table-cell>
        </table:table-row>
        <table:table-row table:style-name="ro1">
          <table:table-cell/>
          <table:table-cell office:value-type="float" office:value="10781.4027963694" calcext:value-type="float">
            <text:p>10781.4027963694</text:p>
          </table:table-cell>
          <table:table-cell office:value-type="float" office:value="0.731696786180515" calcext:value-type="float">
            <text:p>0.7316967862</text:p>
          </table:table-cell>
          <table:table-cell office:value-type="float" office:value="14500" calcext:value-type="float">
            <text:p>14500</text:p>
          </table:table-cell>
          <table:table-cell office:value-type="float" office:value="0.9925819427" calcext:value-type="float">
            <text:p>0.9925819427</text:p>
          </table:table-cell>
          <table:table-cell table:number-columns-repeated="2"/>
          <table:table-cell office:value-type="float" office:value="1540" calcext:value-type="float">
            <text:p>1540</text:p>
          </table:table-cell>
          <table:table-cell office:value-type="float" office:value="1540.75775967594" calcext:value-type="float">
            <text:p>1540.7577596759</text:p>
          </table:table-cell>
          <table:table-cell office:value-type="float" office:value="437141000651119" calcext:value-type="float">
            <text:p>437141000651119</text:p>
          </table:table-cell>
        </table:table-row>
        <table:table-row table:style-name="ro1">
          <table:table-cell/>
          <table:table-cell office:value-type="float" office:value="10810.1552033638" calcext:value-type="float">
            <text:p>10810.1552033638</text:p>
          </table:table-cell>
          <table:table-cell office:value-type="float" office:value="0.738305766074334" calcext:value-type="float">
            <text:p>0.7383057661</text:p>
          </table:table-cell>
          <table:table-cell office:value-type="float" office:value="14600" calcext:value-type="float">
            <text:p>14600</text:p>
          </table:table-cell>
          <table:table-cell office:value-type="float" office:value="0.9931772264" calcext:value-type="float">
            <text:p>0.9931772264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1550.76268019331" calcext:value-type="float">
            <text:p>1550.7626801933</text:p>
          </table:table-cell>
          <table:table-cell office:value-type="float" office:value="441089434126067" calcext:value-type="float">
            <text:p>441089434126067</text:p>
          </table:table-cell>
        </table:table-row>
        <table:table-row table:style-name="ro1">
          <table:table-cell/>
          <table:table-cell office:value-type="float" office:value="10839.0896655836" calcext:value-type="float">
            <text:p>10839.0896655836</text:p>
          </table:table-cell>
          <table:table-cell office:value-type="float" office:value="0.744850375340327" calcext:value-type="float">
            <text:p>0.7448503753</text:p>
          </table:table-cell>
          <table:table-cell office:value-type="float" office:value="14700" calcext:value-type="float">
            <text:p>14700</text:p>
          </table:table-cell>
          <table:table-cell office:value-type="float" office:value="0.9937186158" calcext:value-type="float">
            <text:p>0.9937186158</text:p>
          </table:table-cell>
          <table:table-cell table:number-columns-repeated="2"/>
          <table:table-cell office:value-type="float" office:value="1560" calcext:value-type="float">
            <text:p>1560</text:p>
          </table:table-cell>
          <table:table-cell office:value-type="float" office:value="1560.76760071069" calcext:value-type="float">
            <text:p>1560.7676007107</text:p>
          </table:table-cell>
          <table:table-cell office:value-type="float" office:value="444999410358627" calcext:value-type="float">
            <text:p>444999410358627</text:p>
          </table:table-cell>
        </table:table-row>
        <table:table-row table:style-name="ro1">
          <table:table-cell/>
          <table:table-cell office:value-type="float" office:value="10868.2158113499" calcext:value-type="float">
            <text:p>10868.2158113499</text:p>
          </table:table-cell>
          <table:table-cell office:value-type="float" office:value="0.75132924768009" calcext:value-type="float">
            <text:p>0.7513292477</text:p>
          </table:table-cell>
          <table:table-cell office:value-type="float" office:value="14800" calcext:value-type="float">
            <text:p>14800</text:p>
          </table:table-cell>
          <table:table-cell office:value-type="float" office:value="0.9942114642" calcext:value-type="float">
            <text:p>0.9942114642</text:p>
          </table:table-cell>
          <table:table-cell table:number-columns-repeated="2"/>
          <table:table-cell office:value-type="float" office:value="1570" calcext:value-type="float">
            <text:p>1570</text:p>
          </table:table-cell>
          <table:table-cell office:value-type="float" office:value="1570.77252122807" calcext:value-type="float">
            <text:p>1570.7725212281</text:p>
          </table:table-cell>
          <table:table-cell office:value-type="float" office:value="448870113074816" calcext:value-type="float">
            <text:p>448870113074816</text:p>
          </table:table-cell>
        </table:table-row>
        <table:table-row table:style-name="ro1">
          <table:table-cell/>
          <table:table-cell office:value-type="float" office:value="10897.5433836137" calcext:value-type="float">
            <text:p>10897.5433836137</text:p>
          </table:table-cell>
          <table:table-cell office:value-type="float" office:value="0.757740996791476" calcext:value-type="float">
            <text:p>0.7577409968</text:p>
          </table:table-cell>
          <table:table-cell office:value-type="float" office:value="14900" calcext:value-type="float">
            <text:p>14900</text:p>
          </table:table-cell>
          <table:table-cell office:value-type="float" office:value="0.9946605531" calcext:value-type="float">
            <text:p>0.9946605531</text:p>
          </table:table-cell>
          <table:table-cell table:number-columns-repeated="2"/>
          <table:table-cell office:value-type="float" office:value="1580" calcext:value-type="float">
            <text:p>1580</text:p>
          </table:table-cell>
          <table:table-cell office:value-type="float" office:value="1580.77744174544" calcext:value-type="float">
            <text:p>1580.7774417455</text:p>
          </table:table-cell>
          <table:table-cell office:value-type="float" office:value="452700714049717" calcext:value-type="float">
            <text:p>452700714049717</text:p>
          </table:table-cell>
        </table:table-row>
        <table:table-row table:style-name="ro1">
          <table:table-cell/>
          <table:table-cell office:value-type="float" office:value="10927.0822404924" calcext:value-type="float">
            <text:p>10927.0822404924</text:p>
          </table:table-cell>
          <table:table-cell office:value-type="float" office:value="0.764084217050623" calcext:value-type="float">
            <text:p>0.7640842171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50701592" calcext:value-type="float">
            <text:p>0.9950701592</text:p>
          </table:table-cell>
          <table:table-cell table:number-columns-repeated="2"/>
          <table:table-cell office:value-type="float" office:value="1590" calcext:value-type="float">
            <text:p>1590</text:p>
          </table:table-cell>
          <table:table-cell office:value-type="float" office:value="1590.78236226282" calcext:value-type="float">
            <text:p>1590.7823622628</text:p>
          </table:table-cell>
          <table:table-cell office:value-type="float" office:value="456490373514956" calcext:value-type="float">
            <text:p>456490373514956</text:p>
          </table:table-cell>
        </table:table-row>
        <table:table-row table:style-name="ro1">
          <table:table-cell/>
          <table:table-cell office:value-type="float" office:value="10956.8423548097" calcext:value-type="float">
            <text:p>10956.8423548097</text:p>
          </table:table-cell>
          <table:table-cell office:value-type="float" office:value="0.770357484383" calcext:value-type="float">
            <text:p>0.7703574844</text:p>
          </table:table-cell>
          <table:table-cell office:value-type="float" office:value="15100" calcext:value-type="float">
            <text:p>15100</text:p>
          </table:table-cell>
          <table:table-cell office:value-type="float" office:value="0.9954441091" calcext:value-type="float">
            <text:p>0.9954441091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600.7872827802" calcext:value-type="float">
            <text:p>1600.7872827802</text:p>
          </table:table-cell>
          <table:table-cell office:value-type="float" office:value="460238240679089" calcext:value-type="float">
            <text:p>460238240679089</text:p>
          </table:table-cell>
        </table:table-row>
        <table:table-row table:style-name="ro1">
          <table:table-cell/>
          <table:table-cell office:value-type="float" office:value="10986.8338125477" calcext:value-type="float">
            <text:p>10986.8338125477</text:p>
          </table:table-cell>
          <table:table-cell office:value-type="float" office:value="0.776559357339649" calcext:value-type="float">
            <text:p>0.7765593573</text:p>
          </table:table-cell>
          <table:table-cell office:value-type="float" office:value="15200" calcext:value-type="float">
            <text:p>15200</text:p>
          </table:table-cell>
          <table:table-cell office:value-type="float" office:value="0.9957858282" calcext:value-type="float">
            <text:p>0.9957858282</text:p>
          </table:table-cell>
          <table:table-cell table:number-columns-repeated="2"/>
          <table:table-cell office:value-type="float" office:value="1610" calcext:value-type="float">
            <text:p>1610</text:p>
          </table:table-cell>
          <table:table-cell office:value-type="float" office:value="1610.79220329757" calcext:value-type="float">
            <text:p>1610.7922032976</text:p>
          </table:table-cell>
          <table:table-cell office:value-type="float" office:value="463943454370586" calcext:value-type="float">
            <text:p>463943454370586</text:p>
          </table:table-cell>
        </table:table-row>
        <table:table-row table:style-name="ro1">
          <table:table-cell/>
          <table:table-cell office:value-type="float" office:value="11017.0668101112" calcext:value-type="float">
            <text:p>11017.0668101112</text:p>
          </table:table-cell>
          <table:table-cell office:value-type="float" office:value="0.782688378395557" calcext:value-type="float">
            <text:p>0.7826883784</text:p>
          </table:table-cell>
          <table:table-cell office:value-type="float" office:value="15300" calcext:value-type="float">
            <text:p>15300</text:p>
          </table:table-cell>
          <table:table-cell office:value-type="float" office:value="0.9960983875" calcext:value-type="float">
            <text:p>0.9960983875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1620.79712381495" calcext:value-type="float">
            <text:p>1620.797123815</text:p>
          </table:table-cell>
          <table:table-cell office:value-type="float" office:value="467605143813527" calcext:value-type="float">
            <text:p>467605143813527</text:p>
          </table:table-cell>
        </table:table-row>
        <table:table-row table:style-name="ro1">
          <table:table-cell/>
          <table:table-cell office:value-type="float" office:value="11047.5516503005" calcext:value-type="float">
            <text:p>11047.5516503005</text:p>
          </table:table-cell>
          <table:table-cell office:value-type="float" office:value="0.78874307548771" calcext:value-type="float">
            <text:p>0.7887430755</text:p>
          </table:table-cell>
          <table:table-cell office:value-type="float" office:value="15400" calcext:value-type="float">
            <text:p>15400</text:p>
          </table:table-cell>
          <table:table-cell office:value-type="float" office:value="0.9963845408" calcext:value-type="float">
            <text:p>0.9963845408</text:p>
          </table:table-cell>
          <table:table-cell table:number-columns-repeated="2"/>
          <table:table-cell office:value-type="float" office:value="1630" calcext:value-type="float">
            <text:p>1630</text:p>
          </table:table-cell>
          <table:table-cell office:value-type="float" office:value="1630.80204433232" calcext:value-type="float">
            <text:p>1630.8020443323</text:p>
          </table:table-cell>
          <table:table-cell office:value-type="float" office:value="471222429546487" calcext:value-type="float">
            <text:p>471222429546487</text:p>
          </table:table-cell>
        </table:table-row>
        <table:table-row table:style-name="ro1">
          <table:table-cell/>
          <table:table-cell office:value-type="float" office:value="11078.2987368838" calcext:value-type="float">
            <text:p>11078.2987368838</text:p>
          </table:table-cell>
          <table:table-cell office:value-type="float" office:value="0.794721963810831" calcext:value-type="float">
            <text:p>0.7947219638</text:p>
          </table:table-cell>
          <table:table-cell office:value-type="float" office:value="15500" calcext:value-type="float">
            <text:p>15500</text:p>
          </table:table-cell>
          <table:table-cell office:value-type="float" office:value="0.99664676" calcext:value-type="float">
            <text:p>0.99664676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1640.8069648497" calcext:value-type="float">
            <text:p>1640.8069648497</text:p>
          </table:table-cell>
          <table:table-cell office:value-type="float" office:value="474794424495369" calcext:value-type="float">
            <text:p>474794424495369</text:p>
          </table:table-cell>
        </table:table-row>
        <table:table-row table:style-name="ro1">
          <table:table-cell/>
          <table:table-cell office:value-type="float" office:value="11109.3185676537" calcext:value-type="float">
            <text:p>11109.3185676537</text:p>
          </table:table-cell>
          <table:table-cell office:value-type="float" office:value="0.800623547889057" calcext:value-type="float">
            <text:p>0.8006235479</text:p>
          </table:table-cell>
          <table:table-cell office:value-type="float" office:value="15600" calcext:value-type="float">
            <text:p>15600</text:p>
          </table:table-cell>
          <table:table-cell office:value-type="float" office:value="0.9968872656" calcext:value-type="float">
            <text:p>0.9968872656</text:p>
          </table:table-cell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1650.81188536708" calcext:value-type="float">
            <text:p>1650.8118853671</text:p>
          </table:table-cell>
          <table:table-cell office:value-type="float" office:value="478320235211102" calcext:value-type="float">
            <text:p>478320235211102</text:p>
          </table:table-cell>
        </table:table-row>
        <table:table-row table:style-name="ro1">
          <table:table-cell/>
          <table:table-cell office:value-type="float" office:value="11140.6217258528" calcext:value-type="float">
            <text:p>11140.6217258528</text:p>
          </table:table-cell>
          <table:table-cell office:value-type="float" office:value="0.806446323941868" calcext:value-type="float">
            <text:p>0.8064463239</text:p>
          </table:table-cell>
          <table:table-cell office:value-type="float" office:value="15700" calcext:value-type="float">
            <text:p>15700</text:p>
          </table:table-cell>
          <table:table-cell office:value-type="float" office:value="0.9971080548" calcext:value-type="float">
            <text:p>0.9971080548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1660.81680588445" calcext:value-type="float">
            <text:p>1660.8168058845</text:p>
          </table:table-cell>
          <table:table-cell office:value-type="float" office:value="481798963283122" calcext:value-type="float">
            <text:p>481798963283122</text:p>
          </table:table-cell>
        </table:table-row>
        <table:table-row table:style-name="ro1">
          <table:table-cell/>
          <table:table-cell office:value-type="float" office:value="11172.2188698478" calcext:value-type="float">
            <text:p>11172.2188698478</text:p>
          </table:table-cell>
          <table:table-cell office:value-type="float" office:value="0.812188782562291" calcext:value-type="float">
            <text:p>0.8121887826</text:p>
          </table:table-cell>
          <table:table-cell office:value-type="float" office:value="15800" calcext:value-type="float">
            <text:p>15800</text:p>
          </table:table-cell>
          <table:table-cell office:value-type="float" office:value="0.9973109242" calcext:value-type="float">
            <text:p>0.9973109242</text:p>
          </table:table-cell>
          <table:table-cell table:number-columns-repeated="2"/>
          <table:table-cell office:value-type="float" office:value="1670" calcext:value-type="float">
            <text:p>1670</text:p>
          </table:table-cell>
          <table:table-cell office:value-type="float" office:value="1670.82172640183" calcext:value-type="float">
            <text:p>1670.8217264018</text:p>
          </table:table-cell>
          <table:table-cell office:value-type="float" office:value="485229706939430" calcext:value-type="float">
            <text:p>485229706939430</text:p>
          </table:table-cell>
        </table:table-row>
        <table:table-row table:style-name="ro1">
          <table:table-cell/>
          <table:table-cell office:value-type="float" office:value="11204.1207209342" calcext:value-type="float">
            <text:p>11204.1207209342</text:p>
          </table:table-cell>
          <table:table-cell office:value-type="float" office:value="0.817849411724828" calcext:value-type="float">
            <text:p>0.8178494117</text:p>
          </table:table-cell>
          <table:table-cell office:value-type="float" office:value="15900" calcext:value-type="float">
            <text:p>15900</text:p>
          </table:table-cell>
          <table:table-cell office:value-type="float" office:value="0.9974974923" calcext:value-type="float">
            <text:p>0.9974974923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1680.82664691921" calcext:value-type="float">
            <text:p>1680.8266469192</text:p>
          </table:table-cell>
          <table:table-cell office:value-type="float" office:value="488611562843627" calcext:value-type="float">
            <text:p>488611562843627</text:p>
          </table:table-cell>
        </table:table-row>
        <table:table-row table:style-name="ro1">
          <table:table-cell/>
          <table:table-cell office:value-type="float" office:value="11236.338049153" calcext:value-type="float">
            <text:p>11236.338049153</text:p>
          </table:table-cell>
          <table:table-cell office:value-type="float" office:value="0.823426700139534" calcext:value-type="float">
            <text:p>0.8234267001</text:p>
          </table:table-cell>
          <table:table-cell office:value-type="float" office:value="16000" calcext:value-type="float">
            <text:p>16000</text:p>
          </table:table-cell>
          <table:table-cell office:value-type="float" office:value="0.9976692183" calcext:value-type="float">
            <text:p>0.9976692183</text:p>
          </table:table-cell>
          <table:table-cell table:number-columns-repeated="2"/>
          <table:table-cell office:value-type="float" office:value="1690" calcext:value-type="float">
            <text:p>1690</text:p>
          </table:table-cell>
          <table:table-cell office:value-type="float" office:value="1690.83156743658" calcext:value-type="float">
            <text:p>1690.8315674366</text:p>
          </table:table-cell>
          <table:table-cell office:value-type="float" office:value="491943628098760" calcext:value-type="float">
            <text:p>491943628098760</text:p>
          </table:table-cell>
        </table:table-row>
        <table:table-row table:style-name="ro1">
          <table:table-cell/>
          <table:table-cell office:value-type="float" office:value="11268.881657007" calcext:value-type="float">
            <text:p>11268.881657007</text:p>
          </table:table-cell>
          <table:table-cell office:value-type="float" office:value="0.828919140967231" calcext:value-type="float">
            <text:p>0.828919141</text:p>
          </table:table-cell>
          <table:table-cell office:value-type="float" office:value="16100" calcext:value-type="float">
            <text:p>16100</text:p>
          </table:table-cell>
          <table:table-cell office:value-type="float" office:value="0.9978274184" calcext:value-type="float">
            <text:p>0.9978274184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700.83648795396" calcext:value-type="float">
            <text:p>1700.836487954</text:p>
          </table:table-cell>
          <table:table-cell office:value-type="float" office:value="495225002466918" calcext:value-type="float">
            <text:p>495225002466918</text:p>
          </table:table-cell>
        </table:table-row>
        <table:table-row table:style-name="ro1">
          <table:table-cell/>
          <table:table-cell office:value-type="float" office:value="11301.7623609689" calcext:value-type="float">
            <text:p>11301.7623609689</text:p>
          </table:table-cell>
          <table:table-cell office:value-type="float" office:value="0.834325235908845" calcext:value-type="float">
            <text:p>0.8343252359</text:p>
          </table:table-cell>
          <table:table-cell office:value-type="float" office:value="16200" calcext:value-type="float">
            <text:p>16200</text:p>
          </table:table-cell>
          <table:table-cell office:value-type="float" office:value="0.9979732817" calcext:value-type="float">
            <text:p>0.9979732817</text:p>
          </table:table-cell>
          <table:table-cell table:number-columns-repeated="2"/>
          <table:table-cell office:value-type="float" office:value="1710" calcext:value-type="float">
            <text:p>1710</text:p>
          </table:table-cell>
          <table:table-cell office:value-type="float" office:value="1710.84140847133" calcext:value-type="float">
            <text:p>1710.8414084713</text:p>
          </table:table-cell>
          <table:table-cell office:value-type="float" office:value="498454790812345" calcext:value-type="float">
            <text:p>498454790812345</text:p>
          </table:table-cell>
        </table:table-row>
        <table:table-row table:style-name="ro1">
          <table:table-cell/>
          <table:table-cell office:value-type="float" office:value="11334.9909706855" calcext:value-type="float">
            <text:p>11334.9909706855</text:p>
          </table:table-cell>
          <table:table-cell office:value-type="float" office:value="0.839643499679302" calcext:value-type="float">
            <text:p>0.8396434997</text:p>
          </table:table-cell>
          <table:table-cell office:value-type="float" office:value="16300" calcext:value-type="float">
            <text:p>16300</text:p>
          </table:table-cell>
          <table:table-cell office:value-type="float" office:value="0.9981078825" calcext:value-type="float">
            <text:p>0.9981078825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1720.84632898871" calcext:value-type="float">
            <text:p>1720.8463289887</text:p>
          </table:table-cell>
          <table:table-cell office:value-type="float" office:value="501632105774297" calcext:value-type="float">
            <text:p>501632105774297</text:p>
          </table:table-cell>
        </table:table-row>
        <table:table-row table:style-name="ro1">
          <table:table-cell/>
          <table:table-cell office:value-type="float" office:value="11368.5782657948" calcext:value-type="float">
            <text:p>11368.5782657948</text:p>
          </table:table-cell>
          <table:table-cell office:value-type="float" office:value="0.844872464873179" calcext:value-type="float">
            <text:p>0.8448724649</text:p>
          </table:table-cell>
          <table:table-cell office:value-type="float" office:value="16400" calcext:value-type="float">
            <text:p>16400</text:p>
          </table:table-cell>
          <table:table-cell office:value-type="float" office:value="0.9982321929" calcext:value-type="float">
            <text:p>0.998232192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1730.85124950609" calcext:value-type="float">
            <text:p>1730.8512495061</text:p>
          </table:table-cell>
          <table:table-cell office:value-type="float" office:value="504756070673956" calcext:value-type="float">
            <text:p>504756070673956</text:p>
          </table:table-cell>
        </table:table-row>
        <table:table-row table:style-name="ro1">
          <table:table-cell/>
          <table:table-cell office:value-type="float" office:value="11402.5349702886" calcext:value-type="float">
            <text:p>11402.5349702886</text:p>
          </table:table-cell>
          <table:table-cell office:value-type="float" office:value="0.850010687225435" calcext:value-type="float">
            <text:p>0.8500106872</text:p>
          </table:table-cell>
          <table:table-cell office:value-type="float" office:value="16500" calcext:value-type="float">
            <text:p>16500</text:p>
          </table:table-cell>
          <table:table-cell office:value-type="float" office:value="0.9983470931" calcext:value-type="float">
            <text:p>0.9983470931</text:p>
          </table:table-cell>
          <table:table-cell table:number-columns-repeated="2"/>
          <table:table-cell office:value-type="float" office:value="1740" calcext:value-type="float">
            <text:p>1740</text:p>
          </table:table-cell>
          <table:table-cell office:value-type="float" office:value="1740.85617002346" calcext:value-type="float">
            <text:p>1740.8561700235</text:p>
          </table:table-cell>
          <table:table-cell office:value-type="float" office:value="507825822657367" calcext:value-type="float">
            <text:p>507825822657367</text:p>
          </table:table-cell>
        </table:table-row>
        <table:table-row table:style-name="ro1">
          <table:table-cell/>
          <table:table-cell office:value-type="float" office:value="11436.8717243791" calcext:value-type="float">
            <text:p>11436.8717243791</text:p>
          </table:table-cell>
          <table:table-cell office:value-type="float" office:value="0.855056751265853" calcext:value-type="float">
            <text:p>0.8550567513</text:p>
          </table:table-cell>
          <table:table-cell office:value-type="float" office:value="16600" calcext:value-type="float">
            <text:p>16600</text:p>
          </table:table-cell>
          <table:table-cell office:value-type="float" office:value="0.9984533804" calcext:value-type="float">
            <text:p>0.9984533804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750.86109054084" calcext:value-type="float">
            <text:p>1750.8610905408</text:p>
          </table:table-cell>
          <table:table-cell office:value-type="float" office:value="510840516073602" calcext:value-type="float">
            <text:p>510840516073602</text:p>
          </table:table-cell>
        </table:table-row>
        <table:table-row table:style-name="ro1">
          <table:table-cell/>
          <table:table-cell office:value-type="float" office:value="11471.5990538489" calcext:value-type="float">
            <text:p>11471.5990538489</text:p>
          </table:table-cell>
          <table:table-cell office:value-type="float" office:value="0.860009276360412" calcext:value-type="float">
            <text:p>0.8600092764</text:p>
          </table:table-cell>
          <table:table-cell office:value-type="float" office:value="16700" calcext:value-type="float">
            <text:p>16700</text:p>
          </table:table-cell>
          <table:table-cell office:value-type="float" office:value="0.9985517782" calcext:value-type="float">
            <text:p>0.9985517782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760.86601105822" calcext:value-type="float">
            <text:p>1760.8660110582</text:p>
          </table:table-cell>
          <table:table-cell office:value-type="float" office:value="513799326084079" calcext:value-type="float">
            <text:p>513799326084079</text:p>
          </table:table-cell>
        </table:table-row>
        <table:table-row table:style-name="ro1">
          <table:table-cell/>
          <table:table-cell office:value-type="float" office:value="11506.7273369002" calcext:value-type="float">
            <text:p>11506.7273369002</text:p>
          </table:table-cell>
          <table:table-cell office:value-type="float" office:value="0.864866923126579" calcext:value-type="float">
            <text:p>0.8648669231</text:p>
          </table:table-cell>
          <table:table-cell office:value-type="float" office:value="16800" calcext:value-type="float">
            <text:p>16800</text:p>
          </table:table-cell>
          <table:table-cell office:value-type="float" office:value="0.9986429434" calcext:value-type="float">
            <text:p>0.9986429434</text:p>
          </table:table-cell>
          <table:table-cell table:number-columns-repeated="2"/>
          <table:table-cell office:value-type="float" office:value="1770" calcext:value-type="float">
            <text:p>1770</text:p>
          </table:table-cell>
          <table:table-cell office:value-type="float" office:value="1770.87093157559" calcext:value-type="float">
            <text:p>1770.8709315756</text:p>
          </table:table-cell>
          <table:table-cell office:value-type="float" office:value="516701452495289" calcext:value-type="float">
            <text:p>516701452495289</text:p>
          </table:table-cell>
        </table:table-row>
        <table:table-row table:style-name="ro1">
          <table:table-cell/>
          <table:table-cell office:value-type="float" office:value="11542.2667685511" calcext:value-type="float">
            <text:p>11542.2667685511</text:p>
          </table:table-cell>
          <table:table-cell office:value-type="float" office:value="0.869628400202507" calcext:value-type="float">
            <text:p>0.8696284002</text:p>
          </table:table-cell>
          <table:table-cell office:value-type="float" office:value="16900" calcext:value-type="float">
            <text:p>16900</text:p>
          </table:table-cell>
          <table:table-cell office:value-type="float" office:value="0.9987274724" calcext:value-type="float">
            <text:p>0.9987274724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1780.87585209297" calcext:value-type="float">
            <text:p>1780.875852093</text:p>
          </table:table-cell>
          <table:table-cell office:value-type="float" office:value="519546123802941" calcext:value-type="float">
            <text:p>519546123802941</text:p>
          </table:table-cell>
        </table:table-row>
        <table:table-row table:style-name="ro1">
          <table:table-cell/>
          <table:table-cell office:value-type="float" office:value="11578.2273226707" calcext:value-type="float">
            <text:p>11578.2273226707</text:p>
          </table:table-cell>
          <table:table-cell office:value-type="float" office:value="0.874292471342353" calcext:value-type="float">
            <text:p>0.8742924713</text:p>
          </table:table-cell>
          <table:table-cell office:value-type="float" office:value="17000" calcext:value-type="float">
            <text:p>17000</text:p>
          </table:table-cell>
          <table:table-cell office:value-type="float" office:value="0.9988059075" calcext:value-type="float">
            <text:p>0.9988059075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1790.88077261034" calcext:value-type="float">
            <text:p>1790.8807726104</text:p>
          </table:table-cell>
          <table:table-cell office:value-type="float" office:value="522332601430953" calcext:value-type="float">
            <text:p>522332601430953</text:p>
          </table:table-cell>
        </table:table-row>
        <table:table-row table:style-name="ro1">
          <table:table-cell/>
          <table:table-cell office:value-type="float" office:value="11614.6187117886" calcext:value-type="float">
            <text:p>11614.6187117886</text:p>
          </table:table-cell>
          <table:table-cell office:value-type="float" office:value="0.878857962801503" calcext:value-type="float">
            <text:p>0.8788579628</text:p>
          </table:table-cell>
          <table:table-cell office:value-type="float" office:value="17100" calcext:value-type="float">
            <text:p>17100</text:p>
          </table:table-cell>
          <table:table-cell office:value-type="float" office:value="0.9988787425" calcext:value-type="float">
            <text:p>0.9988787425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1800.88569312772" calcext:value-type="float">
            <text:p>1800.8856931277</text:p>
          </table:table-cell>
          <table:table-cell office:value-type="float" office:value="525060184143643" calcext:value-type="float">
            <text:p>525060184143643</text:p>
          </table:table-cell>
        </table:table-row>
        <table:table-row table:style-name="ro1">
          <table:table-cell/>
          <table:table-cell office:value-type="float" office:value="11651.4503448666" calcext:value-type="float">
            <text:p>11651.4503448666</text:p>
          </table:table-cell>
          <table:table-cell office:value-type="float" office:value="0.883323770966453" calcext:value-type="float">
            <text:p>0.883323771</text:p>
          </table:table-cell>
          <table:table-cell office:value-type="float" office:value="17200" calcext:value-type="float">
            <text:p>17200</text:p>
          </table:table-cell>
          <table:table-cell office:value-type="float" office:value="0.9989464268" calcext:value-type="float">
            <text:p>0.9989464268</text:p>
          </table:table-cell>
          <table:table-cell table:number-columns-repeated="2"/>
          <table:table-cell office:value-type="float" office:value="1810" calcext:value-type="float">
            <text:p>1810</text:p>
          </table:table-cell>
          <table:table-cell office:value-type="float" office:value="1810.8906136451" calcext:value-type="float">
            <text:p>1810.8906136451</text:p>
          </table:table-cell>
          <table:table-cell office:value-type="float" office:value="527728212604083" calcext:value-type="float">
            <text:p>527728212604083</text:p>
          </table:table-cell>
        </table:table-row>
        <table:table-row table:style-name="ro1">
          <table:table-cell/>
          <table:table-cell office:value-type="float" office:value="11688.7312832735" calcext:value-type="float">
            <text:p>11688.7312832735</text:p>
          </table:table-cell>
          <table:table-cell office:value-type="float" office:value="0.88768887017466" calcext:value-type="float">
            <text:p>0.8876888702</text:p>
          </table:table-cell>
          <table:table-cell office:value-type="float" office:value="17300" calcext:value-type="float">
            <text:p>17300</text:p>
          </table:table-cell>
          <table:table-cell office:value-type="float" office:value="0.9990093713" calcext:value-type="float">
            <text:p>0.9990093713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1820.89553416247" calcext:value-type="float">
            <text:p>1820.8955341625</text:p>
          </table:table-cell>
          <table:table-cell office:value-type="float" office:value="530336074045948" calcext:value-type="float">
            <text:p>530336074045948</text:p>
          </table:table-cell>
        </table:table-row>
        <table:table-row table:style-name="ro1">
          <table:table-cell/>
          <table:table-cell office:value-type="float" office:value="11726.4701952607" calcext:value-type="float">
            <text:p>11726.4701952607</text:p>
          </table:table-cell>
          <table:table-cell office:value-type="float" office:value="0.891952320659945" calcext:value-type="float">
            <text:p>0.8919523207</text:p>
          </table:table-cell>
          <table:table-cell office:value-type="float" office:value="17400" calcext:value-type="float">
            <text:p>17400</text:p>
          </table:table-cell>
          <table:table-cell office:value-type="float" office:value="0.9990679478" calcext:value-type="float">
            <text:p>0.9990679478</text:p>
          </table:table-cell>
          <table:table-cell table:number-columns-repeated="2"/>
          <table:table-cell office:value-type="float" office:value="1830" calcext:value-type="float">
            <text:p>1830</text:p>
          </table:table-cell>
          <table:table-cell office:value-type="float" office:value="1830.90045467985" calcext:value-type="float">
            <text:p>1830.9004546799</text:p>
          </table:table-cell>
          <table:table-cell office:value-type="float" office:value="532883207020377" calcext:value-type="float">
            <text:p>532883207020377</text:p>
          </table:table-cell>
        </table:table-row>
        <table:table-row table:style-name="ro1">
          <table:table-cell/>
          <table:table-cell office:value-type="float" office:value="11764.6753092959" calcext:value-type="float">
            <text:p>11764.6753092959</text:p>
          </table:table-cell>
          <table:table-cell office:value-type="float" office:value="0.896113276549359" calcext:value-type="float">
            <text:p>0.8961132765</text:p>
          </table:table-cell>
          <table:table-cell office:value-type="float" office:value="17500" calcext:value-type="float">
            <text:p>17500</text:p>
          </table:table-cell>
          <table:table-cell office:value-type="float" office:value="0.9991224987" calcext:value-type="float">
            <text:p>0.9991224987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1840.90537519722" calcext:value-type="float">
            <text:p>1840.9053751972</text:p>
          </table:table-cell>
          <table:table-cell office:value-type="float" office:value="535369106173575" calcext:value-type="float">
            <text:p>535369106173575</text:p>
          </table:table-cell>
        </table:table-row>
        <table:table-row table:style-name="ro1">
          <table:table-cell/>
          <table:table-cell office:value-type="float" office:value="11803.3543666726" calcext:value-type="float">
            <text:p>11803.3543666726</text:p>
          </table:table-cell>
          <table:table-cell office:value-type="float" office:value="0.900170993827941" calcext:value-type="float">
            <text:p>0.9001709938</text:p>
          </table:table-cell>
          <table:table-cell office:value-type="float" office:value="17600" calcext:value-type="float">
            <text:p>17600</text:p>
          </table:table-cell>
          <table:table-cell office:value-type="float" office:value="0.9991733357" calcext:value-type="float">
            <text:p>0.9991733357</text:p>
          </table:table-cell>
          <table:table-cell table:number-columns-repeated="2"/>
          <table:table-cell office:value-type="float" office:value="1850" calcext:value-type="float">
            <text:p>1850</text:p>
          </table:table-cell>
          <table:table-cell office:value-type="float" office:value="1850.9102957146" calcext:value-type="float">
            <text:p>1850.9102957146</text:p>
          </table:table-cell>
          <table:table-cell office:value-type="float" office:value="537793327005237" calcext:value-type="float">
            <text:p>537793327005237</text:p>
          </table:table-cell>
        </table:table-row>
        <table:table-row table:style-name="ro1">
          <table:table-cell/>
          <table:table-cell office:value-type="float" office:value="11842.5145738681" calcext:value-type="float">
            <text:p>11842.5145738681</text:p>
          </table:table-cell>
          <table:table-cell office:value-type="float" office:value="0.904124838178991" calcext:value-type="float">
            <text:p>0.9041248382</text:p>
          </table:table-cell>
          <table:table-cell office:value-type="float" office:value="17700" calcext:value-type="float">
            <text:p>17700</text:p>
          </table:table-cell>
          <table:table-cell office:value-type="float" office:value="0.9992207443" calcext:value-type="float">
            <text:p>0.9992207443</text:p>
          </table:table-cell>
          <table:table-cell table:number-columns-repeated="2"/>
          <table:table-cell office:value-type="float" office:value="1860" calcext:value-type="float">
            <text:p>1860</text:p>
          </table:table-cell>
          <table:table-cell office:value-type="float" office:value="1860.91521623198" calcext:value-type="float">
            <text:p>1860.915216232</text:p>
          </table:table-cell>
          <table:table-cell office:value-type="float" office:value="540155490552598" calcext:value-type="float">
            <text:p>540155490552598</text:p>
          </table:table-cell>
        </table:table-row>
        <table:table-row table:style-name="ro1">
          <table:table-cell/>
          <table:table-cell office:value-type="float" office:value="11882.1625551812" calcext:value-type="float">
            <text:p>11882.1625551812</text:p>
          </table:table-cell>
          <table:table-cell office:value-type="float" office:value="0.907974292599508" calcext:value-type="float">
            <text:p>0.9079742926</text:p>
          </table:table-cell>
          <table:table-cell office:value-type="float" office:value="17800" calcext:value-type="float">
            <text:p>17800</text:p>
          </table:table-cell>
          <table:table-cell office:value-type="float" office:value="0.9992649853" calcext:value-type="float">
            <text:p>0.9992649853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1870.92013674935" calcext:value-type="float">
            <text:p>1870.9201367494</text:p>
          </table:table-cell>
          <table:table-cell office:value-type="float" office:value="542455287940160" calcext:value-type="float">
            <text:p>542455287940160</text:p>
          </table:table-cell>
        </table:table-row>
        <table:table-row table:style-name="ro1">
          <table:table-cell/>
          <table:table-cell office:value-type="float" office:value="11922.3043062283" calcext:value-type="float">
            <text:p>11922.3043062283</text:p>
          </table:table-cell>
          <table:table-cell office:value-type="float" office:value="0.91171896468392" calcext:value-type="float">
            <text:p>0.9117189647</text:p>
          </table:table-cell>
          <table:table-cell office:value-type="float" office:value="17900" calcext:value-type="float">
            <text:p>17900</text:p>
          </table:table-cell>
          <table:table-cell office:value-type="float" office:value="0.9993062977" calcext:value-type="float">
            <text:p>0.9993062977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office:value-type="float" office:value="1880.92505726673" calcext:value-type="float">
            <text:p>1880.9250572667</text:p>
          </table:table-cell>
          <table:table-cell office:value-type="float" office:value="544692484731244" calcext:value-type="float">
            <text:p>544692484731244</text:p>
          </table:table-cell>
        </table:table-row>
        <table:table-row table:style-name="ro1">
          <table:table-cell/>
          <table:table-cell office:value-type="float" office:value="11962.9451489195" calcext:value-type="float">
            <text:p>11962.9451489195</text:p>
          </table:table-cell>
          <table:table-cell office:value-type="float" office:value="0.915358593464276" calcext:value-type="float">
            <text:p>0.9153585935</text:p>
          </table:table-cell>
          <table:table-cell office:value-type="float" office:value="18000" calcext:value-type="float">
            <text:p>18000</text:p>
          </table:table-cell>
          <table:table-cell office:value-type="float" office:value="0.9993449007" calcext:value-type="float">
            <text:p>0.9993449007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office:value-type="float" office:value="1890.92997778411" calcext:value-type="float">
            <text:p>1890.9299777841</text:p>
          </table:table-cell>
          <table:table-cell office:value-type="float" office:value="546866925014560" calcext:value-type="float">
            <text:p>546866925014560</text:p>
          </table:table-cell>
        </table:table-row>
        <table:table-row table:style-name="ro1">
          <table:table-cell/>
          <table:table-cell office:value-type="float" office:value="12004.0896885676" calcext:value-type="float">
            <text:p>12004.0896885676</text:p>
          </table:table-cell>
          <table:table-cell office:value-type="float" office:value="0.918893055692307" calcext:value-type="float">
            <text:p>0.9188930557</text:p>
          </table:table-cell>
          <table:table-cell office:value-type="float" office:value="18100" calcext:value-type="float">
            <text:p>18100</text:p>
          </table:table-cell>
          <table:table-cell office:value-type="float" office:value="0.999380995" calcext:value-type="float">
            <text:p>0.999380995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1900.93489830148" calcext:value-type="float">
            <text:p>1900.9348983015</text:p>
          </table:table-cell>
          <table:table-cell office:value-type="float" office:value="548978535157322" calcext:value-type="float">
            <text:p>548978535157322</text:p>
          </table:table-cell>
        </table:table-row>
        <table:table-row table:style-name="ro1">
          <table:table-cell/>
          <table:table-cell office:value-type="float" office:value="12045.741773805" calcext:value-type="float">
            <text:p>12045.741773805</text:p>
          </table:table-cell>
          <table:table-cell office:value-type="float" office:value="0.922322371448344" calcext:value-type="float">
            <text:p>0.9223223714</text:p>
          </table:table-cell>
          <table:table-cell office:value-type="float" office:value="18200" calcext:value-type="float">
            <text:p>18200</text:p>
          </table:table-cell>
          <table:table-cell office:value-type="float" office:value="0.9994147651" calcext:value-type="float">
            <text:p>0.9994147651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1910.93981881886" calcext:value-type="float">
            <text:p>1910.9398188189</text:p>
          </table:table-cell>
          <table:table-cell office:value-type="float" office:value="551027327156216" calcext:value-type="float">
            <text:p>551027327156216</text:p>
          </table:table-cell>
        </table:table-row>
        <table:table-row table:style-name="ro1">
          <table:table-cell/>
          <table:table-cell office:value-type="float" office:value="12087.9044599868" calcext:value-type="float">
            <text:p>12087.9044599868</text:p>
          </table:table-cell>
          <table:table-cell office:value-type="float" office:value="0.925646708964461" calcext:value-type="float">
            <text:p>0.925646709</text:p>
          </table:table-cell>
          <table:table-cell office:value-type="float" office:value="18300" calcext:value-type="float">
            <text:p>18300</text:p>
          </table:table-cell>
          <table:table-cell office:value-type="float" office:value="0.9994463805" calcext:value-type="float">
            <text:p>0.9994463805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920.94473933623" calcext:value-type="float">
            <text:p>1920.9447393362</text:p>
          </table:table-cell>
          <table:table-cell office:value-type="float" office:value="553013401518908" calcext:value-type="float">
            <text:p>553013401518908</text:p>
          </table:table-cell>
        </table:table-row>
        <table:table-row table:style-name="ro1">
          <table:table-cell/>
          <table:table-cell office:value-type="float" office:value="12130.5799767503" calcext:value-type="float">
            <text:p>12130.5799767503</text:p>
          </table:table-cell>
          <table:table-cell office:value-type="float" office:value="0.92886638855449" calcext:value-type="float">
            <text:p>0.9288663886</text:p>
          </table:table-cell>
          <table:table-cell office:value-type="float" office:value="18400" calcext:value-type="float">
            <text:p>18400</text:p>
          </table:table-cell>
          <table:table-cell office:value-type="float" office:value="0.9994759968" calcext:value-type="float">
            <text:p>0.9994759968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1930.94965985361" calcext:value-type="float">
            <text:p>1930.9496598536</text:p>
          </table:table-cell>
          <table:table-cell office:value-type="float" office:value="554936949611975" calcext:value-type="float">
            <text:p>554936949611975</text:p>
          </table:table-cell>
        </table:table-row>
        <table:table-row table:style-name="ro1">
          <table:table-cell/>
          <table:table-cell office:value-type="float" office:value="12173.7697003723" calcext:value-type="float">
            <text:p>12173.7697003723</text:p>
          </table:table-cell>
          <table:table-cell office:value-type="float" office:value="0.931981885551991" calcext:value-type="float">
            <text:p>0.9319818856</text:p>
          </table:table-cell>
          <table:table-cell office:value-type="float" office:value="18500" calcext:value-type="float">
            <text:p>18500</text:p>
          </table:table-cell>
          <table:table-cell office:value-type="float" office:value="0.9995037572" calcext:value-type="float">
            <text:p>0.9995037572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1940.95458037099" calcext:value-type="float">
            <text:p>1940.954580371</text:p>
          </table:table-cell>
          <table:table-cell office:value-type="float" office:value="556798255416149" calcext:value-type="float">
            <text:p>556798255416149</text:p>
          </table:table-cell>
        </table:table-row>
        <table:table-row table:style-name="ro1">
          <table:table-cell/>
          <table:table-cell office:value-type="float" office:value="12217.4741315219" calcext:value-type="float">
            <text:p>12217.4741315219</text:p>
          </table:table-cell>
          <table:table-cell office:value-type="float" office:value="0.934993832168752" calcext:value-type="float">
            <text:p>0.9349938322</text:p>
          </table:table-cell>
          <table:table-cell office:value-type="float" office:value="18600" calcext:value-type="float">
            <text:p>18600</text:p>
          </table:table-cell>
          <table:table-cell office:value-type="float" office:value="0.9995297937" calcext:value-type="float">
            <text:p>0.9995297937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1950.95950088836" calcext:value-type="float">
            <text:p>1950.9595008884</text:p>
          </table:table-cell>
          <table:table-cell office:value-type="float" office:value="558597696636647" calcext:value-type="float">
            <text:p>558597696636647</text:p>
          </table:table-cell>
        </table:table-row>
        <table:table-row table:style-name="ro1">
          <table:table-cell/>
          <table:table-cell office:value-type="float" office:value="12261.6928789403" calcext:value-type="float">
            <text:p>12261.6928789403</text:p>
          </table:table-cell>
          <table:table-cell office:value-type="float" office:value="0.937903018200947" calcext:value-type="float">
            <text:p>0.9379030182</text:p>
          </table:table-cell>
          <table:table-cell office:value-type="float" office:value="18700" calcext:value-type="float">
            <text:p>18700</text:p>
          </table:table-cell>
          <table:table-cell office:value-type="float" office:value="0.9995542277" calcext:value-type="float">
            <text:p>0.9995542277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1960.96442140574" calcext:value-type="float">
            <text:p>1960.9644214057</text:p>
          </table:table-cell>
          <table:table-cell office:value-type="float" office:value="560335745125055" calcext:value-type="float">
            <text:p>560335745125055</text:p>
          </table:table-cell>
        </table:table-row>
        <table:table-row table:style-name="ro1">
          <table:table-cell/>
          <table:table-cell office:value-type="float" office:value="12306.4246494998" calcext:value-type="float">
            <text:p>12306.4246494998</text:p>
          </table:table-cell>
          <table:table-cell office:value-type="float" office:value="0.940710390527399" calcext:value-type="float">
            <text:p>0.9407103905</text:p>
          </table:table-cell>
          <table:table-cell office:value-type="float" office:value="18800" calcext:value-type="float">
            <text:p>18800</text:p>
          </table:table-cell>
          <table:table-cell office:value-type="float" office:value="0.999577171" calcext:value-type="float">
            <text:p>0.999577171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970.96934192312" calcext:value-type="float">
            <text:p>1970.9693419231</text:p>
          </table:table-cell>
          <table:table-cell office:value-type="float" office:value="562012966579575" calcext:value-type="float">
            <text:p>562012966579575</text:p>
          </table:table-cell>
        </table:table-row>
        <table:table-row table:style-name="ro1">
          <table:table-cell/>
          <table:table-cell office:value-type="float" office:value="12351.6672449968" calcext:value-type="float">
            <text:p>12351.6672449968</text:p>
          </table:table-cell>
          <table:table-cell office:value-type="float" office:value="0.943417051364079" calcext:value-type="float">
            <text:p>0.9434170514</text:p>
          </table:table-cell>
          <table:table-cell office:value-type="float" office:value="18900" calcext:value-type="float">
            <text:p>18900</text:p>
          </table:table-cell>
          <table:table-cell office:value-type="float" office:value="0.9995987271" calcext:value-type="float">
            <text:p>0.9995987271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1980.97426244049" calcext:value-type="float">
            <text:p>1980.9742624405</text:p>
          </table:table-cell>
          <table:table-cell office:value-type="float" office:value="563630019502201" calcext:value-type="float">
            <text:p>563630019502201</text:p>
          </table:table-cell>
        </table:table-row>
        <table:table-row table:style-name="ro1">
          <table:table-cell/>
          <table:table-cell office:value-type="float" office:value="12397.4175659216" calcext:value-type="float">
            <text:p>12397.4175659216</text:p>
          </table:table-cell>
          <table:table-cell office:value-type="float" office:value="0.946024255260608" calcext:value-type="float">
            <text:p>0.9460242553</text:p>
          </table:table-cell>
          <table:table-cell office:value-type="float" office:value="19000" calcext:value-type="float">
            <text:p>19000</text:p>
          </table:table-cell>
          <table:table-cell office:value-type="float" office:value="0.9996189911" calcext:value-type="float">
            <text:p>0.9996189911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990.97918295787" calcext:value-type="float">
            <text:p>1990.9791829579</text:p>
          </table:table-cell>
          <table:table-cell office:value-type="float" office:value="565187653404325" calcext:value-type="float">
            <text:p>565187653404325</text:p>
          </table:table-cell>
        </table:table-row>
        <table:table-row table:style-name="ro1">
          <table:table-cell/>
          <table:table-cell office:value-type="float" office:value="12443.6716223255" calcext:value-type="float">
            <text:p>12443.6716223255</text:p>
          </table:table-cell>
          <table:table-cell office:value-type="float" office:value="0.948533404847373" calcext:value-type="float">
            <text:p>0.9485334048</text:p>
          </table:table-cell>
          <table:table-cell office:value-type="float" office:value="19100" calcext:value-type="float">
            <text:p>19100</text:p>
          </table:table-cell>
          <table:table-cell office:value-type="float" office:value="0.9996380511" calcext:value-type="float">
            <text:p>0.999638051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000.98410347524" calcext:value-type="float">
            <text:p>2000.9841034753</text:p>
          </table:table-cell>
          <table:table-cell office:value-type="float" office:value="566686706265918" calcext:value-type="float">
            <text:p>566686706265918</text:p>
          </table:table-cell>
        </table:table-row>
        <table:table-row table:style-name="ro1">
          <table:table-cell/>
          <table:table-cell office:value-type="float" office:value="12490.4245517792" calcext:value-type="float">
            <text:p>12490.4245517792</text:p>
          </table:table-cell>
          <table:table-cell office:value-type="float" office:value="0.95094604536534" calcext:value-type="float">
            <text:p>0.9509460454</text:p>
          </table:table-cell>
          <table:table-cell office:value-type="float" office:value="19200" calcext:value-type="float">
            <text:p>19200</text:p>
          </table:table-cell>
          <table:table-cell office:value-type="float" office:value="0.9996559885" calcext:value-type="float">
            <text:p>0.999655988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0.98902399262" calcext:value-type="float">
            <text:p>2010.9890239926</text:p>
          </table:table-cell>
          <table:table-cell office:value-type="float" office:value="568128101267447" calcext:value-type="float">
            <text:p>568128101267447</text:p>
          </table:table-cell>
        </table:table-row>
        <table:table-row table:style-name="ro1">
          <table:table-cell/>
          <table:table-cell office:value-type="float" office:value="12537.6706442794" calcext:value-type="float">
            <text:p>12537.6706442794</text:p>
          </table:table-cell>
          <table:table-cell office:value-type="float" office:value="0.953263858033866" calcext:value-type="float">
            <text:p>0.953263858</text:p>
          </table:table-cell>
          <table:table-cell office:value-type="float" office:value="19300" calcext:value-type="float">
            <text:p>19300</text:p>
          </table:table-cell>
          <table:table-cell office:value-type="float" office:value="0.9996728785" calcext:value-type="float">
            <text:p>0.9996728785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020.99394451" calcext:value-type="float">
            <text:p>2020.99394451</text:p>
          </table:table-cell>
          <table:table-cell office:value-type="float" office:value="569512842827582" calcext:value-type="float">
            <text:p>569512842827582</text:p>
          </table:table-cell>
        </table:table-row>
        <table:table-row table:style-name="ro1">
          <table:table-cell/>
          <table:table-cell office:value-type="float" office:value="12585.4033738333" calcext:value-type="float">
            <text:p>12585.4033738333</text:p>
          </table:table-cell>
          <table:table-cell office:value-type="float" office:value="0.955488652334108" calcext:value-type="float">
            <text:p>0.9554886523</text:p>
          </table:table-cell>
          <table:table-cell office:value-type="float" office:value="19400" calcext:value-type="float">
            <text:p>19400</text:p>
          </table:table-cell>
          <table:table-cell office:value-type="float" office:value="0.9996887907" calcext:value-type="float">
            <text:p>0.9996887907</text:p>
          </table:table-cell>
          <table:table-cell table:number-columns-repeated="2"/>
          <table:table-cell office:value-type="float" office:value="2030" calcext:value-type="float">
            <text:p>2030</text:p>
          </table:table-cell>
          <table:table-cell office:value-type="float" office:value="2030.99886502737" calcext:value-type="float">
            <text:p>2030.9988650274</text:p>
          </table:table-cell>
          <table:table-cell office:value-type="float" office:value="570842011993033" calcext:value-type="float">
            <text:p>570842011993033</text:p>
          </table:table-cell>
        </table:table-row>
        <table:table-row table:style-name="ro1">
          <table:table-cell/>
          <table:table-cell office:value-type="float" office:value="12633.6154363228" calcext:value-type="float">
            <text:p>12633.6154363228</text:p>
          </table:table-cell>
          <table:table-cell office:value-type="float" office:value="0.957622357306152" calcext:value-type="float">
            <text:p>0.9576223573</text:p>
          </table:table-cell>
          <table:table-cell office:value-type="float" office:value="19500" calcext:value-type="float">
            <text:p>19500</text:p>
          </table:table-cell>
          <table:table-cell office:value-type="float" office:value="0.9997037896" calcext:value-type="float">
            <text:p>0.9997037896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office:value-type="float" office:value="2041.00378554475" calcext:value-type="float">
            <text:p>2041.0037855448</text:p>
          </table:table-cell>
          <table:table-cell office:value-type="float" office:value="572116761239155" calcext:value-type="float">
            <text:p>572116761239155</text:p>
          </table:table-cell>
        </table:table-row>
        <table:table-row table:style-name="ro1">
          <table:table-cell/>
          <table:table-cell office:value-type="float" office:value="12682.2987931341" calcext:value-type="float">
            <text:p>12682.2987931341</text:p>
          </table:table-cell>
          <table:table-cell office:value-type="float" office:value="0.959667011976071" calcext:value-type="float">
            <text:p>0.959667012</text:p>
          </table:table-cell>
          <table:table-cell office:value-type="float" office:value="19600" calcext:value-type="float">
            <text:p>19600</text:p>
          </table:table-cell>
          <table:table-cell office:value-type="float" office:value="0.999717935" calcext:value-type="float">
            <text:p>0.999717935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2051.00870606213" calcext:value-type="float">
            <text:p>2051.0087060621</text:p>
          </table:table-cell>
          <table:table-cell office:value-type="float" office:value="573338308750741" calcext:value-type="float">
            <text:p>573338308750741</text:p>
          </table:table-cell>
        </table:table-row>
        <table:table-row table:style-name="ro1">
          <table:table-cell/>
          <table:table-cell office:value-type="float" office:value="12731.4447199363" calcext:value-type="float">
            <text:p>12731.4447199363</text:p>
          </table:table-cell>
          <table:table-cell office:value-type="float" office:value="0.96162475504422" calcext:value-type="float">
            <text:p>0.961624755</text:p>
          </table:table-cell>
          <table:table-cell office:value-type="float" office:value="19700" calcext:value-type="float">
            <text:p>19700</text:p>
          </table:table-cell>
          <table:table-cell office:value-type="float" office:value="0.9997312822" calcext:value-type="float">
            <text:p>0.9997312822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061.0136265795" calcext:value-type="float">
            <text:p>2061.0136265795</text:p>
          </table:table-cell>
          <table:table-cell office:value-type="float" office:value="574507932261452" calcext:value-type="float">
            <text:p>574507932261452</text:p>
          </table:table-cell>
        </table:table-row>
        <table:table-row table:style-name="ro1">
          <table:table-cell/>
          <table:table-cell office:value-type="float" office:value="12781.043859907" calcext:value-type="float">
            <text:p>12781.043859907</text:p>
          </table:table-cell>
          <table:table-cell office:value-type="float" office:value="0.963497813977611" calcext:value-type="float">
            <text:p>0.963497814</text:p>
          </table:table-cell>
          <table:table-cell office:value-type="float" office:value="19800" calcext:value-type="float">
            <text:p>19800</text:p>
          </table:table-cell>
          <table:table-cell office:value-type="float" office:value="0.9997438826" calcext:value-type="float">
            <text:p>0.9997438826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2071.01854709688" calcext:value-type="float">
            <text:p>2071.0185470969</text:p>
          </table:table-cell>
          <table:table-cell office:value-type="float" office:value="575626962537224" calcext:value-type="float">
            <text:p>575626962537224</text:p>
          </table:table-cell>
        </table:table-row>
        <table:table-row table:style-name="ro1">
          <table:table-cell/>
          <table:table-cell office:value-type="float" office:value="12831.0862806363" calcext:value-type="float">
            <text:p>12831.0862806363</text:p>
          </table:table-cell>
          <table:table-cell office:value-type="float" office:value="0.965288493656989" calcext:value-type="float">
            <text:p>0.9652884937</text:p>
          </table:table-cell>
          <table:table-cell office:value-type="float" office:value="19900" calcext:value-type="float">
            <text:p>19900</text:p>
          </table:table-cell>
          <table:table-cell office:value-type="float" office:value="0.9997557839" calcext:value-type="float">
            <text:p>0.9997557839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2081.02346761425" calcext:value-type="float">
            <text:p>2081.0234676143</text:p>
          </table:table-cell>
          <table:table-cell office:value-type="float" office:value="576696776593638" calcext:value-type="float">
            <text:p>576696776593638</text:p>
          </table:table-cell>
        </table:table-row>
        <table:table-row table:style-name="ro1">
          <table:table-cell/>
          <table:table-cell office:value-type="float" office:value="12881.561533896" calcext:value-type="float">
            <text:p>12881.561533896</text:p>
          </table:table-cell>
          <table:table-cell office:value-type="float" office:value="0.966999164732976" calcext:value-type="float">
            <text:p>0.9669991647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7670303" calcext:value-type="float">
            <text:p>0.9997670303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2091.02838813163" calcext:value-type="float">
            <text:p>2091.0283881316</text:p>
          </table:table-cell>
          <table:table-cell office:value-type="float" office:value="577718790739478" calcext:value-type="float">
            <text:p>577718790739478</text:p>
          </table:table-cell>
        </table:table-row>
        <table:table-row table:style-name="ro1">
          <table:table-cell/>
          <table:table-cell office:value-type="float" office:value="12932.4587174359" calcext:value-type="float">
            <text:p>12932.4587174359</text:p>
          </table:table-cell>
          <table:table-cell office:value-type="float" office:value="0.968632251845529" calcext:value-type="float">
            <text:p>0.9686322518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 office:value-type="float" office:value="2101.03330864901" calcext:value-type="float">
            <text:p>2101.033308649</text:p>
          </table:table-cell>
          <table:table-cell office:value-type="float" office:value="578694453538625" calcext:value-type="float">
            <text:p>578694453538625</text:p>
          </table:table-cell>
        </table:table-row>
        <table:table-row table:style-name="ro1">
          <table:table-cell/>
          <table:table-cell office:value-type="float" office:value="12983.7665379691" calcext:value-type="float">
            <text:p>12983.7665379691</text:p>
          </table:table-cell>
          <table:table-cell office:value-type="float" office:value="0.970190221856965" calcext:value-type="float">
            <text:p>0.9701902219</text:p>
          </table:table-cell>
          <table:table-cell table:number-columns-repeated="4"/>
          <table:table-cell office:value-type="float" office:value="2110" calcext:value-type="float">
            <text:p>2110</text:p>
          </table:table-cell>
          <table:table-cell office:value-type="float" office:value="2111.03822916638" calcext:value-type="float">
            <text:p>2111.0382291664</text:p>
          </table:table-cell>
          <table:table-cell office:value-type="float" office:value="579625238780062" calcext:value-type="float">
            <text:p>579625238780062</text:p>
          </table:table-cell>
        </table:table-row>
        <table:table-row table:style-name="ro1">
          <table:table-cell/>
          <table:table-cell office:value-type="float" office:value="13035.4733745254" calcext:value-type="float">
            <text:p>13035.4733745254</text:p>
          </table:table-cell>
          <table:table-cell office:value-type="float" office:value="0.971675572241457" calcext:value-type="float">
            <text:p>0.9716755722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2121.04314968376" calcext:value-type="float">
            <text:p>2121.0431496838</text:p>
          </table:table-cell>
          <table:table-cell office:value-type="float" office:value="580512638541353" calcext:value-type="float">
            <text:p>580512638541353</text:p>
          </table:table-cell>
        </table:table-row>
        <table:table-row table:style-name="ro1">
          <table:table-cell/>
          <table:table-cell office:value-type="float" office:value="13087.5673413891" calcext:value-type="float">
            <text:p>13087.5673413891</text:p>
          </table:table-cell>
          <table:table-cell office:value-type="float" office:value="0.973090819763458" calcext:value-type="float">
            <text:p>0.9730908198</text:p>
          </table:table-cell>
          <table:table-cell table:number-columns-repeated="4"/>
          <table:table-cell office:value-type="float" office:value="2130" calcext:value-type="float">
            <text:p>2130</text:p>
          </table:table-cell>
          <table:table-cell office:value-type="float" office:value="2131.04807020113" calcext:value-type="float">
            <text:p>2131.0480702011</text:p>
          </table:table-cell>
          <table:table-cell office:value-type="float" office:value="581358156424746" calcext:value-type="float">
            <text:p>581358156424746</text:p>
          </table:table-cell>
        </table:table-row>
        <table:table-row table:style-name="ro1">
          <table:table-cell/>
          <table:table-cell office:value-type="float" office:value="13140.0363498924" calcext:value-type="float">
            <text:p>13140.0363498924</text:p>
          </table:table-cell>
          <table:table-cell office:value-type="float" office:value="0.974438489564662" calcext:value-type="float">
            <text:p>0.9744384896</text:p>
          </table:table-cell>
          <table:table-cell table:number-columns-repeated="4"/>
          <table:table-cell office:value-type="float" office:value="2140" calcext:value-type="float">
            <text:p>2140</text:p>
          </table:table-cell>
          <table:table-cell office:value-type="float" office:value="2141.05299071851" calcext:value-type="float">
            <text:p>2141.0529907185</text:p>
          </table:table-cell>
          <table:table-cell office:value-type="float" office:value="582163301037340" calcext:value-type="float">
            <text:p>582163301037340</text:p>
          </table:table-cell>
        </table:table-row>
        <table:table-row table:style-name="ro1">
          <table:table-cell/>
          <table:table-cell office:value-type="float" office:value="13192.8681684006" calcext:value-type="float">
            <text:p>13192.8681684006</text:p>
          </table:table-cell>
          <table:table-cell office:value-type="float" office:value="0.97572110476425" calcext:value-type="float">
            <text:p>0.9757211048</text:p>
          </table:table-cell>
          <table:table-cell table:number-columns-repeated="4"/>
          <table:table-cell office:value-type="float" office:value="2150" calcext:value-type="float">
            <text:p>2150</text:p>
          </table:table-cell>
          <table:table-cell office:value-type="float" office:value="2151.05791123589" calcext:value-type="float">
            <text:p>2151.0579112359</text:p>
          </table:table-cell>
          <table:table-cell office:value-type="float" office:value="582929579777916" calcext:value-type="float">
            <text:p>582929579777916</text:p>
          </table:table-cell>
        </table:table-row>
        <table:table-row table:style-name="ro1">
          <table:table-cell/>
          <table:table-cell office:value-type="float" office:value="13246.0504799051" calcext:value-type="float">
            <text:p>13246.0504799051</text:p>
          </table:table-cell>
          <table:table-cell office:value-type="float" office:value="0.976941176661157" calcext:value-type="float">
            <text:p>0.9769411767</text:p>
          </table:table-cell>
          <table:table-cell table:number-columns-repeated="4"/>
          <table:table-cell office:value-type="float" office:value="2160" calcext:value-type="float">
            <text:p>2160</text:p>
          </table:table-cell>
          <table:table-cell office:value-type="float" office:value="2161.06283175326" calcext:value-type="float">
            <text:p>2161.0628317533</text:p>
          </table:table-cell>
          <table:table-cell office:value-type="float" office:value="583658492983432" calcext:value-type="float">
            <text:p>583658492983432</text:p>
          </table:table-cell>
        </table:table-row>
        <table:table-row table:style-name="ro1">
          <table:table-cell/>
          <table:table-cell office:value-type="float" office:value="13299.5709367217" calcext:value-type="float">
            <text:p>13299.5709367217</text:p>
          </table:table-cell>
          <table:table-cell office:value-type="float" office:value="0.978101195610214" calcext:value-type="float">
            <text:p>0.9781011956</text:p>
          </table:table-cell>
          <table:table-cell table:number-columns-repeated="4"/>
          <table:table-cell office:value-type="float" office:value="2170" calcext:value-type="float">
            <text:p>2170</text:p>
          </table:table-cell>
          <table:table-cell office:value-type="float" office:value="2171.06775227064" calcext:value-type="float">
            <text:p>2171.0677522706</text:p>
          </table:table-cell>
          <table:table-cell office:value-type="float" office:value="584351528478110" calcext:value-type="float">
            <text:p>584351528478110</text:p>
          </table:table-cell>
        </table:table-row>
        <table:table-row table:style-name="ro1">
          <table:table-cell/>
          <table:table-cell office:value-type="float" office:value="13353.4172118813" calcext:value-type="float">
            <text:p>13353.4172118813</text:p>
          </table:table-cell>
          <table:table-cell office:value-type="float" office:value="0.979203622627158" calcext:value-type="float">
            <text:p>0.9792036226</text:p>
          </table:table-cell>
          <table:table-cell table:number-columns-repeated="4"/>
          <table:table-cell office:value-type="float" office:value="2180" calcext:value-type="float">
            <text:p>2180</text:p>
          </table:table-cell>
          <table:table-cell office:value-type="float" office:value="2181.07267278802" calcext:value-type="float">
            <text:p>2181.072672788</text:p>
          </table:table-cell>
          <table:table-cell office:value-type="float" office:value="585010156557983" calcext:value-type="float">
            <text:p>585010156557983</text:p>
          </table:table-cell>
        </table:table-row>
        <table:table-row table:style-name="ro1">
          <table:table-cell/>
          <table:table-cell office:value-type="float" office:value="13407.5770468908" calcext:value-type="float">
            <text:p>13407.5770468908</text:p>
          </table:table-cell>
          <table:table-cell office:value-type="float" office:value="0.980250881760885" calcext:value-type="float">
            <text:p>0.9802508818</text:p>
          </table:table-cell>
          <table:table-cell table:number-columns-repeated="4"/>
          <table:table-cell office:value-type="float" office:value="2190" calcext:value-type="float">
            <text:p>2190</text:p>
          </table:table-cell>
          <table:table-cell office:value-type="float" office:value="2191.07759330539" calcext:value-type="float">
            <text:p>2191.0775933054</text:p>
          </table:table-cell>
          <table:table-cell office:value-type="float" office:value="585635825433814" calcext:value-type="float">
            <text:p>585635825433814</text:p>
          </table:table-cell>
        </table:table-row>
        <table:table-row table:style-name="ro1">
          <table:table-cell/>
          <table:table-cell office:value-type="float" office:value="13462.0382956257" calcext:value-type="float">
            <text:p>13462.0382956257</text:p>
          </table:table-cell>
          <table:table-cell office:value-type="float" office:value="0.981245353255627" calcext:value-type="float">
            <text:p>0.9812453533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2201.08251382277" calcext:value-type="float">
            <text:p>2201.0825138228</text:p>
          </table:table-cell>
          <table:table-cell office:value-type="float" office:value="586229957145940" calcext:value-type="float">
            <text:p>586229957145940</text:p>
          </table:table-cell>
        </table:table-row>
        <table:table-row table:style-name="ro1">
          <table:table-cell/>
          <table:table-cell office:value-type="float" office:value="13516.7889642025" calcext:value-type="float">
            <text:p>13516.7889642025</text:p>
          </table:table-cell>
          <table:table-cell office:value-type="float" office:value="0.982189367511067" calcext:value-type="float">
            <text:p>0.9821893675</text:p>
          </table:table-cell>
          <table:table-cell table:number-columns-repeated="4"/>
          <table:table-cell office:value-type="float" office:value="2210" calcext:value-type="float">
            <text:p>2210</text:p>
          </table:table-cell>
          <table:table-cell office:value-type="float" office:value="2211.08743434015" calcext:value-type="float">
            <text:p>2211.0874343402</text:p>
          </table:table-cell>
          <table:table-cell office:value-type="float" office:value="586793943955840" calcext:value-type="float">
            <text:p>586793943955840</text:p>
          </table:table-cell>
        </table:table-row>
        <table:table-row table:style-name="ro1">
          <table:table-cell/>
          <table:table-cell office:value-type="float" office:value="13571.8172467546" calcext:value-type="float">
            <text:p>13571.8172467546</text:p>
          </table:table-cell>
          <table:table-cell office:value-type="float" office:value="0.983085199835289" calcext:value-type="float">
            <text:p>0.9830851998</text:p>
          </table:table-cell>
          <table:table-cell table:number-columns-repeated="4"/>
          <table:table-cell office:value-type="float" office:value="2220" calcext:value-type="float">
            <text:p>2220</text:p>
          </table:table-cell>
          <table:table-cell office:value-type="float" office:value="2221.09235485752" calcext:value-type="float">
            <text:p>2221.0923548575</text:p>
          </table:table-cell>
          <table:table-cell office:value-type="float" office:value="587329145211363" calcext:value-type="float">
            <text:p>587329145211363</text:p>
          </table:table-cell>
        </table:table-row>
        <table:table-row table:style-name="ro1">
          <table:table-cell/>
          <table:table-cell office:value-type="float" office:value="13627.1115571076" calcext:value-type="float">
            <text:p>13627.1115571076</text:p>
          </table:table-cell>
          <table:table-cell office:value-type="float" office:value="0.983935065973873" calcext:value-type="float">
            <text:p>0.983935066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float" office:value="2231.0972753749" calcext:value-type="float">
            <text:p>2231.0972753749</text:p>
          </table:table-cell>
          <table:table-cell office:value-type="float" office:value="587836884675656" calcext:value-type="float">
            <text:p>587836884675656</text:p>
          </table:table-cell>
        </table:table-row>
        <table:table-row table:style-name="ro1">
          <table:table-cell/>
          <table:table-cell office:value-type="float" office:value="13682.6605564092" calcext:value-type="float">
            <text:p>13682.6605564092</text:p>
          </table:table-cell>
          <table:table-cell office:value-type="float" office:value="0.984741118388579" calcext:value-type="float">
            <text:p>0.9847411184</text:p>
          </table:table-cell>
          <table:table-cell table:number-columns-repeated="4"/>
          <table:table-cell office:value-type="float" office:value="2240" calcext:value-type="float">
            <text:p>2240</text:p>
          </table:table-cell>
          <table:table-cell office:value-type="float" office:value="2241.10219589227" calcext:value-type="float">
            <text:p>2241.1021958923</text:p>
          </table:table-cell>
          <table:table-cell office:value-type="float" office:value="588318448303920" calcext:value-type="float">
            <text:p>588318448303920</text:p>
          </table:table-cell>
        </table:table-row>
        <table:table-row table:style-name="ro1">
          <table:table-cell/>
          <table:table-cell office:value-type="float" office:value="13738.4531768248" calcext:value-type="float">
            <text:p>13738.4531768248</text:p>
          </table:table-cell>
          <table:table-cell office:value-type="float" office:value="0.98550544325097" calcext:value-type="float">
            <text:p>0.9855054433</text:p>
          </table:table-cell>
          <table:table-cell table:number-columns-repeated="4"/>
          <table:table-cell office:value-type="float" office:value="2250" calcext:value-type="float">
            <text:p>2250</text:p>
          </table:table-cell>
          <table:table-cell office:value-type="float" office:value="2251.10711640965" calcext:value-type="float">
            <text:p>2251.1071164097</text:p>
          </table:table-cell>
          <table:table-cell office:value-type="float" office:value="588775082447295" calcext:value-type="float">
            <text:p>588775082447295</text:p>
          </table:table-cell>
        </table:table-row>
        <table:table-row table:style-name="ro1">
          <table:table-cell/>
          <table:table-cell office:value-type="float" office:value="13794.4786414534" calcext:value-type="float">
            <text:p>13794.4786414534</text:p>
          </table:table-cell>
          <table:table-cell office:value-type="float" office:value="0.986230058109876" calcext:value-type="float">
            <text:p>0.9862300581</text:p>
          </table:table-cell>
          <table:table-cell table:number-columns-repeated="4"/>
          <table:table-cell office:value-type="float" office:value="2260" calcext:value-type="float">
            <text:p>2260</text:p>
          </table:table-cell>
          <table:table-cell office:value-type="float" office:value="2261.11203692703" calcext:value-type="float">
            <text:p>2261.112036927</text:p>
          </table:table-cell>
          <table:table-cell office:value-type="float" office:value="589207992459327" calcext:value-type="float">
            <text:p>589207992459327</text:p>
          </table:table-cell>
        </table:table-row>
        <table:table-row table:style-name="ro1">
          <table:table-cell/>
          <table:table-cell office:value-type="float" office:value="13850.7264806541" calcext:value-type="float">
            <text:p>13850.7264806541</text:p>
          </table:table-cell>
          <table:table-cell office:value-type="float" office:value="0.986916910186871" calcext:value-type="float">
            <text:p>0.9869169102</text:p>
          </table:table-cell>
          <table:table-cell table:number-columns-repeated="4"/>
          <table:table-cell office:value-type="float" office:value="2270" calcext:value-type="float">
            <text:p>2270</text:p>
          </table:table-cell>
          <table:table-cell office:value-type="float" office:value="2271.1169574444" calcext:value-type="float">
            <text:p>2271.1169574444</text:p>
          </table:table-cell>
          <table:table-cell office:value-type="float" office:value="589618341677620" calcext:value-type="float">
            <text:p>589618341677620</text:p>
          </table:table-cell>
        </table:table-row>
        <table:table-row table:style-name="ro1">
          <table:table-cell/>
          <table:table-cell office:value-type="float" office:value="13907.1865450004" calcext:value-type="float">
            <text:p>13907.1865450004</text:p>
          </table:table-cell>
          <table:table-cell office:value-type="float" office:value="0.987567875250581" calcext:value-type="float">
            <text:p>0.9875678753</text:p>
          </table:table-cell>
          <table:table-cell table:number-columns-repeated="4"/>
          <table:table-cell office:value-type="float" office:value="2280" calcext:value-type="float">
            <text:p>2280</text:p>
          </table:table-cell>
          <table:table-cell office:value-type="float" office:value="2281.12187796178" calcext:value-type="float">
            <text:p>2281.1218779618</text:p>
          </table:table-cell>
          <table:table-cell office:value-type="float" office:value="590007250751315" calcext:value-type="float">
            <text:p>590007250751315</text:p>
          </table:table-cell>
        </table:table-row>
        <table:table-row table:style-name="ro1">
          <table:table-cell/>
          <table:table-cell office:value-type="float" office:value="13963.8490151007" calcext:value-type="float">
            <text:p>13963.8490151007</text:p>
          </table:table-cell>
          <table:table-cell office:value-type="float" office:value="0.988184757018798" calcext:value-type="float">
            <text:p>0.988184757</text:p>
          </table:table-cell>
          <table:table-cell table:number-columns-repeated="4"/>
          <table:table-cell office:value-type="float" office:value="2290" calcext:value-type="float">
            <text:p>2290</text:p>
          </table:table-cell>
          <table:table-cell office:value-type="float" office:value="2291.12679847915" calcext:value-type="float">
            <text:p>2291.1267984792</text:p>
          </table:table-cell>
          <table:table-cell office:value-type="float" office:value="590375797283888" calcext:value-type="float">
            <text:p>590375797283888</text:p>
          </table:table-cell>
        </table:table-row>
        <table:table-row table:style-name="ro1">
          <table:table-cell/>
          <table:table-cell office:value-type="float" office:value="14020.7044085337" calcext:value-type="float">
            <text:p>14020.7044085337</text:p>
          </table:table-cell>
          <table:table-cell office:value-type="float" office:value="0.988769287036596" calcext:value-type="float">
            <text:p>0.988769287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office:value-type="float" office:value="2301.13171899653" calcext:value-type="float">
            <text:p>2301.1317189965</text:p>
          </table:table-cell>
          <table:table-cell office:value-type="float" office:value="590725015760335" calcext:value-type="float">
            <text:p>590725015760335</text:p>
          </table:table-cell>
        </table:table-row>
        <table:table-row table:style-name="ro1">
          <table:table-cell/>
          <table:table-cell office:value-type="float" office:value="14077.7435841558" calcext:value-type="float">
            <text:p>14077.7435841558</text:p>
          </table:table-cell>
          <table:table-cell office:value-type="float" office:value="0.989323124978984" calcext:value-type="float">
            <text:p>0.989323125</text:p>
          </table:table-cell>
          <table:table-cell table:number-columns-repeated="4"/>
          <table:table-cell office:value-type="float" office:value="2310" calcext:value-type="float">
            <text:p>2310</text:p>
          </table:table-cell>
          <table:table-cell office:value-type="float" office:value="2311.13663951391" calcext:value-type="float">
            <text:p>2311.1366395139</text:p>
          </table:table-cell>
          <table:table-cell office:value-type="float" office:value="591055897727984" calcext:value-type="float">
            <text:p>591055897727984</text:p>
          </table:table-cell>
        </table:table-row>
        <table:table-row table:style-name="ro1">
          <table:table-cell/>
          <table:table-cell office:value-type="float" office:value="14134.9577440372" calcext:value-type="float">
            <text:p>14134.9577440372</text:p>
          </table:table-cell>
          <table:table-cell office:value-type="float" office:value="0.989847859327779" calcext:value-type="float">
            <text:p>0.9898478593</text:p>
          </table:table-cell>
          <table:table-cell table:number-columns-repeated="4"/>
          <table:table-cell office:value-type="float" office:value="2320" calcext:value-type="float">
            <text:p>2320</text:p>
          </table:table-cell>
          <table:table-cell office:value-type="float" office:value="2321.14156003128" calcext:value-type="float">
            <text:p>2321.1415600313</text:p>
          </table:table-cell>
          <table:table-cell office:value-type="float" office:value="591369392200887" calcext:value-type="float">
            <text:p>591369392200887</text:p>
          </table:table-cell>
        </table:table-row>
        <table:table-row table:style-name="ro1">
          <table:table-cell/>
          <table:table-cell office:value-type="float" office:value="14192.3384332799" calcext:value-type="float">
            <text:p>14192.3384332799</text:p>
          </table:table-cell>
          <table:table-cell office:value-type="float" office:value="0.990345008374225" calcext:value-type="float">
            <text:p>0.9903450084</text:p>
          </table:table-cell>
          <table:table-cell table:number-columns-repeated="4"/>
          <table:table-cell office:value-type="float" office:value="2330" calcext:value-type="float">
            <text:p>2330</text:p>
          </table:table-cell>
          <table:table-cell office:value-type="float" office:value="2331.14648054866" calcext:value-type="float">
            <text:p>2331.1464805487</text:p>
          </table:table-cell>
          <table:table-cell office:value-type="float" office:value="591666406258814" calcext:value-type="float">
            <text:p>591666406258814</text:p>
          </table:table-cell>
        </table:table-row>
        <table:table-row table:style-name="ro1">
          <table:table-cell/>
          <table:table-cell office:value-type="float" office:value="14249.8775379646" calcext:value-type="float">
            <text:p>14249.8775379646</text:p>
          </table:table-cell>
          <table:table-cell office:value-type="float" office:value="0.990816021501306" calcext:value-type="float">
            <text:p>0.9908160215</text:p>
          </table:table-cell>
          <table:table-cell table:number-columns-repeated="4"/>
          <table:table-cell office:value-type="float" office:value="2340" calcext:value-type="float">
            <text:p>2340</text:p>
          </table:table-cell>
          <table:table-cell office:value-type="float" office:value="2341.15140106604" calcext:value-type="float">
            <text:p>2341.151401066</text:p>
          </table:table-cell>
          <table:table-cell office:value-type="float" office:value="591947805813358" calcext:value-type="float">
            <text:p>591947805813358</text:p>
          </table:table-cell>
        </table:table-row>
        <table:table-row table:style-name="ro1">
          <table:table-cell/>
          <table:table-cell office:value-type="float" office:value="14307.5672814615" calcext:value-type="float">
            <text:p>14307.5672814615</text:p>
          </table:table-cell>
          <table:table-cell office:value-type="float" office:value="0.991262280702453" calcext:value-type="float">
            <text:p>0.9912622807</text:p>
          </table:table-cell>
          <table:table-cell table:number-columns-repeated="4"/>
          <table:table-cell office:value-type="float" office:value="2350" calcext:value-type="float">
            <text:p>2350</text:p>
          </table:table-cell>
          <table:table-cell office:value-type="float" office:value="2351.15632158341" calcext:value-type="float">
            <text:p>2351.1563215834</text:p>
          </table:table-cell>
          <table:table-cell office:value-type="float" office:value="592214416515254" calcext:value-type="float">
            <text:p>592214416515254</text:p>
          </table:table-cell>
        </table:table-row>
        <table:table-row table:style-name="ro1">
          <table:table-cell/>
          <table:table-cell office:value-type="float" office:value="14365.4002193284" calcext:value-type="float">
            <text:p>14365.4002193284</text:p>
          </table:table-cell>
          <table:table-cell office:value-type="float" office:value="0.991685102296421" calcext:value-type="float">
            <text:p>0.9916851023</text:p>
          </table:table-cell>
          <table:table-cell table:number-columns-repeated="4"/>
          <table:table-cell office:value-type="float" office:value="2360" calcext:value-type="float">
            <text:p>2360</text:p>
          </table:table-cell>
          <table:table-cell office:value-type="float" office:value="2361.16124210079" calcext:value-type="float">
            <text:p>2361.1612421008</text:p>
          </table:table-cell>
          <table:table-cell office:value-type="float" office:value="592467024778917" calcext:value-type="float">
            <text:p>592467024778917</text:p>
          </table:table-cell>
        </table:table-row>
        <table:table-row table:style-name="ro1">
          <table:table-cell/>
          <table:table-cell office:value-type="float" office:value="14423.369233006" calcext:value-type="float">
            <text:p>14423.369233006</text:p>
          </table:table-cell>
          <table:table-cell office:value-type="float" office:value="0.992085738801339" calcext:value-type="float">
            <text:p>0.9920857388</text:p>
          </table:table-cell>
          <table:table-cell table:number-columns-repeated="4"/>
          <table:table-cell office:value-type="float" office:value="2370" calcext:value-type="float">
            <text:p>2370</text:p>
          </table:table-cell>
          <table:table-cell office:value-type="float" office:value="2371.16616261816" calcext:value-type="float">
            <text:p>2371.1661626182</text:p>
          </table:table-cell>
          <table:table-cell office:value-type="float" office:value="592706378902052" calcext:value-type="float">
            <text:p>592706378902052</text:p>
          </table:table-cell>
        </table:table-row>
        <table:table-row table:style-name="ro1">
          <table:table-cell/>
          <table:table-cell office:value-type="float" office:value="14481.4675225042" calcext:value-type="float">
            <text:p>14481.4675225042</text:p>
          </table:table-cell>
          <table:table-cell office:value-type="float" office:value="0.992465380934204" calcext:value-type="float">
            <text:p>0.9924653809</text:p>
          </table:table-cell>
          <table:table-cell table:number-columns-repeated="4"/>
          <table:table-cell office:value-type="float" office:value="2380" calcext:value-type="float">
            <text:p>2380</text:p>
          </table:table-cell>
          <table:table-cell office:value-type="float" office:value="2381.17108313554" calcext:value-type="float">
            <text:p>2381.1710831356</text:p>
          </table:table-cell>
          <table:table-cell office:value-type="float" office:value="592933190260233" calcext:value-type="float">
            <text:p>592933190260233</text:p>
          </table:table-cell>
        </table:table-row>
        <table:table-row table:style-name="ro1">
          <table:table-cell/>
          <table:table-cell office:value-type="float" office:value="14539.6885982567" calcext:value-type="float">
            <text:p>14539.6885982567</text:p>
          </table:table-cell>
          <table:table-cell office:value-type="float" office:value="0.992825159705402" calcext:value-type="float">
            <text:p>0.9928251597</text:p>
          </table:table-cell>
          <table:table-cell table:number-columns-repeated="4"/>
          <table:table-cell office:value-type="float" office:value="2390" calcext:value-type="float">
            <text:p>2390</text:p>
          </table:table-cell>
          <table:table-cell office:value-type="float" office:value="2391.17600365292" calcext:value-type="float">
            <text:p>2391.1760036529</text:p>
          </table:table-cell>
          <table:table-cell office:value-type="float" office:value="593148134558232" calcext:value-type="float">
            <text:p>593148134558232</text:p>
          </table:table-cell>
        </table:table-row>
        <table:table-row table:style-name="ro1">
          <table:table-cell/>
          <table:table-cell office:value-type="float" office:value="14598.0262723091" calcext:value-type="float">
            <text:p>14598.0262723091</text:p>
          </table:table-cell>
          <table:table-cell office:value-type="float" office:value="0.993166148581027" calcext:value-type="float">
            <text:p>0.9931661486</text:p>
          </table:table-cell>
          <table:table-cell table:number-columns-repeated="4"/>
          <table:table-cell office:value-type="float" office:value="2400" calcext:value-type="float">
            <text:p>2400</text:p>
          </table:table-cell>
          <table:table-cell office:value-type="float" office:value="2401.18092417029" calcext:value-type="float">
            <text:p>2401.1809241703</text:p>
          </table:table-cell>
          <table:table-cell office:value-type="float" office:value="593351853121874" calcext:value-type="float">
            <text:p>593351853121874</text:p>
          </table:table-cell>
        </table:table-row>
        <table:table-row table:style-name="ro1">
          <table:table-cell/>
          <table:table-cell office:value-type="float" office:value="14656.4746489839" calcext:value-type="float">
            <text:p>14656.4746489839</text:p>
          </table:table-cell>
          <table:table-cell office:value-type="float" office:value="0.993489365688899" calcext:value-type="float">
            <text:p>0.9934893657</text:p>
          </table:table-cell>
          <table:table-cell table:number-columns-repeated="4"/>
          <table:table-cell office:value-type="float" office:value="2410" calcext:value-type="float">
            <text:p>2410</text:p>
          </table:table-cell>
          <table:table-cell office:value-type="float" office:value="2411.18584468767" calcext:value-type="float">
            <text:p>2411.1858446877</text:p>
          </table:table-cell>
          <table:table-cell office:value-type="float" office:value="593544954215976" calcext:value-type="float">
            <text:p>593544954215976</text:p>
          </table:table-cell>
        </table:table-row>
        <table:table-row table:style-name="ro1">
          <table:table-cell/>
          <table:table-cell office:value-type="float" office:value="14715.0281151568" calcext:value-type="float">
            <text:p>14715.0281151568</text:p>
          </table:table-cell>
          <table:table-cell office:value-type="float" office:value="0.99379577604708" calcext:value-type="float">
            <text:p>0.993795776</text:p>
          </table:table-cell>
          <table:table-cell table:number-columns-repeated="4"/>
          <table:table-cell office:value-type="float" office:value="2420" calcext:value-type="float">
            <text:p>2420</text:p>
          </table:table-cell>
          <table:table-cell office:value-type="float" office:value="2421.19076520505" calcext:value-type="float">
            <text:p>2421.1907652051</text:p>
          </table:table-cell>
          <table:table-cell office:value-type="float" office:value="593728014375752" calcext:value-type="float">
            <text:p>593728014375752</text:p>
          </table:table-cell>
        </table:table-row>
        <table:table-row table:style-name="ro1">
          <table:table-cell/>
          <table:table-cell office:value-type="float" office:value="14773.6813302599" calcext:value-type="float">
            <text:p>14773.6813302599</text:p>
          </table:table-cell>
          <table:table-cell office:value-type="float" office:value="0.994086293796517" calcext:value-type="float">
            <text:p>0.9940862938</text:p>
          </table:table-cell>
          <table:table-cell table:number-columns-repeated="4"/>
          <table:table-cell office:value-type="float" office:value="2430" calcext:value-type="float">
            <text:p>2430</text:p>
          </table:table-cell>
          <table:table-cell office:value-type="float" office:value="2431.19568572242" calcext:value-type="float">
            <text:p>2431.1956857224</text:p>
          </table:table-cell>
          <table:table-cell office:value-type="float" office:value="593901579740660" calcext:value-type="float">
            <text:p>593901579740660</text:p>
          </table:table-cell>
        </table:table-row>
        <table:table-row table:style-name="ro1">
          <table:table-cell/>
          <table:table-cell office:value-type="float" office:value="14832.4292161155" calcext:value-type="float">
            <text:p>14832.4292161155</text:p>
          </table:table-cell>
          <table:table-cell office:value-type="float" office:value="0.994361784421938" calcext:value-type="float">
            <text:p>0.9943617844</text:p>
          </table:table-cell>
          <table:table-cell table:number-columns-repeated="4"/>
          <table:table-cell office:value-type="float" office:value="2440" calcext:value-type="float">
            <text:p>2440</text:p>
          </table:table-cell>
          <table:table-cell office:value-type="float" office:value="2441.2006062398" calcext:value-type="float">
            <text:p>2441.2006062398</text:p>
          </table:table-cell>
          <table:table-cell office:value-type="float" office:value="594066167381252" calcext:value-type="float">
            <text:p>594066167381252</text:p>
          </table:table-cell>
        </table:table-row>
        <table:table-row table:style-name="ro1">
          <table:table-cell/>
          <table:table-cell office:value-type="float" office:value="14891.2669466888" calcext:value-type="float">
            <text:p>14891.2669466888</text:p>
          </table:table-cell>
          <table:table-cell office:value-type="float" office:value="0.994623066947565" calcext:value-type="float">
            <text:p>0.9946230669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float" office:value="2451.20552675717" calcext:value-type="float">
            <text:p>2451.2055267572</text:p>
          </table:table-cell>
          <table:table-cell office:value-type="float" office:value="594222266610964" calcext:value-type="float">
            <text:p>594222266610964</text:p>
          </table:table-cell>
        </table:table-row>
        <table:table-row table:style-name="ro1">
          <table:table-cell/>
          <table:table-cell office:value-type="float" office:value="14950.189937841" calcext:value-type="float">
            <text:p>14950.189937841</text:p>
          </table:table-cell>
          <table:table-cell office:value-type="float" office:value="0.994870916096309" calcext:value-type="float">
            <text:p>0.9948709161</text:p>
          </table:table-cell>
          <table:table-cell table:number-columns-repeated="4"/>
          <table:table-cell office:value-type="float" office:value="2460" calcext:value-type="float">
            <text:p>2460</text:p>
          </table:table-cell>
          <table:table-cell office:value-type="float" office:value="2461.21044727455" calcext:value-type="float">
            <text:p>2461.2104472746</text:p>
          </table:table-cell>
          <table:table-cell office:value-type="float" office:value="594370340276092" calcext:value-type="float">
            <text:p>594370340276092</text:p>
          </table:table-cell>
        </table:table-row>
        <table:table-row table:style-name="ro1">
          <table:table-cell/>
          <table:table-cell office:value-type="float" office:value="15009.1938371451" calcext:value-type="float">
            <text:p>15009.1938371451</text:p>
          </table:table-cell>
          <table:table-cell office:value-type="float" office:value="0.995106064403101" calcext:value-type="float">
            <text:p>0.9951060644</text:p>
          </table:table-cell>
          <table:table-cell table:number-columns-repeated="4"/>
          <table:table-cell office:value-type="float" office:value="2470" calcext:value-type="float">
            <text:p>2470</text:p>
          </table:table-cell>
          <table:table-cell office:value-type="float" office:value="2471.21536779193" calcext:value-type="float">
            <text:p>2471.2153677919</text:p>
          </table:table-cell>
          <table:table-cell office:value-type="float" office:value="594510826018375" calcext:value-type="float">
            <text:p>594510826018375</text:p>
          </table:table-cell>
        </table:table-row>
        <table:table-row table:style-name="ro1">
          <table:table-cell/>
          <table:table-cell office:value-type="float" office:value="15068.2745138257" calcext:value-type="float">
            <text:p>15068.2745138257</text:p>
          </table:table-cell>
          <table:table-cell office:value-type="float" office:value="0.995329204274741" calcext:value-type="float">
            <text:p>0.9953292043</text:p>
          </table:table-cell>
          <table:table-cell table:number-columns-repeated="4"/>
          <table:table-cell office:value-type="float" office:value="2480" calcext:value-type="float">
            <text:p>2480</text:p>
          </table:table-cell>
          <table:table-cell office:value-type="float" office:value="2481.2202883093" calcext:value-type="float">
            <text:p>2481.2202883093</text:p>
          </table:table-cell>
          <table:table-cell office:value-type="float" office:value="594644137505614" calcext:value-type="float">
            <text:p>594644137505614</text:p>
          </table:table-cell>
        </table:table-row>
        <table:table-row table:style-name="ro1">
          <table:table-cell/>
          <table:table-cell office:value-type="float" office:value="15127.4280488662" calcext:value-type="float">
            <text:p>15127.4280488662</text:p>
          </table:table-cell>
          <table:table-cell office:value-type="float" office:value="0.995540989990228" calcext:value-type="float">
            <text:p>0.99554099</text:p>
          </table:table-cell>
          <table:table-cell table:number-columns-repeated="4"/>
          <table:table-cell office:value-type="float" office:value="2490" calcext:value-type="float">
            <text:p>2490</text:p>
          </table:table-cell>
          <table:table-cell office:value-type="float" office:value="2491.22520882668" calcext:value-type="float">
            <text:p>2491.2252088267</text:p>
          </table:table-cell>
          <table:table-cell office:value-type="float" office:value="594770665626744" calcext:value-type="float">
            <text:p>594770665626744</text:p>
          </table:table-cell>
        </table:table-row>
        <table:table-row table:style-name="ro1">
          <table:table-cell/>
          <table:table-cell office:value-type="float" office:value="15186.6507253262" calcext:value-type="float">
            <text:p>15186.6507253262</text:p>
          </table:table-cell>
          <table:table-cell office:value-type="float" office:value="0.995742039636902" calcext:value-type="float">
            <text:p>0.9957420396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float" office:value="2501.23012934406" calcext:value-type="float">
            <text:p>2501.2301293441</text:p>
          </table:table-cell>
          <table:table-cell office:value-type="float" office:value="594890779648545" calcext:value-type="float">
            <text:p>594890779648545</text:p>
          </table:table-cell>
        </table:table-row>
        <table:table-row table:style-name="ro1">
          <table:table-cell/>
          <table:table-cell office:value-type="float" office:value="15245.9390188981" calcext:value-type="float">
            <text:p>15245.9390188981</text:p>
          </table:table-cell>
          <table:table-cell office:value-type="float" office:value="0.995932936978934" calcext:value-type="float">
            <text:p>0.995932937</text:p>
          </table:table-cell>
          <table:table-cell table:number-columns-repeated="4"/>
          <table:table-cell office:value-type="float" office:value="2510" calcext:value-type="float">
            <text:p>2510</text:p>
          </table:table-cell>
          <table:table-cell office:value-type="float" office:value="2511.23504986143" calcext:value-type="float">
            <text:p>2511.2350498614</text:p>
          </table:table-cell>
          <table:table-cell office:value-type="float" office:value="595004828331953" calcext:value-type="float">
            <text:p>595004828331953</text:p>
          </table:table-cell>
        </table:table-row>
        <table:table-row table:style-name="ro1">
          <table:table-cell/>
          <table:table-cell office:value-type="float" office:value="15305.2895887304" calcext:value-type="float">
            <text:p>15305.2895887304</text:p>
          </table:table-cell>
          <table:table-cell office:value-type="float" office:value="0.996114233255773" calcext:value-type="float">
            <text:p>0.9961142333</text:p>
          </table:table-cell>
          <table:table-cell table:number-columns-repeated="4"/>
          <table:table-cell office:value-type="float" office:value="2520" calcext:value-type="float">
            <text:p>2520</text:p>
          </table:table-cell>
          <table:table-cell office:value-type="float" office:value="2521.23997037881" calcext:value-type="float">
            <text:p>2521.2399703788</text:p>
          </table:table-cell>
          <table:table-cell office:value-type="float" office:value="595113141006504" calcext:value-type="float">
            <text:p>595113141006504</text:p>
          </table:table-cell>
        </table:table-row>
        <table:table-row table:style-name="ro1">
          <table:table-cell/>
          <table:table-cell office:value-type="float" office:value="15364.6992685361" calcext:value-type="float">
            <text:p>15364.6992685361</text:p>
          </table:table-cell>
          <table:table-cell office:value-type="float" office:value="0.996286448909057" calcext:value-type="float">
            <text:p>0.9962864489</text:p>
          </table:table-cell>
          <table:table-cell table:number-columns-repeated="4"/>
          <table:table-cell office:value-type="float" office:value="2530" calcext:value-type="float">
            <text:p>2530</text:p>
          </table:table-cell>
          <table:table-cell office:value-type="float" office:value="2531.24489089618" calcext:value-type="float">
            <text:p>2531.2448908962</text:p>
          </table:table-cell>
          <table:table-cell office:value-type="float" office:value="595216028602058" calcext:value-type="float">
            <text:p>595216028602058</text:p>
          </table:table-cell>
        </table:table-row>
        <table:table-row table:style-name="ro1">
          <table:table-cell/>
          <table:table-cell office:value-type="float" office:value="15424.1650580004" calcext:value-type="float">
            <text:p>15424.1650580004</text:p>
          </table:table-cell>
          <table:table-cell office:value-type="float" office:value="0.99645007523726" calcext:value-type="float">
            <text:p>0.9964500752</text:p>
          </table:table-cell>
          <table:table-cell table:number-columns-repeated="4"/>
          <table:table-cell office:value-type="float" office:value="2540" calcext:value-type="float">
            <text:p>2540</text:p>
          </table:table-cell>
          <table:table-cell office:value-type="float" office:value="2541.24981141356" calcext:value-type="float">
            <text:p>2541.2498114136</text:p>
          </table:table-cell>
          <table:table-cell office:value-type="float" office:value="595313784637337" calcext:value-type="float">
            <text:p>595313784637337</text:p>
          </table:table-cell>
        </table:table-row>
        <table:table-row table:style-name="ro1">
          <table:table-cell/>
          <table:table-cell office:value-type="float" office:value="15483.6841144993" calcext:value-type="float">
            <text:p>15483.6841144993</text:p>
          </table:table-cell>
          <table:table-cell office:value-type="float" office:value="0.996605575978053" calcext:value-type="float">
            <text:p>0.996605576</text:p>
          </table:table-cell>
          <table:table-cell table:number-columns-repeated="4"/>
          <table:table-cell office:value-type="float" office:value="2550" calcext:value-type="float">
            <text:p>2550</text:p>
          </table:table-cell>
          <table:table-cell office:value-type="float" office:value="2551.25473193094" calcext:value-type="float">
            <text:p>2551.2547319309</text:p>
          </table:table-cell>
          <table:table-cell office:value-type="float" office:value="595406686165287" calcext:value-type="float">
            <text:p>595406686165287</text:p>
          </table:table-cell>
        </table:table-row>
        <table:table-row table:style-name="ro1">
          <table:table-cell/>
          <table:table-cell office:value-type="float" office:value="15543.2537451337" calcext:value-type="float">
            <text:p>15543.2537451337</text:p>
          </table:table-cell>
          <table:table-cell office:value-type="float" office:value="0.996753388818866" calcext:value-type="float">
            <text:p>0.9967533888</text:p>
          </table:table-cell>
          <table:table-cell table:number-columns-repeated="4"/>
          <table:table-cell office:value-type="float" office:value="2560" calcext:value-type="float">
            <text:p>2560</text:p>
          </table:table-cell>
          <table:table-cell office:value-type="float" office:value="2561.25965244831" calcext:value-type="float">
            <text:p>2561.2596524483</text:p>
          </table:table-cell>
          <table:table-cell office:value-type="float" office:value="595494994675537" calcext:value-type="float">
            <text:p>595494994675537</text:p>
          </table:table-cell>
        </table:table-row>
        <table:table-row table:style-name="ro1">
          <table:table-cell/>
          <table:table-cell office:value-type="float" office:value="15602.8713990834" calcext:value-type="float">
            <text:p>15602.8713990834</text:p>
          </table:table-cell>
          <table:table-cell office:value-type="float" office:value="0.996893926836625" calcext:value-type="float">
            <text:p>0.9968939268</text:p>
          </table:table-cell>
          <table:table-cell table:number-columns-repeated="4"/>
          <table:table-cell office:value-type="float" office:value="2570" calcext:value-type="float">
            <text:p>2570</text:p>
          </table:table-cell>
          <table:table-cell office:value-type="float" office:value="2571.26457296569" calcext:value-type="float">
            <text:p>2571.2645729657</text:p>
          </table:table-cell>
          <table:table-cell office:value-type="float" office:value="595578956954547" calcext:value-type="float">
            <text:p>595578956954547</text:p>
          </table:table-cell>
        </table:table-row>
        <table:table-row table:style-name="ro1">
          <table:table-cell/>
          <table:table-cell office:value-type="float" office:value="15662.5346602799" calcext:value-type="float">
            <text:p>15662.5346602799</text:p>
          </table:table-cell>
          <table:table-cell office:value-type="float" office:value="0.997027579868017" calcext:value-type="float">
            <text:p>0.9970275799</text:p>
          </table:table-cell>
          <table:table-cell table:number-columns-repeated="4"/>
          <table:table-cell office:value-type="float" office:value="2580" calcext:value-type="float">
            <text:p>2580</text:p>
          </table:table-cell>
          <table:table-cell office:value-type="float" office:value="2581.26949348307" calcext:value-type="float">
            <text:p>2581.2694934831</text:p>
          </table:table-cell>
          <table:table-cell office:value-type="float" office:value="595658805904258" calcext:value-type="float">
            <text:p>595658805904258</text:p>
          </table:table-cell>
        </table:table-row>
        <table:table-row table:style-name="ro1">
          <table:table-cell/>
          <table:table-cell office:value-type="float" office:value="15722.2412403976" calcext:value-type="float">
            <text:p>15722.2412403976</text:p>
          </table:table-cell>
          <table:table-cell office:value-type="float" office:value="0.997154715811939" calcext:value-type="float">
            <text:p>0.9971547158</text:p>
          </table:table-cell>
          <table:table-cell table:number-columns-repeated="4"/>
          <table:table-cell office:value-type="float" office:value="2590" calcext:value-type="float">
            <text:p>2590</text:p>
          </table:table-cell>
          <table:table-cell office:value-type="float" office:value="2591.27441400044" calcext:value-type="float">
            <text:p>2591.2744140005</text:p>
          </table:table-cell>
          <table:table-cell office:value-type="float" office:value="595734761320209" calcext:value-type="float">
            <text:p>595734761320209</text:p>
          </table:table-cell>
        </table:table-row>
        <table:table-row table:style-name="ro1">
          <table:table-cell/>
          <table:table-cell office:value-type="float" office:value="15781.9889721577" calcext:value-type="float">
            <text:p>15781.9889721577</text:p>
          </table:table-cell>
          <table:table-cell office:value-type="float" office:value="0.997275681866021" calcext:value-type="float">
            <text:p>0.9972756819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office:value-type="float" office:value="2601.27933451782" calcext:value-type="float">
            <text:p>2601.2793345178</text:p>
          </table:table-cell>
          <table:table-cell office:value-type="float" office:value="595807030630291" calcext:value-type="float">
            <text:p>595807030630291</text:p>
          </table:table-cell>
        </table:table-row>
        <table:table-row table:style-name="ro1">
          <table:table-cell/>
          <table:table-cell office:value-type="float" office:value="15841.7758029407" calcext:value-type="float">
            <text:p>15841.7758029407</text:p>
          </table:table-cell>
          <table:table-cell office:value-type="float" office:value="0.997390805699308" calcext:value-type="float">
            <text:p>0.9973908057</text:p>
          </table:table-cell>
          <table:table-cell table:number-columns-repeated="4"/>
          <table:table-cell office:value-type="float" office:value="2610" calcext:value-type="float">
            <text:p>2610</text:p>
          </table:table-cell>
          <table:table-cell office:value-type="float" office:value="2611.28425503519" calcext:value-type="float">
            <text:p>2611.2842550352</text:p>
          </table:table-cell>
          <table:table-cell office:value-type="float" office:value="595875809595338" calcext:value-type="float">
            <text:p>595875809595338</text:p>
          </table:table-cell>
        </table:table-row>
        <table:table-row table:style-name="ro1">
          <table:table-cell/>
          <table:table-cell office:value-type="float" office:value="15901.5997886996" calcext:value-type="float">
            <text:p>15901.5997886996</text:p>
          </table:table-cell>
          <table:table-cell office:value-type="float" office:value="0.997500396563327" calcext:value-type="float">
            <text:p>0.9975003966</text:p>
          </table:table-cell>
          <table:table-cell table:number-columns-repeated="4"/>
          <table:table-cell office:value-type="float" office:value="2620" calcext:value-type="float">
            <text:p>2620</text:p>
          </table:table-cell>
          <table:table-cell office:value-type="float" office:value="2621.28917555257" calcext:value-type="float">
            <text:p>2621.2891755526</text:p>
          </table:table-cell>
          <table:table-cell office:value-type="float" office:value="595941282972923" calcext:value-type="float">
            <text:p>595941282972923</text:p>
          </table:table-cell>
        </table:table-row>
        <table:table-row table:style-name="ro1">
          <table:table-cell/>
          <table:table-cell office:value-type="float" office:value="15961.4590881662" calcext:value-type="float">
            <text:p>15961.4590881662</text:p>
          </table:table-cell>
          <table:table-cell office:value-type="float" office:value="0.997604746343854" calcext:value-type="float">
            <text:p>0.9976047463</text:p>
          </table:table-cell>
          <table:table-cell table:number-columns-repeated="4"/>
          <table:table-cell office:value-type="float" office:value="2630" calcext:value-type="float">
            <text:p>2630</text:p>
          </table:table-cell>
          <table:table-cell office:value-type="float" office:value="2631.29409606995" calcext:value-type="float">
            <text:p>2631.29409607</text:p>
          </table:table-cell>
          <table:table-cell office:value-type="float" office:value="596003625145717" calcext:value-type="float">
            <text:p>596003625145717</text:p>
          </table:table-cell>
        </table:table-row>
        <table:table-row table:style-name="ro1">
          <table:table-cell/>
          <table:table-cell office:value-type="float" office:value="16021.351957342" calcext:value-type="float">
            <text:p>16021.351957342</text:p>
          </table:table-cell>
          <table:table-cell office:value-type="float" office:value="0.997704130555744" calcext:value-type="float">
            <text:p>0.9977041306</text:p>
          </table:table-cell>
          <table:table-cell table:number-columns-repeated="4"/>
          <table:table-cell office:value-type="float" office:value="2640" calcext:value-type="float">
            <text:p>2640</text:p>
          </table:table-cell>
          <table:table-cell office:value-type="float" office:value="2641.29901658732" calcext:value-type="float">
            <text:p>2641.2990165873</text:p>
          </table:table-cell>
          <table:table-cell office:value-type="float" office:value="596063000715838" calcext:value-type="float">
            <text:p>596063000715838</text:p>
          </table:table-cell>
        </table:table-row>
        <table:table-row table:style-name="ro1">
          <table:table-cell/>
          <table:table-cell office:value-type="float" office:value="16081.2767442637" calcext:value-type="float">
            <text:p>16081.2767442637</text:p>
          </table:table-cell>
          <table:table-cell office:value-type="float" office:value="0.997798809283266" calcext:value-type="float">
            <text:p>0.9977988093</text:p>
          </table:table-cell>
          <table:table-cell table:number-columns-repeated="4"/>
          <table:table-cell office:value-type="float" office:value="2650" calcext:value-type="float">
            <text:p>2650</text:p>
          </table:table-cell>
          <table:table-cell office:value-type="float" office:value="2651.3039371047" calcext:value-type="float">
            <text:p>2651.3039371047</text:p>
          </table:table-cell>
          <table:table-cell office:value-type="float" office:value="596119565066634" calcext:value-type="float">
            <text:p>596119565066634</text:p>
          </table:table-cell>
        </table:table-row>
        <table:table-row table:style-name="ro1">
          <table:table-cell/>
          <table:table-cell office:value-type="float" office:value="16141.2318840348" calcext:value-type="float">
            <text:p>16141.2318840348</text:p>
          </table:table-cell>
          <table:table-cell office:value-type="float" office:value="0.99788902806833" calcext:value-type="float">
            <text:p>0.9978890281</text:p>
          </table:table-cell>
          <table:table-cell table:number-columns-repeated="4"/>
          <table:table-cell office:value-type="float" office:value="2660" calcext:value-type="float">
            <text:p>2660</text:p>
          </table:table-cell>
          <table:table-cell office:value-type="float" office:value="2661.30885762207" calcext:value-type="float">
            <text:p>2661.3088576221</text:p>
          </table:table-cell>
          <table:table-cell office:value-type="float" office:value="596173464893345" calcext:value-type="float">
            <text:p>596173464893345</text:p>
          </table:table-cell>
        </table:table-row>
        <table:table-row table:style-name="ro1">
          <table:table-cell/>
          <table:table-cell office:value-type="float" office:value="16201.2158941119" calcext:value-type="float">
            <text:p>16201.2158941119</text:p>
          </table:table-cell>
          <table:table-cell office:value-type="float" office:value="0.997975018749016" calcext:value-type="float">
            <text:p>0.9979750187</text:p>
          </table:table-cell>
          <table:table-cell table:number-columns-repeated="4"/>
          <table:table-cell office:value-type="float" office:value="2670" calcext:value-type="float">
            <text:p>2670</text:p>
          </table:table-cell>
          <table:table-cell office:value-type="float" office:value="2671.31377813945" calcext:value-type="float">
            <text:p>2671.3137781395</text:p>
          </table:table-cell>
          <table:table-cell office:value-type="float" office:value="596224838704070" calcext:value-type="float">
            <text:p>596224838704070</text:p>
          </table:table-cell>
        </table:table-row>
        <table:table-row table:style-name="ro1">
          <table:table-cell/>
          <table:table-cell office:value-type="float" office:value="16261.2273698359" calcext:value-type="float">
            <text:p>16261.2273698359</text:p>
          </table:table-cell>
          <table:table-cell office:value-type="float" office:value="0.998057000250793" calcext:value-type="float">
            <text:p>0.9980570003</text:p>
          </table:table-cell>
          <table:table-cell table:number-columns-repeated="4"/>
          <table:table-cell office:value-type="float" office:value="2680" calcext:value-type="float">
            <text:p>2680</text:p>
          </table:table-cell>
          <table:table-cell office:value-type="float" office:value="2681.31869865683" calcext:value-type="float">
            <text:p>2681.3186986568</text:p>
          </table:table-cell>
          <table:table-cell office:value-type="float" office:value="596273817292467" calcext:value-type="float">
            <text:p>596273817292467</text:p>
          </table:table-cell>
        </table:table-row>
        <table:table-row table:style-name="ro1">
          <table:table-cell/>
          <table:table-cell office:value-type="float" office:value="16321.2649801984" calcext:value-type="float">
            <text:p>16321.2649801984</text:p>
          </table:table-cell>
          <table:table-cell office:value-type="float" office:value="0.998135179332727" calcext:value-type="float">
            <text:p>0.9981351793</text:p>
          </table:table-cell>
          <table:table-cell table:number-columns-repeated="4"/>
          <table:table-cell office:value-type="float" office:value="2690" calcext:value-type="float">
            <text:p>2690</text:p>
          </table:table-cell>
          <table:table-cell office:value-type="float" office:value="2691.3236191742" calcext:value-type="float">
            <text:p>2691.3236191742</text:p>
          </table:table-cell>
          <table:table-cell office:value-type="float" office:value="596320524183562" calcext:value-type="float">
            <text:p>596320524183562</text:p>
          </table:table-cell>
        </table:table-row>
        <table:table-row table:style-name="ro1">
          <table:table-cell/>
          <table:table-cell office:value-type="float" office:value="16381.3274638326" calcext:value-type="float">
            <text:p>16381.3274638326</text:p>
          </table:table-cell>
          <table:table-cell office:value-type="float" office:value="0.99820975129097" calcext:value-type="float">
            <text:p>0.9982097513</text:p>
          </table:table-cell>
          <table:table-cell table:number-columns-repeated="4"/>
          <table:table-cell office:value-type="float" office:value="2700" calcext:value-type="float">
            <text:p>2700</text:p>
          </table:table-cell>
          <table:table-cell office:value-type="float" office:value="2701.32853969158" calcext:value-type="float">
            <text:p>2701.3285396916</text:p>
          </table:table-cell>
          <table:table-cell office:value-type="float" office:value="596365076054040" calcext:value-type="float">
            <text:p>596365076054040</text:p>
          </table:table-cell>
        </table:table-row>
        <table:table-row table:style-name="ro1">
          <table:table-cell/>
          <table:table-cell office:value-type="float" office:value="16441.4136252186" calcext:value-type="float">
            <text:p>16441.4136252186</text:p>
          </table:table-cell>
          <table:table-cell office:value-type="float" office:value="0.998280900621728" calcext:value-type="float">
            <text:p>0.9982809006</text:p>
          </table:table-cell>
          <table:table-cell table:number-columns-repeated="4"/>
          <table:table-cell office:value-type="float" office:value="2710" calcext:value-type="float">
            <text:p>2710</text:p>
          </table:table-cell>
          <table:table-cell office:value-type="float" office:value="2711.33346020896" calcext:value-type="float">
            <text:p>2711.333460209</text:p>
          </table:table-cell>
          <table:table-cell office:value-type="float" office:value="596407583128323" calcext:value-type="float">
            <text:p>596407583128323</text:p>
          </table:table-cell>
        </table:table-row>
        <table:table-row table:style-name="ro1">
          <table:table-cell/>
          <table:table-cell office:value-type="float" office:value="16501.5223310929" calcext:value-type="float">
            <text:p>16501.5223310929</text:p>
          </table:table-cell>
          <table:table-cell office:value-type="float" office:value="0.998348801645834" calcext:value-type="float">
            <text:p>0.9983488016</text:p>
          </table:table-cell>
          <table:table-cell table:number-columns-repeated="4"/>
          <table:table-cell office:value-type="float" office:value="2720" calcext:value-type="float">
            <text:p>2720</text:p>
          </table:table-cell>
          <table:table-cell office:value-type="float" office:value="2721.33838072633" calcext:value-type="float">
            <text:p>2721.3383807263</text:p>
          </table:table-cell>
          <table:table-cell office:value-type="float" office:value="596448149551715" calcext:value-type="float">
            <text:p>596448149551715</text:p>
          </table:table-cell>
        </table:table-row>
        <table:table-row table:style-name="ro1">
          <table:table-cell/>
          <table:table-cell office:value-type="float" office:value="16561.652507053" calcext:value-type="float">
            <text:p>16561.652507053</text:p>
          </table:table-cell>
          <table:table-cell office:value-type="float" office:value="0.998413619096999" calcext:value-type="float">
            <text:p>0.9984136191</text:p>
          </table:table-cell>
          <table:table-cell table:number-columns-repeated="4"/>
          <table:table-cell office:value-type="float" office:value="2730" calcext:value-type="float">
            <text:p>2730</text:p>
          </table:table-cell>
          <table:table-cell office:value-type="float" office:value="2731.34330124371" calcext:value-type="float">
            <text:p>2731.3433012437</text:p>
          </table:table-cell>
          <table:table-cell office:value-type="float" office:value="596486873741840" calcext:value-type="float">
            <text:p>596486873741840</text:p>
          </table:table-cell>
        </table:table-row>
        <table:table-row table:style-name="ro1">
          <table:table-cell/>
          <table:table-cell office:value-type="float" office:value="16621.8031343472" calcext:value-type="float">
            <text:p>16621.8031343472</text:p>
          </table:table-cell>
          <table:table-cell office:value-type="float" office:value="0.998475508675711" calcext:value-type="float">
            <text:p>0.9984755087</text:p>
          </table:table-cell>
          <table:table-cell table:number-columns-repeated="4"/>
          <table:table-cell office:value-type="float" office:value="2740" calcext:value-type="float">
            <text:p>2740</text:p>
          </table:table-cell>
          <table:table-cell office:value-type="float" office:value="2741.34822176108" calcext:value-type="float">
            <text:p>2741.3482217611</text:p>
          </table:table-cell>
          <table:table-cell office:value-type="float" office:value="596523848719562" calcext:value-type="float">
            <text:p>596523848719562</text:p>
          </table:table-cell>
        </table:table-row>
        <table:table-row table:style-name="ro1">
          <table:table-cell/>
          <table:table-cell office:value-type="float" office:value="16681.9732468398" calcext:value-type="float">
            <text:p>16681.9732468398</text:p>
          </table:table-cell>
          <table:table-cell office:value-type="float" office:value="0.998534617570674" calcext:value-type="float">
            <text:p>0.9985346176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office:value-type="float" office:value="2751.35314227846" calcext:value-type="float">
            <text:p>2751.3531422785</text:p>
          </table:table-cell>
          <table:table-cell office:value-type="float" office:value="596559162420510" calcext:value-type="float">
            <text:p>596559162420510</text:p>
          </table:table-cell>
        </table:table-row>
        <table:table-row table:style-name="ro1">
          <table:table-cell/>
          <table:table-cell office:value-type="float" office:value="16742.1619281445" calcext:value-type="float">
            <text:p>16742.1619281445</text:p>
          </table:table-cell>
          <table:table-cell office:value-type="float" office:value="0.998591084949618" calcext:value-type="float">
            <text:p>0.9985910849</text:p>
          </table:table-cell>
          <table:table-cell table:number-columns-repeated="4"/>
          <table:table-cell office:value-type="float" office:value="2760" calcext:value-type="float">
            <text:p>2760</text:p>
          </table:table-cell>
          <table:table-cell office:value-type="float" office:value="2761.35806279584" calcext:value-type="float">
            <text:p>2761.3580627958</text:p>
          </table:table-cell>
          <table:table-cell office:value-type="float" office:value="596592897988305" calcext:value-type="float">
            <text:p>596592897988305</text:p>
          </table:table-cell>
        </table:table-row>
        <table:table-row table:style-name="ro1">
          <table:table-cell/>
          <table:table-cell office:value-type="float" office:value="16802.3683089149" calcext:value-type="float">
            <text:p>16802.3683089149</text:p>
          </table:table-cell>
          <table:table-cell office:value-type="float" office:value="0.998645042421194" calcext:value-type="float">
            <text:p>0.9986450424</text:p>
          </table:table-cell>
          <table:table-cell table:number-columns-repeated="4"/>
          <table:table-cell office:value-type="float" office:value="2770" calcext:value-type="float">
            <text:p>2770</text:p>
          </table:table-cell>
          <table:table-cell office:value-type="float" office:value="2771.36298331321" calcext:value-type="float">
            <text:p>2771.3629833132</text:p>
          </table:table-cell>
          <table:table-cell office:value-type="float" office:value="596625134050514" calcext:value-type="float">
            <text:p>596625134050514</text:p>
          </table:table-cell>
        </table:table-row>
        <table:table-row table:style-name="ro1">
          <table:table-cell/>
          <table:table-cell office:value-type="float" office:value="16862.5915642863" calcext:value-type="float">
            <text:p>16862.5915642863</text:p>
          </table:table-cell>
          <table:table-cell office:value-type="float" office:value="0.99869661446962" calcext:value-type="float">
            <text:p>0.9986966145</text:p>
          </table:table-cell>
          <table:table-cell table:number-columns-repeated="4"/>
          <table:table-cell office:value-type="float" office:value="2780" calcext:value-type="float">
            <text:p>2780</text:p>
          </table:table-cell>
          <table:table-cell office:value-type="float" office:value="2781.36790383059" calcext:value-type="float">
            <text:p>2781.3679038306</text:p>
          </table:table-cell>
          <table:table-cell office:value-type="float" office:value="596655944978319" calcext:value-type="float">
            <text:p>596655944978319</text:p>
          </table:table-cell>
        </table:table-row>
        <table:table-row table:style-name="ro1">
          <table:table-cell/>
          <table:table-cell office:value-type="float" office:value="16922.8309114592" calcext:value-type="float">
            <text:p>16922.8309114592</text:p>
          </table:table-cell>
          <table:table-cell office:value-type="float" office:value="0.998745918863633" calcext:value-type="float">
            <text:p>0.9987459189</text:p>
          </table:table-cell>
          <table:table-cell table:number-columns-repeated="4"/>
          <table:table-cell office:value-type="float" office:value="2790" calcext:value-type="float">
            <text:p>2790</text:p>
          </table:table-cell>
          <table:table-cell office:value-type="float" office:value="2791.37282434797" calcext:value-type="float">
            <text:p>2791.372824348</text:p>
          </table:table-cell>
          <table:table-cell office:value-type="float" office:value="596685401130844" calcext:value-type="float">
            <text:p>596685401130844</text:p>
          </table:table-cell>
        </table:table-row>
        <table:table-row table:style-name="ro1">
          <table:table-cell/>
          <table:table-cell office:value-type="float" office:value="16983.0856074172" calcext:value-type="float">
            <text:p>16983.0856074172</text:p>
          </table:table-cell>
          <table:table-cell office:value-type="float" office:value="0.998793067041256" calcext:value-type="float">
            <text:p>0.998793067</text:p>
          </table:table-cell>
          <table:table-cell table:number-columns-repeated="4"/>
          <table:table-cell office:value-type="float" office:value="2800" calcext:value-type="float">
            <text:p>2800</text:p>
          </table:table-cell>
          <table:table-cell office:value-type="float" office:value="2801.37774486534" calcext:value-type="float">
            <text:p>2801.3777448654</text:p>
          </table:table-cell>
          <table:table-cell office:value-type="float" office:value="596713569085021" calcext:value-type="float">
            <text:p>596713569085021</text:p>
          </table:table-cell>
        </table:table-row>
        <table:table-row table:style-name="ro1">
          <table:table-cell/>
          <table:table-cell office:value-type="float" office:value="17043.3549467731" calcext:value-type="float">
            <text:p>17043.3549467731</text:p>
          </table:table-cell>
          <table:table-cell office:value-type="float" office:value="0.998838164471773" calcext:value-type="float">
            <text:p>0.9988381645</text:p>
          </table:table-cell>
          <table:table-cell table:number-columns-repeated="4"/>
          <table:table-cell office:value-type="float" office:value="2810" calcext:value-type="float">
            <text:p>2810</text:p>
          </table:table-cell>
          <table:table-cell office:value-type="float" office:value="2811.38266538272" calcext:value-type="float">
            <text:p>2811.3826653827</text:p>
          </table:table-cell>
          <table:table-cell office:value-type="float" office:value="596740511851855" calcext:value-type="float">
            <text:p>596740511851855</text:p>
          </table:table-cell>
        </table:table-row>
        <table:table-row table:style-name="ro1">
          <table:table-cell/>
          <table:table-cell office:value-type="float" office:value="17103.6382597345" calcext:value-type="float">
            <text:p>17103.6382597345</text:p>
          </table:table-cell>
          <table:table-cell office:value-type="float" office:value="0.99888131099627" calcext:value-type="float">
            <text:p>0.998881311</text:p>
          </table:table-cell>
          <table:table-cell table:number-columns-repeated="4"/>
          <table:table-cell office:value-type="float" office:value="2820" calcext:value-type="float">
            <text:p>2820</text:p>
          </table:table-cell>
          <table:table-cell office:value-type="float" office:value="2821.38758590009" calcext:value-type="float">
            <text:p>2821.3875859001</text:p>
          </table:table-cell>
          <table:table-cell office:value-type="float" office:value="596766289079867" calcext:value-type="float">
            <text:p>596766289079867</text:p>
          </table:table-cell>
        </table:table-row>
        <table:table-row table:style-name="ro1">
          <table:table-cell/>
          <table:table-cell office:value-type="float" office:value="17163.9349101837" calcext:value-type="float">
            <text:p>17163.9349101837</text:p>
          </table:table-cell>
          <table:table-cell office:value-type="float" office:value="0.998922601147999" calcext:value-type="float">
            <text:p>0.9989226011</text:p>
          </table:table-cell>
          <table:table-cell table:number-columns-repeated="4"/>
          <table:table-cell office:value-type="float" office:value="2830" calcext:value-type="float">
            <text:p>2830</text:p>
          </table:table-cell>
          <table:table-cell office:value-type="float" office:value="2831.39250641747" calcext:value-type="float">
            <text:p>2831.3925064175</text:p>
          </table:table-cell>
          <table:table-cell office:value-type="float" office:value="596790957246496" calcext:value-type="float">
            <text:p>596790957246496</text:p>
          </table:table-cell>
        </table:table-row>
        <table:table-row table:style-name="ro1">
          <table:table-cell/>
          <table:table-cell office:value-type="float" office:value="17224.2442938649" calcext:value-type="float">
            <text:p>17224.2442938649</text:p>
          </table:table-cell>
          <table:table-cell office:value-type="float" office:value="0.998962124453756" calcext:value-type="float">
            <text:p>0.9989621245</text:p>
          </table:table-cell>
          <table:table-cell table:number-columns-repeated="4"/>
          <table:table-cell office:value-type="float" office:value="2840" calcext:value-type="float">
            <text:p>2840</text:p>
          </table:table-cell>
          <table:table-cell office:value-type="float" office:value="2841.39742693485" calcext:value-type="float">
            <text:p>2841.3974269349</text:p>
          </table:table-cell>
          <table:table-cell office:value-type="float" office:value="596814569838152" calcext:value-type="float">
            <text:p>596814569838152</text:p>
          </table:table-cell>
        </table:table-row>
        <table:table-row table:style-name="ro1">
          <table:table-cell/>
          <table:table-cell office:value-type="float" office:value="17284.565836673" calcext:value-type="float">
            <text:p>17284.565836673</text:p>
          </table:table-cell>
          <table:table-cell office:value-type="float" office:value="0.99899996571743" calcext:value-type="float">
            <text:p>0.9989999657</text:p>
          </table:table-cell>
          <table:table-cell table:number-columns-repeated="4"/>
          <table:table-cell office:value-type="float" office:value="2850" calcext:value-type="float">
            <text:p>2850</text:p>
          </table:table-cell>
          <table:table-cell office:value-type="float" office:value="2851.40234745222" calcext:value-type="float">
            <text:p>2851.4023474522</text:p>
          </table:table-cell>
          <table:table-cell office:value-type="float" office:value="596837177519614" calcext:value-type="float">
            <text:p>596837177519614</text:p>
          </table:table-cell>
        </table:table-row>
        <table:table-row table:style-name="ro1">
          <table:table-cell/>
          <table:table-cell office:value-type="float" office:value="17344.8989930382" calcext:value-type="float">
            <text:p>17344.8989930382</text:p>
          </table:table-cell>
          <table:table-cell office:value-type="float" office:value="0.999036205286757" calcext:value-type="float">
            <text:p>0.9990362053</text:p>
          </table:table-cell>
          <table:table-cell table:number-columns-repeated="4"/>
          <table:table-cell office:value-type="float" office:value="2860" calcext:value-type="float">
            <text:p>2860</text:p>
          </table:table-cell>
          <table:table-cell office:value-type="float" office:value="2861.4072679696" calcext:value-type="float">
            <text:p>2861.4072679696</text:p>
          </table:table-cell>
          <table:table-cell office:value-type="float" office:value="596858828293401" calcext:value-type="float">
            <text:p>596858828293401</text:p>
          </table:table-cell>
        </table:table-row>
        <table:table-row table:style-name="ro1">
          <table:table-cell/>
          <table:table-cell office:value-type="float" office:value="17405.2432444013" calcext:value-type="float">
            <text:p>17405.2432444013</text:p>
          </table:table-cell>
          <table:table-cell office:value-type="float" office:value="0.999070919304308" calcext:value-type="float">
            <text:p>0.9990709193</text:p>
          </table:table-cell>
          <table:table-cell table:number-columns-repeated="4"/>
          <table:table-cell office:value-type="float" office:value="2870" calcext:value-type="float">
            <text:p>2870</text:p>
          </table:table-cell>
          <table:table-cell office:value-type="float" office:value="2871.41218848698" calcext:value-type="float">
            <text:p>2871.412188487</text:p>
          </table:table-cell>
          <table:table-cell office:value-type="float" office:value="596879567649724" calcext:value-type="float">
            <text:p>596879567649724</text:p>
          </table:table-cell>
        </table:table-row>
        <table:table-row table:style-name="ro1">
          <table:table-cell/>
          <table:table-cell office:value-type="float" office:value="17465.5980977739" calcext:value-type="float">
            <text:p>17465.5980977739</text:p>
          </table:table-cell>
          <table:table-cell office:value-type="float" office:value="0.999104179943652" calcext:value-type="float">
            <text:p>0.9991041799</text:p>
          </table:table-cell>
          <table:table-cell table:number-columns-repeated="4"/>
          <table:table-cell office:value-type="float" office:value="2880" calcext:value-type="float">
            <text:p>2880</text:p>
          </table:table-cell>
          <table:table-cell office:value-type="float" office:value="2881.41710900435" calcext:value-type="float">
            <text:p>2881.4171090044</text:p>
          </table:table-cell>
          <table:table-cell office:value-type="float" office:value="596899438707572" calcext:value-type="float">
            <text:p>596899438707572</text:p>
          </table:table-cell>
        </table:table-row>
        <table:table-row table:style-name="ro1">
          <table:table-cell/>
          <table:table-cell office:value-type="float" office:value="17525.9630843793" calcext:value-type="float">
            <text:p>17525.9630843793</text:p>
          </table:table-cell>
          <table:table-cell office:value-type="float" office:value="0.999136055631589" calcext:value-type="float">
            <text:p>0.9991360556</text:p>
          </table:table-cell>
          <table:table-cell table:number-columns-repeated="4"/>
          <table:table-cell office:value-type="float" office:value="2890" calcext:value-type="float">
            <text:p>2890</text:p>
          </table:table-cell>
          <table:table-cell office:value-type="float" office:value="2891.42202952173" calcext:value-type="float">
            <text:p>2891.4220295217</text:p>
          </table:table-cell>
          <table:table-cell office:value-type="float" office:value="596918482347484" calcext:value-type="float">
            <text:p>596918482347484</text:p>
          </table:table-cell>
        </table:table-row>
        <table:table-row table:style-name="ro1">
          <table:table-cell/>
          <table:table-cell office:value-type="float" office:value="17586.3377583698" calcext:value-type="float">
            <text:p>17586.3377583698</text:p>
          </table:table-cell>
          <table:table-cell office:value-type="float" office:value="0.99916661125729" calcext:value-type="float">
            <text:p>0.9991666113</text:p>
          </table:table-cell>
          <table:table-cell table:number-columns-repeated="4"/>
          <table:table-cell office:value-type="float" office:value="2900" calcext:value-type="float">
            <text:p>2900</text:p>
          </table:table-cell>
          <table:table-cell office:value-type="float" office:value="2901.4269500391" calcext:value-type="float">
            <text:p>2901.4269500391</text:p>
          </table:table-cell>
          <table:table-cell office:value-type="float" office:value="596936737336500" calcext:value-type="float">
            <text:p>596936737336500</text:p>
          </table:table-cell>
        </table:table-row>
        <table:table-row table:style-name="ro1">
          <table:table-cell/>
          <table:table-cell office:value-type="float" office:value="17646.7216956145" calcext:value-type="float">
            <text:p>17646.7216956145</text:p>
          </table:table-cell>
          <table:table-cell office:value-type="float" office:value="0.999195908369139" calcext:value-type="float">
            <text:p>0.9991959084</text:p>
          </table:table-cell>
          <table:table-cell table:number-columns-repeated="4"/>
          <table:table-cell office:value-type="float" office:value="2910" calcext:value-type="float">
            <text:p>2910</text:p>
          </table:table-cell>
          <table:table-cell office:value-type="float" office:value="2911.43187055648" calcext:value-type="float">
            <text:p>2911.4318705565</text:p>
          </table:table-cell>
          <table:table-cell office:value-type="float" office:value="596954240445755" calcext:value-type="float">
            <text:p>596954240445755</text:p>
          </table:table-cell>
        </table:table-row>
        <table:table-row table:style-name="ro1">
          <table:table-cell/>
          <table:table-cell office:value-type="float" office:value="17707.1144925563" calcext:value-type="float">
            <text:p>17707.1144925563</text:p>
          </table:table-cell>
          <table:table-cell office:value-type="float" office:value="0.999224005360014" calcext:value-type="float">
            <text:p>0.9992240054</text:p>
          </table:table-cell>
          <table:table-cell table:number-columns-repeated="4"/>
          <table:table-cell office:value-type="float" office:value="2920" calcext:value-type="float">
            <text:p>2920</text:p>
          </table:table-cell>
          <table:table-cell office:value-type="float" office:value="2921.43679107386" calcext:value-type="float">
            <text:p>2921.4367910739</text:p>
          </table:table-cell>
          <table:table-cell office:value-type="float" office:value="596971026561177" calcext:value-type="float">
            <text:p>596971026561177</text:p>
          </table:table-cell>
        </table:table-row>
        <table:table-row table:style-name="ro1">
          <table:table-cell/>
          <table:table-cell office:value-type="float" office:value="17767.5157651307" calcext:value-type="float">
            <text:p>17767.5157651307</text:p>
          </table:table-cell>
          <table:table-cell office:value-type="float" office:value="0.999250957641721" calcext:value-type="float">
            <text:p>0.9992509576</text:p>
          </table:table-cell>
          <table:table-cell table:number-columns-repeated="4"/>
          <table:table-cell office:value-type="float" office:value="2930" calcext:value-type="float">
            <text:p>2930</text:p>
          </table:table-cell>
          <table:table-cell office:value-type="float" office:value="2931.44171159123" calcext:value-type="float">
            <text:p>2931.4417115912</text:p>
          </table:table-cell>
          <table:table-cell office:value-type="float" office:value="596987128787697" calcext:value-type="float">
            <text:p>596987128787697</text:p>
          </table:table-cell>
        </table:table-row>
        <table:table-row table:style-name="ro1">
          <table:table-cell/>
          <table:table-cell office:value-type="float" office:value="17827.9251477464" calcext:value-type="float">
            <text:p>17827.9251477464</text:p>
          </table:table-cell>
          <table:table-cell office:value-type="float" office:value="0.999276817809217" calcext:value-type="float">
            <text:p>0.9992768178</text:p>
          </table:table-cell>
          <table:table-cell table:number-columns-repeated="4"/>
          <table:table-cell office:value-type="float" office:value="2940" calcext:value-type="float">
            <text:p>2940</text:p>
          </table:table-cell>
          <table:table-cell office:value-type="float" office:value="2941.44663210861" calcext:value-type="float">
            <text:p>2941.4466321086</text:p>
          </table:table-cell>
          <table:table-cell office:value-type="float" office:value="597002578547364" calcext:value-type="float">
            <text:p>597002578547364</text:p>
          </table:table-cell>
        </table:table-row>
        <table:table-row table:style-name="ro1">
          <table:table-cell/>
          <table:table-cell office:value-type="float" office:value="17888.3422923208" calcext:value-type="float">
            <text:p>17888.3422923208</text:p>
          </table:table-cell>
          <table:table-cell office:value-type="float" office:value="0.999301635795258" calcext:value-type="float">
            <text:p>0.9993016358</text:p>
          </table:table-cell>
          <table:table-cell table:number-columns-repeated="4"/>
          <table:table-cell office:value-type="float" office:value="2950" calcext:value-type="float">
            <text:p>2950</text:p>
          </table:table-cell>
          <table:table-cell office:value-type="float" office:value="2951.45155262598" calcext:value-type="float">
            <text:p>2951.451552626</text:p>
          </table:table-cell>
          <table:table-cell office:value-type="float" office:value="597017405671737" calcext:value-type="float">
            <text:p>597017405671737</text:p>
          </table:table-cell>
        </table:table-row>
        <table:table-row table:style-name="ro1">
          <table:table-cell/>
          <table:table-cell office:value-type="float" office:value="17948.7668673707" calcext:value-type="float">
            <text:p>17948.7668673707</text:p>
          </table:table-cell>
          <table:table-cell office:value-type="float" office:value="0.999325459016039" calcext:value-type="float">
            <text:p>0.999325459</text:p>
          </table:table-cell>
          <table:table-cell table:number-columns-repeated="4"/>
          <table:table-cell office:value-type="float" office:value="2960" calcext:value-type="float">
            <text:p>2960</text:p>
          </table:table-cell>
          <table:table-cell office:value-type="float" office:value="2961.45647314336" calcext:value-type="float">
            <text:p>2961.4564731434</text:p>
          </table:table-cell>
          <table:table-cell office:value-type="float" office:value="597031638488893" calcext:value-type="float">
            <text:p>597031638488893</text:p>
          </table:table-cell>
        </table:table-row>
        <table:table-row table:style-name="ro1">
          <table:table-cell/>
          <table:table-cell office:value-type="float" office:value="18009.1985571514" calcext:value-type="float">
            <text:p>18009.1985571514</text:p>
          </table:table-cell>
          <table:table-cell office:value-type="float" office:value="0.999348332508384" calcext:value-type="float">
            <text:p>0.9993483325</text:p>
          </table:table-cell>
          <table:table-cell table:number-columns-repeated="4"/>
          <table:table-cell office:value-type="float" office:value="2970" calcext:value-type="float">
            <text:p>2970</text:p>
          </table:table-cell>
          <table:table-cell office:value-type="float" office:value="2971.46139366074" calcext:value-type="float">
            <text:p>2971.4613936607</text:p>
          </table:table-cell>
          <table:table-cell office:value-type="float" office:value="597045303905389" calcext:value-type="float">
            <text:p>597045303905389</text:p>
          </table:table-cell>
        </table:table-row>
        <table:table-row table:style-name="ro1">
          <table:table-cell/>
          <table:table-cell office:value-type="float" office:value="18069.6370608447" calcext:value-type="float">
            <text:p>18069.6370608447</text:p>
          </table:table-cell>
          <table:table-cell office:value-type="float" office:value="0.999370299058978" calcext:value-type="float">
            <text:p>0.9993702991</text:p>
          </table:table-cell>
          <table:table-cell table:number-columns-repeated="4"/>
          <table:table-cell office:value-type="float" office:value="2980" calcext:value-type="float">
            <text:p>2980</text:p>
          </table:table-cell>
          <table:table-cell office:value-type="float" office:value="2981.46631417811" calcext:value-type="float">
            <text:p>2981.4663141781</text:p>
          </table:table-cell>
          <table:table-cell office:value-type="float" office:value="597058427483474" calcext:value-type="float">
            <text:p>597058427483474</text:p>
          </table:table-cell>
        </table:table-row>
        <table:table-row table:style-name="ro1">
          <table:table-cell/>
          <table:table-cell office:value-type="float" office:value="18130.0820917909" calcext:value-type="float">
            <text:p>18130.0820917909</text:p>
          </table:table-cell>
          <table:table-cell office:value-type="float" office:value="0.999391399326141" calcext:value-type="float">
            <text:p>0.9993913993</text:p>
          </table:table-cell>
          <table:table-cell table:number-columns-repeated="4"/>
          <table:table-cell office:value-type="float" office:value="2990" calcext:value-type="float">
            <text:p>2990</text:p>
          </table:table-cell>
          <table:table-cell office:value-type="float" office:value="2991.47123469549" calcext:value-type="float">
            <text:p>2991.4712346955</text:p>
          </table:table-cell>
          <table:table-cell office:value-type="float" office:value="597071033513834" calcext:value-type="float">
            <text:p>597071033513834</text:p>
          </table:table-cell>
        </table:table-row>
        <table:table-row table:style-name="ro1">
          <table:table-cell/>
          <table:table-cell office:value-type="float" office:value="18190.5333767628" calcext:value-type="float">
            <text:p>18190.5333767628</text:p>
          </table:table-cell>
          <table:table-cell office:value-type="float" office:value="0.999411671954576" calcext:value-type="float">
            <text:p>0.999411672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3001.47615521287" calcext:value-type="float">
            <text:p>3001.4761552129</text:p>
          </table:table-cell>
          <table:table-cell office:value-type="float" office:value="597083145084156" calcext:value-type="float">
            <text:p>597083145084156</text:p>
          </table:table-cell>
        </table:table-row>
        <table:table-row table:style-name="ro1">
          <table:table-cell/>
          <table:table-cell office:value-type="float" office:value="18250.9906552801" calcext:value-type="float">
            <text:p>18250.9906552801</text:p>
          </table:table-cell>
          <table:table-cell office:value-type="float" office:value="0.999431153683537" calcext:value-type="float">
            <text:p>0.9994311537</text:p>
          </table:table-cell>
          <table:table-cell table:number-columns-repeated="4"/>
          <table:table-cell office:value-type="float" office:value="3010" calcext:value-type="float">
            <text:p>3010</text:p>
          </table:table-cell>
          <table:table-cell office:value-type="float" office:value="3011.48107573024" calcext:value-type="float">
            <text:p>3011.4810757303</text:p>
          </table:table-cell>
          <table:table-cell office:value-type="float" office:value="597094784143741" calcext:value-type="float">
            <text:p>597094784143741</text:p>
          </table:table-cell>
        </table:table-row>
        <table:table-row table:style-name="ro1">
          <table:table-cell/>
          <table:table-cell office:value-type="float" office:value="18311.4536789604" calcext:value-type="float">
            <text:p>18311.4536789604</text:p>
          </table:table-cell>
          <table:table-cell office:value-type="float" office:value="0.999449879448785" calcext:value-type="float">
            <text:p>0.9994498794</text:p>
          </table:table-cell>
          <table:table-cell table:number-columns-repeated="4"/>
          <table:table-cell office:value-type="float" office:value="3020" calcext:value-type="float">
            <text:p>3020</text:p>
          </table:table-cell>
          <table:table-cell office:value-type="float" office:value="3021.48599624762" calcext:value-type="float">
            <text:p>3021.4859962476</text:p>
          </table:table-cell>
          <table:table-cell office:value-type="float" office:value="597105971564423" calcext:value-type="float">
            <text:p>597105971564423</text:p>
          </table:table-cell>
        </table:table-row>
        <table:table-row table:style-name="ro1">
          <table:table-cell/>
          <table:table-cell office:value-type="float" office:value="18371.9222109063" calcext:value-type="float">
            <text:p>18371.9222109063</text:p>
          </table:table-cell>
          <table:table-cell office:value-type="float" office:value="0.999467882478727" calcext:value-type="float">
            <text:p>0.9994678825</text:p>
          </table:table-cell>
          <table:table-cell table:number-columns-repeated="4"/>
          <table:table-cell office:value-type="float" office:value="3030" calcext:value-type="float">
            <text:p>3030</text:p>
          </table:table-cell>
          <table:table-cell office:value-type="float" office:value="3031.490916765" calcext:value-type="float">
            <text:p>3031.490916765</text:p>
          </table:table-cell>
          <table:table-cell office:value-type="float" office:value="597116727198002" calcext:value-type="float">
            <text:p>597116727198002</text:p>
          </table:table-cell>
        </table:table-row>
        <table:table-row table:style-name="ro1">
          <table:table-cell/>
          <table:table-cell office:value-type="float" office:value="18432.396025125" calcext:value-type="float">
            <text:p>18432.396025125</text:p>
          </table:table-cell>
          <table:table-cell office:value-type="float" office:value="0.999485194385079" calcext:value-type="float">
            <text:p>0.9994851944</text:p>
          </table:table-cell>
          <table:table-cell table:number-columns-repeated="4"/>
          <table:table-cell office:value-type="float" office:value="3040" calcext:value-type="float">
            <text:p>3040</text:p>
          </table:table-cell>
          <table:table-cell office:value-type="float" office:value="3041.49583728237" calcext:value-type="float">
            <text:p>3041.4958372824</text:p>
          </table:table-cell>
          <table:table-cell office:value-type="float" office:value="597127069930414" calcext:value-type="float">
            <text:p>597127069930414</text:p>
          </table:table-cell>
        </table:table-row>
        <table:table-row table:style-name="ro1">
          <table:table-cell/>
          <table:table-cell office:value-type="float" office:value="18492.8749059803" calcext:value-type="float">
            <text:p>18492.8749059803</text:p>
          </table:table-cell>
          <table:table-cell office:value-type="float" office:value="0.999501845248381" calcext:value-type="float">
            <text:p>0.9995018452</text:p>
          </table:table-cell>
          <table:table-cell table:number-columns-repeated="4"/>
          <table:table-cell office:value-type="float" office:value="3050" calcext:value-type="float">
            <text:p>3050</text:p>
          </table:table-cell>
          <table:table-cell office:value-type="float" office:value="3051.50075779975" calcext:value-type="float">
            <text:p>3051.5007577998</text:p>
          </table:table-cell>
          <table:table-cell office:value-type="float" office:value="597137017732814" calcext:value-type="float">
            <text:p>597137017732814</text:p>
          </table:table-cell>
        </table:table-row>
        <table:table-row table:style-name="ro1">
          <table:table-cell/>
          <table:table-cell office:value-type="float" office:value="18553.3586476731" calcext:value-type="float">
            <text:p>18553.3586476731</text:p>
          </table:table-cell>
          <table:table-cell office:value-type="float" office:value="0.999517863698667" calcext:value-type="float">
            <text:p>0.9995178637</text:p>
          </table:table-cell>
          <table:table-cell table:number-columns-repeated="4"/>
          <table:table-cell office:value-type="float" office:value="3060" calcext:value-type="float">
            <text:p>3060</text:p>
          </table:table-cell>
          <table:table-cell office:value-type="float" office:value="3061.50567831712" calcext:value-type="float">
            <text:p>3061.5056783171</text:p>
          </table:table-cell>
          <table:table-cell office:value-type="float" office:value="597146587709776" calcext:value-type="float">
            <text:p>597146587709776</text:p>
          </table:table-cell>
        </table:table-row>
        <table:table-row table:style-name="ro1">
          <table:table-cell/>
          <table:table-cell office:value-type="float" office:value="18613.8470537504" calcext:value-type="float">
            <text:p>18613.8470537504</text:p>
          </table:table-cell>
          <table:table-cell office:value-type="float" office:value="0.99953327699159" calcext:value-type="float">
            <text:p>0.999533277</text:p>
          </table:table-cell>
          <table:table-cell table:number-columns-repeated="4"/>
          <table:table-cell office:value-type="float" office:value="3070" calcext:value-type="float">
            <text:p>3070</text:p>
          </table:table-cell>
          <table:table-cell office:value-type="float" office:value="3071.5105988345" calcext:value-type="float">
            <text:p>3071.5105988345</text:p>
          </table:table-cell>
          <table:table-cell office:value-type="float" office:value="597155796144771" calcext:value-type="float">
            <text:p>597155796144771</text:p>
          </table:table-cell>
        </table:table-row>
        <table:table-row table:style-name="ro1">
          <table:table-cell/>
          <table:table-cell office:value-type="float" office:value="18674.3399366409" calcext:value-type="float">
            <text:p>18674.3399366409</text:p>
          </table:table-cell>
          <table:table-cell office:value-type="float" office:value="0.999548111080262" calcext:value-type="float">
            <text:p>0.9995481111</text:p>
          </table:table-cell>
          <table:table-cell table:number-columns-repeated="4"/>
          <table:table-cell office:value-type="float" office:value="3080" calcext:value-type="float">
            <text:p>3080</text:p>
          </table:table-cell>
          <table:table-cell office:value-type="float" office:value="3081.51551935188" calcext:value-type="float">
            <text:p>3081.5155193519</text:p>
          </table:table-cell>
          <table:table-cell office:value-type="float" office:value="597164658543087" calcext:value-type="float">
            <text:p>597164658543087</text:p>
          </table:table-cell>
        </table:table-row>
        <table:table-row table:style-name="ro1">
          <table:table-cell/>
          <table:table-cell office:value-type="float" office:value="18734.8371172149" calcext:value-type="float">
            <text:p>18734.8371172149</text:p>
          </table:table-cell>
          <table:table-cell office:value-type="float" office:value="0.999562390683069" calcext:value-type="float">
            <text:p>0.9995623907</text:p>
          </table:table-cell>
          <table:table-cell table:number-columns-repeated="4"/>
          <table:table-cell office:value-type="float" office:value="3090" calcext:value-type="float">
            <text:p>3090</text:p>
          </table:table-cell>
          <table:table-cell office:value-type="float" office:value="3091.52043986925" calcext:value-type="float">
            <text:p>3091.5204398693</text:p>
          </table:table-cell>
          <table:table-cell office:value-type="float" office:value="597173189672344" calcext:value-type="float">
            <text:p>597173189672344</text:p>
          </table:table-cell>
        </table:table-row>
        <table:table-row table:style-name="ro1">
          <table:table-cell/>
          <table:table-cell office:value-type="float" office:value="18795.3384243681" calcext:value-type="float">
            <text:p>18795.3384243681</text:p>
          </table:table-cell>
          <table:table-cell office:value-type="float" office:value="0.999576139347696" calcext:value-type="float">
            <text:p>0.9995761393</text:p>
          </table:table-cell>
          <table:table-cell table:number-columns-repeated="4"/>
          <table:table-cell office:value-type="float" office:value="3100" calcext:value-type="float">
            <text:p>3100</text:p>
          </table:table-cell>
          <table:table-cell office:value-type="float" office:value="3101.52536038663" calcext:value-type="float">
            <text:p>3101.5253603866</text:p>
          </table:table-cell>
          <table:table-cell office:value-type="float" office:value="597181403600745" calcext:value-type="float">
            <text:p>597181403600745</text:p>
          </table:table-cell>
        </table:table-row>
        <table:table-row table:style-name="ro1">
          <table:table-cell/>
          <table:table-cell office:value-type="float" office:value="18855.843694627" calcext:value-type="float">
            <text:p>18855.843694627</text:p>
          </table:table-cell>
          <table:table-cell office:value-type="float" office:value="0.999589379511592" calcext:value-type="float">
            <text:p>0.9995893795</text:p>
          </table:table-cell>
          <table:table-cell table:number-columns-repeated="4"/>
          <table:table-cell office:value-type="float" office:value="3110" calcext:value-type="float">
            <text:p>3110</text:p>
          </table:table-cell>
          <table:table-cell office:value-type="float" office:value="3111.530280904" calcext:value-type="float">
            <text:p>3111.530280904</text:p>
          </table:table-cell>
          <table:table-cell office:value-type="float" office:value="597189313733198" calcext:value-type="float">
            <text:p>597189313733198</text:p>
          </table:table-cell>
        </table:table-row>
        <table:table-row table:style-name="ro1">
          <table:table-cell/>
          <table:table-cell office:value-type="float" office:value="18916.3527717755" calcext:value-type="float">
            <text:p>18916.3527717755</text:p>
          </table:table-cell>
          <table:table-cell office:value-type="float" office:value="0.999602132559067" calcext:value-type="float">
            <text:p>0.9996021326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office:value-type="float" office:value="3121.53520142138" calcext:value-type="float">
            <text:p>3121.5352014214</text:p>
          </table:table-cell>
          <table:table-cell office:value-type="float" office:value="597196932845432" calcext:value-type="float">
            <text:p>597196932845432</text:p>
          </table:table-cell>
        </table:table-row>
        <table:table-row table:style-name="ro1">
          <table:table-cell/>
          <table:table-cell office:value-type="float" office:value="18976.8655065017" calcext:value-type="float">
            <text:p>18976.8655065017</text:p>
          </table:table-cell>
          <table:table-cell office:value-type="float" office:value="0.999614418875255" calcext:value-type="float">
            <text:p>0.9996144189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office:value-type="float" office:value="3131.54012193876" calcext:value-type="float">
            <text:p>3131.5401219388</text:p>
          </table:table-cell>
          <table:table-cell office:value-type="float" office:value="597204273116230" calcext:value-type="float">
            <text:p>597204273116230</text:p>
          </table:table-cell>
        </table:table-row>
        <table:table-row table:style-name="ro1">
          <table:table-cell/>
          <table:table-cell office:value-type="float" office:value="19037.3817560621" calcext:value-type="float">
            <text:p>19037.3817560621</text:p>
          </table:table-cell>
          <table:table-cell office:value-type="float" office:value="0.999626257897079" calcext:value-type="float">
            <text:p>0.9996262579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office:value-type="float" office:value="3141.54504245613" calcext:value-type="float">
            <text:p>3141.5450424561</text:p>
          </table:table-cell>
          <table:table-cell office:value-type="float" office:value="597211346157884" calcext:value-type="float">
            <text:p>597211346157884</text:p>
          </table:table-cell>
        </table:table-row>
        <table:table-row table:style-name="ro1">
          <table:table-cell/>
          <table:table-cell office:value-type="float" office:value="19097.9013839645" calcext:value-type="float">
            <text:p>19097.9013839645</text:p>
          </table:table-cell>
          <table:table-cell office:value-type="float" office:value="0.999637668161438" calcext:value-type="float">
            <text:p>0.9996376682</text:p>
          </table:table-cell>
          <table:table-cell table:number-columns-repeated="4"/>
          <table:table-cell office:value-type="float" office:value="3150" calcext:value-type="float">
            <text:p>3150</text:p>
          </table:table-cell>
          <table:table-cell office:value-type="float" office:value="3151.54996297351" calcext:value-type="float">
            <text:p>3151.5499629735</text:p>
          </table:table-cell>
          <table:table-cell office:value-type="float" office:value="597218163044979" calcext:value-type="float">
            <text:p>597218163044979</text:p>
          </table:table-cell>
        </table:table-row>
        <table:table-row table:style-name="ro1">
          <table:table-cell/>
          <table:table-cell office:value-type="float" office:value="19158.4242596669" calcext:value-type="float">
            <text:p>19158.4242596669</text:p>
          </table:table-cell>
          <table:table-cell office:value-type="float" office:value="0.999648667350743" calcext:value-type="float">
            <text:p>0.9996486674</text:p>
          </table:table-cell>
          <table:table-cell table:number-columns-repeated="4"/>
          <table:table-cell office:value-type="float" office:value="3160" calcext:value-type="float">
            <text:p>3160</text:p>
          </table:table-cell>
          <table:table-cell office:value-type="float" office:value="3161.55488349089" calcext:value-type="float">
            <text:p>3161.5548834909</text:p>
          </table:table-cell>
          <table:table-cell office:value-type="float" office:value="597224734341601" calcext:value-type="float">
            <text:p>597224734341601</text:p>
          </table:table-cell>
        </table:table-row>
        <table:table-row table:style-name="ro1">
          <table:table-cell/>
          <table:table-cell office:value-type="float" office:value="19218.9502582923" calcext:value-type="float">
            <text:p>19218.9502582923</text:p>
          </table:table-cell>
          <table:table-cell office:value-type="float" office:value="0.999659272335982" calcext:value-type="float">
            <text:p>0.9996592723</text:p>
          </table:table-cell>
          <table:table-cell table:number-columns-repeated="4"/>
          <table:table-cell office:value-type="float" office:value="3170" calcext:value-type="float">
            <text:p>3170</text:p>
          </table:table-cell>
          <table:table-cell office:value-type="float" office:value="3171.55980400826" calcext:value-type="float">
            <text:p>3171.5598040083</text:p>
          </table:table-cell>
          <table:table-cell office:value-type="float" office:value="597231070127062" calcext:value-type="float">
            <text:p>597231070127062</text:p>
          </table:table-cell>
        </table:table-row>
        <table:table-row table:style-name="ro1">
          <table:table-cell/>
          <table:table-cell office:value-type="float" office:value="19279.4792603582" calcext:value-type="float">
            <text:p>19279.4792603582</text:p>
          </table:table-cell>
          <table:table-cell office:value-type="float" office:value="0.999669499217442" calcext:value-type="float">
            <text:p>0.9996694992</text:p>
          </table:table-cell>
          <table:table-cell table:number-columns-repeated="4"/>
          <table:table-cell office:value-type="float" office:value="3180" calcext:value-type="float">
            <text:p>3180</text:p>
          </table:table-cell>
          <table:table-cell office:value-type="float" office:value="3181.56472452564" calcext:value-type="float">
            <text:p>3181.5647245256</text:p>
          </table:table-cell>
          <table:table-cell office:value-type="float" office:value="597237180020229" calcext:value-type="float">
            <text:p>597237180020229</text:p>
          </table:table-cell>
        </table:table-row>
        <table:table-row table:style-name="ro1">
          <table:table-cell/>
          <table:table-cell office:value-type="float" office:value="19340.0111515198" calcext:value-type="float">
            <text:p>19340.0111515198</text:p>
          </table:table-cell>
          <table:table-cell office:value-type="float" office:value="0.999679363363222" calcext:value-type="float">
            <text:p>0.9996793634</text:p>
          </table:table-cell>
          <table:table-cell table:number-columns-repeated="4"/>
          <table:table-cell office:value-type="float" office:value="3190" calcext:value-type="float">
            <text:p>3190</text:p>
          </table:table-cell>
          <table:table-cell office:value-type="float" office:value="3191.56964504301" calcext:value-type="float">
            <text:p>3191.569645043</text:p>
          </table:table-cell>
          <table:table-cell office:value-type="float" office:value="597243073202540" calcext:value-type="float">
            <text:p>597243073202540</text:p>
          </table:table-cell>
        </table:table-row>
        <table:table-row table:style-name="ro1">
          <table:table-cell/>
          <table:table-cell office:value-type="float" office:value="19400.5458223272" calcext:value-type="float">
            <text:p>19400.5458223272</text:p>
          </table:table-cell>
          <table:table-cell office:value-type="float" office:value="0.999688879445683" calcext:value-type="float">
            <text:p>0.9996888794</text:p>
          </table:table-cell>
          <table:table-cell table:number-columns-repeated="4"/>
          <table:table-cell office:value-type="float" office:value="3200" calcext:value-type="float">
            <text:p>3200</text:p>
          </table:table-cell>
          <table:table-cell office:value-type="float" office:value="3201.57456556039" calcext:value-type="float">
            <text:p>3201.5745655604</text:p>
          </table:table-cell>
          <table:table-cell office:value-type="float" office:value="597248758439769" calcext:value-type="float">
            <text:p>597248758439769</text:p>
          </table:table-cell>
        </table:table-row>
        <table:table-row table:style-name="ro1">
          <table:table-cell/>
          <table:table-cell office:value-type="float" office:value="19461.083167994" calcext:value-type="float">
            <text:p>19461.083167994</text:p>
          </table:table-cell>
          <table:table-cell office:value-type="float" office:value="0.999698061475924" calcext:value-type="float">
            <text:p>0.9996980615</text:p>
          </table:table-cell>
          <table:table-cell table:number-columns-repeated="4"/>
          <table:table-cell office:value-type="float" office:value="3210" calcext:value-type="float">
            <text:p>3210</text:p>
          </table:table-cell>
          <table:table-cell office:value-type="float" office:value="3211.57948607777" calcext:value-type="float">
            <text:p>3211.5794860778</text:p>
          </table:table-cell>
          <table:table-cell office:value-type="float" office:value="597254244102633" calcext:value-type="float">
            <text:p>597254244102633</text:p>
          </table:table-cell>
        </table:table-row>
        <table:table-row table:style-name="ro1">
          <table:table-cell/>
          <table:table-cell office:value-type="float" office:value="19521.6230881788" calcext:value-type="float">
            <text:p>19521.6230881788</text:p>
          </table:table-cell>
          <table:table-cell office:value-type="float" office:value="0.99970692283643" calcext:value-type="float">
            <text:p>0.9997069228</text:p>
          </table:table-cell>
          <table:table-cell table:number-columns-repeated="4"/>
          <table:table-cell office:value-type="float" office:value="3220" calcext:value-type="float">
            <text:p>3220</text:p>
          </table:table-cell>
          <table:table-cell office:value-type="float" office:value="3221.58440659514" calcext:value-type="float">
            <text:p>3221.5844065952</text:p>
          </table:table-cell>
          <table:table-cell office:value-type="float" office:value="597259538186291" calcext:value-type="float">
            <text:p>597259538186291</text:p>
          </table:table-cell>
        </table:table-row>
        <table:table-row table:style-name="ro1">
          <table:table-cell/>
          <table:table-cell office:value-type="float" office:value="19582.165486777" calcext:value-type="float">
            <text:p>19582.165486777</text:p>
          </table:table-cell>
          <table:table-cell office:value-type="float" office:value="0.999715476311963" calcext:value-type="float">
            <text:p>0.9997154763</text:p>
          </table:table-cell>
          <table:table-cell table:number-columns-repeated="4"/>
          <table:table-cell office:value-type="float" office:value="3230" calcext:value-type="float">
            <text:p>3230</text:p>
          </table:table-cell>
          <table:table-cell office:value-type="float" office:value="3231.58932711252" calcext:value-type="float">
            <text:p>3231.5893271125</text:p>
          </table:table-cell>
          <table:table-cell office:value-type="float" office:value="597264648328804" calcext:value-type="float">
            <text:p>597264648328804</text:p>
          </table:table-cell>
        </table:table-row>
        <table:table-row table:style-name="ro1">
          <table:table-cell/>
          <table:table-cell office:value-type="float" office:value="19642.7102717235" calcext:value-type="float">
            <text:p>19642.7102717235</text:p>
          </table:table-cell>
          <table:table-cell office:value-type="float" office:value="0.999723734118827" calcext:value-type="float">
            <text:p>0.9997237341</text:p>
          </table:table-cell>
          <table:table-cell table:number-columns-repeated="4"/>
          <table:table-cell office:value-type="float" office:value="3240" calcext:value-type="float">
            <text:p>3240</text:p>
          </table:table-cell>
          <table:table-cell office:value-type="float" office:value="3241.5942476299" calcext:value-type="float">
            <text:p>3241.5942476299</text:p>
          </table:table-cell>
          <table:table-cell office:value-type="float" office:value="597269581828614" calcext:value-type="float">
            <text:p>597269581828614</text:p>
          </table:table-cell>
        </table:table-row>
        <table:table-row table:style-name="ro1">
          <table:table-cell/>
          <table:table-cell office:value-type="float" office:value="19703.2573548056" calcext:value-type="float">
            <text:p>19703.2573548056</text:p>
          </table:table-cell>
          <table:table-cell office:value-type="float" office:value="0.999731707932573" calcext:value-type="float">
            <text:p>0.9997317079</text:p>
          </table:table-cell>
          <table:table-cell table:number-columns-repeated="4"/>
          <table:table-cell office:value-type="float" office:value="3250" calcext:value-type="float">
            <text:p>3250</text:p>
          </table:table-cell>
          <table:table-cell office:value-type="float" office:value="3251.59916814727" calcext:value-type="float">
            <text:p>3251.5991681473</text:p>
          </table:table-cell>
          <table:table-cell office:value-type="float" office:value="597274345661100" calcext:value-type="float">
            <text:p>597274345661100</text:p>
          </table:table-cell>
        </table:table-row>
        <table:table-row table:style-name="ro1">
          <table:table-cell/>
          <table:table-cell office:value-type="float" office:value="19763.8066514848" calcext:value-type="float">
            <text:p>19763.8066514848</text:p>
          </table:table-cell>
          <table:table-cell office:value-type="float" office:value="0.999739408914251" calcext:value-type="float">
            <text:p>0.9997394089</text:p>
          </table:table-cell>
          <table:table-cell table:number-columns-repeated="4"/>
          <table:table-cell office:value-type="float" office:value="3260" calcext:value-type="float">
            <text:p>3260</text:p>
          </table:table-cell>
          <table:table-cell office:value-type="float" office:value="3261.60408866465" calcext:value-type="float">
            <text:p>3261.6040886647</text:p>
          </table:table-cell>
          <table:table-cell office:value-type="float" office:value="597278946494260" calcext:value-type="float">
            <text:p>597278946494260</text:p>
          </table:table-cell>
        </table:table-row>
        <table:table-row table:style-name="ro1">
          <table:table-cell/>
          <table:table-cell office:value-type="float" office:value="19824.3580807278" calcext:value-type="float">
            <text:p>19824.3580807278</text:p>
          </table:table-cell>
          <table:table-cell office:value-type="float" office:value="0.999746847735283" calcext:value-type="float">
            <text:p>0.9997468477</text:p>
          </table:table-cell>
          <table:table-cell table:number-columns-repeated="4"/>
          <table:table-cell office:value-type="float" office:value="3270" calcext:value-type="float">
            <text:p>3270</text:p>
          </table:table-cell>
          <table:table-cell office:value-type="float" office:value="3271.60900918202" calcext:value-type="float">
            <text:p>3271.609009182</text:p>
          </table:table-cell>
          <table:table-cell office:value-type="float" office:value="597283390703570" calcext:value-type="float">
            <text:p>597283390703570</text:p>
          </table:table-cell>
        </table:table-row>
        <table:table-row table:style-name="ro1">
          <table:table-cell/>
          <table:table-cell office:value-type="float" office:value="19884.9115648464" calcext:value-type="float">
            <text:p>19884.9115648464</text:p>
          </table:table-cell>
          <table:table-cell office:value-type="float" office:value="0.999754034601027" calcext:value-type="float">
            <text:p>0.9997540346</text:p>
          </table:table-cell>
          <table:table-cell table:number-columns-repeated="4"/>
          <table:table-cell office:value-type="float" office:value="3280" calcext:value-type="float">
            <text:p>3280</text:p>
          </table:table-cell>
          <table:table-cell office:value-type="float" office:value="3281.6139296994" calcext:value-type="float">
            <text:p>3281.6139296994</text:p>
          </table:table-cell>
          <table:table-cell office:value-type="float" office:value="597287684386066" calcext:value-type="float">
            <text:p>597287684386066</text:p>
          </table:table-cell>
        </table:table-row>
        <table:table-row table:style-name="ro1">
          <table:table-cell/>
          <table:table-cell office:value-type="float" office:value="19945.4670293443" calcext:value-type="float">
            <text:p>19945.4670293443</text:p>
          </table:table-cell>
          <table:table-cell office:value-type="float" office:value="0.999760979273128" calcext:value-type="float">
            <text:p>0.9997609793</text:p>
          </table:table-cell>
          <table:table-cell table:number-columns-repeated="4"/>
          <table:table-cell office:value-type="float" office:value="3290" calcext:value-type="float">
            <text:p>3290</text:p>
          </table:table-cell>
          <table:table-cell office:value-type="float" office:value="3291.61885021678" calcext:value-type="float">
            <text:p>3291.6188502168</text:p>
          </table:table-cell>
          <table:table-cell office:value-type="float" office:value="597291833373692" calcext:value-type="float">
            <text:p>597291833373692</text:p>
          </table:table-cell>
        </table:table-row>
        <table:table-row table:style-name="ro1">
          <table:table-cell/>
          <table:table-cell office:value-type="float" office:value="20006.0244027726" calcext:value-type="float">
            <text:p>20006.0244027726</text:p>
          </table:table-cell>
          <table:table-cell office:value-type="float" office:value="0.999767691090693" calcext:value-type="float">
            <text:p>0.9997676911</text:p>
          </table:table-cell>
          <table:table-cell table:number-columns-repeated="4"/>
          <table:table-cell office:value-type="float" office:value="3300" calcext:value-type="float">
            <text:p>3300</text:p>
          </table:table-cell>
          <table:table-cell office:value-type="float" office:value="3301.62377073415" calcext:value-type="float">
            <text:p>3301.6237707342</text:p>
          </table:table-cell>
          <table:table-cell office:value-type="float" office:value="597295843245953" calcext:value-type="float">
            <text:p>597295843245953</text:p>
          </table:table-cell>
        </table:table-row>
        <table:table-row table:style-name="ro1">
          <table:table-cell/>
          <table:table-cell office:value-type="float" office:value="20066.5836165919" calcext:value-type="float">
            <text:p>20066.5836165919</text:p>
          </table:table-cell>
          <table:table-cell office:value-type="float" office:value="0.999774178990382" calcext:value-type="float">
            <text:p>0.999774179</text:p>
          </table:table-cell>
          <table:table-cell table:number-columns-repeated="4"/>
          <table:table-cell office:value-type="float" office:value="3310" calcext:value-type="float">
            <text:p>3310</text:p>
          </table:table-cell>
          <table:table-cell office:value-type="float" office:value="3311.62869125153" calcext:value-type="float">
            <text:p>3311.6286912515</text:p>
          </table:table-cell>
          <table:table-cell office:value-type="float" office:value="597299719341920" calcext:value-type="float">
            <text:p>597299719341920</text:p>
          </table:table-cell>
        </table:table-row>
        <table:table-row table:style-name="ro1">
          <table:table-cell/>
          <table:table-cell office:value-type="float" office:value="20127.1446050411" calcext:value-type="float">
            <text:p>20127.1446050411</text:p>
          </table:table-cell>
          <table:table-cell office:value-type="float" office:value="0.999780451525456" calcext:value-type="float">
            <text:p>0.9997804515</text:p>
          </table:table-cell>
          <table:table-cell table:number-columns-repeated="4"/>
          <table:table-cell office:value-type="float" office:value="3320" calcext:value-type="float">
            <text:p>3320</text:p>
          </table:table-cell>
          <table:table-cell office:value-type="float" office:value="3321.63361176891" calcext:value-type="float">
            <text:p>3321.6336117689</text:p>
          </table:table-cell>
          <table:table-cell office:value-type="float" office:value="597303466771608" calcext:value-type="float">
            <text:p>597303466771608</text:p>
          </table:table-cell>
        </table:table-row>
        <table:table-row table:style-name="ro1">
          <table:table-cell/>
          <table:table-cell office:value-type="float" office:value="20187.7073050129" calcext:value-type="float">
            <text:p>20187.7073050129</text:p>
          </table:table-cell>
          <table:table-cell office:value-type="float" office:value="0.999786516883859" calcext:value-type="float">
            <text:p>0.9997865169</text:p>
          </table:table-cell>
          <table:table-cell table:number-columns-repeated="4"/>
          <table:table-cell office:value-type="float" office:value="3330" calcext:value-type="float">
            <text:p>3330</text:p>
          </table:table-cell>
          <table:table-cell office:value-type="float" office:value="3331.63853228628" calcext:value-type="float">
            <text:p>3331.6385322863</text:p>
          </table:table-cell>
          <table:table-cell office:value-type="float" office:value="597307090426777" calcext:value-type="float">
            <text:p>597307090426777</text:p>
          </table:table-cell>
        </table:table-row>
        <table:table-row table:style-name="ro1">
          <table:table-cell/>
          <table:table-cell office:value-type="float" office:value="20248.2716559352" calcext:value-type="float">
            <text:p>20248.2716559352</text:p>
          </table:table-cell>
          <table:table-cell office:value-type="float" office:value="0.99979238290536" calcext:value-type="float">
            <text:p>0.9997923829</text:p>
          </table:table-cell>
          <table:table-cell table:number-columns-repeated="4"/>
          <table:table-cell office:value-type="float" office:value="3340" calcext:value-type="float">
            <text:p>3340</text:p>
          </table:table-cell>
          <table:table-cell office:value-type="float" office:value="3341.64345280366" calcext:value-type="float">
            <text:p>3341.6434528037</text:p>
          </table:table-cell>
          <table:table-cell office:value-type="float" office:value="597310594991178" calcext:value-type="float">
            <text:p>597310594991178</text:p>
          </table:table-cell>
        </table:table-row>
        <table:table-row table:style-name="ro1">
          <table:table-cell/>
          <table:table-cell office:value-type="float" office:value="20308.8375996587" calcext:value-type="float">
            <text:p>20308.8375996587</text:p>
          </table:table-cell>
          <table:table-cell office:value-type="float" office:value="0.99979805709784" calcext:value-type="float">
            <text:p>0.9997980571</text:p>
          </table:table-cell>
          <table:table-cell table:number-columns-repeated="4"/>
          <table:table-cell office:value-type="float" office:value="3350" calcext:value-type="float">
            <text:p>3350</text:p>
          </table:table-cell>
          <table:table-cell office:value-type="float" office:value="3351.64837332103" calcext:value-type="float">
            <text:p>3351.648373321</text:p>
          </table:table-cell>
          <table:table-cell office:value-type="float" office:value="597313984950277" calcext:value-type="float">
            <text:p>597313984950277</text:p>
          </table:table-cell>
        </table:table-row>
        <table:table-row table:style-name="ro1">
          <table:table-cell/>
          <table:table-cell office:value-type="float" office:value="20369.4050803491" calcext:value-type="float">
            <text:p>20369.4050803491</text:p>
          </table:table-cell>
          <table:table-cell office:value-type="float" office:value="0.999803546652734" calcext:value-type="float">
            <text:p>0.9998035467</text:p>
          </table:table-cell>
          <table:table-cell table:number-columns-repeated="4"/>
          <table:table-cell office:value-type="float" office:value="3360" calcext:value-type="float">
            <text:p>3360</text:p>
          </table:table-cell>
          <table:table-cell office:value-type="float" office:value="3361.65329383841" calcext:value-type="float">
            <text:p>3361.6532938384</text:p>
          </table:table-cell>
          <table:table-cell office:value-type="float" office:value="597317264600489" calcext:value-type="float">
            <text:p>597317264600489</text:p>
          </table:table-cell>
        </table:table-row>
        <table:table-row table:style-name="ro1">
          <table:table-cell/>
          <table:table-cell office:value-type="float" office:value="20429.9740443852" calcext:value-type="float">
            <text:p>20429.9740443852</text:p>
          </table:table-cell>
          <table:table-cell office:value-type="float" office:value="0.999808858459714" calcext:value-type="float">
            <text:p>0.9998088585</text:p>
          </table:table-cell>
          <table:table-cell table:number-columns-repeated="4"/>
          <table:table-cell office:value-type="float" office:value="3370" calcext:value-type="float">
            <text:p>3370</text:p>
          </table:table-cell>
          <table:table-cell office:value-type="float" office:value="3371.65821435579" calcext:value-type="float">
            <text:p>3371.6582143558</text:p>
          </table:table-cell>
          <table:table-cell office:value-type="float" office:value="597320438057940" calcext:value-type="float">
            <text:p>597320438057940</text:p>
          </table:table-cell>
        </table:table-row>
        <table:table-row table:style-name="ro1">
          <table:table-cell/>
          <table:table-cell office:value-type="float" office:value="20490.5444402619" calcext:value-type="float">
            <text:p>20490.5444402619</text:p>
          </table:table-cell>
          <table:table-cell office:value-type="float" office:value="0.99981399912061" calcext:value-type="float">
            <text:p>0.9998139991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office:value-type="float" office:value="3381.66313487316" calcext:value-type="float">
            <text:p>3381.6631348732</text:p>
          </table:table-cell>
          <table:table-cell office:value-type="float" office:value="597323509266794" calcext:value-type="float">
            <text:p>597323509266794</text:p>
          </table:table-cell>
        </table:table-row>
        <table:table-row table:style-name="ro1">
          <table:table-cell/>
          <table:table-cell office:value-type="float" office:value="20551.1162184975" calcext:value-type="float">
            <text:p>20551.1162184975</text:p>
          </table:table-cell>
          <table:table-cell office:value-type="float" office:value="0.999818974962654" calcext:value-type="float">
            <text:p>0.999818975</text:p>
          </table:table-cell>
          <table:table-cell table:number-columns-repeated="4"/>
          <table:table-cell office:value-type="float" office:value="3390" calcext:value-type="float">
            <text:p>3390</text:p>
          </table:table-cell>
          <table:table-cell office:value-type="float" office:value="3391.66805539054" calcext:value-type="float">
            <text:p>3391.6680553905</text:p>
          </table:table-cell>
          <table:table-cell office:value-type="float" office:value="597326482007158" calcext:value-type="float">
            <text:p>597326482007158</text:p>
          </table:table-cell>
        </table:table-row>
        <table:table-row table:style-name="ro1">
          <table:table-cell/>
          <table:table-cell office:value-type="float" office:value="20611.6893315454" calcext:value-type="float">
            <text:p>20611.6893315454</text:p>
          </table:table-cell>
          <table:table-cell office:value-type="float" office:value="0.99982379205105" calcext:value-type="float">
            <text:p>0.9998237921</text:p>
          </table:table-cell>
          <table:table-cell table:number-columns-repeated="4"/>
          <table:table-cell office:value-type="float" office:value="3400" calcext:value-type="float">
            <text:p>3400</text:p>
          </table:table-cell>
          <table:table-cell office:value-type="float" office:value="3401.67297590792" calcext:value-type="float">
            <text:p>3401.6729759079</text:p>
          </table:table-cell>
          <table:table-cell office:value-type="float" office:value="597329359902594" calcext:value-type="float">
            <text:p>597329359902594</text:p>
          </table:table-cell>
        </table:table-row>
        <table:table-row table:style-name="ro1">
          <table:table-cell/>
          <table:table-cell office:value-type="float" office:value="20672.2637337105" calcext:value-type="float">
            <text:p>20672.2637337105</text:p>
          </table:table-cell>
          <table:table-cell office:value-type="float" office:value="0.999828456200922" calcext:value-type="float">
            <text:p>0.9998284562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office:value-type="float" office:value="3411.67789642529" calcext:value-type="float">
            <text:p>3411.6778964253</text:p>
          </table:table-cell>
          <table:table-cell office:value-type="float" office:value="597332146427259" calcext:value-type="float">
            <text:p>597332146427259</text:p>
          </table:table-cell>
        </table:table-row>
        <table:table-row table:style-name="ro1">
          <table:table-cell/>
          <table:table-cell office:value-type="float" office:value="20732.839381069" calcext:value-type="float">
            <text:p>20732.839381069</text:p>
          </table:table-cell>
          <table:table-cell office:value-type="float" office:value="0.999832972988671" calcext:value-type="float">
            <text:p>0.999832973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office:value-type="float" office:value="3421.68281694267" calcext:value-type="float">
            <text:p>3421.6828169427</text:p>
          </table:table-cell>
          <table:table-cell office:value-type="float" office:value="597334844912689" calcext:value-type="float">
            <text:p>597334844912689</text:p>
          </table:table-cell>
        </table:table-row>
        <table:table-row table:style-name="ro1">
          <table:table-cell/>
          <table:table-cell office:value-type="float" office:value="20793.4162313924" calcext:value-type="float">
            <text:p>20793.4162313924</text:p>
          </table:table-cell>
          <table:table-cell office:value-type="float" office:value="0.999837347762771" calcext:value-type="float">
            <text:p>0.9998373478</text:p>
          </table:table-cell>
          <table:table-cell table:number-columns-repeated="4"/>
          <table:table-cell office:value-type="float" office:value="3430" calcext:value-type="float">
            <text:p>3430</text:p>
          </table:table-cell>
          <table:table-cell office:value-type="float" office:value="3431.68773746004" calcext:value-type="float">
            <text:p>3431.6877374601</text:p>
          </table:table-cell>
          <table:table-cell office:value-type="float" office:value="597337458554246" calcext:value-type="float">
            <text:p>597337458554246</text:p>
          </table:table-cell>
        </table:table-row>
        <table:table-row table:style-name="ro1">
          <table:table-cell/>
          <table:table-cell office:value-type="float" office:value="20853.9942440747" calcext:value-type="float">
            <text:p>20853.9942440747</text:p>
          </table:table-cell>
          <table:table-cell office:value-type="float" office:value="0.999841585654036" calcext:value-type="float">
            <text:p>0.9998415857</text:p>
          </table:table-cell>
          <table:table-cell table:number-columns-repeated="4"/>
          <table:table-cell office:value-type="float" office:value="3440" calcext:value-type="float">
            <text:p>3440</text:p>
          </table:table-cell>
          <table:table-cell office:value-type="float" office:value="3441.69265797742" calcext:value-type="float">
            <text:p>3441.6926579774</text:p>
          </table:table-cell>
          <table:table-cell office:value-type="float" office:value="597339990417257" calcext:value-type="float">
            <text:p>597339990417257</text:p>
          </table:table-cell>
        </table:table-row>
        <table:table-row table:style-name="ro1">
          <table:table-cell/>
          <table:table-cell office:value-type="float" office:value="20914.5733800632" calcext:value-type="float">
            <text:p>20914.5733800632</text:p>
          </table:table-cell>
          <table:table-cell office:value-type="float" office:value="0.999845691585378" calcext:value-type="float">
            <text:p>0.9998456916</text:p>
          </table:table-cell>
          <table:table-cell table:number-columns-repeated="4"/>
          <table:table-cell office:value-type="float" office:value="3450" calcext:value-type="float">
            <text:p>3450</text:p>
          </table:table-cell>
          <table:table-cell office:value-type="float" office:value="3451.6975784948" calcext:value-type="float">
            <text:p>3451.6975784948</text:p>
          </table:table-cell>
          <table:table-cell office:value-type="float" office:value="597342443442840" calcext:value-type="float">
            <text:p>597342443442840</text:p>
          </table:table-cell>
        </table:table-row>
        <table:table-row table:style-name="ro1">
          <table:table-cell/>
          <table:table-cell office:value-type="float" office:value="20975.1536017929" calcext:value-type="float">
            <text:p>20975.1536017929</text:p>
          </table:table-cell>
          <table:table-cell office:value-type="float" office:value="0.999849670281098" calcext:value-type="float">
            <text:p>0.9998496703</text:p>
          </table:table-cell>
          <table:table-cell table:number-columns-repeated="4"/>
          <table:table-cell office:value-type="float" office:value="3460" calcext:value-type="float">
            <text:p>3460</text:p>
          </table:table-cell>
          <table:table-cell office:value-type="float" office:value="3461.70249901217" calcext:value-type="float">
            <text:p>3461.7024990122</text:p>
          </table:table-cell>
          <table:table-cell office:value-type="float" office:value="597344820453456" calcext:value-type="float">
            <text:p>597344820453456</text:p>
          </table:table-cell>
        </table:table-row>
        <table:table-row table:style-name="ro1">
          <table:table-cell/>
          <table:table-cell office:value-type="float" office:value="21035.734873123" calcext:value-type="float">
            <text:p>21035.734873123</text:p>
          </table:table-cell>
          <table:table-cell office:value-type="float" office:value="0.999853526275718" calcext:value-type="float">
            <text:p>0.9998535263</text:p>
          </table:table-cell>
          <table:table-cell table:number-columns-repeated="4"/>
          <table:table-cell office:value-type="float" office:value="3470" calcext:value-type="float">
            <text:p>3470</text:p>
          </table:table-cell>
          <table:table-cell office:value-type="float" office:value="3471.70741952955" calcext:value-type="float">
            <text:p>3471.7074195296</text:p>
          </table:table-cell>
          <table:table-cell office:value-type="float" office:value="597347124158185" calcext:value-type="float">
            <text:p>597347124158185</text:p>
          </table:table-cell>
        </table:table-row>
        <table:table-row table:style-name="ro1">
          <table:table-cell/>
          <table:table-cell office:value-type="float" office:value="21096.3171592774" calcext:value-type="float">
            <text:p>21096.3171592774</text:p>
          </table:table-cell>
          <table:table-cell office:value-type="float" office:value="0.99985726392239" calcext:value-type="float">
            <text:p>0.9998572639</text:p>
          </table:table-cell>
          <table:table-cell table:number-columns-repeated="4"/>
          <table:table-cell office:value-type="float" office:value="3480" calcext:value-type="float">
            <text:p>3480</text:p>
          </table:table-cell>
          <table:table-cell office:value-type="float" office:value="3481.71234004692" calcext:value-type="float">
            <text:p>3481.7123400469</text:p>
          </table:table-cell>
          <table:table-cell office:value-type="float" office:value="597349357157752" calcext:value-type="float">
            <text:p>597349357157752</text:p>
          </table:table-cell>
        </table:table-row>
        <table:table-row table:style-name="ro1">
          <table:table-cell/>
          <table:table-cell office:value-type="float" office:value="21156.900426787" calcext:value-type="float">
            <text:p>21156.900426787</text:p>
          </table:table-cell>
          <table:table-cell office:value-type="float" office:value="0.999860887400896" calcext:value-type="float">
            <text:p>0.9998608874</text:p>
          </table:table-cell>
          <table:table-cell table:number-columns-repeated="4"/>
          <table:table-cell office:value-type="float" office:value="3490" calcext:value-type="float">
            <text:p>3490</text:p>
          </table:table-cell>
          <table:table-cell office:value-type="float" office:value="3491.7172605643" calcext:value-type="float">
            <text:p>3491.7172605643</text:p>
          </table:table-cell>
          <table:table-cell office:value-type="float" office:value="597351521949302" calcext:value-type="float">
            <text:p>597351521949302</text:p>
          </table:table-cell>
        </table:table-row>
        <table:table-row table:style-name="ro1">
          <table:table-cell/>
          <table:table-cell office:value-type="float" office:value="21217.4846434356" calcext:value-type="float">
            <text:p>21217.4846434356</text:p>
          </table:table-cell>
          <table:table-cell office:value-type="float" office:value="0.999864400725269" calcext:value-type="float">
            <text:p>0.9998644007</text:p>
          </table:table-cell>
          <table:table-cell table:number-columns-repeated="4"/>
          <table:table-cell office:value-type="float" office:value="3500" calcext:value-type="float">
            <text:p>3500</text:p>
          </table:table-cell>
          <table:table-cell office:value-type="float" office:value="3501.72218108168" calcext:value-type="float">
            <text:p>3501.7221810817</text:p>
          </table:table-cell>
          <table:table-cell office:value-type="float" office:value="597353620930958" calcext:value-type="float">
            <text:p>597353620930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9-23T16:15:26.066032736</dc:date>
    <meta:editing-duration>P0D</meta:editing-duration>
    <meta:editing-cycles>1</meta:editing-cycles>
    <meta:document-statistic meta:table-count="1" meta:cell-count="2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52cm" svg:height="14.185cm" xlink:href="." xlink:type="simple" chart:class="chart:scatter" chart:style-name="ch1">
        <chart:title svg:x="7.363cm" svg:y="0.419cm" chart:style-name="ch2">
          <text:p>Ionization Fraction vs. Temperature</text:p>
        </chart:title>
        <chart:subtitle svg:x="7.654cm" svg:y="1.507cm" chart:style-name="ch3">
          <text:p>Original Method vs. Newtons Method</text:p>
        </chart:subtitle>
        <chart:legend chart:legend-position="end" svg:x="19.423cm" svg:y="6.544cm" style:legend-expansion="high" chart:style-name="ch4"/>
        <chart:plot-area chart:style-name="ch5" chart:data-source-has-labels="both" svg:x="1.448cm" svg:y="2.499cm" svg:width="17.538cm" svg:height="10.422cm">
          <chartooo:coordinate-region svg:x="2.175cm" svg:y="2.699cm" svg:width="16.346cm" svg:height="9.575cm"/>
          <chart:axis chart:dimension="x" chart:name="primary-x" chart:style-name="ch6" chartooo:axis-type="auto">
            <chart:title svg:x="9.009cm" svg:y="13.204cm" chart:style-name="ch7">
              <text:p>Temperature (K)</text:p>
            </chart:title>
            <chart:categories table:cell-range-address="local-table.$A$2:.$A$342"/>
          </chart:axis>
          <chart:axis chart:dimension="y" chart:name="primary-y" chart:style-name="ch6">
            <chart:title svg:x="0.451cm" svg:y="9.09cm" chart:style-name="ch8">
              <text:p>Ionization Fraction</text:p>
            </chart:title>
            <chart:grid chart:style-name="ch9" chart:class="major"/>
          </chart:axis>
          <chart:series chart:style-name="ch10" chart:values-cell-range-address="local-table.$C$2:.$C$342" chart:label-cell-address="local-table.$C$1" chart:class="chart:scatter">
            <chart:domain table:cell-range-address="local-table.$B$2:.$B$342"/>
            <chart:data-point chart:repeated="341"/>
          </chart:series>
          <chart:series chart:style-name="ch11" chart:values-cell-range-address="local-table.$E$2:.$E$342" chart:label-cell-address="local-table.$E$1" chart:class="chart:scatter">
            <chart:domain table:cell-range-address="local-table.$D$2:.$D$342"/>
            <chart:data-point chart:repeated="3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ewton</text:p>
              </table:table-cell>
              <table:table-cell office:value-type="string">
                <text:p/>
              </table:table-cell>
              <table:table-cell office:value-type="string">
                <text:p>origi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2.34549175263">
                <text:p>1212.34549175263</text:p>
              </table:table-cell>
              <table:table-cell office:value-type="float" office:value="2.24887920120339E-026">
                <text:p>2.24887920120339E-0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3.58004092789">
                <text:p>1333.58004092789</text:p>
              </table:table-cell>
              <table:table-cell office:value-type="float" office:value="8.9642819252587E-024">
                <text:p>8.9642819252587E-024</text:p>
              </table:table-cell>
              <table:table-cell office:value-type="float" office:value="200">
                <text:p>200</text:p>
              </table:table-cell>
              <table:table-cell office:value-type="float" office:value="4.98021150813695E-170">
                <text:p>4.98021150813695E-1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4.81459010315">
                <text:p>1454.81459010315</text:p>
              </table:table-cell>
              <table:table-cell office:value-type="float" office:value="1.32468000567706E-021">
                <text:p>1.32468000567706E-021</text:p>
              </table:table-cell>
              <table:table-cell office:value-type="float" office:value="300">
                <text:p>300</text:p>
              </table:table-cell>
              <table:table-cell office:value-type="float" office:value="8.71146250875445E-113">
                <text:p>8.71146250875445E-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6.04913927842">
                <text:p>1576.04913927842</text:p>
              </table:table-cell>
              <table:table-cell office:value-type="float" office:value="9.12037959653802E-020">
                <text:p>9.12037959653802E-020</text:p>
              </table:table-cell>
              <table:table-cell office:value-type="float" office:value="400">
                <text:p>400</text:p>
              </table:table-cell>
              <table:table-cell office:value-type="float" office:value="3.88313557782932E-084">
                <text:p>3.88313557782932E-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7.28368845368">
                <text:p>1697.28368845368</text:p>
              </table:table-cell>
              <table:table-cell office:value-type="float" office:value="3.44467991371496E-018">
                <text:p>3.44467991371496E-018</text:p>
              </table:table-cell>
              <table:table-cell office:value-type="float" office:value="500">
                <text:p>500</text:p>
              </table:table-cell>
              <table:table-cell office:value-type="float" office:value="6.23874817549378E-067">
                <text:p>6.23874817549378E-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8.51823762894">
                <text:p>1818.51823762894</text:p>
              </table:table-cell>
              <table:table-cell office:value-type="float" office:value="8.04548834129177E-017">
                <text:p>8.04548834129177E-017</text:p>
              </table:table-cell>
              <table:table-cell office:value-type="float" office:value="600">
                <text:p>600</text:p>
              </table:table-cell>
              <table:table-cell office:value-type="float" office:value="1.89076873894639E-055">
                <text:p>1.89076873894639E-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9.7527868042">
                <text:p>1939.7527868042</text:p>
              </table:table-cell>
              <table:table-cell office:value-type="float" office:value="1.27134576954015E-015">
                <text:p>1.27134576954015E-015</text:p>
              </table:table-cell>
              <table:table-cell office:value-type="float" office:value="700">
                <text:p>700</text:p>
              </table:table-cell>
              <table:table-cell office:value-type="float" office:value="3.05865606787252E-047">
                <text:p>3.05865606787252E-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0.98733597944">
                <text:p>2060.98733597944</text:p>
              </table:table-cell>
              <table:table-cell office:value-type="float" office:value="0.0000000000000145595644451616">
                <text:p>0.0000000000000145595644451616</text:p>
              </table:table-cell>
              <table:table-cell office:value-type="float" office:value="800">
                <text:p>800</text:p>
              </table:table-cell>
              <table:table-cell office:value-type="float" office:value="4.44668330170907E-041">
                <text:p>4.44668330170907E-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2.22188515445">
                <text:p>2182.22188515445</text:p>
              </table:table-cell>
              <table:table-cell office:value-type="float" office:value="0.000000000000127480656183493">
                <text:p>0.000000000000127480656183493</text:p>
              </table:table-cell>
              <table:table-cell office:value-type="float" office:value="900">
                <text:p>900</text:p>
              </table:table-cell>
              <table:table-cell office:value-type="float" office:value="2.79017742007832E-036">
                <text:p>2.79017742007832E-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3.45643432794">
                <text:p>2303.45643432794</text:p>
              </table:table-cell>
              <table:table-cell office:value-type="float" office:value="0.000000000000890233730109049">
                <text:p>0.000000000000890233730109049</text:p>
              </table:table-cell>
              <table:table-cell office:value-type="float" office:value="1000">
                <text:p>1000</text:p>
              </table:table-cell>
              <table:table-cell office:value-type="float" office:value="1.93791593119019E-032">
                <text:p>1.93791593119019E-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4.69098349282">
                <text:p>2424.69098349282</text:p>
              </table:table-cell>
              <table:table-cell office:value-type="float" office:value="0.0000000000051287954790245">
                <text:p>0.0000000000051287954790245</text:p>
              </table:table-cell>
              <table:table-cell office:value-type="float" office:value="1100">
                <text:p>1100</text:p>
              </table:table-cell>
              <table:table-cell office:value-type="float" office:value="2.7133921399815E-029">
                <text:p>2.7133921399815E-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5.92553261673">
                <text:p>2545.92553261673</text:p>
              </table:table-cell>
              <table:table-cell office:value-type="float" office:value="0.0000000000250537601201944">
                <text:p>0.0000000000250537601201944</text:p>
              </table:table-cell>
              <table:table-cell office:value-type="float" office:value="1200">
                <text:p>1200</text:p>
              </table:table-cell>
              <table:table-cell office:value-type="float" office:value="1.14234778621883E-026">
                <text:p>1.14234778621883E-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67.16008157273">
                <text:p>2667.16008157273</text:p>
              </table:table-cell>
              <table:table-cell office:value-type="float" office:value="0.000000000106123686008373">
                <text:p>0.000000000106123686008373</text:p>
              </table:table-cell>
              <table:table-cell office:value-type="float" office:value="1300">
                <text:p>1300</text:p>
              </table:table-cell>
              <table:table-cell office:value-type="float" office:value="1.90738413718126E-024">
                <text:p>1.90738413718126E-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88.39462992383">
                <text:p>2788.39462992383</text:p>
              </table:table-cell>
              <table:table-cell office:value-type="float" office:value="0.000000000397081087653173">
                <text:p>0.000000000397081087653173</text:p>
              </table:table-cell>
              <table:table-cell office:value-type="float" office:value="1400">
                <text:p>1400</text:p>
              </table:table-cell>
              <table:table-cell office:value-type="float" office:value="1.53939297209907E-022">
                <text:p>1.53939297209907E-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9.62917632821">
                <text:p>2909.62917632821</text:p>
              </table:table-cell>
              <table:table-cell office:value-type="float" office:value="0.00000000133284841129853">
                <text:p>0.00000000133284841129853</text:p>
              </table:table-cell>
              <table:table-cell office:value-type="float" office:value="1500">
                <text:p>1500</text:p>
              </table:table-cell>
              <table:table-cell office:value-type="float" office:value="6.94317716047701E-021">
                <text:p>6.94317716047701E-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0.86371705848">
                <text:p>3030.86371705848</text:p>
              </table:table-cell>
              <table:table-cell office:value-type="float" office:value="0.00000000406586724181301">
                <text:p>0.00000000406586724181301</text:p>
              </table:table-cell>
              <table:table-cell office:value-type="float" office:value="1600">
                <text:p>1600</text:p>
              </table:table-cell>
              <table:table-cell office:value-type="float" office:value="1.95141328252482E-019">
                <text:p>1.95141328252482E-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2.09824263428">
                <text:p>3152.09824263428</text:p>
              </table:table-cell>
              <table:table-cell office:value-type="float" office:value="0.0000000113963925826917">
                <text:p>0.0000000113963925826917</text:p>
              </table:table-cell>
              <table:table-cell office:value-type="float" office:value="1700">
                <text:p>1700</text:p>
              </table:table-cell>
              <table:table-cell office:value-type="float" office:value="3.71443208709542E-018">
                <text:p>3.71443208709542E-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73.33273075277">
                <text:p>3273.33273075277</text:p>
              </table:table-cell>
              <table:table-cell office:value-type="float" office:value="0.0000000296270891833745">
                <text:p>0.0000000296270891833745</text:p>
              </table:table-cell>
              <table:table-cell office:value-type="float" office:value="1800">
                <text:p>1800</text:p>
              </table:table-cell>
              <table:table-cell office:value-type="float" office:value="5.10892190679089E-017">
                <text:p>5.10892190679089E-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4.56713245828">
                <text:p>3394.56713245828</text:p>
              </table:table-cell>
              <table:table-cell office:value-type="float" office:value="0.0000000720118554192673">
                <text:p>0.0000000720118554192673</text:p>
              </table:table-cell>
              <table:table-cell office:value-type="float" office:value="1900">
                <text:p>1900</text:p>
              </table:table-cell>
              <table:table-cell office:value-type="float" office:value="5.3442097773697E-016">
                <text:p>5.3442097773697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5.80134672996">
                <text:p>3515.80134672996</text:p>
              </table:table-cell>
              <table:table-cell office:value-type="float" office:value="0.000000164785381080084">
                <text:p>0.000000164785381080084</text:p>
              </table:table-cell>
              <table:table-cell office:value-type="float" office:value="2000">
                <text:p>2000</text:p>
              </table:table-cell>
              <table:table-cell office:value-type="float" office:value="4.42934875332666E-015">
                <text:p>4.42934875332666E-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37.03517632507">
                <text:p>3637.03517632507</text:p>
              </table:table-cell>
              <table:table-cell office:value-type="float" office:value="0.00000035714056846573">
                <text:p>0.00000035714056846573</text:p>
              </table:table-cell>
              <table:table-cell office:value-type="float" office:value="2100">
                <text:p>2100</text:p>
              </table:table-cell>
              <table:table-cell office:value-type="float" office:value="0.0000000000000300676869343673">
                <text:p>0.0000000000000300676869343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58.26825479099">
                <text:p>3758.26825479099</text:p>
              </table:table-cell>
              <table:table-cell office:value-type="float" office:value="0.000000736946371031303">
                <text:p>0.000000736946371031303</text:p>
              </table:table-cell>
              <table:table-cell office:value-type="float" office:value="2200">
                <text:p>2200</text:p>
              </table:table-cell>
              <table:table-cell office:value-type="float" office:value="0.000000000000171771451201844">
                <text:p>0.000000000000171771451201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79.49993111235">
                <text:p>3879.49993111235</text:p>
              </table:table-cell>
              <table:table-cell office:value-type="float" office:value="0.00000145443901420641">
                <text:p>0.00000145443901420641</text:p>
              </table:table-cell>
              <table:table-cell office:value-type="float" office:value="2300">
                <text:p>2300</text:p>
              </table:table-cell>
              <table:table-cell office:value-type="float" office:value="0.000000000000844564283830774">
                <text:p>0.000000000000844564283830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0.72909462724">
                <text:p>4000.72909462724</text:p>
              </table:table-cell>
              <table:table-cell office:value-type="float" office:value="0.00000275653666533338">
                <text:p>0.00000275653666533338</text:p>
              </table:table-cell>
              <table:table-cell office:value-type="float" office:value="2400">
                <text:p>2400</text:p>
              </table:table-cell>
              <table:table-cell office:value-type="float" office:value="0.00000000000364136673029777">
                <text:p>0.00000000000364136673029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21.95391883887">
                <text:p>4121.95391883887</text:p>
              </table:table-cell>
              <table:table-cell office:value-type="float" office:value="0.0000050347773109711">
                <text:p>0.0000050347773109711</text:p>
              </table:table-cell>
              <table:table-cell office:value-type="float" office:value="2500">
                <text:p>2500</text:p>
              </table:table-cell>
              <table:table-cell office:value-type="float" office:value="0.0000000000139852064351278">
                <text:p>0.00000000001398520643512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3.17149885524">
                <text:p>4243.17149885524</text:p>
              </table:table-cell>
              <table:table-cell office:value-type="float" office:value="0.00000889011414387876">
                <text:p>0.00000889011414387876</text:p>
              </table:table-cell>
              <table:table-cell office:value-type="float" office:value="2600">
                <text:p>2600</text:p>
              </table:table-cell>
              <table:table-cell office:value-type="float" office:value="0.0000000000484864353972595">
                <text:p>0.0000000000484864353972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64.37735377597">
                <text:p>4364.37735377597</text:p>
              </table:table-cell>
              <table:table-cell office:value-type="float" office:value="0.0000152178714409274">
                <text:p>0.0000152178714409274</text:p>
              </table:table-cell>
              <table:table-cell office:value-type="float" office:value="2700">
                <text:p>2700</text:p>
              </table:table-cell>
              <table:table-cell office:value-type="float" office:value="0.000000000153475604166463">
                <text:p>0.000000000153475604166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5.56476287596">
                <text:p>4485.56476287596</text:p>
              </table:table-cell>
              <table:table-cell office:value-type="float" office:value="0.0000253160114210979">
                <text:p>0.0000253160114210979</text:p>
              </table:table-cell>
              <table:table-cell office:value-type="float" office:value="2800">
                <text:p>2800</text:p>
              </table:table-cell>
              <table:table-cell office:value-type="float" office:value="0.000000000447863002275664">
                <text:p>0.000000000447863002275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06.72390349444">
                <text:p>4606.72390349444</text:p>
              </table:table-cell>
              <table:table-cell office:value-type="float" office:value="0.0000410194249762028">
                <text:p>0.0000410194249762028</text:p>
              </table:table-cell>
              <table:table-cell office:value-type="float" office:value="2900">
                <text:p>2900</text:p>
              </table:table-cell>
              <table:table-cell office:value-type="float" office:value="0.00000000121499909855323">
                <text:p>0.00000000121499909855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7.84075988054">
                <text:p>4727.84075988054</text:p>
              </table:table-cell>
              <table:table-cell office:value-type="float" office:value="0.0000648621580720257">
                <text:p>0.0000648621580720257</text:p>
              </table:table-cell>
              <table:table-cell office:value-type="float" office:value="3000">
                <text:p>3000</text:p>
              </table:table-cell>
              <table:table-cell office:value-type="float" office:value="0.00000000308663877214468">
                <text:p>0.00000000308663877214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48.89577685096">
                <text:p>4848.89577685096</text:p>
              </table:table-cell>
              <table:table-cell office:value-type="float" office:value="0.000100268222277492">
                <text:p>0.000100268222277492</text:p>
              </table:table-cell>
              <table:table-cell office:value-type="float" office:value="3100">
                <text:p>3100</text:p>
              </table:table-cell>
              <table:table-cell office:value-type="float" office:value="0.00000000738962807853449">
                <text:p>0.000000007389628078534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69.86224123515">
                <text:p>4969.86224123515</text:p>
              </table:table-cell>
              <table:table-cell office:value-type="float" office:value="0.000151769790391973">
                <text:p>0.000151769790391973</text:p>
              </table:table-cell>
              <table:table-cell office:value-type="float" office:value="3200">
                <text:p>3200</text:p>
              </table:table-cell>
              <table:table-cell office:value-type="float" office:value="0.0000000167645547789879">
                <text:p>0.0000000167645547789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90.70438925437">
                <text:p>5090.70438925437</text:p>
              </table:table-cell>
              <table:table-cell office:value-type="float" office:value="0.000225249006617969">
                <text:p>0.000225249006617969</text:p>
              </table:table-cell>
              <table:table-cell office:value-type="float" office:value="3300">
                <text:p>3300</text:p>
              </table:table-cell>
              <table:table-cell office:value-type="float" office:value="0.000000036216629498555">
                <text:p>0.000000036216629498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11.37526094133">
                <text:p>5211.37526094133</text:p>
              </table:table-cell>
              <table:table-cell office:value-type="float" office:value="0.000328196207206551">
                <text:p>0.000328196207206551</text:p>
              </table:table-cell>
              <table:table-cell office:value-type="float" office:value="3400">
                <text:p>3400</text:p>
              </table:table-cell>
              <table:table-cell office:value-type="float" office:value="0.0000000748233192496789">
                <text:p>0.0000000748233192496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31.81435514324">
                <text:p>5331.81435514324</text:p>
              </table:table-cell>
              <table:table-cell office:value-type="float" office:value="0.00046997295881157">
                <text:p>0.00046997295881157</text:p>
              </table:table-cell>
              <table:table-cell office:value-type="float" office:value="3500">
                <text:p>3500</text:p>
              </table:table-cell>
              <table:table-cell office:value-type="float" office:value="0.000000148399451590806">
                <text:p>0.000000148399451590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51.94518168676">
                <text:p>5451.94518168676</text:p>
              </table:table-cell>
              <table:table-cell office:value-type="float" office:value="0.000662063003162583">
                <text:p>0.000662063003162583</text:p>
              </table:table-cell>
              <table:table-cell office:value-type="float" office:value="3600">
                <text:p>3600</text:p>
              </table:table-cell>
              <table:table-cell office:value-type="float" office:value="0.000000283507250930115">
                <text:p>0.000000283507250930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71.67286062426">
                <text:p>5571.67286062426</text:p>
              </table:table-cell>
              <table:table-cell office:value-type="float" office:value="0.000918288199221083">
                <text:p>0.000918288199221083</text:p>
              </table:table-cell>
              <table:table-cell office:value-type="float" office:value="3700">
                <text:p>3700</text:p>
              </table:table-cell>
              <table:table-cell office:value-type="float" office:value="0.000000523292199015098">
                <text:p>0.0000005232921990150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90.88197921996">
                <text:p>5690.88197921996</text:p>
              </table:table-cell>
              <table:table-cell office:value-type="float" office:value="0.00125496048652374">
                <text:p>0.00125496048652374</text:p>
              </table:table-cell>
              <table:table-cell office:value-type="float" office:value="3800">
                <text:p>3800</text:p>
              </table:table-cell>
              <table:table-cell office:value-type="float" office:value="0.000000935721012127569">
                <text:p>0.000000935721012127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9.43497856517">
                <text:p>5809.43497856517</text:p>
              </table:table-cell>
              <table:table-cell office:value-type="float" office:value="0.00169093584551485">
                <text:p>0.00169093584551485</text:p>
              </table:table-cell>
              <table:table-cell office:value-type="float" office:value="3900">
                <text:p>3900</text:p>
              </table:table-cell>
              <table:table-cell office:value-type="float" office:value="0.00000162489344845868">
                <text:p>0.00000162489344845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27.17139142715">
                <text:p>5927.17139142715</text:p>
              </table:table-cell>
              <table:table-cell office:value-type="float" office:value="0.0022475338202637">
                <text:p>0.0022475338202637</text:p>
              </table:table-cell>
              <table:table-cell office:value-type="float" office:value="4000">
                <text:p>4000</text:p>
              </table:table-cell>
              <table:table-cell office:value-type="float" office:value="0.00000274617376404119">
                <text:p>0.0000027461737640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43.90827401871">
                <text:p>6043.90827401871</text:p>
              </table:table-cell>
              <table:table-cell office:value-type="float" office:value="0.00294828841480477">
                <text:p>0.00294828841480477</text:p>
              </table:table-cell>
              <table:table-cell office:value-type="float" office:value="4100">
                <text:p>4100</text:p>
              </table:table-cell>
              <table:table-cell office:value-type="float" office:value="0.000004526">
                <text:p>0.000004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9.44214675944">
                <text:p>6159.44214675944</text:p>
              </table:table-cell>
              <table:table-cell office:value-type="float" office:value="0.00381850508837619">
                <text:p>0.00381850508837619</text:p>
              </table:table-cell>
              <table:table-cell office:value-type="float" office:value="4200">
                <text:p>4200</text:p>
              </table:table-cell>
              <table:table-cell office:value-type="float" office:value="0.00000728707250481482">
                <text:p>0.00000728707250481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73.5526649553">
                <text:p>6273.5526649553</text:p>
              </table:table-cell>
              <table:table-cell office:value-type="float" office:value="0.00488461543162713">
                <text:p>0.00488461543162713</text:p>
              </table:table-cell>
              <table:table-cell office:value-type="float" office:value="4300">
                <text:p>4300</text:p>
              </table:table-cell>
              <table:table-cell office:value-type="float" office:value="0.0000114803029880024">
                <text:p>0.0000114803029880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86.00807205689">
                <text:p>6386.00807205689</text:p>
              </table:table-cell>
              <table:table-cell office:value-type="float" office:value="0.00617334550586345">
                <text:p>0.00617334550586345</text:p>
              </table:table-cell>
              <table:table-cell office:value-type="float" office:value="4400">
                <text:p>4400</text:p>
              </table:table-cell>
              <table:table-cell office:value-type="float" office:value="0.0000177236246470716">
                <text:p>0.00001772362464707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96.5722570423">
                <text:p>6496.5722570423</text:p>
              </table:table-cell>
              <table:table-cell office:value-type="float" office:value="0.00771074290254922">
                <text:p>0.00771074290254922</text:p>
              </table:table-cell>
              <table:table-cell office:value-type="float" office:value="4500">
                <text:p>4500</text:p>
              </table:table-cell>
              <table:table-cell office:value-type="float" office:value="0.0000268493280818624">
                <text:p>0.0000268493280818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05.01297864383">
                <text:p>6605.01297864383</text:p>
              </table:table-cell>
              <table:table-cell office:value-type="float" office:value="0.00952113587042995">
                <text:p>0.00952113587042995</text:p>
              </table:table-cell>
              <table:table-cell office:value-type="float" office:value="4600">
                <text:p>4600</text:p>
              </table:table-cell>
              <table:table-cell office:value-type="float" office:value="0.0000399602354593507">
                <text:p>0.0000399602354593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11.11058809265">
                <text:p>6711.11058809265</text:p>
              </table:table-cell>
              <table:table-cell office:value-type="float" office:value="0.0116261183149776">
                <text:p>0.0116261183149776</text:p>
              </table:table-cell>
              <table:table-cell office:value-type="float" office:value="4700">
                <text:p>4700</text:p>
              </table:table-cell>
              <table:table-cell office:value-type="float" office:value="0.0000584956168836951">
                <text:p>0.0000584956168836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14.6664404141">
                <text:p>6814.6664404141</text:p>
              </table:table-cell>
              <table:table-cell office:value-type="float" office:value="0.0140436605977241">
                <text:p>0.0140436605977241</text:p>
              </table:table-cell>
              <table:table-cell office:value-type="float" office:value="4800">
                <text:p>4800</text:p>
              </table:table-cell>
              <table:table-cell office:value-type="float" office:value="0.0000843073813782395">
                <text:p>0.0000843073813782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15.51017834875">
                <text:p>6915.51017834875</text:p>
              </table:table-cell>
              <table:table-cell office:value-type="float" office:value="0.0167874344513245">
                <text:p>0.0167874344513245</text:p>
              </table:table-cell>
              <table:table-cell office:value-type="float" office:value="4900">
                <text:p>4900</text:p>
              </table:table-cell>
              <table:table-cell office:value-type="float" office:value="0.000119747">
                <text:p>0.000119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3.50521413119">
                <text:p>7013.50521413119</text:p>
              </table:table-cell>
              <table:table-cell office:value-type="float" office:value="0.019866412436477">
                <text:p>0.019866412436477</text:p>
              </table:table-cell>
              <table:table-cell office:value-type="float" office:value="5000">
                <text:p>5000</text:p>
              </table:table-cell>
              <table:table-cell office:value-type="float" office:value="0.0001677637">
                <text:p>0.00016776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08.5519920459">
                <text:p>7108.5519920459</text:p>
              </table:table-cell>
              <table:table-cell office:value-type="float" office:value="0.0232847644154639">
                <text:p>0.0232847644154639</text:p>
              </table:table-cell>
              <table:table-cell office:value-type="float" office:value="5100">
                <text:p>5100</text:p>
              </table:table-cell>
              <table:table-cell office:value-type="float" office:value="0.000232013">
                <text:p>0.0002320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00.58892628938">
                <text:p>7200.58892628938</text:p>
              </table:table-cell>
              <table:table-cell office:value-type="float" office:value="0.0270420343939832">
                <text:p>0.0270420343939832</text:p>
              </table:table-cell>
              <table:table-cell office:value-type="float" office:value="5200">
                <text:p>5200</text:p>
              </table:table-cell>
              <table:table-cell office:value-type="float" office:value="0.0003169777">
                <text:p>0.0003169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89.59120219651">
                <text:p>7289.59120219651</text:p>
              </table:table-cell>
              <table:table-cell office:value-type="float" office:value="0.0311335492450379">
                <text:p>0.0311335492450379</text:p>
              </table:table-cell>
              <table:table-cell office:value-type="float" office:value="5300">
                <text:p>5300</text:p>
              </table:table-cell>
              <table:table-cell office:value-type="float" office:value="0.0004280978">
                <text:p>0.0004280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75.5678470139">
                <text:p>7375.5678470139</text:p>
              </table:table-cell>
              <table:table-cell office:value-type="float" office:value="0.0355509916614511">
                <text:p>0.0355509916614511</text:p>
              </table:table-cell>
              <table:table-cell office:value-type="float" office:value="5400">
                <text:p>5400</text:p>
              </table:table-cell>
              <table:table-cell office:value-type="float" office:value="0.000571912">
                <text:p>0.000571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58.55759129788">
                <text:p>7458.55759129788</text:p>
              </table:table-cell>
              <table:table-cell office:value-type="float" office:value="0.0402830644184452">
                <text:p>0.0402830644184452</text:p>
              </table:table-cell>
              <table:table-cell office:value-type="float" office:value="5500">
                <text:p>5500</text:p>
              </table:table-cell>
              <table:table-cell office:value-type="float" office:value="0.000756208">
                <text:p>0.000756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38.62405660515">
                <text:p>7538.62405660515</text:p>
              </table:table-cell>
              <table:table-cell office:value-type="float" office:value="0.045316179348089">
                <text:p>0.045316179348089</text:p>
              </table:table-cell>
              <table:table-cell office:value-type="float" office:value="5600">
                <text:p>5600</text:p>
              </table:table-cell>
              <table:table-cell office:value-type="float" office:value="0.00099018">
                <text:p>0.00099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15.85074383567">
                <text:p>7615.85074383567</text:p>
              </table:table-cell>
              <table:table-cell office:value-type="float" office:value="0.0506351180849762">
                <text:p>0.0506351180849762</text:p>
              </table:table-cell>
              <table:table-cell office:value-type="float" office:value="5700">
                <text:p>5700</text:p>
              </table:table-cell>
              <table:table-cell office:value-type="float" office:value="0.0012845953">
                <text:p>0.0012845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0.33619218895">
                <text:p>7690.33619218895</text:p>
              </table:table-cell>
              <table:table-cell office:value-type="float" office:value="0.0562236281676248">
                <text:p>0.0562236281676248</text:p>
              </table:table-cell>
              <table:table-cell office:value-type="float" office:value="5800">
                <text:p>5800</text:p>
              </table:table-cell>
              <table:table-cell office:value-type="float" office:value="0.0016519647">
                <text:p>0.00165196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62.18956146512">
                <text:p>7762.18956146512</text:p>
              </table:table-cell>
              <table:table-cell office:value-type="float" office:value="0.0620649339516799">
                <text:p>0.0620649339516799</text:p>
              </table:table-cell>
              <table:table-cell office:value-type="float" office:value="5900">
                <text:p>5900</text:p>
              </table:table-cell>
              <table:table-cell office:value-type="float" office:value="0.0021067142">
                <text:p>0.0021067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31.52678208416">
                <text:p>7831.52678208416</text:p>
              </table:table-cell>
              <table:table-cell office:value-type="float" office:value="0.0681421548898741">
                <text:p>0.0681421548898741</text:p>
              </table:table-cell>
              <table:table-cell office:value-type="float" office:value="6000">
                <text:p>6000</text:p>
              </table:table-cell>
              <table:table-cell office:value-type="float" office:value="0.0026653627">
                <text:p>0.00266536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98.46732956161">
                <text:p>7898.46732956161</text:p>
              </table:table-cell>
              <table:table-cell office:value-type="float" office:value="0.0744386332404339">
                <text:p>0.0744386332404339</text:p>
              </table:table-cell>
              <table:table-cell office:value-type="float" office:value="6100">
                <text:p>6100</text:p>
              </table:table-cell>
              <table:table-cell office:value-type="float" office:value="0.0033466942">
                <text:p>0.0033466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63.13161698036">
                <text:p>7963.13161698036</text:p>
              </table:table-cell>
              <table:table-cell office:value-type="float" office:value="0.0809381792822488">
                <text:p>0.0809381792822488</text:p>
              </table:table-cell>
              <table:table-cell office:value-type="float" office:value="6200">
                <text:p>6200</text:p>
              </table:table-cell>
              <table:table-cell office:value-type="float" office:value="0.0041719263">
                <text:p>0.00417192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25.63895862484">
                <text:p>8025.63895862484</text:p>
              </table:table-cell>
              <table:table-cell office:value-type="float" office:value="0.087625245244595">
                <text:p>0.087625245244595</text:p>
              </table:table-cell>
              <table:table-cell office:value-type="float" office:value="6300">
                <text:p>6300</text:p>
              </table:table-cell>
              <table:table-cell office:value-type="float" office:value="0.00516487">
                <text:p>0.00516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86.10603613011">
                <text:p>8086.10603613011</text:p>
              </table:table-cell>
              <table:table-cell office:value-type="float" office:value="0.0944850401726514">
                <text:p>0.0944850401726514</text:p>
              </table:table-cell>
              <table:table-cell office:value-type="float" office:value="6400">
                <text:p>6400</text:p>
              </table:table-cell>
              <table:table-cell office:value-type="float" office:value="0.0063520796">
                <text:p>0.0063520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44.64579025153">
                <text:p>8144.64579025153</text:p>
              </table:table-cell>
              <table:table-cell office:value-type="float" office:value="0.101503597579089">
                <text:p>0.101503597579089</text:p>
              </table:table-cell>
              <table:table-cell office:value-type="float" office:value="6500">
                <text:p>6500</text:p>
              </table:table-cell>
              <table:table-cell office:value-type="float" office:value="0.0077629846">
                <text:p>0.0077629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01.36666209675">
                <text:p>8201.36666209675</text:p>
              </table:table-cell>
              <table:table-cell office:value-type="float" office:value="0.108667806570194">
                <text:p>0.108667806570194</text:p>
              </table:table-cell>
              <table:table-cell office:value-type="float" office:value="6600">
                <text:p>6600</text:p>
              </table:table-cell>
              <table:table-cell office:value-type="float" office:value="0.0094300014">
                <text:p>0.00943000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56.37211369975">
                <text:p>8256.37211369975</text:p>
              </table:table-cell>
              <table:table-cell office:value-type="float" office:value="0.115965415612933">
                <text:p>0.115965415612933</text:p>
              </table:table-cell>
              <table:table-cell office:value-type="float" office:value="6700">
                <text:p>6700</text:p>
              </table:table-cell>
              <table:table-cell office:value-type="float" office:value="0.0113886174">
                <text:p>0.0113886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09.76036647967">
                <text:p>8309.76036647967</text:p>
              </table:table-cell>
              <table:table-cell office:value-type="float" office:value="0.123385016510401">
                <text:p>0.123385016510401</text:p>
              </table:table-cell>
              <table:table-cell office:value-type="float" office:value="6800">
                <text:p>6800</text:p>
              </table:table-cell>
              <table:table-cell office:value-type="float" office:value="0.013677446">
                <text:p>0.013677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61.62430562321">
                <text:p>8361.62430562321</text:p>
              </table:table-cell>
              <table:table-cell office:value-type="float" office:value="0.130916014644561">
                <text:p>0.130916014644561</text:p>
              </table:table-cell>
              <table:table-cell office:value-type="float" office:value="6900">
                <text:p>6900</text:p>
              </table:table-cell>
              <table:table-cell office:value-type="float" office:value="0.0163382384">
                <text:p>0.01633823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12.05150766616">
                <text:p>8412.05150766616</text:p>
              </table:table-cell>
              <table:table-cell office:value-type="float" office:value="0.138548590212205">
                <text:p>0.138548590212205</text:p>
              </table:table-cell>
              <table:table-cell office:value-type="float" office:value="7000">
                <text:p>7000</text:p>
              </table:table-cell>
              <table:table-cell office:value-type="float" office:value="0.0194158553">
                <text:p>0.0194158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61.12435693065">
                <text:p>8461.12435693065</text:p>
              </table:table-cell>
              <table:table-cell office:value-type="float" office:value="0.146273654053625">
                <text:p>0.146273654053625</text:p>
              </table:table-cell>
              <table:table-cell office:value-type="float" office:value="7100">
                <text:p>7100</text:p>
              </table:table-cell>
              <table:table-cell office:value-type="float" office:value="0.0229581841">
                <text:p>0.0229581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08.92022374188">
                <text:p>8508.92022374188</text:p>
              </table:table-cell>
              <table:table-cell office:value-type="float" office:value="0.154082800752578">
                <text:p>0.154082800752578</text:p>
              </table:table-cell>
              <table:table-cell office:value-type="float" office:value="7200">
                <text:p>7200</text:p>
              </table:table-cell>
              <table:table-cell office:value-type="float" office:value="0.0270159856">
                <text:p>0.0270159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55.51168344598">
                <text:p>8555.51168344598</text:p>
              </table:table-cell>
              <table:table-cell office:value-type="float" office:value="0.161968260952386">
                <text:p>0.161968260952386</text:p>
              </table:table-cell>
              <table:table-cell office:value-type="float" office:value="7300">
                <text:p>7300</text:p>
              </table:table-cell>
              <table:table-cell office:value-type="float" office:value="0.0316427004">
                <text:p>0.0316427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00.96676024395">
                <text:p>8600.96676024395</text:p>
              </table:table-cell>
              <table:table-cell office:value-type="float" office:value="0.169922854260793">
                <text:p>0.169922854260793</text:p>
              </table:table-cell>
              <table:table-cell office:value-type="float" office:value="7400">
                <text:p>7400</text:p>
              </table:table-cell>
              <table:table-cell office:value-type="float" office:value="0.0368941339">
                <text:p>0.0368941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45.34918386734">
                <text:p>8645.34918386734</text:p>
              </table:table-cell>
              <table:table-cell office:value-type="float" office:value="0.177939943678086">
                <text:p>0.177939943678086</text:p>
              </table:table-cell>
              <table:table-cell office:value-type="float" office:value="7500">
                <text:p>7500</text:p>
              </table:table-cell>
              <table:table-cell office:value-type="float" office:value="0.0428280933">
                <text:p>0.0428280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88.71865029093">
                <text:p>8688.71865029093</text:p>
              </table:table-cell>
              <table:table-cell office:value-type="float" office:value="0.186013392153317">
                <text:p>0.186013392153317</text:p>
              </table:table-cell>
              <table:table-cell office:value-type="float" office:value="7600">
                <text:p>7600</text:p>
              </table:table-cell>
              <table:table-cell office:value-type="float" office:value="0.049503952">
                <text:p>0.0495039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31.13108014949">
                <text:p>8731.13108014949</text:p>
              </table:table-cell>
              <table:table-cell office:value-type="float" office:value="0.194137521629567">
                <text:p>0.194137521629567</text:p>
              </table:table-cell>
              <table:table-cell office:value-type="float" office:value="7700">
                <text:p>7700</text:p>
              </table:table-cell>
              <table:table-cell office:value-type="float" office:value="0.0569820028">
                <text:p>0.0569820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72.63887042878">
                <text:p>8772.63887042878</text:p>
              </table:table-cell>
              <table:table-cell office:value-type="float" office:value="0.202307074761911">
                <text:p>0.202307074761911</text:p>
              </table:table-cell>
              <table:table-cell office:value-type="float" office:value="7800">
                <text:p>7800</text:p>
              </table:table-cell>
              <table:table-cell office:value-type="float" office:value="0.0653228598">
                <text:p>0.06532285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13.29113644972">
                <text:p>8813.29113644972</text:p>
              </table:table-cell>
              <table:table-cell office:value-type="float" office:value="0.210517179365619">
                <text:p>0.210517179365619</text:p>
              </table:table-cell>
              <table:table-cell office:value-type="float" office:value="7900">
                <text:p>7900</text:p>
              </table:table-cell>
              <table:table-cell office:value-type="float" office:value="0.0745865876">
                <text:p>0.0745865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53.13394225412">
                <text:p>8853.13394225412</text:p>
              </table:table-cell>
              <table:table-cell office:value-type="float" office:value="0.218763315564517">
                <text:p>0.218763315564517</text:p>
              </table:table-cell>
              <table:table-cell office:value-type="float" office:value="8000">
                <text:p>8000</text:p>
              </table:table-cell>
              <table:table-cell office:value-type="float" office:value="0.0848319572">
                <text:p>0.0848319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92.21051830913">
                <text:p>8892.21051830913</text:p>
              </table:table-cell>
              <table:table-cell office:value-type="float" office:value="0.227041285550718">
                <text:p>0.227041285550718</text:p>
              </table:table-cell>
              <table:table-cell office:value-type="float" office:value="8100">
                <text:p>8100</text:p>
              </table:table-cell>
              <table:table-cell office:value-type="float" office:value="0.0961153085">
                <text:p>0.0961153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30.56146603978">
                <text:p>8930.56146603978</text:p>
              </table:table-cell>
              <table:table-cell office:value-type="float" office:value="0.235347185829422">
                <text:p>0.235347185829422</text:p>
              </table:table-cell>
              <table:table-cell office:value-type="float" office:value="8200">
                <text:p>8200</text:p>
              </table:table-cell>
              <table:table-cell office:value-type="float" office:value="0.1084891648">
                <text:p>0.1084891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68.22494912434">
                <text:p>8968.22494912434</text:p>
              </table:table-cell>
              <table:table-cell office:value-type="float" office:value="0.243677381800422">
                <text:p>0.243677381800422</text:p>
              </table:table-cell>
              <table:table-cell office:value-type="float" office:value="8300">
                <text:p>8300</text:p>
              </table:table-cell>
              <table:table-cell office:value-type="float" office:value="0.1220015954">
                <text:p>0.12200159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05.23687178662">
                <text:p>9005.23687178662</text:p>
              </table:table-cell>
              <table:table-cell office:value-type="float" office:value="0.252028484516981">
                <text:p>0.252028484516981</text:p>
              </table:table-cell>
              <table:table-cell office:value-type="float" office:value="8400">
                <text:p>8400</text:p>
              </table:table-cell>
              <table:table-cell office:value-type="float" office:value="0.1366943517">
                <text:p>0.1366943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41.63104452272">
                <text:p>9041.63104452272</text:p>
              </table:table-cell>
              <table:table-cell office:value-type="float" office:value="0.260397329459517">
                <text:p>0.260397329459517</text:p>
              </table:table-cell>
              <table:table-cell office:value-type="float" office:value="8500">
                <text:p>8500</text:p>
              </table:table-cell>
              <table:table-cell office:value-type="float" office:value="0.1526015933">
                <text:p>0.1526015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77.43933783261">
                <text:p>9077.43933783261</text:p>
              </table:table-cell>
              <table:table-cell office:value-type="float" office:value="0.26878095716362">
                <text:p>0.26878095716362</text:p>
              </table:table-cell>
              <table:table-cell office:value-type="float" office:value="8600">
                <text:p>8600</text:p>
              </table:table-cell>
              <table:table-cell office:value-type="float" office:value="0.1697484517">
                <text:p>0.1697484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12.69182460636">
                <text:p>9112.69182460636</text:p>
              </table:table-cell>
              <table:table-cell office:value-type="float" office:value="0.277176595547603">
                <text:p>0.277176595547603</text:p>
              </table:table-cell>
              <table:table-cell office:value-type="float" office:value="8700">
                <text:p>8700</text:p>
              </table:table-cell>
              <table:table-cell office:value-type="float" office:value="0.1881495244">
                <text:p>0.1881495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47.4169118565">
                <text:p>9147.4169118565</text:p>
              </table:table-cell>
              <table:table-cell office:value-type="float" office:value="0.285581643792576">
                <text:p>0.285581643792576</text:p>
              </table:table-cell>
              <table:table-cell office:value-type="float" office:value="8800">
                <text:p>8800</text:p>
              </table:table-cell>
              <table:table-cell office:value-type="float" office:value="0.2078073312">
                <text:p>0.20780733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81.64146250137">
                <text:p>9181.64146250137</text:p>
              </table:table-cell>
              <table:table-cell office:value-type="float" office:value="0.293993657637226">
                <text:p>0.293993657637226</text:p>
              </table:table-cell>
              <table:table-cell office:value-type="float" office:value="8900">
                <text:p>8900</text:p>
              </table:table-cell>
              <table:table-cell office:value-type="float" office:value="0.2287106986">
                <text:p>0.22871069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15.39090789846">
                <text:p>9215.39090789846</text:p>
              </table:table-cell>
              <table:table-cell office:value-type="float" office:value="0.302410335959159">
                <text:p>0.302410335959159</text:p>
              </table:table-cell>
              <table:table-cell office:value-type="float" office:value="9000">
                <text:p>9000</text:p>
              </table:table-cell>
              <table:table-cell office:value-type="float" office:value="0.2508337307">
                <text:p>0.25083373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48.68935180744">
                <text:p>9248.68935180744</text:p>
              </table:table-cell>
              <table:table-cell office:value-type="float" office:value="0.310829508524582">
                <text:p>0.310829508524582</text:p>
              </table:table-cell>
              <table:table-cell office:value-type="float" office:value="9100">
                <text:p>9100</text:p>
              </table:table-cell>
              <table:table-cell office:value-type="float" office:value="0.2741342429">
                <text:p>0.2741342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81.55966643417">
                <text:p>9281.55966643417</text:p>
              </table:table-cell>
              <table:table-cell office:value-type="float" office:value="0.319249124797768">
                <text:p>0.319249124797768</text:p>
              </table:table-cell>
              <table:table-cell office:value-type="float" office:value="9200">
                <text:p>9200</text:p>
              </table:table-cell>
              <table:table-cell office:value-type="float" office:value="0.2985536111">
                <text:p>0.2985536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14.02358117342">
                <text:p>9314.02358117342</text:p>
              </table:table-cell>
              <table:table-cell office:value-type="float" office:value="0.327667243711111">
                <text:p>0.327667243711111</text:p>
              </table:table-cell>
              <table:table-cell office:value-type="float" office:value="9300">
                <text:p>9300</text:p>
              </table:table-cell>
              <table:table-cell office:value-type="float" office:value="0.3240147033">
                <text:p>0.3240147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46.10176463094">
                <text:p>9346.10176463094</text:p>
              </table:table-cell>
              <table:table-cell office:value-type="float" office:value="0.336082024305367">
                <text:p>0.336082024305367</text:p>
              </table:table-cell>
              <table:table-cell office:value-type="float" office:value="9400">
                <text:p>9400</text:p>
              </table:table-cell>
              <table:table-cell office:value-type="float" office:value="0.3504229235">
                <text:p>0.3504229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77.81390046758">
                <text:p>9377.81390046758</text:p>
              </table:table-cell>
              <table:table-cell office:value-type="float" office:value="0.344491717157948">
                <text:p>0.344491717157948</text:p>
              </table:table-cell>
              <table:table-cell office:value-type="float" office:value="9500">
                <text:p>9500</text:p>
              </table:table-cell>
              <table:table-cell office:value-type="float" office:value="0.3776661175">
                <text:p>0.3776661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09.17875757003">
                <text:p>9409.17875757003</text:p>
              </table:table-cell>
              <table:table-cell office:value-type="float" office:value="0.352894656524741">
                <text:p>0.352894656524741</text:p>
              </table:table-cell>
              <table:table-cell office:value-type="float" office:value="9600">
                <text:p>9600</text:p>
              </table:table-cell>
              <table:table-cell office:value-type="float" office:value="0.4056147717">
                <text:p>0.4056147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40.21425501512">
                <text:p>9440.21425501512</text:p>
              </table:table-cell>
              <table:table-cell office:value-type="float" office:value="0.361289253128003">
                <text:p>0.361289253128003</text:p>
              </table:table-cell>
              <table:table-cell office:value-type="float" office:value="9700">
                <text:p>9700</text:p>
              </table:table-cell>
              <table:table-cell office:value-type="float" office:value="0.4341242395">
                <text:p>0.4341242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70.93752225919">
                <text:p>9470.93752225919</text:p>
              </table:table-cell>
              <table:table-cell office:value-type="float" office:value="0.369673987529248">
                <text:p>0.369673987529248</text:p>
              </table:table-cell>
              <table:table-cell office:value-type="float" office:value="9800">
                <text:p>9800</text:p>
              </table:table-cell>
              <table:table-cell office:value-type="float" office:value="0.4630353036">
                <text:p>0.46303530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01.36495494947">
                <text:p>9501.36495494947</text:p>
              </table:table-cell>
              <table:table-cell office:value-type="float" office:value="0.378047404031962">
                <text:p>0.378047404031962</text:p>
              </table:table-cell>
              <table:table-cell office:value-type="float" office:value="9900">
                <text:p>9900</text:p>
              </table:table-cell>
              <table:table-cell office:value-type="float" office:value="0.4921786435">
                <text:p>0.49217864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31.5122667226">
                <text:p>9531.5122667226</text:p>
              </table:table-cell>
              <table:table-cell office:value-type="float" office:value="0.386408105064261">
                <text:p>0.386408105064261</text:p>
              </table:table-cell>
              <table:table-cell office:value-type="float" office:value="10000">
                <text:p>10000</text:p>
              </table:table-cell>
              <table:table-cell office:value-type="float" office:value="0.5213755149">
                <text:p>0.5213755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61.39453732524">
                <text:p>9561.39453732524</text:p>
              </table:table-cell>
              <table:table-cell office:value-type="float" office:value="0.39475474599645">
                <text:p>0.39475474599645</text:p>
              </table:table-cell>
              <table:table-cell office:value-type="float" office:value="10100">
                <text:p>10100</text:p>
              </table:table-cell>
              <table:table-cell office:value-type="float" office:value="0.5504443109">
                <text:p>0.5504443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91.02625736388">
                <text:p>9591.02625736388</text:p>
              </table:table-cell>
              <table:table-cell office:value-type="float" office:value="0.403086030352802">
                <text:p>0.403086030352802</text:p>
              </table:table-cell>
              <table:table-cell office:value-type="float" office:value="10200">
                <text:p>10200</text:p>
              </table:table-cell>
              <table:table-cell office:value-type="float" office:value="0.5792016519">
                <text:p>0.57920165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20.42136996523">
                <text:p>9620.42136996523</text:p>
              </table:table-cell>
              <table:table-cell office:value-type="float" office:value="0.411400705380798">
                <text:p>0.411400705380798</text:p>
              </table:table-cell>
              <table:table-cell office:value-type="float" office:value="10300">
                <text:p>10300</text:p>
              </table:table-cell>
              <table:table-cell office:value-type="float" office:value="0.6074684382">
                <text:p>0.60746843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49.59330960466">
                <text:p>9649.59330960466</text:p>
              </table:table-cell>
              <table:table-cell office:value-type="float" office:value="0.419697557944642">
                <text:p>0.419697557944642</text:p>
              </table:table-cell>
              <table:table-cell office:value-type="float" office:value="10400">
                <text:p>10400</text:p>
              </table:table-cell>
              <table:table-cell office:value-type="float" office:value="0.6350742792">
                <text:p>0.63507427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78.55503833831">
                <text:p>9678.55503833831</text:p>
              </table:table-cell>
              <table:table-cell office:value-type="float" office:value="0.427975410713045">
                <text:p>0.427975410713045</text:p>
              </table:table-cell>
              <table:table-cell office:value-type="float" office:value="10500">
                <text:p>10500</text:p>
              </table:table-cell>
              <table:table-cell office:value-type="float" office:value="0.6618609247">
                <text:p>0.66186092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707.31907965456">
                <text:p>9707.31907965456</text:p>
              </table:table-cell>
              <table:table-cell office:value-type="float" office:value="0.436233118614181">
                <text:p>0.436233118614181</text:p>
              </table:table-cell>
              <table:table-cell office:value-type="float" office:value="10600">
                <text:p>10600</text:p>
              </table:table-cell>
              <table:table-cell office:value-type="float" office:value="0.6876856733">
                <text:p>0.68768567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35.89755014206">
                <text:p>9735.89755014206</text:p>
              </table:table-cell>
              <table:table-cell office:value-type="float" office:value="0.444469565533306">
                <text:p>0.444469565533306</text:p>
              </table:table-cell>
              <table:table-cell office:value-type="float" office:value="10700">
                <text:p>10700</text:p>
              </table:table-cell>
              <table:table-cell office:value-type="float" office:value="0.7124254497">
                <text:p>0.7124254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64.30218915464">
                <text:p>9764.30218915464</text:p>
              </table:table-cell>
              <table:table-cell office:value-type="float" office:value="0.452683661230868">
                <text:p>0.452683661230868</text:p>
              </table:table-cell>
              <table:table-cell office:value-type="float" office:value="10800">
                <text:p>10800</text:p>
              </table:table-cell>
              <table:table-cell office:value-type="float" office:value="0.7359793012">
                <text:p>0.7359793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92.54438663835">
                <text:p>9792.54438663835</text:p>
              </table:table-cell>
              <table:table-cell office:value-type="float" office:value="0.460874338461074">
                <text:p>0.460874338461074</text:p>
              </table:table-cell>
              <table:table-cell office:value-type="float" office:value="10900">
                <text:p>10900</text:p>
              </table:table-cell>
              <table:table-cell office:value-type="float" office:value="0.7582692723">
                <text:p>0.7582692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0.63520927145">
                <text:p>9820.63520927145</text:p>
              </table:table-cell>
              <table:table-cell office:value-type="float" office:value="0.469040550272771">
                <text:p>0.469040550272771</text:p>
              </table:table-cell>
              <table:table-cell office:value-type="float" office:value="11000">
                <text:p>11000</text:p>
              </table:table-cell>
              <table:table-cell office:value-type="float" office:value="0.7792401745">
                <text:p>0.77924017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48.58542505569">
                <text:p>9848.58542505569</text:p>
              </table:table-cell>
              <table:table-cell office:value-type="float" office:value="0.477181267476214">
                <text:p>0.477181267476214</text:p>
              </table:table-cell>
              <table:table-cell office:value-type="float" office:value="11100">
                <text:p>11100</text:p>
              </table:table-cell>
              <table:table-cell office:value-type="float" office:value="0.7988611755">
                <text:p>0.79886117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76.40552648534">
                <text:p>9876.40552648534</text:p>
              </table:table-cell>
              <table:table-cell office:value-type="float" office:value="0.485295476260896">
                <text:p>0.485295476260896</text:p>
              </table:table-cell>
              <table:table-cell office:value-type="float" office:value="11200">
                <text:p>11200</text:p>
              </table:table-cell>
              <table:table-cell office:value-type="float" office:value="0.8171228874">
                <text:p>0.81712288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04.10575240973">
                <text:p>9904.10575240973</text:p>
              </table:table-cell>
              <table:table-cell office:value-type="float" office:value="0.49338217595096">
                <text:p>0.49338217595096</text:p>
              </table:table-cell>
              <table:table-cell office:value-type="float" office:value="11300">
                <text:p>11300</text:p>
              </table:table-cell>
              <table:table-cell office:value-type="float" office:value="0.8340360589">
                <text:p>0.83403605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31.69610869525">
                <text:p>9931.69610869525</text:p>
              </table:table-cell>
              <table:table-cell office:value-type="float" office:value="0.501440376886072">
                <text:p>0.501440376886072</text:p>
              </table:table-cell>
              <table:table-cell office:value-type="float" office:value="11400">
                <text:p>11400</text:p>
              </table:table-cell>
              <table:table-cell office:value-type="float" office:value="0.8496294097">
                <text:p>0.8496294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59.186387784">
                <text:p>9959.186387784</text:p>
              </table:table-cell>
              <table:table-cell office:value-type="float" office:value="0.50946909841674">
                <text:p>0.50946909841674</text:p>
              </table:table-cell>
              <table:table-cell office:value-type="float" office:value="11500">
                <text:p>11500</text:p>
              </table:table-cell>
              <table:table-cell office:value-type="float" office:value="0.8639457542">
                <text:p>0.8639457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86.58618723773">
                <text:p>9986.58618723773</text:p>
              </table:table-cell>
              <table:table-cell office:value-type="float" office:value="0.517467367004171">
                <text:p>0.517467367004171</text:p>
              </table:table-cell>
              <table:table-cell office:value-type="float" office:value="11600">
                <text:p>11600</text:p>
              </table:table-cell>
              <table:table-cell office:value-type="float" office:value="0.8770400617">
                <text:p>0.87704006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13.9049273484">
                <text:p>10013.9049273484</text:p>
              </table:table-cell>
              <table:table-cell office:value-type="float" office:value="0.525434214415695">
                <text:p>0.525434214415695</text:p>
              </table:table-cell>
              <table:table-cell office:value-type="float" office:value="11700">
                <text:p>11700</text:p>
              </table:table-cell>
              <table:table-cell office:value-type="float" office:value="0.8889759074">
                <text:p>0.88897590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41.1518678895">
                <text:p>10041.1518678895</text:p>
              </table:table-cell>
              <table:table-cell office:value-type="float" office:value="0.533368676007733">
                <text:p>0.533368676007733</text:p>
              </table:table-cell>
              <table:table-cell office:value-type="float" office:value="11800">
                <text:p>11800</text:p>
              </table:table-cell>
              <table:table-cell office:value-type="float" office:value="0.8998231727">
                <text:p>0.89982317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68.3361240769">
                <text:p>10068.3361240769</text:p>
              </table:table-cell>
              <table:table-cell office:value-type="float" office:value="0.541269789089046">
                <text:p>0.541269789089046</text:p>
              </table:table-cell>
              <table:table-cell office:value-type="float" office:value="11900">
                <text:p>11900</text:p>
              </table:table-cell>
              <table:table-cell office:value-type="float" office:value="0.9096552422">
                <text:p>0.9096552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95.4666817992">
                <text:p>10095.4666817992</text:p>
              </table:table-cell>
              <table:table-cell office:value-type="float" office:value="0.549136591357831">
                <text:p>0.549136591357831</text:p>
              </table:table-cell>
              <table:table-cell office:value-type="float" office:value="12000">
                <text:p>12000</text:p>
              </table:table-cell>
              <table:table-cell office:value-type="float" office:value="0.9185467748">
                <text:p>0.91854677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22.5524121765">
                <text:p>10122.5524121765</text:p>
              </table:table-cell>
              <table:table-cell office:value-type="float" office:value="0.556968119406901">
                <text:p>0.556968119406901</text:p>
              </table:table-cell>
              <table:table-cell office:value-type="float" office:value="12100">
                <text:p>12100</text:p>
              </table:table-cell>
              <table:table-cell office:value-type="float" office:value="0.9265724235">
                <text:p>0.9265724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49.6020854973">
                <text:p>10149.6020854973</text:p>
              </table:table-cell>
              <table:table-cell office:value-type="float" office:value="0.564763407291877">
                <text:p>0.564763407291877</text:p>
              </table:table-cell>
              <table:table-cell office:value-type="float" office:value="12200">
                <text:p>12200</text:p>
              </table:table-cell>
              <table:table-cell office:value-type="float" office:value="0.933804887">
                <text:p>0.9338048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76.6243845803">
                <text:p>10176.6243845803</text:p>
              </table:table-cell>
              <table:table-cell office:value-type="float" office:value="0.572521485157941">
                <text:p>0.572521485157941</text:p>
              </table:table-cell>
              <table:table-cell office:value-type="float" office:value="12300">
                <text:p>12300</text:p>
              </table:table-cell>
              <table:table-cell office:value-type="float" office:value="0.9403141719">
                <text:p>0.94031417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03.6279176034">
                <text:p>10203.6279176034</text:p>
              </table:table-cell>
              <table:table-cell office:value-type="float" office:value="0.580241377921307">
                <text:p>0.580241377921307</text:p>
              </table:table-cell>
              <table:table-cell office:value-type="float" office:value="12400">
                <text:p>12400</text:p>
              </table:table-cell>
              <table:table-cell office:value-type="float" office:value="0.9461666022">
                <text:p>0.9461666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30.6212304374">
                <text:p>10230.6212304374</text:p>
              </table:table-cell>
              <table:table-cell office:value-type="float" office:value="0.587922104002148">
                <text:p>0.587922104002148</text:p>
              </table:table-cell>
              <table:table-cell office:value-type="float" office:value="12500">
                <text:p>12500</text:p>
              </table:table-cell>
              <table:table-cell office:value-type="float" office:value="0.951424421">
                <text:p>0.9514244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57.6128185176">
                <text:p>10257.6128185176</text:p>
              </table:table-cell>
              <table:table-cell office:value-type="float" office:value="0.595562674106251">
                <text:p>0.595562674106251</text:p>
              </table:table-cell>
              <table:table-cell office:value-type="float" office:value="12600">
                <text:p>12600</text:p>
              </table:table-cell>
              <table:table-cell office:value-type="float" office:value="0.9561455627">
                <text:p>0.95614556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84.6111382836">
                <text:p>10284.6111382836</text:p>
              </table:table-cell>
              <table:table-cell office:value-type="float" office:value="0.603162090053257">
                <text:p>0.603162090053257</text:p>
              </table:table-cell>
              <table:table-cell office:value-type="float" office:value="12700">
                <text:p>12700</text:p>
              </table:table-cell>
              <table:table-cell office:value-type="float" office:value="0.9603833806">
                <text:p>0.96038338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11.6246182127">
                <text:p>10311.6246182127</text:p>
              </table:table-cell>
              <table:table-cell office:value-type="float" office:value="0.610719343649831">
                <text:p>0.610719343649831</text:p>
              </table:table-cell>
              <table:table-cell office:value-type="float" office:value="12800">
                <text:p>12800</text:p>
              </table:table-cell>
              <table:table-cell office:value-type="float" office:value="0.9641868494">
                <text:p>0.96418684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38.6616694687">
                <text:p>10338.6616694687</text:p>
              </table:table-cell>
              <table:table-cell office:value-type="float" office:value="0.61823341560668">
                <text:p>0.61823341560668</text:p>
              </table:table-cell>
              <table:table-cell office:value-type="float" office:value="12900">
                <text:p>12900</text:p>
              </table:table-cell>
              <table:table-cell office:value-type="float" office:value="0.9676005293">
                <text:p>0.96760052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65.7306961853">
                <text:p>10365.7306961853</text:p>
              </table:table-cell>
              <table:table-cell office:value-type="float" office:value="0.62570327449884">
                <text:p>0.62570327449884</text:p>
              </table:table-cell>
              <table:table-cell office:value-type="float" office:value="13000">
                <text:p>13000</text:p>
              </table:table-cell>
              <table:table-cell office:value-type="float" office:value="0.9706648662">
                <text:p>0.9706648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92.8401053975">
                <text:p>10392.8401053975</text:p>
              </table:table-cell>
              <table:table-cell office:value-type="float" office:value="0.633127875769202">
                <text:p>0.633127875769202</text:p>
              </table:table-cell>
              <table:table-cell office:value-type="float" office:value="13100">
                <text:p>13100</text:p>
              </table:table-cell>
              <table:table-cell office:value-type="float" office:value="0.9734164867">
                <text:p>0.97341648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419.9983166343">
                <text:p>10419.9983166343</text:p>
              </table:table-cell>
              <table:table-cell office:value-type="float" office:value="0.6405061607758">
                <text:p>0.6405061607758</text:p>
              </table:table-cell>
              <table:table-cell office:value-type="float" office:value="13200">
                <text:p>13200</text:p>
              </table:table-cell>
              <table:table-cell office:value-type="float" office:value="0.9758882571">
                <text:p>0.97588825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47.2137711776">
                <text:p>10447.2137711776</text:p>
              </table:table-cell>
              <table:table-cell office:value-type="float" office:value="0.647837055883929">
                <text:p>0.647837055883929</text:p>
              </table:table-cell>
              <table:table-cell office:value-type="float" office:value="13300">
                <text:p>13300</text:p>
              </table:table-cell>
              <table:table-cell office:value-type="float" office:value="0.9781097754">
                <text:p>0.97810977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474.4949409928">
                <text:p>10474.4949409928</text:p>
              </table:table-cell>
              <table:table-cell office:value-type="float" office:value="0.655119471604744">
                <text:p>0.655119471604744</text:p>
              </table:table-cell>
              <table:table-cell office:value-type="float" office:value="13400">
                <text:p>13400</text:p>
              </table:table-cell>
              <table:table-cell office:value-type="float" office:value="0.9801075284">
                <text:p>0.98010752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01.8503373306">
                <text:p>10501.8503373306</text:p>
              </table:table-cell>
              <table:table-cell office:value-type="float" office:value="0.662352301782602">
                <text:p>0.662352301782602</text:p>
              </table:table-cell>
              <table:table-cell office:value-type="float" office:value="13500">
                <text:p>13500</text:p>
              </table:table-cell>
              <table:table-cell office:value-type="float" office:value="0.9819052547">
                <text:p>0.98190525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529.2885189951">
                <text:p>10529.2885189951</text:p>
              </table:table-cell>
              <table:table-cell office:value-type="float" office:value="0.669534422833996">
                <text:p>0.669534422833996</text:p>
              </table:table-cell>
              <table:table-cell office:value-type="float" office:value="13600">
                <text:p>13600</text:p>
              </table:table-cell>
              <table:table-cell office:value-type="float" office:value="0.9835241334">
                <text:p>0.98352413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56.8181002717">
                <text:p>10556.8181002717</text:p>
              </table:table-cell>
              <table:table-cell office:value-type="float" office:value="0.676664693041626">
                <text:p>0.676664693041626</text:p>
              </table:table-cell>
              <table:table-cell office:value-type="float" office:value="13700">
                <text:p>13700</text:p>
              </table:table-cell>
              <table:table-cell office:value-type="float" office:value="0.9849830761">
                <text:p>0.98498307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584.4477585006">
                <text:p>10584.4477585006</text:p>
              </table:table-cell>
              <table:table-cell office:value-type="float" office:value="0.683741951907778">
                <text:p>0.683741951907778</text:p>
              </table:table-cell>
              <table:table-cell office:value-type="float" office:value="13800">
                <text:p>13800</text:p>
              </table:table-cell>
              <table:table-cell office:value-type="float" office:value="0.9862989629">
                <text:p>0.98629896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612.1862412801">
                <text:p>10612.1862412801</text:p>
              </table:table-cell>
              <table:table-cell office:value-type="float" office:value="0.690765019571927">
                <text:p>0.690765019571927</text:p>
              </table:table-cell>
              <table:table-cell office:value-type="float" office:value="13900">
                <text:p>13900</text:p>
              </table:table-cell>
              <table:table-cell office:value-type="float" office:value="0.9874868181">
                <text:p>0.98748681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640.042373279">
                <text:p>10640.042373279</text:p>
              </table:table-cell>
              <table:table-cell office:value-type="float" office:value="0.697732696298209">
                <text:p>0.697732696298209</text:p>
              </table:table-cell>
              <table:table-cell office:value-type="float" office:value="14000">
                <text:p>14000</text:p>
              </table:table-cell>
              <table:table-cell office:value-type="float" office:value="0.988560054">
                <text:p>0.988560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668.0250626297">
                <text:p>10668.0250626297</text:p>
              </table:table-cell>
              <table:table-cell office:value-type="float" office:value="0.704643762039185">
                <text:p>0.704643762039185</text:p>
              </table:table-cell>
              <table:table-cell office:value-type="float" office:value="14100">
                <text:p>14100</text:p>
              </table:table-cell>
              <table:table-cell office:value-type="float" office:value="0.989530599">
                <text:p>0.989530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696.143306873">
                <text:p>10696.143306873</text:p>
              </table:table-cell>
              <table:table-cell office:value-type="float" office:value="0.711496976083112">
                <text:p>0.711496976083112</text:p>
              </table:table-cell>
              <table:table-cell office:value-type="float" office:value="14200">
                <text:p>14200</text:p>
              </table:table-cell>
              <table:table-cell office:value-type="float" office:value="0.9904090838">
                <text:p>0.9904090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724.4061984161">
                <text:p>10724.4061984161</text:p>
              </table:table-cell>
              <table:table-cell office:value-type="float" office:value="0.718291076792817">
                <text:p>0.718291076792817</text:p>
              </table:table-cell>
              <table:table-cell office:value-type="float" office:value="14300">
                <text:p>14300</text:p>
              </table:table-cell>
              <table:table-cell office:value-type="float" office:value="0.9912049945">
                <text:p>0.9912049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752.8229294633">
                <text:p>10752.8229294633</text:p>
              </table:table-cell>
              <table:table-cell office:value-type="float" office:value="0.725024781445098">
                <text:p>0.725024781445098</text:p>
              </table:table-cell>
              <table:table-cell office:value-type="float" office:value="14400">
                <text:p>14400</text:p>
              </table:table-cell>
              <table:table-cell office:value-type="float" office:value="0.9919267709">
                <text:p>0.99192677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781.4027963694">
                <text:p>10781.4027963694</text:p>
              </table:table-cell>
              <table:table-cell office:value-type="float" office:value="0.731696786180515">
                <text:p>0.731696786180515</text:p>
              </table:table-cell>
              <table:table-cell office:value-type="float" office:value="14500">
                <text:p>14500</text:p>
              </table:table-cell>
              <table:table-cell office:value-type="float" office:value="0.9925819427">
                <text:p>0.9925819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810.1552033638">
                <text:p>10810.1552033638</text:p>
              </table:table-cell>
              <table:table-cell office:value-type="float" office:value="0.738305766074334">
                <text:p>0.738305766074334</text:p>
              </table:table-cell>
              <table:table-cell office:value-type="float" office:value="14600">
                <text:p>14600</text:p>
              </table:table-cell>
              <table:table-cell office:value-type="float" office:value="0.9931772264">
                <text:p>0.99317722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39.0896655836">
                <text:p>10839.0896655836</text:p>
              </table:table-cell>
              <table:table-cell office:value-type="float" office:value="0.744850375340327">
                <text:p>0.744850375340327</text:p>
              </table:table-cell>
              <table:table-cell office:value-type="float" office:value="14700">
                <text:p>14700</text:p>
              </table:table-cell>
              <table:table-cell office:value-type="float" office:value="0.9937186158">
                <text:p>0.99371861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68.2158113499">
                <text:p>10868.2158113499</text:p>
              </table:table-cell>
              <table:table-cell office:value-type="float" office:value="0.75132924768009">
                <text:p>0.75132924768009</text:p>
              </table:table-cell>
              <table:table-cell office:value-type="float" office:value="14800">
                <text:p>14800</text:p>
              </table:table-cell>
              <table:table-cell office:value-type="float" office:value="0.9942114642">
                <text:p>0.99421146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897.5433836137">
                <text:p>10897.5433836137</text:p>
              </table:table-cell>
              <table:table-cell office:value-type="float" office:value="0.757740996791476">
                <text:p>0.757740996791476</text:p>
              </table:table-cell>
              <table:table-cell office:value-type="float" office:value="14900">
                <text:p>14900</text:p>
              </table:table-cell>
              <table:table-cell office:value-type="float" office:value="0.9946605531">
                <text:p>0.99466055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27.0822404924">
                <text:p>10927.0822404924</text:p>
              </table:table-cell>
              <table:table-cell office:value-type="float" office:value="0.764084217050623">
                <text:p>0.764084217050623</text:p>
              </table:table-cell>
              <table:table-cell office:value-type="float" office:value="15000">
                <text:p>15000</text:p>
              </table:table-cell>
              <table:table-cell office:value-type="float" office:value="0.9950701592">
                <text:p>0.99507015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956.8423548097">
                <text:p>10956.8423548097</text:p>
              </table:table-cell>
              <table:table-cell office:value-type="float" office:value="0.770357484383">
                <text:p>0.770357484383</text:p>
              </table:table-cell>
              <table:table-cell office:value-type="float" office:value="15100">
                <text:p>15100</text:p>
              </table:table-cell>
              <table:table-cell office:value-type="float" office:value="0.9954441091">
                <text:p>0.9954441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86.8338125477">
                <text:p>10986.8338125477</text:p>
              </table:table-cell>
              <table:table-cell office:value-type="float" office:value="0.776559357339649">
                <text:p>0.776559357339649</text:p>
              </table:table-cell>
              <table:table-cell office:value-type="float" office:value="15200">
                <text:p>15200</text:p>
              </table:table-cell>
              <table:table-cell office:value-type="float" office:value="0.9957858282">
                <text:p>0.99578582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017.0668101112">
                <text:p>11017.0668101112</text:p>
              </table:table-cell>
              <table:table-cell office:value-type="float" office:value="0.782688378395557">
                <text:p>0.782688378395557</text:p>
              </table:table-cell>
              <table:table-cell office:value-type="float" office:value="15300">
                <text:p>15300</text:p>
              </table:table-cell>
              <table:table-cell office:value-type="float" office:value="0.9960983875">
                <text:p>0.9960983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047.5516503005">
                <text:p>11047.5516503005</text:p>
              </table:table-cell>
              <table:table-cell office:value-type="float" office:value="0.78874307548771">
                <text:p>0.78874307548771</text:p>
              </table:table-cell>
              <table:table-cell office:value-type="float" office:value="15400">
                <text:p>15400</text:p>
              </table:table-cell>
              <table:table-cell office:value-type="float" office:value="0.9963845408">
                <text:p>0.99638454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078.2987368838">
                <text:p>11078.2987368838</text:p>
              </table:table-cell>
              <table:table-cell office:value-type="float" office:value="0.794721963810831">
                <text:p>0.794721963810831</text:p>
              </table:table-cell>
              <table:table-cell office:value-type="float" office:value="15500">
                <text:p>15500</text:p>
              </table:table-cell>
              <table:table-cell office:value-type="float" office:value="0.99664676">
                <text:p>0.996646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09.3185676537">
                <text:p>11109.3185676537</text:p>
              </table:table-cell>
              <table:table-cell office:value-type="float" office:value="0.800623547889057">
                <text:p>0.800623547889057</text:p>
              </table:table-cell>
              <table:table-cell office:value-type="float" office:value="15600">
                <text:p>15600</text:p>
              </table:table-cell>
              <table:table-cell office:value-type="float" office:value="0.9968872656">
                <text:p>0.9968872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40.6217258528">
                <text:p>11140.6217258528</text:p>
              </table:table-cell>
              <table:table-cell office:value-type="float" office:value="0.806446323941868">
                <text:p>0.806446323941868</text:p>
              </table:table-cell>
              <table:table-cell office:value-type="float" office:value="15700">
                <text:p>15700</text:p>
              </table:table-cell>
              <table:table-cell office:value-type="float" office:value="0.9971080548">
                <text:p>0.99710805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72.2188698478">
                <text:p>11172.2188698478</text:p>
              </table:table-cell>
              <table:table-cell office:value-type="float" office:value="0.812188782562291">
                <text:p>0.812188782562291</text:p>
              </table:table-cell>
              <table:table-cell office:value-type="float" office:value="15800">
                <text:p>15800</text:p>
              </table:table-cell>
              <table:table-cell office:value-type="float" office:value="0.9973109242">
                <text:p>0.99731092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04.1207209342">
                <text:p>11204.1207209342</text:p>
              </table:table-cell>
              <table:table-cell office:value-type="float" office:value="0.817849411724828">
                <text:p>0.817849411724828</text:p>
              </table:table-cell>
              <table:table-cell office:value-type="float" office:value="15900">
                <text:p>15900</text:p>
              </table:table-cell>
              <table:table-cell office:value-type="float" office:value="0.9974974923">
                <text:p>0.99749749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36.338049153">
                <text:p>11236.338049153</text:p>
              </table:table-cell>
              <table:table-cell office:value-type="float" office:value="0.823426700139534">
                <text:p>0.823426700139534</text:p>
              </table:table-cell>
              <table:table-cell office:value-type="float" office:value="16000">
                <text:p>16000</text:p>
              </table:table-cell>
              <table:table-cell office:value-type="float" office:value="0.9976692183">
                <text:p>0.99766921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68.881657007">
                <text:p>11268.881657007</text:p>
              </table:table-cell>
              <table:table-cell office:value-type="float" office:value="0.828919140967231">
                <text:p>0.828919140967231</text:p>
              </table:table-cell>
              <table:table-cell office:value-type="float" office:value="16100">
                <text:p>16100</text:p>
              </table:table-cell>
              <table:table-cell office:value-type="float" office:value="0.9978274184">
                <text:p>0.99782741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301.7623609689">
                <text:p>11301.7623609689</text:p>
              </table:table-cell>
              <table:table-cell office:value-type="float" office:value="0.834325235908845">
                <text:p>0.834325235908845</text:p>
              </table:table-cell>
              <table:table-cell office:value-type="float" office:value="16200">
                <text:p>16200</text:p>
              </table:table-cell>
              <table:table-cell office:value-type="float" office:value="0.9979732817">
                <text:p>0.99797328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34.9909706855">
                <text:p>11334.9909706855</text:p>
              </table:table-cell>
              <table:table-cell office:value-type="float" office:value="0.839643499679302">
                <text:p>0.839643499679302</text:p>
              </table:table-cell>
              <table:table-cell office:value-type="float" office:value="16300">
                <text:p>16300</text:p>
              </table:table-cell>
              <table:table-cell office:value-type="float" office:value="0.9981078825">
                <text:p>0.99810788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68.5782657948">
                <text:p>11368.5782657948</text:p>
              </table:table-cell>
              <table:table-cell office:value-type="float" office:value="0.844872464873179">
                <text:p>0.844872464873179</text:p>
              </table:table-cell>
              <table:table-cell office:value-type="float" office:value="16400">
                <text:p>16400</text:p>
              </table:table-cell>
              <table:table-cell office:value-type="float" office:value="0.9982321929">
                <text:p>0.99823219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402.5349702886">
                <text:p>11402.5349702886</text:p>
              </table:table-cell>
              <table:table-cell office:value-type="float" office:value="0.850010687225435">
                <text:p>0.850010687225435</text:p>
              </table:table-cell>
              <table:table-cell office:value-type="float" office:value="16500">
                <text:p>16500</text:p>
              </table:table-cell>
              <table:table-cell office:value-type="float" office:value="0.9983470931">
                <text:p>0.99834709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436.8717243791">
                <text:p>11436.8717243791</text:p>
              </table:table-cell>
              <table:table-cell office:value-type="float" office:value="0.855056751265853">
                <text:p>0.855056751265853</text:p>
              </table:table-cell>
              <table:table-cell office:value-type="float" office:value="16600">
                <text:p>16600</text:p>
              </table:table-cell>
              <table:table-cell office:value-type="float" office:value="0.9984533804">
                <text:p>0.99845338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71.5990538489">
                <text:p>11471.5990538489</text:p>
              </table:table-cell>
              <table:table-cell office:value-type="float" office:value="0.860009276360412">
                <text:p>0.860009276360412</text:p>
              </table:table-cell>
              <table:table-cell office:value-type="float" office:value="16700">
                <text:p>16700</text:p>
              </table:table-cell>
              <table:table-cell office:value-type="float" office:value="0.9985517782">
                <text:p>0.99855177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506.7273369002">
                <text:p>11506.7273369002</text:p>
              </table:table-cell>
              <table:table-cell office:value-type="float" office:value="0.864866923126579">
                <text:p>0.864866923126579</text:p>
              </table:table-cell>
              <table:table-cell office:value-type="float" office:value="16800">
                <text:p>16800</text:p>
              </table:table-cell>
              <table:table-cell office:value-type="float" office:value="0.9986429434">
                <text:p>0.99864294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42.2667685511">
                <text:p>11542.2667685511</text:p>
              </table:table-cell>
              <table:table-cell office:value-type="float" office:value="0.869628400202507">
                <text:p>0.869628400202507</text:p>
              </table:table-cell>
              <table:table-cell office:value-type="float" office:value="16900">
                <text:p>16900</text:p>
              </table:table-cell>
              <table:table-cell office:value-type="float" office:value="0.9987274724">
                <text:p>0.99872747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78.2273226707">
                <text:p>11578.2273226707</text:p>
              </table:table-cell>
              <table:table-cell office:value-type="float" office:value="0.874292471342353">
                <text:p>0.874292471342353</text:p>
              </table:table-cell>
              <table:table-cell office:value-type="float" office:value="17000">
                <text:p>17000</text:p>
              </table:table-cell>
              <table:table-cell office:value-type="float" office:value="0.9988059075">
                <text:p>0.99880590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14.6187117886">
                <text:p>11614.6187117886</text:p>
              </table:table-cell>
              <table:table-cell office:value-type="float" office:value="0.878857962801503">
                <text:p>0.878857962801503</text:p>
              </table:table-cell>
              <table:table-cell office:value-type="float" office:value="17100">
                <text:p>17100</text:p>
              </table:table-cell>
              <table:table-cell office:value-type="float" office:value="0.9988787425">
                <text:p>0.99887874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51.4503448666">
                <text:p>11651.4503448666</text:p>
              </table:table-cell>
              <table:table-cell office:value-type="float" office:value="0.883323770966453">
                <text:p>0.883323770966453</text:p>
              </table:table-cell>
              <table:table-cell office:value-type="float" office:value="17200">
                <text:p>17200</text:p>
              </table:table-cell>
              <table:table-cell office:value-type="float" office:value="0.9989464268">
                <text:p>0.99894642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88.7312832735">
                <text:p>11688.7312832735</text:p>
              </table:table-cell>
              <table:table-cell office:value-type="float" office:value="0.88768887017466">
                <text:p>0.88768887017466</text:p>
              </table:table-cell>
              <table:table-cell office:value-type="float" office:value="17300">
                <text:p>17300</text:p>
              </table:table-cell>
              <table:table-cell office:value-type="float" office:value="0.9990093713">
                <text:p>0.9990093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726.4701952607">
                <text:p>11726.4701952607</text:p>
              </table:table-cell>
              <table:table-cell office:value-type="float" office:value="0.891952320659945">
                <text:p>0.891952320659945</text:p>
              </table:table-cell>
              <table:table-cell office:value-type="float" office:value="17400">
                <text:p>17400</text:p>
              </table:table-cell>
              <table:table-cell office:value-type="float" office:value="0.9990679478">
                <text:p>0.99906794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64.6753092959">
                <text:p>11764.6753092959</text:p>
              </table:table-cell>
              <table:table-cell office:value-type="float" office:value="0.896113276549359">
                <text:p>0.896113276549359</text:p>
              </table:table-cell>
              <table:table-cell office:value-type="float" office:value="17500">
                <text:p>17500</text:p>
              </table:table-cell>
              <table:table-cell office:value-type="float" office:value="0.9991224987">
                <text:p>0.9991224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803.3543666726">
                <text:p>11803.3543666726</text:p>
              </table:table-cell>
              <table:table-cell office:value-type="float" office:value="0.900170993827941">
                <text:p>0.900170993827941</text:p>
              </table:table-cell>
              <table:table-cell office:value-type="float" office:value="17600">
                <text:p>17600</text:p>
              </table:table-cell>
              <table:table-cell office:value-type="float" office:value="0.9991733357">
                <text:p>0.99917333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842.5145738681">
                <text:p>11842.5145738681</text:p>
              </table:table-cell>
              <table:table-cell office:value-type="float" office:value="0.904124838178991">
                <text:p>0.904124838178991</text:p>
              </table:table-cell>
              <table:table-cell office:value-type="float" office:value="17700">
                <text:p>17700</text:p>
              </table:table-cell>
              <table:table-cell office:value-type="float" office:value="0.9992207443">
                <text:p>0.99922074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82.1625551812">
                <text:p>11882.1625551812</text:p>
              </table:table-cell>
              <table:table-cell office:value-type="float" office:value="0.907974292599508">
                <text:p>0.907974292599508</text:p>
              </table:table-cell>
              <table:table-cell office:value-type="float" office:value="17800">
                <text:p>17800</text:p>
              </table:table-cell>
              <table:table-cell office:value-type="float" office:value="0.9992649853">
                <text:p>0.99926498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922.3043062283">
                <text:p>11922.3043062283</text:p>
              </table:table-cell>
              <table:table-cell office:value-type="float" office:value="0.91171896468392">
                <text:p>0.91171896468392</text:p>
              </table:table-cell>
              <table:table-cell office:value-type="float" office:value="17900">
                <text:p>17900</text:p>
              </table:table-cell>
              <table:table-cell office:value-type="float" office:value="0.9993062977">
                <text:p>0.9993062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962.9451489195">
                <text:p>11962.9451489195</text:p>
              </table:table-cell>
              <table:table-cell office:value-type="float" office:value="0.915358593464276">
                <text:p>0.915358593464276</text:p>
              </table:table-cell>
              <table:table-cell office:value-type="float" office:value="18000">
                <text:p>18000</text:p>
              </table:table-cell>
              <table:table-cell office:value-type="float" office:value="0.9993449007">
                <text:p>0.99934490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004.0896885676">
                <text:p>12004.0896885676</text:p>
              </table:table-cell>
              <table:table-cell office:value-type="float" office:value="0.918893055692307">
                <text:p>0.918893055692307</text:p>
              </table:table-cell>
              <table:table-cell office:value-type="float" office:value="18100">
                <text:p>18100</text:p>
              </table:table-cell>
              <table:table-cell office:value-type="float" office:value="0.999380995">
                <text:p>0.9993809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045.741773805">
                <text:p>12045.741773805</text:p>
              </table:table-cell>
              <table:table-cell office:value-type="float" office:value="0.922322371448344">
                <text:p>0.922322371448344</text:p>
              </table:table-cell>
              <table:table-cell office:value-type="float" office:value="18200">
                <text:p>18200</text:p>
              </table:table-cell>
              <table:table-cell office:value-type="float" office:value="0.9994147651">
                <text:p>0.99941476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087.9044599868">
                <text:p>12087.9044599868</text:p>
              </table:table-cell>
              <table:table-cell office:value-type="float" office:value="0.925646708964461">
                <text:p>0.925646708964461</text:p>
              </table:table-cell>
              <table:table-cell office:value-type="float" office:value="18300">
                <text:p>18300</text:p>
              </table:table-cell>
              <table:table-cell office:value-type="float" office:value="0.9994463805">
                <text:p>0.99944638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130.5799767503">
                <text:p>12130.5799767503</text:p>
              </table:table-cell>
              <table:table-cell office:value-type="float" office:value="0.92886638855449">
                <text:p>0.92886638855449</text:p>
              </table:table-cell>
              <table:table-cell office:value-type="float" office:value="18400">
                <text:p>18400</text:p>
              </table:table-cell>
              <table:table-cell office:value-type="float" office:value="0.9994759968">
                <text:p>0.9994759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73.7697003723">
                <text:p>12173.7697003723</text:p>
              </table:table-cell>
              <table:table-cell office:value-type="float" office:value="0.931981885551991">
                <text:p>0.931981885551991</text:p>
              </table:table-cell>
              <table:table-cell office:value-type="float" office:value="18500">
                <text:p>18500</text:p>
              </table:table-cell>
              <table:table-cell office:value-type="float" office:value="0.9995037572">
                <text:p>0.99950375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217.4741315219">
                <text:p>12217.4741315219</text:p>
              </table:table-cell>
              <table:table-cell office:value-type="float" office:value="0.934993832168752">
                <text:p>0.934993832168752</text:p>
              </table:table-cell>
              <table:table-cell office:value-type="float" office:value="18600">
                <text:p>18600</text:p>
              </table:table-cell>
              <table:table-cell office:value-type="float" office:value="0.9995297937">
                <text:p>0.99952979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261.6928789403">
                <text:p>12261.6928789403</text:p>
              </table:table-cell>
              <table:table-cell office:value-type="float" office:value="0.937903018200947">
                <text:p>0.937903018200947</text:p>
              </table:table-cell>
              <table:table-cell office:value-type="float" office:value="18700">
                <text:p>18700</text:p>
              </table:table-cell>
              <table:table-cell office:value-type="float" office:value="0.9995542277">
                <text:p>0.99955422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306.4246494998">
                <text:p>12306.4246494998</text:p>
              </table:table-cell>
              <table:table-cell office:value-type="float" office:value="0.940710390527399">
                <text:p>0.940710390527399</text:p>
              </table:table-cell>
              <table:table-cell office:value-type="float" office:value="18800">
                <text:p>18800</text:p>
              </table:table-cell>
              <table:table-cell office:value-type="float" office:value="0.999577171">
                <text:p>0.9995771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351.6672449968">
                <text:p>12351.6672449968</text:p>
              </table:table-cell>
              <table:table-cell office:value-type="float" office:value="0.943417051364079">
                <text:p>0.943417051364079</text:p>
              </table:table-cell>
              <table:table-cell office:value-type="float" office:value="18900">
                <text:p>18900</text:p>
              </table:table-cell>
              <table:table-cell office:value-type="float" office:value="0.9995987271">
                <text:p>0.99959872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397.4175659216">
                <text:p>12397.4175659216</text:p>
              </table:table-cell>
              <table:table-cell office:value-type="float" office:value="0.946024255260608">
                <text:p>0.946024255260608</text:p>
              </table:table-cell>
              <table:table-cell office:value-type="float" office:value="19000">
                <text:p>19000</text:p>
              </table:table-cell>
              <table:table-cell office:value-type="float" office:value="0.9996189911">
                <text:p>0.99961899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443.6716223255">
                <text:p>12443.6716223255</text:p>
              </table:table-cell>
              <table:table-cell office:value-type="float" office:value="0.948533404847373">
                <text:p>0.948533404847373</text:p>
              </table:table-cell>
              <table:table-cell office:value-type="float" office:value="19100">
                <text:p>19100</text:p>
              </table:table-cell>
              <table:table-cell office:value-type="float" office:value="0.9996380511">
                <text:p>0.99963805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490.4245517792">
                <text:p>12490.4245517792</text:p>
              </table:table-cell>
              <table:table-cell office:value-type="float" office:value="0.95094604536534">
                <text:p>0.95094604536534</text:p>
              </table:table-cell>
              <table:table-cell office:value-type="float" office:value="19200">
                <text:p>19200</text:p>
              </table:table-cell>
              <table:table-cell office:value-type="float" office:value="0.9996559885">
                <text:p>0.99965598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37.6706442794">
                <text:p>12537.6706442794</text:p>
              </table:table-cell>
              <table:table-cell office:value-type="float" office:value="0.953263858033866">
                <text:p>0.953263858033866</text:p>
              </table:table-cell>
              <table:table-cell office:value-type="float" office:value="19300">
                <text:p>19300</text:p>
              </table:table-cell>
              <table:table-cell office:value-type="float" office:value="0.9996728785">
                <text:p>0.99967287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85.4033738333">
                <text:p>12585.4033738333</text:p>
              </table:table-cell>
              <table:table-cell office:value-type="float" office:value="0.955488652334108">
                <text:p>0.955488652334108</text:p>
              </table:table-cell>
              <table:table-cell office:value-type="float" office:value="19400">
                <text:p>19400</text:p>
              </table:table-cell>
              <table:table-cell office:value-type="float" office:value="0.9996887907">
                <text:p>0.99968879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633.6154363228">
                <text:p>12633.6154363228</text:p>
              </table:table-cell>
              <table:table-cell office:value-type="float" office:value="0.957622357306152">
                <text:p>0.957622357306152</text:p>
              </table:table-cell>
              <table:table-cell office:value-type="float" office:value="19500">
                <text:p>19500</text:p>
              </table:table-cell>
              <table:table-cell office:value-type="float" office:value="0.9997037896">
                <text:p>0.99970378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82.2987931341">
                <text:p>12682.2987931341</text:p>
              </table:table-cell>
              <table:table-cell office:value-type="float" office:value="0.959667011976071">
                <text:p>0.959667011976071</text:p>
              </table:table-cell>
              <table:table-cell office:value-type="float" office:value="19600">
                <text:p>19600</text:p>
              </table:table-cell>
              <table:table-cell office:value-type="float" office:value="0.999717935">
                <text:p>0.9997179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31.4447199363">
                <text:p>12731.4447199363</text:p>
              </table:table-cell>
              <table:table-cell office:value-type="float" office:value="0.96162475504422">
                <text:p>0.96162475504422</text:p>
              </table:table-cell>
              <table:table-cell office:value-type="float" office:value="19700">
                <text:p>19700</text:p>
              </table:table-cell>
              <table:table-cell office:value-type="float" office:value="0.9997312822">
                <text:p>0.99973128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781.043859907">
                <text:p>12781.043859907</text:p>
              </table:table-cell>
              <table:table-cell office:value-type="float" office:value="0.963497813977611">
                <text:p>0.963497813977611</text:p>
              </table:table-cell>
              <table:table-cell office:value-type="float" office:value="19800">
                <text:p>19800</text:p>
              </table:table-cell>
              <table:table-cell office:value-type="float" office:value="0.9997438826">
                <text:p>0.99974388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31.0862806363">
                <text:p>12831.0862806363</text:p>
              </table:table-cell>
              <table:table-cell office:value-type="float" office:value="0.965288493656989">
                <text:p>0.965288493656989</text:p>
              </table:table-cell>
              <table:table-cell office:value-type="float" office:value="19900">
                <text:p>19900</text:p>
              </table:table-cell>
              <table:table-cell office:value-type="float" office:value="0.9997557839">
                <text:p>0.99975578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81.561533896">
                <text:p>12881.561533896</text:p>
              </table:table-cell>
              <table:table-cell office:value-type="float" office:value="0.966999164732976">
                <text:p>0.966999164732976</text:p>
              </table:table-cell>
              <table:table-cell office:value-type="float" office:value="20000">
                <text:p>20000</text:p>
              </table:table-cell>
              <table:table-cell office:value-type="float" office:value="0.9997670303">
                <text:p>0.99976703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32.4587174359">
                <text:p>12932.4587174359</text:p>
              </table:table-cell>
              <table:table-cell office:value-type="float" office:value="0.968632251845529">
                <text:p>0.96863225184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983.7665379691">
                <text:p>12983.7665379691</text:p>
              </table:table-cell>
              <table:table-cell office:value-type="float" office:value="0.970190221856965">
                <text:p>0.97019022185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35.4733745254">
                <text:p>13035.4733745254</text:p>
              </table:table-cell>
              <table:table-cell office:value-type="float" office:value="0.971675572241457">
                <text:p>0.97167557224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87.5673413891">
                <text:p>13087.5673413891</text:p>
              </table:table-cell>
              <table:table-cell office:value-type="float" office:value="0.973090819763458">
                <text:p>0.97309081976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140.0363498924">
                <text:p>13140.0363498924</text:p>
              </table:table-cell>
              <table:table-cell office:value-type="float" office:value="0.974438489564662">
                <text:p>0.974438489564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92.8681684006">
                <text:p>13192.8681684006</text:p>
              </table:table-cell>
              <table:table-cell office:value-type="float" office:value="0.97572110476425">
                <text:p>0.9757211047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246.0504799051">
                <text:p>13246.0504799051</text:p>
              </table:table-cell>
              <table:table-cell office:value-type="float" office:value="0.976941176661157">
                <text:p>0.97694117666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299.5709367217">
                <text:p>13299.5709367217</text:p>
              </table:table-cell>
              <table:table-cell office:value-type="float" office:value="0.978101195610214">
                <text:p>0.978101195610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53.4172118813">
                <text:p>13353.4172118813</text:p>
              </table:table-cell>
              <table:table-cell office:value-type="float" office:value="0.979203622627158">
                <text:p>0.97920362262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407.5770468908">
                <text:p>13407.5770468908</text:p>
              </table:table-cell>
              <table:table-cell office:value-type="float" office:value="0.980250881760885">
                <text:p>0.98025088176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462.0382956257">
                <text:p>13462.0382956257</text:p>
              </table:table-cell>
              <table:table-cell office:value-type="float" office:value="0.981245353255627">
                <text:p>0.98124535325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516.7889642025">
                <text:p>13516.7889642025</text:p>
              </table:table-cell>
              <table:table-cell office:value-type="float" office:value="0.982189367511067">
                <text:p>0.98218936751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571.8172467546">
                <text:p>13571.8172467546</text:p>
              </table:table-cell>
              <table:table-cell office:value-type="float" office:value="0.983085199835289">
                <text:p>0.98308519983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27.1115571076">
                <text:p>13627.1115571076</text:p>
              </table:table-cell>
              <table:table-cell office:value-type="float" office:value="0.983935065973873">
                <text:p>0.98393506597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682.6605564092">
                <text:p>13682.6605564092</text:p>
              </table:table-cell>
              <table:table-cell office:value-type="float" office:value="0.984741118388579">
                <text:p>0.98474111838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38.4531768248">
                <text:p>13738.4531768248</text:p>
              </table:table-cell>
              <table:table-cell office:value-type="float" office:value="0.98550544325097">
                <text:p>0.98550544325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794.4786414534">
                <text:p>13794.4786414534</text:p>
              </table:table-cell>
              <table:table-cell office:value-type="float" office:value="0.986230058109876">
                <text:p>0.986230058109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850.7264806541">
                <text:p>13850.7264806541</text:p>
              </table:table-cell>
              <table:table-cell office:value-type="float" office:value="0.986916910186871">
                <text:p>0.98691691018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07.1865450004">
                <text:p>13907.1865450004</text:p>
              </table:table-cell>
              <table:table-cell office:value-type="float" office:value="0.987567875250581">
                <text:p>0.98756787525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963.8490151007">
                <text:p>13963.8490151007</text:p>
              </table:table-cell>
              <table:table-cell office:value-type="float" office:value="0.988184757018798">
                <text:p>0.98818475701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020.7044085337">
                <text:p>14020.7044085337</text:p>
              </table:table-cell>
              <table:table-cell office:value-type="float" office:value="0.988769287036596">
                <text:p>0.98876928703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77.7435841558">
                <text:p>14077.7435841558</text:p>
              </table:table-cell>
              <table:table-cell office:value-type="float" office:value="0.989323124978984">
                <text:p>0.98932312497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134.9577440372">
                <text:p>14134.9577440372</text:p>
              </table:table-cell>
              <table:table-cell office:value-type="float" office:value="0.989847859327779">
                <text:p>0.989847859327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192.3384332799">
                <text:p>14192.3384332799</text:p>
              </table:table-cell>
              <table:table-cell office:value-type="float" office:value="0.990345008374225">
                <text:p>0.990345008374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249.8775379646">
                <text:p>14249.8775379646</text:p>
              </table:table-cell>
              <table:table-cell office:value-type="float" office:value="0.990816021501306">
                <text:p>0.99081602150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307.5672814615">
                <text:p>14307.5672814615</text:p>
              </table:table-cell>
              <table:table-cell office:value-type="float" office:value="0.991262280702453">
                <text:p>0.99126228070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365.4002193284">
                <text:p>14365.4002193284</text:p>
              </table:table-cell>
              <table:table-cell office:value-type="float" office:value="0.991685102296421">
                <text:p>0.99168510229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23.369233006">
                <text:p>14423.369233006</text:p>
              </table:table-cell>
              <table:table-cell office:value-type="float" office:value="0.992085738801339">
                <text:p>0.99208573880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481.4675225042">
                <text:p>14481.4675225042</text:p>
              </table:table-cell>
              <table:table-cell office:value-type="float" office:value="0.992465380934204">
                <text:p>0.99246538093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539.6885982567">
                <text:p>14539.6885982567</text:p>
              </table:table-cell>
              <table:table-cell office:value-type="float" office:value="0.992825159705402">
                <text:p>0.99282515970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598.0262723091">
                <text:p>14598.0262723091</text:p>
              </table:table-cell>
              <table:table-cell office:value-type="float" office:value="0.993166148581027">
                <text:p>0.9931661485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656.4746489839">
                <text:p>14656.4746489839</text:p>
              </table:table-cell>
              <table:table-cell office:value-type="float" office:value="0.993489365688899">
                <text:p>0.993489365688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15.0281151568">
                <text:p>14715.0281151568</text:p>
              </table:table-cell>
              <table:table-cell office:value-type="float" office:value="0.99379577604708">
                <text:p>0.9937957760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3.6813302599">
                <text:p>14773.6813302599</text:p>
              </table:table-cell>
              <table:table-cell office:value-type="float" office:value="0.994086293796517">
                <text:p>0.99408629379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832.4292161155">
                <text:p>14832.4292161155</text:p>
              </table:table-cell>
              <table:table-cell office:value-type="float" office:value="0.994361784421938">
                <text:p>0.99436178442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891.2669466888">
                <text:p>14891.2669466888</text:p>
              </table:table-cell>
              <table:table-cell office:value-type="float" office:value="0.994623066947565">
                <text:p>0.994623066947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50.189937841">
                <text:p>14950.189937841</text:p>
              </table:table-cell>
              <table:table-cell office:value-type="float" office:value="0.994870916096309">
                <text:p>0.994870916096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009.1938371451">
                <text:p>15009.1938371451</text:p>
              </table:table-cell>
              <table:table-cell office:value-type="float" office:value="0.995106064403101">
                <text:p>0.99510606440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068.2745138257">
                <text:p>15068.2745138257</text:p>
              </table:table-cell>
              <table:table-cell office:value-type="float" office:value="0.995329204274741">
                <text:p>0.99532920427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127.4280488662">
                <text:p>15127.4280488662</text:p>
              </table:table-cell>
              <table:table-cell office:value-type="float" office:value="0.995540989990228">
                <text:p>0.99554098999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186.6507253262">
                <text:p>15186.6507253262</text:p>
              </table:table-cell>
              <table:table-cell office:value-type="float" office:value="0.995742039636902">
                <text:p>0.99574203963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245.9390188981">
                <text:p>15245.9390188981</text:p>
              </table:table-cell>
              <table:table-cell office:value-type="float" office:value="0.995932936978934">
                <text:p>0.99593293697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05.2895887304">
                <text:p>15305.2895887304</text:p>
              </table:table-cell>
              <table:table-cell office:value-type="float" office:value="0.996114233255773">
                <text:p>0.99611423325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364.6992685361">
                <text:p>15364.6992685361</text:p>
              </table:table-cell>
              <table:table-cell office:value-type="float" office:value="0.996286448909057">
                <text:p>0.996286448909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424.1650580004">
                <text:p>15424.1650580004</text:p>
              </table:table-cell>
              <table:table-cell office:value-type="float" office:value="0.99645007523726">
                <text:p>0.99645007523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483.6841144993">
                <text:p>15483.6841144993</text:p>
              </table:table-cell>
              <table:table-cell office:value-type="float" office:value="0.996605575978053">
                <text:p>0.996605575978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43.2537451337">
                <text:p>15543.2537451337</text:p>
              </table:table-cell>
              <table:table-cell office:value-type="float" office:value="0.996753388818866">
                <text:p>0.99675338881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602.8713990834">
                <text:p>15602.8713990834</text:p>
              </table:table-cell>
              <table:table-cell office:value-type="float" office:value="0.996893926836625">
                <text:p>0.99689392683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62.5346602799">
                <text:p>15662.5346602799</text:p>
              </table:table-cell>
              <table:table-cell office:value-type="float" office:value="0.997027579868017">
                <text:p>0.99702757986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2.2412403976">
                <text:p>15722.2412403976</text:p>
              </table:table-cell>
              <table:table-cell office:value-type="float" office:value="0.997154715811939">
                <text:p>0.99715471581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81.9889721577">
                <text:p>15781.9889721577</text:p>
              </table:table-cell>
              <table:table-cell office:value-type="float" office:value="0.997275681866021">
                <text:p>0.99727568186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841.7758029407">
                <text:p>15841.7758029407</text:p>
              </table:table-cell>
              <table:table-cell office:value-type="float" office:value="0.997390805699308">
                <text:p>0.99739080569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901.5997886996">
                <text:p>15901.5997886996</text:p>
              </table:table-cell>
              <table:table-cell office:value-type="float" office:value="0.997500396563327">
                <text:p>0.99750039656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961.4590881662">
                <text:p>15961.4590881662</text:p>
              </table:table-cell>
              <table:table-cell office:value-type="float" office:value="0.997604746343854">
                <text:p>0.99760474634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021.351957342">
                <text:p>16021.351957342</text:p>
              </table:table-cell>
              <table:table-cell office:value-type="float" office:value="0.997704130555744">
                <text:p>0.99770413055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081.2767442637">
                <text:p>16081.2767442637</text:p>
              </table:table-cell>
              <table:table-cell office:value-type="float" office:value="0.997798809283266">
                <text:p>0.99779880928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141.2318840348">
                <text:p>16141.2318840348</text:p>
              </table:table-cell>
              <table:table-cell office:value-type="float" office:value="0.99788902806833">
                <text:p>0.9978890280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201.2158941119">
                <text:p>16201.2158941119</text:p>
              </table:table-cell>
              <table:table-cell office:value-type="float" office:value="0.997975018749016">
                <text:p>0.99797501874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261.2273698359">
                <text:p>16261.2273698359</text:p>
              </table:table-cell>
              <table:table-cell office:value-type="float" office:value="0.998057000250793">
                <text:p>0.998057000250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321.2649801984">
                <text:p>16321.2649801984</text:p>
              </table:table-cell>
              <table:table-cell office:value-type="float" office:value="0.998135179332727">
                <text:p>0.99813517933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81.3274638326">
                <text:p>16381.3274638326</text:p>
              </table:table-cell>
              <table:table-cell office:value-type="float" office:value="0.99820975129097">
                <text:p>0.9982097512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441.4136252186">
                <text:p>16441.4136252186</text:p>
              </table:table-cell>
              <table:table-cell office:value-type="float" office:value="0.998280900621728">
                <text:p>0.99828090062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01.5223310929">
                <text:p>16501.5223310929</text:p>
              </table:table-cell>
              <table:table-cell office:value-type="float" office:value="0.998348801645834">
                <text:p>0.99834880164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61.652507053">
                <text:p>16561.652507053</text:p>
              </table:table-cell>
              <table:table-cell office:value-type="float" office:value="0.998413619096999">
                <text:p>0.99841361909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621.8031343472">
                <text:p>16621.8031343472</text:p>
              </table:table-cell>
              <table:table-cell office:value-type="float" office:value="0.998475508675711">
                <text:p>0.998475508675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681.9732468398">
                <text:p>16681.9732468398</text:p>
              </table:table-cell>
              <table:table-cell office:value-type="float" office:value="0.998534617570674">
                <text:p>0.99853461757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742.1619281445">
                <text:p>16742.1619281445</text:p>
              </table:table-cell>
              <table:table-cell office:value-type="float" office:value="0.998591084949618">
                <text:p>0.998591084949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802.3683089149">
                <text:p>16802.3683089149</text:p>
              </table:table-cell>
              <table:table-cell office:value-type="float" office:value="0.998645042421194">
                <text:p>0.99864504242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862.5915642863">
                <text:p>16862.5915642863</text:p>
              </table:table-cell>
              <table:table-cell office:value-type="float" office:value="0.99869661446962">
                <text:p>0.9986966144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922.8309114592">
                <text:p>16922.8309114592</text:p>
              </table:table-cell>
              <table:table-cell office:value-type="float" office:value="0.998745918863633">
                <text:p>0.998745918863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983.0856074172">
                <text:p>16983.0856074172</text:p>
              </table:table-cell>
              <table:table-cell office:value-type="float" office:value="0.998793067041256">
                <text:p>0.99879306704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043.3549467731">
                <text:p>17043.3549467731</text:p>
              </table:table-cell>
              <table:table-cell office:value-type="float" office:value="0.998838164471773">
                <text:p>0.99883816447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103.6382597345">
                <text:p>17103.6382597345</text:p>
              </table:table-cell>
              <table:table-cell office:value-type="float" office:value="0.99888131099627">
                <text:p>0.99888131099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163.9349101837">
                <text:p>17163.9349101837</text:p>
              </table:table-cell>
              <table:table-cell office:value-type="float" office:value="0.998922601147999">
                <text:p>0.998922601147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224.2442938649">
                <text:p>17224.2442938649</text:p>
              </table:table-cell>
              <table:table-cell office:value-type="float" office:value="0.998962124453756">
                <text:p>0.99896212445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284.565836673">
                <text:p>17284.565836673</text:p>
              </table:table-cell>
              <table:table-cell office:value-type="float" office:value="0.99899996571743">
                <text:p>0.9989999657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344.8989930382">
                <text:p>17344.8989930382</text:p>
              </table:table-cell>
              <table:table-cell office:value-type="float" office:value="0.999036205286757">
                <text:p>0.99903620528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405.2432444013">
                <text:p>17405.2432444013</text:p>
              </table:table-cell>
              <table:table-cell office:value-type="float" office:value="0.999070919304308">
                <text:p>0.999070919304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465.5980977739">
                <text:p>17465.5980977739</text:p>
              </table:table-cell>
              <table:table-cell office:value-type="float" office:value="0.999104179943652">
                <text:p>0.99910417994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525.9630843793">
                <text:p>17525.9630843793</text:p>
              </table:table-cell>
              <table:table-cell office:value-type="float" office:value="0.999136055631589">
                <text:p>0.99913605563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586.3377583698">
                <text:p>17586.3377583698</text:p>
              </table:table-cell>
              <table:table-cell office:value-type="float" office:value="0.99916661125729">
                <text:p>0.9991666112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646.7216956145">
                <text:p>17646.7216956145</text:p>
              </table:table-cell>
              <table:table-cell office:value-type="float" office:value="0.999195908369139">
                <text:p>0.999195908369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707.1144925563">
                <text:p>17707.1144925563</text:p>
              </table:table-cell>
              <table:table-cell office:value-type="float" office:value="0.999224005360014">
                <text:p>0.99922400536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67.5157651307">
                <text:p>17767.5157651307</text:p>
              </table:table-cell>
              <table:table-cell office:value-type="float" office:value="0.999250957641721">
                <text:p>0.99925095764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827.9251477464">
                <text:p>17827.9251477464</text:p>
              </table:table-cell>
              <table:table-cell office:value-type="float" office:value="0.999276817809217">
                <text:p>0.99927681780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88.3422923208">
                <text:p>17888.3422923208</text:p>
              </table:table-cell>
              <table:table-cell office:value-type="float" office:value="0.999301635795258">
                <text:p>0.99930163579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48.7668673707">
                <text:p>17948.7668673707</text:p>
              </table:table-cell>
              <table:table-cell office:value-type="float" office:value="0.999325459016039">
                <text:p>0.99932545901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009.1985571514">
                <text:p>18009.1985571514</text:p>
              </table:table-cell>
              <table:table-cell office:value-type="float" office:value="0.999348332508384">
                <text:p>0.99934833250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069.6370608447">
                <text:p>18069.6370608447</text:p>
              </table:table-cell>
              <table:table-cell office:value-type="float" office:value="0.999370299058978">
                <text:p>0.999370299058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130.0820917909">
                <text:p>18130.0820917909</text:p>
              </table:table-cell>
              <table:table-cell office:value-type="float" office:value="0.999391399326141">
                <text:p>0.99939139932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190.5333767628">
                <text:p>18190.5333767628</text:p>
              </table:table-cell>
              <table:table-cell office:value-type="float" office:value="0.999411671954576">
                <text:p>0.99941167195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250.9906552801">
                <text:p>18250.9906552801</text:p>
              </table:table-cell>
              <table:table-cell office:value-type="float" office:value="0.999431153683537">
                <text:p>0.99943115368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311.4536789604">
                <text:p>18311.4536789604</text:p>
              </table:table-cell>
              <table:table-cell office:value-type="float" office:value="0.999449879448785">
                <text:p>0.99944987944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371.9222109063">
                <text:p>18371.9222109063</text:p>
              </table:table-cell>
              <table:table-cell office:value-type="float" office:value="0.999467882478727">
                <text:p>0.99946788247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432.396025125">
                <text:p>18432.396025125</text:p>
              </table:table-cell>
              <table:table-cell office:value-type="float" office:value="0.999485194385079">
                <text:p>0.99948519438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92.8749059803">
                <text:p>18492.8749059803</text:p>
              </table:table-cell>
              <table:table-cell office:value-type="float" office:value="0.999501845248381">
                <text:p>0.99950184524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553.3586476731">
                <text:p>18553.3586476731</text:p>
              </table:table-cell>
              <table:table-cell office:value-type="float" office:value="0.999517863698667">
                <text:p>0.99951786369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613.8470537504">
                <text:p>18613.8470537504</text:p>
              </table:table-cell>
              <table:table-cell office:value-type="float" office:value="0.99953327699159">
                <text:p>0.9995332769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674.3399366409">
                <text:p>18674.3399366409</text:p>
              </table:table-cell>
              <table:table-cell office:value-type="float" office:value="0.999548111080262">
                <text:p>0.99954811108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734.8371172149">
                <text:p>18734.8371172149</text:p>
              </table:table-cell>
              <table:table-cell office:value-type="float" office:value="0.999562390683069">
                <text:p>0.99956239068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795.3384243681">
                <text:p>18795.3384243681</text:p>
              </table:table-cell>
              <table:table-cell office:value-type="float" office:value="0.999576139347696">
                <text:p>0.999576139347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855.843694627">
                <text:p>18855.843694627</text:p>
              </table:table-cell>
              <table:table-cell office:value-type="float" office:value="0.999589379511592">
                <text:p>0.99958937951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916.3527717755">
                <text:p>18916.3527717755</text:p>
              </table:table-cell>
              <table:table-cell office:value-type="float" office:value="0.999602132559067">
                <text:p>0.99960213255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976.8655065017">
                <text:p>18976.8655065017</text:p>
              </table:table-cell>
              <table:table-cell office:value-type="float" office:value="0.999614418875255">
                <text:p>0.99961441887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037.3817560621">
                <text:p>19037.3817560621</text:p>
              </table:table-cell>
              <table:table-cell office:value-type="float" office:value="0.999626257897079">
                <text:p>0.99962625789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097.9013839645">
                <text:p>19097.9013839645</text:p>
              </table:table-cell>
              <table:table-cell office:value-type="float" office:value="0.999637668161438">
                <text:p>0.99963766816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158.4242596669">
                <text:p>19158.4242596669</text:p>
              </table:table-cell>
              <table:table-cell office:value-type="float" office:value="0.999648667350743">
                <text:p>0.99964866735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218.9502582923">
                <text:p>19218.9502582923</text:p>
              </table:table-cell>
              <table:table-cell office:value-type="float" office:value="0.999659272335982">
                <text:p>0.999659272335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279.4792603582">
                <text:p>19279.4792603582</text:p>
              </table:table-cell>
              <table:table-cell office:value-type="float" office:value="0.999669499217442">
                <text:p>0.99966949921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340.0111515198">
                <text:p>19340.0111515198</text:p>
              </table:table-cell>
              <table:table-cell office:value-type="float" office:value="0.999679363363222">
                <text:p>0.999679363363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400.5458223272">
                <text:p>19400.5458223272</text:p>
              </table:table-cell>
              <table:table-cell office:value-type="float" office:value="0.999688879445683">
                <text:p>0.99968887944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461.083167994">
                <text:p>19461.083167994</text:p>
              </table:table-cell>
              <table:table-cell office:value-type="float" office:value="0.999698061475924">
                <text:p>0.99969806147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521.6230881788">
                <text:p>19521.6230881788</text:p>
              </table:table-cell>
              <table:table-cell office:value-type="float" office:value="0.99970692283643">
                <text:p>0.9997069228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582.165486777">
                <text:p>19582.165486777</text:p>
              </table:table-cell>
              <table:table-cell office:value-type="float" office:value="0.999715476311963">
                <text:p>0.99971547631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642.7102717235">
                <text:p>19642.7102717235</text:p>
              </table:table-cell>
              <table:table-cell office:value-type="float" office:value="0.999723734118827">
                <text:p>0.99972373411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703.2573548056">
                <text:p>19703.2573548056</text:p>
              </table:table-cell>
              <table:table-cell office:value-type="float" office:value="0.999731707932573">
                <text:p>0.99973170793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763.8066514848">
                <text:p>19763.8066514848</text:p>
              </table:table-cell>
              <table:table-cell office:value-type="float" office:value="0.999739408914251">
                <text:p>0.99973940891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824.3580807278">
                <text:p>19824.3580807278</text:p>
              </table:table-cell>
              <table:table-cell office:value-type="float" office:value="0.999746847735283">
                <text:p>0.99974684773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884.9115648464">
                <text:p>19884.9115648464</text:p>
              </table:table-cell>
              <table:table-cell office:value-type="float" office:value="0.999754034601027">
                <text:p>0.99975403460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945.4670293443">
                <text:p>19945.4670293443</text:p>
              </table:table-cell>
              <table:table-cell office:value-type="float" office:value="0.999760979273128">
                <text:p>0.99976097927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06.0244027726">
                <text:p>20006.0244027726</text:p>
              </table:table-cell>
              <table:table-cell office:value-type="float" office:value="0.999767691090693">
                <text:p>0.999767691090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66.5836165919">
                <text:p>20066.5836165919</text:p>
              </table:table-cell>
              <table:table-cell office:value-type="float" office:value="0.999774178990382">
                <text:p>0.99977417899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127.1446050411">
                <text:p>20127.1446050411</text:p>
              </table:table-cell>
              <table:table-cell office:value-type="float" office:value="0.999780451525456">
                <text:p>0.99978045152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187.7073050129">
                <text:p>20187.7073050129</text:p>
              </table:table-cell>
              <table:table-cell office:value-type="float" office:value="0.999786516883859">
                <text:p>0.999786516883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248.2716559352">
                <text:p>20248.2716559352</text:p>
              </table:table-cell>
              <table:table-cell office:value-type="float" office:value="0.99979238290536">
                <text:p>0.9997923829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308.8375996587">
                <text:p>20308.8375996587</text:p>
              </table:table-cell>
              <table:table-cell office:value-type="float" office:value="0.99979805709784">
                <text:p>0.9997980570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369.4050803491">
                <text:p>20369.4050803491</text:p>
              </table:table-cell>
              <table:table-cell office:value-type="float" office:value="0.999803546652734">
                <text:p>0.99980354665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429.9740443852">
                <text:p>20429.9740443852</text:p>
              </table:table-cell>
              <table:table-cell office:value-type="float" office:value="0.999808858459714">
                <text:p>0.99980885845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490.5444402619">
                <text:p>20490.5444402619</text:p>
              </table:table-cell>
              <table:table-cell office:value-type="float" office:value="0.99981399912061">
                <text:p>0.9998139991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51.1162184975">
                <text:p>20551.1162184975</text:p>
              </table:table-cell>
              <table:table-cell office:value-type="float" office:value="0.999818974962654">
                <text:p>0.99981897496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611.6893315454">
                <text:p>20611.6893315454</text:p>
              </table:table-cell>
              <table:table-cell office:value-type="float" office:value="0.99982379205105">
                <text:p>0.9998237920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672.2637337105">
                <text:p>20672.2637337105</text:p>
              </table:table-cell>
              <table:table-cell office:value-type="float" office:value="0.999828456200922">
                <text:p>0.99982845620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732.839381069">
                <text:p>20732.839381069</text:p>
              </table:table-cell>
              <table:table-cell office:value-type="float" office:value="0.999832972988671">
                <text:p>0.99983297298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793.4162313924">
                <text:p>20793.4162313924</text:p>
              </table:table-cell>
              <table:table-cell office:value-type="float" office:value="0.999837347762771">
                <text:p>0.99983734776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853.9942440747">
                <text:p>20853.9942440747</text:p>
              </table:table-cell>
              <table:table-cell office:value-type="float" office:value="0.999841585654036">
                <text:p>0.99984158565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914.5733800632">
                <text:p>20914.5733800632</text:p>
              </table:table-cell>
              <table:table-cell office:value-type="float" office:value="0.999845691585378">
                <text:p>0.999845691585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975.1536017929">
                <text:p>20975.1536017929</text:p>
              </table:table-cell>
              <table:table-cell office:value-type="float" office:value="0.999849670281098">
                <text:p>0.99984967028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035.734873123">
                <text:p>21035.734873123</text:p>
              </table:table-cell>
              <table:table-cell office:value-type="float" office:value="0.999853526275718">
                <text:p>0.99985352627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096.3171592774">
                <text:p>21096.3171592774</text:p>
              </table:table-cell>
              <table:table-cell office:value-type="float" office:value="0.99985726392239">
                <text:p>0.9998572639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156.900426787">
                <text:p>21156.900426787</text:p>
              </table:table-cell>
              <table:table-cell office:value-type="float" office:value="0.999860887400896">
                <text:p>0.99986088740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217.4846434356">
                <text:p>21217.4846434356</text:p>
              </table:table-cell>
              <table:table-cell office:value-type="float" office:value="0.999864400725269">
                <text:p>0.99986440072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